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3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19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6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7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9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0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2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16384" table:default-cell-style-name="ce1"/>
        <table:table-row table:style-name="ro1">
          <table:table-cell table:style-name="ce2">
            <draw:custom-shape svg:x="0in" svg:y="0in" svg:width="0.33333in" svg:height="0.33333in" draw:z-index="1" draw:id="id0" draw:style-name="a0" draw:name="AutoShape 1">
              <svg:title/>
              <svg:desc>10708月報表_files/excel1.gif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>
            <draw:custom-shape svg:x="0in" svg:y="0in" svg:width="0.33333in" svg:height="0.33333in" draw:z-index="2" draw:id="id1" draw:style-name="a1" draw:name="AutoShape 2">
              <svg:title/>
              <svg:desc>10708月報表_files/b_print.png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8月至2018年8月(Data for 2018/8～2018/8)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194538" table:style-name="ce5">
            <text:p>194,538</text:p>
          </table:table-cell>
          <table:table-cell office:value-type="percentage" office:value="0.70920000000000005" table:style-name="ce6">
            <text:p>70.92%</text:p>
          </table:table-cell>
          <table:table-cell office:value-type="float" office:value="4315" table:style-name="ce5">
            <text:p>4,315</text:p>
          </table:table-cell>
          <table:table-cell office:value-type="float" office:value="839468445" table:style-name="ce5">
            <text:p>839,468,445</text:p>
          </table:table-cell>
          <table:table-cell office:value-type="float" office:value="917883489" table:style-name="ce5">
            <text:p>917,883,489</text:p>
          </table:table-cell>
          <table:table-cell office:value-type="float" office:value="2013008502" table:style-name="ce5">
            <text:p>2,013,008,502</text:p>
          </table:table-cell>
          <table:table-cell office:value-type="float" office:value="2912" table:style-name="ce5">
            <text:p>2,912</text:p>
          </table:table-cell>
          <table:table-cell office:value-type="float" office:value="5195" table:style-name="ce5">
            <text:p>5,195</text:p>
          </table:table-cell>
          <table:table-cell office:value-type="float" office:value="1868" table:style-name="ce5">
            <text:p>1,868</text:p>
          </table:table-cell>
          <table:table-cell office:value-type="float" office:value="852" table:style-name="ce2">
            <text:p>852</text:p>
          </table:table-cell>
          <table:table-cell office:value-type="float" office:value="10827" table:style-name="ce5">
            <text:p>10,8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58938" table:style-name="ce5">
            <text:p>58,938</text:p>
          </table:table-cell>
          <table:table-cell office:value-type="percentage" office:value="0.71719999999999995" table:style-name="ce6">
            <text:p>71.72%</text:p>
          </table:table-cell>
          <table:table-cell office:value-type="float" office:value="3366" table:style-name="ce5">
            <text:p>3,366</text:p>
          </table:table-cell>
          <table:table-cell office:value-type="float" office:value="198383032" table:style-name="ce5">
            <text:p>198,383,032</text:p>
          </table:table-cell>
          <table:table-cell office:value-type="float" office:value="154311470" table:style-name="ce5">
            <text:p>154,311,470</text:p>
          </table:table-cell>
          <table:table-cell office:value-type="float" office:value="416383857" table:style-name="ce5">
            <text:p>416,383,857</text:p>
          </table:table-cell>
          <table:table-cell office:value-type="float" office:value="765" table:style-name="ce2">
            <text:p>765</text:p>
          </table:table-cell>
          <table:table-cell office:value-type="float" office:value="1011" table:style-name="ce5">
            <text:p>1,011</text:p>
          </table:table-cell>
          <table:table-cell office:value-type="float" office:value="468" table:style-name="ce2">
            <text:p>468</text:p>
          </table:table-cell>
          <table:table-cell office:value-type="float" office:value="244" table:style-name="ce2">
            <text:p>244</text:p>
          </table:table-cell>
          <table:table-cell office:value-type="float" office:value="2488" table:style-name="ce5">
            <text:p>2,4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53476" table:style-name="ce5">
            <text:p>253,476</text:p>
          </table:table-cell>
          <table:table-cell office:value-type="percentage" office:value="0.71099999999999997" table:style-name="ce6">
            <text:p>71.10%</text:p>
          </table:table-cell>
          <table:table-cell office:value-type="float" office:value="4094" table:style-name="ce5">
            <text:p>4,094</text:p>
          </table:table-cell>
          <table:table-cell office:value-type="float" office:value="1037851477" table:style-name="ce5">
            <text:p>1,037,851,477</text:p>
          </table:table-cell>
          <table:table-cell office:value-type="float" office:value="1072194959" table:style-name="ce5">
            <text:p>1,072,194,959</text:p>
          </table:table-cell>
          <table:table-cell office:value-type="float" office:value="2429392359" table:style-name="ce5">
            <text:p>2,429,392,359</text:p>
          </table:table-cell>
          <table:table-cell office:value-type="float" office:value="3677" table:style-name="ce5">
            <text:p>3,677</text:p>
          </table:table-cell>
          <table:table-cell office:value-type="float" office:value="6206" table:style-name="ce5">
            <text:p>6,206</text:p>
          </table:table-cell>
          <table:table-cell office:value-type="float" office:value="2336" table:style-name="ce5">
            <text:p>2,336</text:p>
          </table:table-cell>
          <table:table-cell office:value-type="float" office:value="1096" table:style-name="ce5">
            <text:p>1,096</text:p>
          </table:table-cell>
          <table:table-cell office:value-type="float" office:value="13315" table:style-name="ce5">
            <text:p>13,3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50171" table:style-name="ce5">
            <text:p>50,171</text:p>
          </table:table-cell>
          <table:table-cell office:value-type="percentage" office:value="0.54069999999999996" table:style-name="ce6">
            <text:p>54.07%</text:p>
          </table:table-cell>
          <table:table-cell office:value-type="float" office:value="2243" table:style-name="ce5">
            <text:p>2,243</text:p>
          </table:table-cell>
          <table:table-cell office:value-type="float" office:value="112549171" table:style-name="ce5">
            <text:p>112,549,171</text:p>
          </table:table-cell>
          <table:table-cell office:value-type="float" office:value="153142672" table:style-name="ce5">
            <text:p>153,142,672</text:p>
          </table:table-cell>
          <table:table-cell office:value-type="float" office:value="300882831" table:style-name="ce5">
            <text:p>300,882,831</text:p>
          </table:table-cell>
          <table:table-cell office:value-type="float" office:value="795" table:style-name="ce2">
            <text:p>795</text:p>
          </table:table-cell>
          <table:table-cell office:value-type="float" office:value="1242" table:style-name="ce5">
            <text:p>1,242</text:p>
          </table:table-cell>
          <table:table-cell office:value-type="float" office:value="306" table:style-name="ce2">
            <text:p>306</text:p>
          </table:table-cell>
          <table:table-cell office:value-type="float" office:value="363" table:style-name="ce2">
            <text:p>363</text:p>
          </table:table-cell>
          <table:table-cell office:value-type="float" office:value="2706" table:style-name="ce5">
            <text:p>2,7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5346" table:style-name="ce5">
            <text:p>5,346</text:p>
          </table:table-cell>
          <table:table-cell office:value-type="percentage" office:value="0.43440000000000001" table:style-name="ce6">
            <text:p>43.44%</text:p>
          </table:table-cell>
          <table:table-cell office:value-type="float" office:value="2568" table:style-name="ce5">
            <text:p>2,568</text:p>
          </table:table-cell>
          <table:table-cell office:value-type="float" office:value="13729166" table:style-name="ce5">
            <text:p>13,729,166</text:p>
          </table:table-cell>
          <table:table-cell office:value-type="float" office:value="14869315" table:style-name="ce5">
            <text:p>14,869,315</text:p>
          </table:table-cell>
          <table:table-cell office:value-type="float" office:value="30806845" table:style-name="ce5">
            <text:p>30,806,845</text:p>
          </table:table-cell>
          <table:table-cell office:value-type="float" office:value="97" table:style-name="ce2">
            <text:p>97</text:p>
          </table:table-cell>
          <table:table-cell office:value-type="float" office:value="114" table:style-name="ce2">
            <text:p>114</text:p>
          </table:table-cell>
          <table:table-cell office:value-type="float" office:value="59" table:style-name="ce2">
            <text:p>59</text:p>
          </table:table-cell>
          <table:table-cell office:value-type="float" office:value="5" table:style-name="ce2">
            <text:p>5</text:p>
          </table:table-cell>
          <table:table-cell office:value-type="float" office:value="275" table:style-name="ce2">
            <text:p>2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55517" table:style-name="ce5">
            <text:p>55,517</text:p>
          </table:table-cell>
          <table:table-cell office:value-type="percentage" office:value="0.52829999999999999" table:style-name="ce6">
            <text:p>52.83%</text:p>
          </table:table-cell>
          <table:table-cell office:value-type="float" office:value="2275" table:style-name="ce5">
            <text:p>2,275</text:p>
          </table:table-cell>
          <table:table-cell office:value-type="float" office:value="126278337" table:style-name="ce5">
            <text:p>126,278,337</text:p>
          </table:table-cell>
          <table:table-cell office:value-type="float" office:value="168011987" table:style-name="ce5">
            <text:p>168,011,987</text:p>
          </table:table-cell>
          <table:table-cell office:value-type="float" office:value="331689676" table:style-name="ce5">
            <text:p>331,689,676</text:p>
          </table:table-cell>
          <table:table-cell office:value-type="float" office:value="892" table:style-name="ce2">
            <text:p>892</text:p>
          </table:table-cell>
          <table:table-cell office:value-type="float" office:value="1356" table:style-name="ce5">
            <text:p>1,356</text:p>
          </table:table-cell>
          <table:table-cell office:value-type="float" office:value="365" table:style-name="ce2">
            <text:p>365</text:p>
          </table:table-cell>
          <table:table-cell office:value-type="float" office:value="368" table:style-name="ce2">
            <text:p>368</text:p>
          </table:table-cell>
          <table:table-cell office:value-type="float" office:value="2981" table:style-name="ce5">
            <text:p>2,98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18895" table:style-name="ce5">
            <text:p>18,895</text:p>
          </table:table-cell>
          <table:table-cell office:value-type="percentage" office:value="0.53610000000000002" table:style-name="ce6">
            <text:p>53.61%</text:p>
          </table:table-cell>
          <table:table-cell office:value-type="float" office:value="2512" table:style-name="ce5">
            <text:p>2,512</text:p>
          </table:table-cell>
          <table:table-cell office:value-type="float" office:value="47473626" table:style-name="ce5">
            <text:p>47,473,626</text:p>
          </table:table-cell>
          <table:table-cell office:value-type="float" office:value="60024990" table:style-name="ce5">
            <text:p>60,024,990</text:p>
          </table:table-cell>
          <table:table-cell office:value-type="float" office:value="131286769" table:style-name="ce5">
            <text:p>131,286,769</text:p>
          </table:table-cell>
          <table:table-cell office:value-type="float" office:value="367" table:style-name="ce2">
            <text:p>367</text:p>
          </table:table-cell>
          <table:table-cell office:value-type="float" office:value="511" table:style-name="ce2">
            <text:p>511</text:p>
          </table:table-cell>
          <table:table-cell office:value-type="float" office:value="171" table:style-name="ce2">
            <text:p>171</text:p>
          </table:table-cell>
          <table:table-cell office:value-type="float" office:value="97" table:style-name="ce2">
            <text:p>97</text:p>
          </table:table-cell>
          <table:table-cell office:value-type="float" office:value="1146" table:style-name="ce5">
            <text:p>1,14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6543" table:style-name="ce5">
            <text:p>6,543</text:p>
          </table:table-cell>
          <table:table-cell office:value-type="percentage" office:value="0.6048" table:style-name="ce6">
            <text:p>60.48%</text:p>
          </table:table-cell>
          <table:table-cell office:value-type="float" office:value="2830" table:style-name="ce5">
            <text:p>2,830</text:p>
          </table:table-cell>
          <table:table-cell office:value-type="float" office:value="18519271" table:style-name="ce5">
            <text:p>18,519,271</text:p>
          </table:table-cell>
          <table:table-cell office:value-type="float" office:value="28456847" table:style-name="ce5">
            <text:p>28,456,847</text:p>
          </table:table-cell>
          <table:table-cell office:value-type="float" office:value="52600864" table:style-name="ce5">
            <text:p>52,600,864</text:p>
          </table:table-cell>
          <table:table-cell office:value-type="float" office:value="110" table:style-name="ce2">
            <text:p>110</text:p>
          </table:table-cell>
          <table:table-cell office:value-type="float" office:value="165" table:style-name="ce2">
            <text:p>165</text:p>
          </table:table-cell>
          <table:table-cell office:value-type="float" office:value="36" table:style-name="ce2">
            <text:p>36</text:p>
          </table:table-cell>
          <table:table-cell office:value-type="float" office:value="42" table:style-name="ce2">
            <text:p>42</text:p>
          </table:table-cell>
          <table:table-cell office:value-type="float" office:value="353" table:style-name="ce2">
            <text:p>3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25438" table:style-name="ce5">
            <text:p>25,438</text:p>
          </table:table-cell>
          <table:table-cell office:value-type="percentage" office:value="0.55220000000000002" table:style-name="ce6">
            <text:p>55.22%</text:p>
          </table:table-cell>
          <table:table-cell office:value-type="float" office:value="2594" table:style-name="ce5">
            <text:p>2,594</text:p>
          </table:table-cell>
          <table:table-cell office:value-type="float" office:value="65992897" table:style-name="ce5">
            <text:p>65,992,897</text:p>
          </table:table-cell>
          <table:table-cell office:value-type="float" office:value="88481837" table:style-name="ce5">
            <text:p>88,481,837</text:p>
          </table:table-cell>
          <table:table-cell office:value-type="float" office:value="183887633" table:style-name="ce5">
            <text:p>183,887,633</text:p>
          </table:table-cell>
          <table:table-cell office:value-type="float" office:value="477" table:style-name="ce2">
            <text:p>477</text:p>
          </table:table-cell>
          <table:table-cell office:value-type="float" office:value="676" table:style-name="ce2">
            <text:p>676</text:p>
          </table:table-cell>
          <table:table-cell office:value-type="float" office:value="207" table:style-name="ce2">
            <text:p>207</text:p>
          </table:table-cell>
          <table:table-cell office:value-type="float" office:value="139" table:style-name="ce2">
            <text:p>139</text:p>
          </table:table-cell>
          <table:table-cell office:value-type="float" office:value="1499" table:style-name="ce5">
            <text:p>1,4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24080" table:style-name="ce5">
            <text:p>24,080</text:p>
          </table:table-cell>
          <table:table-cell office:value-type="percentage" office:value="0.71389999999999998" table:style-name="ce6">
            <text:p>71.39%</text:p>
          </table:table-cell>
          <table:table-cell office:value-type="float" office:value="2942" table:style-name="ce5">
            <text:p>2,942</text:p>
          </table:table-cell>
          <table:table-cell office:value-type="float" office:value="70844133" table:style-name="ce5">
            <text:p>70,844,133</text:p>
          </table:table-cell>
          <table:table-cell office:value-type="float" office:value="36827839" table:style-name="ce5">
            <text:p>36,827,839</text:p>
          </table:table-cell>
          <table:table-cell office:value-type="float" office:value="121032377" table:style-name="ce5">
            <text:p>121,032,377</text:p>
          </table:table-cell>
          <table:table-cell office:value-type="float" office:value="265" table:style-name="ce2">
            <text:p>265</text:p>
          </table:table-cell>
          <table:table-cell office:value-type="float" office:value="249" table:style-name="ce2">
            <text:p>249</text:p>
          </table:table-cell>
          <table:table-cell office:value-type="float" office:value="91" table:style-name="ce2">
            <text:p>91</text:p>
          </table:table-cell>
          <table:table-cell office:value-type="float" office:value="160" table:style-name="ce2">
            <text:p>160</text:p>
          </table:table-cell>
          <table:table-cell office:value-type="float" office:value="765" table:style-name="ce2">
            <text:p>7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24080" table:style-name="ce5">
            <text:p>24,080</text:p>
          </table:table-cell>
          <table:table-cell office:value-type="percentage" office:value="0.71389999999999998" table:style-name="ce6">
            <text:p>71.39%</text:p>
          </table:table-cell>
          <table:table-cell office:value-type="float" office:value="2942" table:style-name="ce5">
            <text:p>2,942</text:p>
          </table:table-cell>
          <table:table-cell office:value-type="float" office:value="70844133" table:style-name="ce5">
            <text:p>70,844,133</text:p>
          </table:table-cell>
          <table:table-cell office:value-type="float" office:value="36827839" table:style-name="ce5">
            <text:p>36,827,839</text:p>
          </table:table-cell>
          <table:table-cell office:value-type="float" office:value="121032377" table:style-name="ce5">
            <text:p>121,032,377</text:p>
          </table:table-cell>
          <table:table-cell office:value-type="float" office:value="265" table:style-name="ce2">
            <text:p>265</text:p>
          </table:table-cell>
          <table:table-cell office:value-type="float" office:value="249" table:style-name="ce2">
            <text:p>249</text:p>
          </table:table-cell>
          <table:table-cell office:value-type="float" office:value="91" table:style-name="ce2">
            <text:p>91</text:p>
          </table:table-cell>
          <table:table-cell office:value-type="float" office:value="160" table:style-name="ce2">
            <text:p>160</text:p>
          </table:table-cell>
          <table:table-cell office:value-type="float" office:value="765" table:style-name="ce2">
            <text:p>7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45247" table:style-name="ce5">
            <text:p>45,247</text:p>
          </table:table-cell>
          <table:table-cell office:value-type="percentage" office:value="0.68559999999999999" table:style-name="ce6">
            <text:p>68.56%</text:p>
          </table:table-cell>
          <table:table-cell office:value-type="float" office:value="6062" table:style-name="ce5">
            <text:p>6,062</text:p>
          </table:table-cell>
          <table:table-cell office:value-type="float" office:value="274269997" table:style-name="ce5">
            <text:p>274,269,997</text:p>
          </table:table-cell>
          <table:table-cell office:value-type="float" office:value="121733614" table:style-name="ce5">
            <text:p>121,733,614</text:p>
          </table:table-cell>
          <table:table-cell office:value-type="float" office:value="435679484" table:style-name="ce5">
            <text:p>435,679,484</text:p>
          </table:table-cell>
          <table:table-cell office:value-type="float" office:value="703" table:style-name="ce2">
            <text:p>703</text:p>
          </table:table-cell>
          <table:table-cell office:value-type="float" office:value="850" table:style-name="ce2">
            <text:p>850</text:p>
          </table:table-cell>
          <table:table-cell office:value-type="float" office:value="286" table:style-name="ce2">
            <text:p>286</text:p>
          </table:table-cell>
          <table:table-cell office:value-type="float" office:value="588" table:style-name="ce2">
            <text:p>588</text:p>
          </table:table-cell>
          <table:table-cell office:value-type="float" office:value="2427" table:style-name="ce5">
            <text:p>2,4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8677" table:style-name="ce5">
            <text:p>8,677</text:p>
          </table:table-cell>
          <table:table-cell office:value-type="percentage" office:value="0.34599999999999997" table:style-name="ce6">
            <text:p>34.60%</text:p>
          </table:table-cell>
          <table:table-cell office:value-type="float" office:value="4672" table:style-name="ce5">
            <text:p>4,672</text:p>
          </table:table-cell>
          <table:table-cell office:value-type="float" office:value="40539896" table:style-name="ce5">
            <text:p>40,539,896</text:p>
          </table:table-cell>
          <table:table-cell office:value-type="float" office:value="17207877" table:style-name="ce5">
            <text:p>17,207,877</text:p>
          </table:table-cell>
          <table:table-cell office:value-type="float" office:value="60041991" table:style-name="ce5">
            <text:p>60,041,991</text:p>
          </table:table-cell>
          <table:table-cell office:value-type="float" office:value="160" table:style-name="ce2">
            <text:p>160</text:p>
          </table:table-cell>
          <table:table-cell office:value-type="float" office:value="175" table:style-name="ce2">
            <text:p>175</text:p>
          </table:table-cell>
          <table:table-cell office:value-type="float" office:value="87" table:style-name="ce2">
            <text:p>87</text:p>
          </table:table-cell>
          <table:table-cell office:value-type="float" office:value="91" table:style-name="ce2">
            <text:p>91</text:p>
          </table:table-cell>
          <table:table-cell office:value-type="float" office:value="513" table:style-name="ce2">
            <text:p>5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53924" table:style-name="ce5">
            <text:p>53,924</text:p>
          </table:table-cell>
          <table:table-cell office:value-type="percentage" office:value="0.59209999999999996" table:style-name="ce6">
            <text:p>59.21%</text:p>
          </table:table-cell>
          <table:table-cell office:value-type="float" office:value="5838" table:style-name="ce5">
            <text:p>5,838</text:p>
          </table:table-cell>
          <table:table-cell office:value-type="float" office:value="314809893" table:style-name="ce5">
            <text:p>314,809,893</text:p>
          </table:table-cell>
          <table:table-cell office:value-type="float" office:value="138941491" table:style-name="ce5">
            <text:p>138,941,491</text:p>
          </table:table-cell>
          <table:table-cell office:value-type="float" office:value="495721475" table:style-name="ce5">
            <text:p>495,721,475</text:p>
          </table:table-cell>
          <table:table-cell office:value-type="float" office:value="863" table:style-name="ce2">
            <text:p>863</text:p>
          </table:table-cell>
          <table:table-cell office:value-type="float" office:value="1025" table:style-name="ce5">
            <text:p>1,025</text:p>
          </table:table-cell>
          <table:table-cell office:value-type="float" office:value="373" table:style-name="ce2">
            <text:p>373</text:p>
          </table:table-cell>
          <table:table-cell office:value-type="float" office:value="679" table:style-name="ce2">
            <text:p>679</text:p>
          </table:table-cell>
          <table:table-cell office:value-type="float" office:value="2940" table:style-name="ce5">
            <text:p>2,94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51145" table:style-name="ce5">
            <text:p>51,145</text:p>
          </table:table-cell>
          <table:table-cell office:value-type="percentage" office:value="0.70269999999999999" table:style-name="ce6">
            <text:p>70.27%</text:p>
          </table:table-cell>
          <table:table-cell office:value-type="float" office:value="2848" table:style-name="ce5">
            <text:p>2,848</text:p>
          </table:table-cell>
          <table:table-cell office:value-type="float" office:value="145674218" table:style-name="ce5">
            <text:p>145,674,218</text:p>
          </table:table-cell>
          <table:table-cell office:value-type="float" office:value="127200666" table:style-name="ce5">
            <text:p>127,200,666</text:p>
          </table:table-cell>
          <table:table-cell office:value-type="float" office:value="301710620" table:style-name="ce5">
            <text:p>301,710,620</text:p>
          </table:table-cell>
          <table:table-cell office:value-type="float" office:value="570" table:style-name="ce2">
            <text:p>570</text:p>
          </table:table-cell>
          <table:table-cell office:value-type="float" office:value="1000" table:style-name="ce5">
            <text:p>1,000</text:p>
          </table:table-cell>
          <table:table-cell office:value-type="float" office:value="289" table:style-name="ce2">
            <text:p>289</text:p>
          </table:table-cell>
          <table:table-cell office:value-type="float" office:value="215" table:style-name="ce2">
            <text:p>215</text:p>
          </table:table-cell>
          <table:table-cell office:value-type="float" office:value="2074" table:style-name="ce5">
            <text:p>2,0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3333" table:style-name="ce5">
            <text:p>23,333</text:p>
          </table:table-cell>
          <table:table-cell office:value-type="percentage" office:value="0.54069999999999996" table:style-name="ce6">
            <text:p>54.07%</text:p>
          </table:table-cell>
          <table:table-cell office:value-type="float" office:value="2676" table:style-name="ce5">
            <text:p>2,676</text:p>
          </table:table-cell>
          <table:table-cell office:value-type="float" office:value="62447070" table:style-name="ce5">
            <text:p>62,447,070</text:p>
          </table:table-cell>
          <table:table-cell office:value-type="float" office:value="39216529" table:style-name="ce5">
            <text:p>39,216,529</text:p>
          </table:table-cell>
          <table:table-cell office:value-type="float" office:value="107718300" table:style-name="ce5">
            <text:p>107,718,300</text:p>
          </table:table-cell>
          <table:table-cell office:value-type="float" office:value="269" table:style-name="ce2">
            <text:p>269</text:p>
          </table:table-cell>
          <table:table-cell office:value-type="float" office:value="349" table:style-name="ce2">
            <text:p>349</text:p>
          </table:table-cell>
          <table:table-cell office:value-type="float" office:value="91" table:style-name="ce2">
            <text:p>91</text:p>
          </table:table-cell>
          <table:table-cell office:value-type="float" office:value="74" table:style-name="ce2">
            <text:p>74</text:p>
          </table:table-cell>
          <table:table-cell office:value-type="float" office:value="783" table:style-name="ce2">
            <text:p>7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74478" table:style-name="ce5">
            <text:p>74,478</text:p>
          </table:table-cell>
          <table:table-cell office:value-type="percentage" office:value="0.64239999999999997" table:style-name="ce6">
            <text:p>64.24%</text:p>
          </table:table-cell>
          <table:table-cell office:value-type="float" office:value="2794" table:style-name="ce5">
            <text:p>2,794</text:p>
          </table:table-cell>
          <table:table-cell office:value-type="float" office:value="208121288" table:style-name="ce5">
            <text:p>208,121,288</text:p>
          </table:table-cell>
          <table:table-cell office:value-type="float" office:value="166417195" table:style-name="ce5">
            <text:p>166,417,195</text:p>
          </table:table-cell>
          <table:table-cell office:value-type="float" office:value="409428920" table:style-name="ce5">
            <text:p>409,428,920</text:p>
          </table:table-cell>
          <table:table-cell office:value-type="float" office:value="839" table:style-name="ce2">
            <text:p>839</text:p>
          </table:table-cell>
          <table:table-cell office:value-type="float" office:value="1349" table:style-name="ce5">
            <text:p>1,349</text:p>
          </table:table-cell>
          <table:table-cell office:value-type="float" office:value="380" table:style-name="ce2">
            <text:p>380</text:p>
          </table:table-cell>
          <table:table-cell office:value-type="float" office:value="289" table:style-name="ce2">
            <text:p>289</text:p>
          </table:table-cell>
          <table:table-cell office:value-type="float" office:value="2857" table:style-name="ce5">
            <text:p>2,85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74283" table:style-name="ce5">
            <text:p>74,283</text:p>
          </table:table-cell>
          <table:table-cell office:value-type="percentage" office:value="0.58099999999999996" table:style-name="ce6">
            <text:p>58.10%</text:p>
          </table:table-cell>
          <table:table-cell office:value-type="float" office:value="4106" table:style-name="ce5">
            <text:p>4,106</text:p>
          </table:table-cell>
          <table:table-cell office:value-type="float" office:value="304999832" table:style-name="ce5">
            <text:p>304,999,832</text:p>
          </table:table-cell>
          <table:table-cell office:value-type="float" office:value="257037754" table:style-name="ce5">
            <text:p>257,037,754</text:p>
          </table:table-cell>
          <table:table-cell office:value-type="float" office:value="630042165" table:style-name="ce5">
            <text:p>630,042,165</text:p>
          </table:table-cell>
          <table:table-cell office:value-type="float" office:value="1064" table:style-name="ce5">
            <text:p>1,064</text:p>
          </table:table-cell>
          <table:table-cell office:value-type="float" office:value="1800" table:style-name="ce5">
            <text:p>1,800</text:p>
          </table:table-cell>
          <table:table-cell office:value-type="float" office:value="727" table:style-name="ce2">
            <text:p>727</text:p>
          </table:table-cell>
          <table:table-cell office:value-type="float" office:value="484" table:style-name="ce2">
            <text:p>484</text:p>
          </table:table-cell>
          <table:table-cell office:value-type="float" office:value="4075" table:style-name="ce5">
            <text:p>4,0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20275" table:style-name="ce5">
            <text:p>20,275</text:p>
          </table:table-cell>
          <table:table-cell office:value-type="percentage" office:value="0.4985" table:style-name="ce6">
            <text:p>49.85%</text:p>
          </table:table-cell>
          <table:table-cell office:value-type="float" office:value="2763" table:style-name="ce5">
            <text:p>2,763</text:p>
          </table:table-cell>
          <table:table-cell office:value-type="float" office:value="56022866" table:style-name="ce5">
            <text:p>56,022,866</text:p>
          </table:table-cell>
          <table:table-cell office:value-type="float" office:value="30752437" table:style-name="ce5">
            <text:p>30,752,437</text:p>
          </table:table-cell>
          <table:table-cell office:value-type="float" office:value="92942824" table:style-name="ce5">
            <text:p>92,942,824</text:p>
          </table:table-cell>
          <table:table-cell office:value-type="float" office:value="273" table:style-name="ce2">
            <text:p>273</text:p>
          </table:table-cell>
          <table:table-cell office:value-type="float" office:value="270" table:style-name="ce2">
            <text:p>270</text:p>
          </table:table-cell>
          <table:table-cell office:value-type="float" office:value="129" table:style-name="ce2">
            <text:p>129</text:p>
          </table:table-cell>
          <table:table-cell office:value-type="float" office:value="49" table:style-name="ce2">
            <text:p>49</text:p>
          </table:table-cell>
          <table:table-cell office:value-type="float" office:value="721" table:style-name="ce2">
            <text:p>7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94558" table:style-name="ce5">
            <text:p>94,558</text:p>
          </table:table-cell>
          <table:table-cell office:value-type="percentage" office:value="0.56110000000000004" table:style-name="ce6">
            <text:p>56.11%</text:p>
          </table:table-cell>
          <table:table-cell office:value-type="float" office:value="3818" table:style-name="ce5">
            <text:p>3,818</text:p>
          </table:table-cell>
          <table:table-cell office:value-type="float" office:value="361022698" table:style-name="ce5">
            <text:p>361,022,698</text:p>
          </table:table-cell>
          <table:table-cell office:value-type="float" office:value="287790191" table:style-name="ce5">
            <text:p>287,790,191</text:p>
          </table:table-cell>
          <table:table-cell office:value-type="float" office:value="722984989" table:style-name="ce5">
            <text:p>722,984,989</text:p>
          </table:table-cell>
          <table:table-cell office:value-type="float" office:value="1337" table:style-name="ce5">
            <text:p>1,337</text:p>
          </table:table-cell>
          <table:table-cell office:value-type="float" office:value="2070" table:style-name="ce5">
            <text:p>2,070</text:p>
          </table:table-cell>
          <table:table-cell office:value-type="float" office:value="856" table:style-name="ce2">
            <text:p>856</text:p>
          </table:table-cell>
          <table:table-cell office:value-type="float" office:value="533" table:style-name="ce2">
            <text:p>533</text:p>
          </table:table-cell>
          <table:table-cell office:value-type="float" office:value="4796" table:style-name="ce5">
            <text:p>4,796</text:p>
          </table:table-cell>
          <table:table-cell table:number-columns-repeated="16371"/>
        </table:table-row>
        <table:table-row table:style-name="ro1">
          <table:table-cell table:style-name="ce3"/>
          <table:table-cell office:value-type="string" table:style-name="ce3">
            <text:p>總計 Total</text:p>
          </table:table-cell>
          <table:table-cell office:value-type="float" office:value="581471" table:style-name="ce5">
            <text:p>581,471</text:p>
          </table:table-cell>
          <table:table-cell office:value-type="percentage" office:value="0.63419999999999999" table:style-name="ce6">
            <text:p>63.42%</text:p>
          </table:table-cell>
          <table:table-cell office:value-type="float" office:value="3758" table:style-name="ce2">
            <text:p>3758</text:p>
          </table:table-cell>
          <table:table-cell office:value-type="float" office:value="2184920723" table:style-name="ce5">
            <text:p>2,184,920,723</text:p>
          </table:table-cell>
          <table:table-cell office:value-type="float" office:value="1958665499" table:style-name="ce5">
            <text:p>1,958,665,499</text:p>
          </table:table-cell>
          <table:table-cell office:value-type="float" office:value="4694137429" table:style-name="ce5">
            <text:p>4,694,137,429</text:p>
          </table:table-cell>
          <table:table-cell office:value-type="float" office:value="8350" table:style-name="ce5">
            <text:p>8,350</text:p>
          </table:table-cell>
          <table:table-cell office:value-type="float" office:value="12931" table:style-name="ce5">
            <text:p>12,931</text:p>
          </table:table-cell>
          <table:table-cell office:value-type="float" office:value="4608" table:style-name="ce5">
            <text:p>4,608</text:p>
          </table:table-cell>
          <table:table-cell office:value-type="float" office:value="3264" table:style-name="ce5">
            <text:p>3,264</text:p>
          </table:table-cell>
          <table:table-cell office:value-type="float" office:value="29153" table:style-name="ce5">
            <text:p>29,153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22668" table:style-name="ce5">
            <text:p>22,668</text:p>
          </table:table-cell>
          <table:table-cell office:value-type="float" office:value="458359" table:style-name="ce5">
            <text:p>458,359</text:p>
          </table:table-cell>
          <table:table-cell office:value-type="percentage" office:value="0.65229999999999999" table:style-name="ce6">
            <text:p>65.23%</text:p>
          </table:table-cell>
          <table:table-cell office:value-type="float" office:value="3917" table:style-name="ce2">
            <text:p>3917</text:p>
          </table:table-cell>
          <table:table-cell office:value-type="float" office:value="1795279422" table:style-name="ce5">
            <text:p>1,795,279,422</text:p>
          </table:table-cell>
          <table:table-cell office:value-type="float" office:value="1673851024" table:style-name="ce5">
            <text:p>1,673,851,024</text:p>
          </table:table-cell>
          <table:table-cell office:value-type="float" office:value="3933642748" table:style-name="ce5">
            <text:p>3,933,642,748</text:p>
          </table:table-cell>
          <table:table-cell office:value-type="float" office:value="6676" table:style-name="ce5">
            <text:p>6,676</text:p>
          </table:table-cell>
          <table:table-cell office:value-type="float" office:value="10847" table:style-name="ce5">
            <text:p>10,847</text:p>
          </table:table-cell>
          <table:table-cell office:value-type="float" office:value="3738" table:style-name="ce5">
            <text:p>3,738</text:p>
          </table:table-cell>
          <table:table-cell office:value-type="float" office:value="2759" table:style-name="ce5">
            <text:p>2,759</text:p>
          </table:table-cell>
          <table:table-cell office:value-type="float" office:value="24020" table:style-name="ce5">
            <text:p>24,0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6910" table:style-name="ce5">
            <text:p>6,910</text:p>
          </table:table-cell>
          <table:table-cell office:value-type="float" office:value="123112" table:style-name="ce5">
            <text:p>123,112</text:p>
          </table:table-cell>
          <table:table-cell office:value-type="percentage" office:value="0.57469999999999999" table:style-name="ce6">
            <text:p>57.47%</text:p>
          </table:table-cell>
          <table:table-cell office:value-type="float" office:value="3165" table:style-name="ce2">
            <text:p>3165</text:p>
          </table:table-cell>
          <table:table-cell office:value-type="float" office:value="389641301" table:style-name="ce5">
            <text:p>389,641,301</text:p>
          </table:table-cell>
          <table:table-cell office:value-type="float" office:value="284814475" table:style-name="ce5">
            <text:p>284,814,475</text:p>
          </table:table-cell>
          <table:table-cell office:value-type="float" office:value="760494681" table:style-name="ce5">
            <text:p>760,494,681</text:p>
          </table:table-cell>
          <table:table-cell office:value-type="float" office:value="1674" table:style-name="ce5">
            <text:p>1,674</text:p>
          </table:table-cell>
          <table:table-cell office:value-type="float" office:value="2084" table:style-name="ce5">
            <text:p>2,084</text:p>
          </table:table-cell>
          <table:table-cell office:value-type="float" office:value="870" table:style-name="ce2">
            <text:p>870</text:p>
          </table:table-cell>
          <table:table-cell office:value-type="float" office:value="505" table:style-name="ce2">
            <text:p>505</text:p>
          </table:table-cell>
          <table:table-cell office:value-type="float" office:value="5133" table:style-name="ce5">
            <text:p>5,13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29578" table:style-name="ce5">
            <text:p>29,578</text:p>
          </table:table-cell>
          <table:table-cell office:value-type="float" office:value="581471" table:style-name="ce5">
            <text:p>581,471</text:p>
          </table:table-cell>
          <table:table-cell office:value-type="percentage" office:value="0.63419999999999999" table:style-name="ce6">
            <text:p>63.42%</text:p>
          </table:table-cell>
          <table:table-cell office:value-type="float" office:value="3758" table:style-name="ce2">
            <text:p>3758</text:p>
          </table:table-cell>
          <table:table-cell office:value-type="float" office:value="2184920723" table:style-name="ce5">
            <text:p>2,184,920,723</text:p>
          </table:table-cell>
          <table:table-cell office:value-type="float" office:value="1958665499" table:style-name="ce5">
            <text:p>1,958,665,499</text:p>
          </table:table-cell>
          <table:table-cell office:value-type="float" office:value="4694137429" table:style-name="ce5">
            <text:p>4,694,137,429</text:p>
          </table:table-cell>
          <table:table-cell office:value-type="float" office:value="8350" table:style-name="ce5">
            <text:p>8,350</text:p>
          </table:table-cell>
          <table:table-cell office:value-type="float" office:value="12931" table:style-name="ce5">
            <text:p>12,931</text:p>
          </table:table-cell>
          <table:table-cell office:value-type="float" office:value="4608" table:style-name="ce5">
            <text:p>4,608</text:p>
          </table:table-cell>
          <table:table-cell office:value-type="float" office:value="3264" table:style-name="ce5">
            <text:p>3,264</text:p>
          </table:table-cell>
          <table:table-cell office:value-type="float" office:value="29153" table:style-name="ce5">
            <text:p>29,153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8月至2018年8月(Data for 2018/8～2018/8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500" table:number-columns-spanned="1" table:number-rows-spanned="2" table:style-name="ce9">
            <text:p>500</text:p>
          </table:table-cell>
          <table:table-cell office:value-type="float" office:value="11953" table:number-columns-spanned="1" table:number-rows-spanned="2" table:style-name="ce8">
            <text:p>11,953</text:p>
          </table:table-cell>
          <table:table-cell office:value-type="percentage" office:value="0.7712" table:number-columns-spanned="1" table:number-rows-spanned="2" table:style-name="ce11">
            <text:p>77.12%</text:p>
          </table:table-cell>
          <table:table-cell office:value-type="float" office:value="3700" table:number-columns-spanned="1" table:number-rows-spanned="2" table:style-name="ce8">
            <text:p>3,700</text:p>
          </table:table-cell>
          <table:table-cell office:value-type="float" office:value="44227923" table:number-columns-spanned="1" table:number-rows-spanned="2" table:style-name="ce8">
            <text:p>44,227,923</text:p>
          </table:table-cell>
          <table:table-cell office:value-type="float" office:value="53915528" table:number-columns-spanned="1" table:number-rows-spanned="2" table:style-name="ce8">
            <text:p>53,915,528</text:p>
          </table:table-cell>
          <table:table-cell office:value-type="float" office:value="109585017" table:number-columns-spanned="1" table:number-rows-spanned="2" table:style-name="ce8">
            <text:p>109,585,017</text:p>
          </table:table-cell>
          <table:table-cell office:value-type="float" office:value="142" table:number-columns-spanned="1" table:number-rows-spanned="2" table:style-name="ce9">
            <text:p>142</text:p>
          </table:table-cell>
          <table:table-cell office:value-type="float" office:value="299" table:number-columns-spanned="1" table:number-rows-spanned="2" table:style-name="ce9">
            <text:p>299</text:p>
          </table:table-cell>
          <table:table-cell office:value-type="float" office:value="122" table:number-columns-spanned="1" table:number-rows-spanned="2" table:style-name="ce9">
            <text:p>122</text:p>
          </table:table-cell>
          <table:table-cell office:value-type="float" office:value="61" table:number-columns-spanned="1" table:number-rows-spanned="2" table:style-name="ce9">
            <text:p>61</text:p>
          </table:table-cell>
          <table:table-cell office:value-type="float" office:value="624" table:number-columns-spanned="1" table:number-rows-spanned="2" table:style-name="ce9">
            <text:p>6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422" table:number-columns-spanned="1" table:number-rows-spanned="2" table:style-name="ce9">
            <text:p>422</text:p>
          </table:table-cell>
          <table:table-cell office:value-type="float" office:value="10505" table:number-columns-spanned="1" table:number-rows-spanned="2" table:style-name="ce8">
            <text:p>10,505</text:p>
          </table:table-cell>
          <table:table-cell office:value-type="percentage" office:value="0.80300000000000005" table:number-columns-spanned="1" table:number-rows-spanned="2" table:style-name="ce11">
            <text:p>80.30%</text:p>
          </table:table-cell>
          <table:table-cell office:value-type="float" office:value="3375" table:number-columns-spanned="1" table:number-rows-spanned="2" table:style-name="ce8">
            <text:p>3,375</text:p>
          </table:table-cell>
          <table:table-cell office:value-type="float" office:value="35449808" table:number-columns-spanned="1" table:number-rows-spanned="2" table:style-name="ce8">
            <text:p>35,449,808</text:p>
          </table:table-cell>
          <table:table-cell office:value-type="float" office:value="71982545" table:number-columns-spanned="1" table:number-rows-spanned="2" table:style-name="ce8">
            <text:p>71,982,545</text:p>
          </table:table-cell>
          <table:table-cell office:value-type="float" office:value="114420949" table:number-columns-spanned="1" table:number-rows-spanned="2" table:style-name="ce8">
            <text:p>114,420,949</text:p>
          </table:table-cell>
          <table:table-cell office:value-type="float" office:value="114" table:number-columns-spanned="1" table:number-rows-spanned="2" table:style-name="ce9">
            <text:p>114</text:p>
          </table:table-cell>
          <table:table-cell office:value-type="float" office:value="338" table:number-columns-spanned="1" table:number-rows-spanned="2" table:style-name="ce9">
            <text:p>338</text:p>
          </table:table-cell>
          <table:table-cell office:value-type="float" office:value="47" table:number-columns-spanned="1" table:number-rows-spanned="2" table:style-name="ce9">
            <text:p>47</text:p>
          </table:table-cell>
          <table:table-cell office:value-type="float" office:value="80" table:number-columns-spanned="1" table:number-rows-spanned="2" table:style-name="ce9">
            <text:p>80</text:p>
          </table:table-cell>
          <table:table-cell office:value-type="float" office:value="579" table:number-columns-spanned="1" table:number-rows-spanned="2" table:style-name="ce9">
            <text:p>5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-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326" table:number-columns-spanned="1" table:number-rows-spanned="2" table:style-name="ce9">
            <text:p>326</text:p>
          </table:table-cell>
          <table:table-cell office:value-type="float" office:value="8138" table:number-columns-spanned="1" table:number-rows-spanned="2" table:style-name="ce8">
            <text:p>8,138</text:p>
          </table:table-cell>
          <table:table-cell office:value-type="percentage" office:value="0.80530000000000002" table:number-columns-spanned="1" table:number-rows-spanned="2" table:style-name="ce11">
            <text:p>80.53%</text:p>
          </table:table-cell>
          <table:table-cell office:value-type="float" office:value="2750" table:number-columns-spanned="1" table:number-rows-spanned="2" table:style-name="ce8">
            <text:p>2,750</text:p>
          </table:table-cell>
          <table:table-cell office:value-type="float" office:value="22379954" table:number-columns-spanned="1" table:number-rows-spanned="2" table:style-name="ce8">
            <text:p>22,379,954</text:p>
          </table:table-cell>
          <table:table-cell office:value-type="float" office:value="7309959" table:number-columns-spanned="1" table:number-rows-spanned="2" table:style-name="ce8">
            <text:p>7,309,959</text:p>
          </table:table-cell>
          <table:table-cell office:value-type="float" office:value="31606776" table:number-columns-spanned="1" table:number-rows-spanned="2" table:style-name="ce8">
            <text:p>31,606,776</text:p>
          </table:table-cell>
          <table:table-cell office:value-type="float" office:value="86" table:number-columns-spanned="1" table:number-rows-spanned="2" table:style-name="ce9">
            <text:p>86</text:p>
          </table:table-cell>
          <table:table-cell office:value-type="float" office:value="75" table:number-columns-spanned="1" table:number-rows-spanned="2" table:style-name="ce9">
            <text:p>75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48" table:number-columns-spanned="1" table:number-rows-spanned="2" table:style-name="ce9">
            <text:p>48</text:p>
          </table:table-cell>
          <table:table-cell office:value-type="float" office:value="213" table:number-columns-spanned="1" table:number-rows-spanned="2" table:style-name="ce9">
            <text:p>2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02" table:number-columns-spanned="1" table:number-rows-spanned="2" table:style-name="ce9">
            <text:p>202</text:p>
          </table:table-cell>
          <table:table-cell office:value-type="float" office:value="4145" table:number-columns-spanned="1" table:number-rows-spanned="2" table:style-name="ce8">
            <text:p>4,145</text:p>
          </table:table-cell>
          <table:table-cell office:value-type="percentage" office:value="0.66190000000000004" table:number-columns-spanned="1" table:number-rows-spanned="2" table:style-name="ce11">
            <text:p>66.19%</text:p>
          </table:table-cell>
          <table:table-cell office:value-type="float" office:value="2769" table:number-columns-spanned="1" table:number-rows-spanned="2" table:style-name="ce8">
            <text:p>2,769</text:p>
          </table:table-cell>
          <table:table-cell office:value-type="float" office:value="11476395" table:number-columns-spanned="1" table:number-rows-spanned="2" table:style-name="ce8">
            <text:p>11,476,395</text:p>
          </table:table-cell>
          <table:table-cell office:value-type="float" office:value="8351182" table:number-columns-spanned="1" table:number-rows-spanned="2" table:style-name="ce8">
            <text:p>8,351,182</text:p>
          </table:table-cell>
          <table:table-cell office:value-type="float" office:value="21918755" table:number-columns-spanned="1" table:number-rows-spanned="2" table:style-name="ce8">
            <text:p>21,918,755</text:p>
          </table:table-cell>
          <table:table-cell office:value-type="float" office:value="76" table:number-columns-spanned="1" table:number-rows-spanned="2" table:style-name="ce9">
            <text:p>76</text:p>
          </table:table-cell>
          <table:table-cell office:value-type="float" office:value="80" table:number-columns-spanned="1" table:number-rows-spanned="2" table:style-name="ce9">
            <text:p>80</text:p>
          </table:table-cell>
          <table:table-cell office:value-type="float" office:value="70" table:number-columns-spanned="1" table:number-rows-spanned="2" table:style-name="ce9">
            <text:p>70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236" table:number-columns-spanned="1" table:number-rows-spanned="2" table:style-name="ce9">
            <text:p>23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LORIA PRINC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97" table:number-columns-spanned="1" table:number-rows-spanned="2" table:style-name="ce9">
            <text:p>97</text:p>
          </table:table-cell>
          <table:table-cell office:value-type="float" office:value="2243" table:number-columns-spanned="1" table:number-rows-spanned="2" table:style-name="ce8">
            <text:p>2,243</text:p>
          </table:table-cell>
          <table:table-cell office:value-type="percentage" office:value="0.74590000000000001" table:number-columns-spanned="1" table:number-rows-spanned="2" table:style-name="ce11">
            <text:p>74.59%</text:p>
          </table:table-cell>
          <table:table-cell office:value-type="float" office:value="1518" table:number-columns-spanned="1" table:number-rows-spanned="2" table:style-name="ce8">
            <text:p>1,518</text:p>
          </table:table-cell>
          <table:table-cell office:value-type="float" office:value="3404473" table:number-columns-spanned="1" table:number-rows-spanned="2" table:style-name="ce8">
            <text:p>3,404,473</text:p>
          </table:table-cell>
          <table:table-cell office:value-type="float" office:value="962848" table:number-columns-spanned="1" table:number-rows-spanned="2" table:style-name="ce8">
            <text:p>962,848</text:p>
          </table:table-cell>
          <table:table-cell office:value-type="float" office:value="4456390" table:number-columns-spanned="1" table:number-rows-spanned="2" table:style-name="ce8">
            <text:p>4,456,390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7" table:number-columns-spanned="1" table:number-rows-spanned="2" table:style-name="ce9">
            <text:p>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209" table:number-columns-spanned="1" table:number-rows-spanned="2" table:style-name="ce9">
            <text:p>209</text:p>
          </table:table-cell>
          <table:table-cell office:value-type="float" office:value="4828" table:number-columns-spanned="1" table:number-rows-spanned="2" table:style-name="ce8">
            <text:p>4,828</text:p>
          </table:table-cell>
          <table:table-cell office:value-type="percentage" office:value="0.74519999999999997" table:number-columns-spanned="1" table:number-rows-spanned="2" table:style-name="ce11">
            <text:p>74.52%</text:p>
          </table:table-cell>
          <table:table-cell office:value-type="float" office:value="1887" table:number-columns-spanned="1" table:number-rows-spanned="2" table:style-name="ce8">
            <text:p>1,887</text:p>
          </table:table-cell>
          <table:table-cell office:value-type="float" office:value="9112799" table:number-columns-spanned="1" table:number-rows-spanned="2" table:style-name="ce8">
            <text:p>9,112,799</text:p>
          </table:table-cell>
          <table:table-cell office:value-type="float" office:value="887992" table:number-columns-spanned="1" table:number-rows-spanned="2" table:style-name="ce8">
            <text:p>887,992</text:p>
          </table:table-cell>
          <table:table-cell office:value-type="float" office:value="10260406" table:number-columns-spanned="1" table:number-rows-spanned="2" table:style-name="ce8">
            <text:p>10,260,406</text:p>
          </table:table-cell>
          <table:table-cell office:value-type="float" office:value="42" table:number-columns-spanned="1" table:number-rows-spanned="2" table:style-name="ce9">
            <text:p>42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1" table:number-columns-spanned="1" table:number-rows-spanned="2" table:style-name="ce9">
            <text:p>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478" table:number-columns-spanned="1" table:number-rows-spanned="2" table:style-name="ce9">
            <text:p>478</text:p>
          </table:table-cell>
          <table:table-cell office:value-type="float" office:value="13498" table:number-columns-spanned="1" table:number-rows-spanned="2" table:style-name="ce8">
            <text:p>13,498</text:p>
          </table:table-cell>
          <table:table-cell office:value-type="percentage" office:value="0.91090000000000004" table:number-columns-spanned="1" table:number-rows-spanned="2" table:style-name="ce11">
            <text:p>91.09%</text:p>
          </table:table-cell>
          <table:table-cell office:value-type="float" office:value="3357" table:number-columns-spanned="1" table:number-rows-spanned="2" table:style-name="ce8">
            <text:p>3,357</text:p>
          </table:table-cell>
          <table:table-cell office:value-type="float" office:value="45315522" table:number-columns-spanned="1" table:number-rows-spanned="2" table:style-name="ce8">
            <text:p>45,315,522</text:p>
          </table:table-cell>
          <table:table-cell office:value-type="float" office:value="20087988" table:number-columns-spanned="1" table:number-rows-spanned="2" table:style-name="ce8">
            <text:p>20,087,988</text:p>
          </table:table-cell>
          <table:table-cell office:value-type="float" office:value="70658474" table:number-columns-spanned="1" table:number-rows-spanned="2" table:style-name="ce8">
            <text:p>70,658,474</text:p>
          </table:table-cell>
          <table:table-cell office:value-type="float" office:value="92" table:number-columns-spanned="1" table:number-rows-spanned="2" table:style-name="ce9">
            <text:p>92</text:p>
          </table:table-cell>
          <table:table-cell office:value-type="float" office:value="112" table:number-columns-spanned="1" table:number-rows-spanned="2" table:style-name="ce9">
            <text:p>112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46" table:number-columns-spanned="1" table:number-rows-spanned="2" table:style-name="ce9">
            <text:p>46</text:p>
          </table:table-cell>
          <table:table-cell office:value-type="float" office:value="280" table:number-columns-spanned="1" table:number-rows-spanned="2" table:style-name="ce9">
            <text:p>2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215" table:number-columns-spanned="1" table:number-rows-spanned="2" table:style-name="ce9">
            <text:p>215</text:p>
          </table:table-cell>
          <table:table-cell office:value-type="float" office:value="4064" table:number-columns-spanned="1" table:number-rows-spanned="2" table:style-name="ce8">
            <text:p>4,064</text:p>
          </table:table-cell>
          <table:table-cell office:value-type="percentage" office:value="0.60980000000000001" table:number-columns-spanned="1" table:number-rows-spanned="2" table:style-name="ce11">
            <text:p>60.98%</text:p>
          </table:table-cell>
          <table:table-cell office:value-type="float" office:value="2231" table:number-columns-spanned="1" table:number-rows-spanned="2" table:style-name="ce8">
            <text:p>2,231</text:p>
          </table:table-cell>
          <table:table-cell office:value-type="float" office:value="9066205" table:number-columns-spanned="1" table:number-rows-spanned="2" table:style-name="ce8">
            <text:p>9,066,205</text:p>
          </table:table-cell>
          <table:table-cell office:value-type="float" office:value="11019609" table:number-columns-spanned="1" table:number-rows-spanned="2" table:style-name="ce8">
            <text:p>11,019,609</text:p>
          </table:table-cell>
          <table:table-cell office:value-type="float" office:value="20782064" table:number-columns-spanned="1" table:number-rows-spanned="2" table:style-name="ce8">
            <text:p>20,782,064</text:p>
          </table:table-cell>
          <table:table-cell office:value-type="float" office:value="57" table:number-columns-spanned="1" table:number-rows-spanned="2" table:style-name="ce9">
            <text:p>57</text:p>
          </table:table-cell>
          <table:table-cell office:value-type="float" office:value="83" table:number-columns-spanned="1" table:number-rows-spanned="2" table:style-name="ce9">
            <text:p>83</text:p>
          </table:table-cell>
          <table:table-cell office:value-type="float" office:value="38" table:number-columns-spanned="1" table:number-rows-spanned="2" table:style-name="ce9">
            <text:p>3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78" table:number-columns-spanned="1" table:number-rows-spanned="2" table:style-name="ce9">
            <text:p>1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268" table:number-columns-spanned="1" table:number-rows-spanned="2" table:style-name="ce9">
            <text:p>268</text:p>
          </table:table-cell>
          <table:table-cell office:value-type="float" office:value="6956" table:number-columns-spanned="1" table:number-rows-spanned="2" table:style-name="ce8">
            <text:p>6,956</text:p>
          </table:table-cell>
          <table:table-cell office:value-type="percentage" office:value="0.83730000000000004" table:number-columns-spanned="1" table:number-rows-spanned="2" table:style-name="ce11">
            <text:p>83.73%</text:p>
          </table:table-cell>
          <table:table-cell office:value-type="float" office:value="2738" table:number-columns-spanned="1" table:number-rows-spanned="2" table:style-name="ce8">
            <text:p>2,738</text:p>
          </table:table-cell>
          <table:table-cell office:value-type="float" office:value="19044462" table:number-columns-spanned="1" table:number-rows-spanned="2" table:style-name="ce8">
            <text:p>19,044,462</text:p>
          </table:table-cell>
          <table:table-cell office:value-type="float" office:value="29690655" table:number-columns-spanned="1" table:number-rows-spanned="2" table:style-name="ce8">
            <text:p>29,690,655</text:p>
          </table:table-cell>
          <table:table-cell office:value-type="float" office:value="52856984" table:number-columns-spanned="1" table:number-rows-spanned="2" table:style-name="ce8">
            <text:p>52,856,984</text:p>
          </table:table-cell>
          <table:table-cell office:value-type="float" office:value="85" table:number-columns-spanned="1" table:number-rows-spanned="2" table:style-name="ce9">
            <text:p>85</text:p>
          </table:table-cell>
          <table:table-cell office:value-type="float" office:value="226" table:number-columns-spanned="1" table:number-rows-spanned="2" table:style-name="ce9">
            <text:p>226</text:p>
          </table:table-cell>
          <table:table-cell office:value-type="float" office:value="66" table:number-columns-spanned="1" table:number-rows-spanned="2" table:style-name="ce9">
            <text:p>6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77" table:number-columns-spanned="1" table:number-rows-spanned="2" table:style-name="ce9">
            <text:p>37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250" table:number-columns-spanned="1" table:number-rows-spanned="2" table:style-name="ce9">
            <text:p>250</text:p>
          </table:table-cell>
          <table:table-cell office:value-type="float" office:value="4218" table:number-columns-spanned="1" table:number-rows-spanned="2" table:style-name="ce8">
            <text:p>4,218</text:p>
          </table:table-cell>
          <table:table-cell office:value-type="percentage" office:value="0.54430000000000001" table:number-columns-spanned="1" table:number-rows-spanned="2" table:style-name="ce11">
            <text:p>54.43%</text:p>
          </table:table-cell>
          <table:table-cell office:value-type="float" office:value="3407" table:number-columns-spanned="1" table:number-rows-spanned="2" table:style-name="ce8">
            <text:p>3,407</text:p>
          </table:table-cell>
          <table:table-cell office:value-type="float" office:value="14371880" table:number-columns-spanned="1" table:number-rows-spanned="2" table:style-name="ce8">
            <text:p>14,371,880</text:p>
          </table:table-cell>
          <table:table-cell office:value-type="float" office:value="39924646" table:number-columns-spanned="1" table:number-rows-spanned="2" table:style-name="ce8">
            <text:p>39,924,646</text:p>
          </table:table-cell>
          <table:table-cell office:value-type="float" office:value="58754734" table:number-columns-spanned="1" table:number-rows-spanned="2" table:style-name="ce8">
            <text:p>58,754,734</text:p>
          </table:table-cell>
          <table:table-cell office:value-type="float" office:value="110" table:number-columns-spanned="1" table:number-rows-spanned="2" table:style-name="ce9">
            <text:p>110</text:p>
          </table:table-cell>
          <table:table-cell office:value-type="float" office:value="295" table:number-columns-spanned="1" table:number-rows-spanned="2" table:style-name="ce9">
            <text:p>295</text:p>
          </table:table-cell>
          <table:table-cell office:value-type="float" office:value="72" table:number-columns-spanned="1" table:number-rows-spanned="2" table:style-name="ce9">
            <text:p>72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490" table:number-columns-spanned="1" table:number-rows-spanned="2" table:style-name="ce9">
            <text:p>4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263" table:number-columns-spanned="1" table:number-rows-spanned="2" table:style-name="ce9">
            <text:p>263</text:p>
          </table:table-cell>
          <table:table-cell office:value-type="float" office:value="6906" table:number-columns-spanned="1" table:number-rows-spanned="2" table:style-name="ce8">
            <text:p>6,906</text:p>
          </table:table-cell>
          <table:table-cell office:value-type="percentage" office:value="0.84709999999999996" table:number-columns-spanned="1" table:number-rows-spanned="2" table:style-name="ce11">
            <text:p>84.71%</text:p>
          </table:table-cell>
          <table:table-cell office:value-type="float" office:value="1768" table:number-columns-spanned="1" table:number-rows-spanned="2" table:style-name="ce8">
            <text:p>1,768</text:p>
          </table:table-cell>
          <table:table-cell office:value-type="float" office:value="12212263" table:number-columns-spanned="1" table:number-rows-spanned="2" table:style-name="ce8">
            <text:p>12,212,263</text:p>
          </table:table-cell>
          <table:table-cell office:value-type="float" office:value="6089793" table:number-columns-spanned="1" table:number-rows-spanned="2" table:style-name="ce8">
            <text:p>6,089,793</text:p>
          </table:table-cell>
          <table:table-cell office:value-type="float" office:value="23281235" table:number-columns-spanned="1" table:number-rows-spanned="2" table:style-name="ce8">
            <text:p>23,281,235</text:p>
          </table:table-cell>
          <table:table-cell office:value-type="float" office:value="48" table:number-columns-spanned="1" table:number-rows-spanned="2" table:style-name="ce9">
            <text:p>48</text:p>
          </table:table-cell>
          <table:table-cell office:value-type="float" office:value="53" table:number-columns-spanned="1" table:number-rows-spanned="2" table:style-name="ce9">
            <text:p>53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44" table:number-columns-spanned="1" table:number-rows-spanned="2" table:style-name="ce9">
            <text:p>44</text:p>
          </table:table-cell>
          <table:table-cell office:value-type="float" office:value="151" table:number-columns-spanned="1" table:number-rows-spanned="2" table:style-name="ce9">
            <text:p>15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209" table:number-columns-spanned="1" table:number-rows-spanned="2" table:style-name="ce9">
            <text:p>209</text:p>
          </table:table-cell>
          <table:table-cell office:value-type="float" office:value="4109" table:number-columns-spanned="1" table:number-rows-spanned="2" table:style-name="ce8">
            <text:p>4,109</text:p>
          </table:table-cell>
          <table:table-cell office:value-type="percentage" office:value="0.63419999999999999" table:number-columns-spanned="1" table:number-rows-spanned="2" table:style-name="ce11">
            <text:p>63.42%</text:p>
          </table:table-cell>
          <table:table-cell office:value-type="float" office:value="4080" table:number-columns-spanned="1" table:number-rows-spanned="2" table:style-name="ce8">
            <text:p>4,080</text:p>
          </table:table-cell>
          <table:table-cell office:value-type="float" office:value="16765118" table:number-columns-spanned="1" table:number-rows-spanned="2" table:style-name="ce8">
            <text:p>16,765,118</text:p>
          </table:table-cell>
          <table:table-cell office:value-type="float" office:value="12261945" table:number-columns-spanned="1" table:number-rows-spanned="2" table:style-name="ce8">
            <text:p>12,261,945</text:p>
          </table:table-cell>
          <table:table-cell office:value-type="float" office:value="33444985" table:number-columns-spanned="1" table:number-rows-spanned="2" table:style-name="ce8">
            <text:p>33,444,985</text:p>
          </table:table-cell>
          <table:table-cell office:value-type="float" office:value="77" table:number-columns-spanned="1" table:number-rows-spanned="2" table:style-name="ce9">
            <text:p>77</text:p>
          </table:table-cell>
          <table:table-cell office:value-type="float" office:value="95" table:number-columns-spanned="1" table:number-rows-spanned="2" table:style-name="ce9">
            <text:p>95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41" table:number-columns-spanned="1" table:number-rows-spanned="2" table:style-name="ce9">
            <text:p>41</text:p>
          </table:table-cell>
          <table:table-cell office:value-type="float" office:value="253" table:number-columns-spanned="1" table:number-rows-spanned="2" table:style-name="ce9">
            <text:p>2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243" table:number-columns-spanned="1" table:number-rows-spanned="2" table:style-name="ce9">
            <text:p>243</text:p>
          </table:table-cell>
          <table:table-cell office:value-type="float" office:value="5651" table:number-columns-spanned="1" table:number-rows-spanned="2" table:style-name="ce8">
            <text:p>5,651</text:p>
          </table:table-cell>
          <table:table-cell office:value-type="percentage" office:value="0.75019999999999998" table:number-columns-spanned="1" table:number-rows-spanned="2" table:style-name="ce11">
            <text:p>75.02%</text:p>
          </table:table-cell>
          <table:table-cell office:value-type="float" office:value="2027" table:number-columns-spanned="1" table:number-rows-spanned="2" table:style-name="ce8">
            <text:p>2,027</text:p>
          </table:table-cell>
          <table:table-cell office:value-type="float" office:value="11452672" table:number-columns-spanned="1" table:number-rows-spanned="2" table:style-name="ce8">
            <text:p>11,452,672</text:p>
          </table:table-cell>
          <table:table-cell office:value-type="float" office:value="1451576" table:number-columns-spanned="1" table:number-rows-spanned="2" table:style-name="ce8">
            <text:p>1,451,576</text:p>
          </table:table-cell>
          <table:table-cell office:value-type="float" office:value="14307800" table:number-columns-spanned="1" table:number-rows-spanned="2" table:style-name="ce8">
            <text:p>14,307,800</text:p>
          </table:table-cell>
          <table:table-cell office:value-type="float" office:value="60" table:number-columns-spanned="1" table:number-rows-spanned="2" table:style-name="ce9">
            <text:p>60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135" table:number-columns-spanned="1" table:number-rows-spanned="2" table:style-name="ce9">
            <text:p>13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688" table:number-columns-spanned="1" table:number-rows-spanned="2" table:style-name="ce9">
            <text:p>688</text:p>
          </table:table-cell>
          <table:table-cell office:value-type="float" office:value="14197" table:number-columns-spanned="1" table:number-rows-spanned="2" table:style-name="ce8">
            <text:p>14,197</text:p>
          </table:table-cell>
          <table:table-cell office:value-type="percentage" office:value="0.66569999999999996" table:number-columns-spanned="1" table:number-rows-spanned="2" table:style-name="ce11">
            <text:p>66.57%</text:p>
          </table:table-cell>
          <table:table-cell office:value-type="float" office:value="5130" table:number-columns-spanned="1" table:number-rows-spanned="2" table:style-name="ce8">
            <text:p>5,130</text:p>
          </table:table-cell>
          <table:table-cell office:value-type="float" office:value="72828242" table:number-columns-spanned="1" table:number-rows-spanned="2" table:style-name="ce8">
            <text:p>72,828,242</text:p>
          </table:table-cell>
          <table:table-cell office:value-type="float" office:value="99867075" table:number-columns-spanned="1" table:number-rows-spanned="2" table:style-name="ce8">
            <text:p>99,867,075</text:p>
          </table:table-cell>
          <table:table-cell office:value-type="float" office:value="191049711" table:number-columns-spanned="1" table:number-rows-spanned="2" table:style-name="ce8">
            <text:p>191,049,711</text:p>
          </table:table-cell>
          <table:table-cell office:value-type="float" office:value="197" table:number-columns-spanned="1" table:number-rows-spanned="2" table:style-name="ce9">
            <text:p>197</text:p>
          </table:table-cell>
          <table:table-cell office:value-type="float" office:value="431" table:number-columns-spanned="1" table:number-rows-spanned="2" table:style-name="ce9">
            <text:p>431</text:p>
          </table:table-cell>
          <table:table-cell office:value-type="float" office:value="242" table:number-columns-spanned="1" table:number-rows-spanned="2" table:style-name="ce9">
            <text:p>242</text:p>
          </table:table-cell>
          <table:table-cell office:value-type="float" office:value="32" table:number-columns-spanned="1" table:number-rows-spanned="2" table:style-name="ce9">
            <text:p>32</text:p>
          </table:table-cell>
          <table:table-cell office:value-type="float" office:value="902" table:number-columns-spanned="1" table:number-rows-spanned="2" table:style-name="ce9">
            <text:p>90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202" table:number-columns-spanned="1" table:number-rows-spanned="2" table:style-name="ce9">
            <text:p>202</text:p>
          </table:table-cell>
          <table:table-cell office:value-type="float" office:value="5955" table:number-columns-spanned="1" table:number-rows-spanned="2" table:style-name="ce8">
            <text:p>5,955</text:p>
          </table:table-cell>
          <table:table-cell office:value-type="percentage" office:value="0.95099999999999996" table:number-columns-spanned="1" table:number-rows-spanned="2" table:style-name="ce11">
            <text:p>95.10%</text:p>
          </table:table-cell>
          <table:table-cell office:value-type="float" office:value="4623" table:number-columns-spanned="1" table:number-rows-spanned="2" table:style-name="ce8">
            <text:p>4,623</text:p>
          </table:table-cell>
          <table:table-cell office:value-type="float" office:value="27530144" table:number-columns-spanned="1" table:number-rows-spanned="2" table:style-name="ce8">
            <text:p>27,530,144</text:p>
          </table:table-cell>
          <table:table-cell office:value-type="float" office:value="22173062" table:number-columns-spanned="1" table:number-rows-spanned="2" table:style-name="ce8">
            <text:p>22,173,062</text:p>
          </table:table-cell>
          <table:table-cell office:value-type="float" office:value="57050994" table:number-columns-spanned="1" table:number-rows-spanned="2" table:style-name="ce8">
            <text:p>57,050,994</text:p>
          </table:table-cell>
          <table:table-cell office:value-type="float" office:value="78" table:number-columns-spanned="1" table:number-rows-spanned="2" table:style-name="ce9">
            <text:p>78</text:p>
          </table:table-cell>
          <table:table-cell office:value-type="float" office:value="141" table:number-columns-spanned="1" table:number-rows-spanned="2" table:style-name="ce9">
            <text:p>141</text:p>
          </table:table-cell>
          <table:table-cell office:value-type="float" office:value="25" table:number-columns-spanned="1" table:number-rows-spanned="2" table:style-name="ce9">
            <text:p>25</text:p>
          </table:table-cell>
          <table:table-cell office:value-type="float" office:value="44" table:number-columns-spanned="1" table:number-rows-spanned="2" table:style-name="ce9">
            <text:p>44</text:p>
          </table:table-cell>
          <table:table-cell office:value-type="float" office:value="288" table:number-columns-spanned="1" table:number-rows-spanned="2" table:style-name="ce9">
            <text:p>2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606" table:number-columns-spanned="1" table:number-rows-spanned="2" table:style-name="ce9">
            <text:p>606</text:p>
          </table:table-cell>
          <table:table-cell office:value-type="float" office:value="8149" table:number-columns-spanned="1" table:number-rows-spanned="2" table:style-name="ce8">
            <text:p>8,149</text:p>
          </table:table-cell>
          <table:table-cell office:value-type="percentage" office:value="0.43380000000000002" table:number-columns-spanned="1" table:number-rows-spanned="2" table:style-name="ce11">
            <text:p>43.38%</text:p>
          </table:table-cell>
          <table:table-cell office:value-type="float" office:value="4014" table:number-columns-spanned="1" table:number-rows-spanned="2" table:style-name="ce8">
            <text:p>4,014</text:p>
          </table:table-cell>
          <table:table-cell office:value-type="float" office:value="32708000" table:number-columns-spanned="1" table:number-rows-spanned="2" table:style-name="ce8">
            <text:p>32,708,000</text:p>
          </table:table-cell>
          <table:table-cell office:value-type="float" office:value="38539000" table:number-columns-spanned="1" table:number-rows-spanned="2" table:style-name="ce8">
            <text:p>38,539,000</text:p>
          </table:table-cell>
          <table:table-cell office:value-type="float" office:value="88766000" table:number-columns-spanned="1" table:number-rows-spanned="2" table:style-name="ce8">
            <text:p>88,766,000</text:p>
          </table:table-cell>
          <table:table-cell office:value-type="float" office:value="213" table:number-columns-spanned="1" table:number-rows-spanned="2" table:style-name="ce9">
            <text:p>213</text:p>
          </table:table-cell>
          <table:table-cell office:value-type="float" office:value="308" table:number-columns-spanned="1" table:number-rows-spanned="2" table:style-name="ce9">
            <text:p>308</text:p>
          </table:table-cell>
          <table:table-cell office:value-type="float" office:value="70" table:number-columns-spanned="1" table:number-rows-spanned="2" table:style-name="ce9">
            <text:p>70</text:p>
          </table:table-cell>
          <table:table-cell office:value-type="float" office:value="74" table:number-columns-spanned="1" table:number-rows-spanned="2" table:style-name="ce9">
            <text:p>74</text:p>
          </table:table-cell>
          <table:table-cell office:value-type="float" office:value="665" table:number-columns-spanned="1" table:number-rows-spanned="2" table:style-name="ce9">
            <text:p>6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850" table:number-columns-spanned="1" table:number-rows-spanned="2" table:style-name="ce9">
            <text:p>850</text:p>
          </table:table-cell>
          <table:table-cell office:value-type="float" office:value="17150" table:number-columns-spanned="1" table:number-rows-spanned="2" table:style-name="ce8">
            <text:p>17,150</text:p>
          </table:table-cell>
          <table:table-cell office:value-type="percentage" office:value="0.65090000000000003" table:number-columns-spanned="1" table:number-rows-spanned="2" table:style-name="ce11">
            <text:p>65.09%</text:p>
          </table:table-cell>
          <table:table-cell office:value-type="float" office:value="5503" table:number-columns-spanned="1" table:number-rows-spanned="2" table:style-name="ce8">
            <text:p>5,503</text:p>
          </table:table-cell>
          <table:table-cell office:value-type="float" office:value="94373613" table:number-columns-spanned="1" table:number-rows-spanned="2" table:style-name="ce8">
            <text:p>94,373,613</text:p>
          </table:table-cell>
          <table:table-cell office:value-type="float" office:value="84246998" table:number-columns-spanned="1" table:number-rows-spanned="2" table:style-name="ce8">
            <text:p>84,246,998</text:p>
          </table:table-cell>
          <table:table-cell office:value-type="float" office:value="202065155" table:number-columns-spanned="1" table:number-rows-spanned="2" table:style-name="ce8">
            <text:p>202,065,155</text:p>
          </table:table-cell>
          <table:table-cell office:value-type="float" office:value="128" table:number-columns-spanned="1" table:number-rows-spanned="2" table:style-name="ce9">
            <text:p>128</text:p>
          </table:table-cell>
          <table:table-cell office:value-type="float" office:value="354" table:number-columns-spanned="1" table:number-rows-spanned="2" table:style-name="ce9">
            <text:p>354</text:p>
          </table:table-cell>
          <table:table-cell office:value-type="float" office:value="174" table:number-columns-spanned="1" table:number-rows-spanned="2" table:style-name="ce9">
            <text:p>174</text:p>
          </table:table-cell>
          <table:table-cell office:value-type="float" office:value="72" table:number-columns-spanned="1" table:number-rows-spanned="2" table:style-name="ce9">
            <text:p>72</text:p>
          </table:table-cell>
          <table:table-cell office:value-type="float" office:value="728" table:number-columns-spanned="1" table:number-rows-spanned="2" table:style-name="ce9">
            <text:p>7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538" table:number-columns-spanned="1" table:number-rows-spanned="2" table:style-name="ce9">
            <text:p>538</text:p>
          </table:table-cell>
          <table:table-cell office:value-type="float" office:value="14279" table:number-columns-spanned="1" table:number-rows-spanned="2" table:style-name="ce8">
            <text:p>14,279</text:p>
          </table:table-cell>
          <table:table-cell office:value-type="percentage" office:value="0.85619999999999996" table:number-columns-spanned="1" table:number-rows-spanned="2" table:style-name="ce11">
            <text:p>85.62%</text:p>
          </table:table-cell>
          <table:table-cell office:value-type="float" office:value="5548" table:number-columns-spanned="1" table:number-rows-spanned="2" table:style-name="ce8">
            <text:p>5,548</text:p>
          </table:table-cell>
          <table:table-cell office:value-type="float" office:value="79225696" table:number-columns-spanned="1" table:number-rows-spanned="2" table:style-name="ce8">
            <text:p>79,225,696</text:p>
          </table:table-cell>
          <table:table-cell office:value-type="float" office:value="128463791" table:number-columns-spanned="1" table:number-rows-spanned="2" table:style-name="ce8">
            <text:p>128,463,791</text:p>
          </table:table-cell>
          <table:table-cell office:value-type="float" office:value="261436159" table:number-columns-spanned="1" table:number-rows-spanned="2" table:style-name="ce8">
            <text:p>261,436,159</text:p>
          </table:table-cell>
          <table:table-cell office:value-type="float" office:value="275" table:number-columns-spanned="1" table:number-rows-spanned="2" table:style-name="ce9">
            <text:p>275</text:p>
          </table:table-cell>
          <table:table-cell office:value-type="float" office:value="601" table:number-columns-spanned="1" table:number-rows-spanned="2" table:style-name="ce9">
            <text:p>601</text:p>
          </table:table-cell>
          <table:table-cell office:value-type="float" office:value="167" table:number-columns-spanned="1" table:number-rows-spanned="2" table:style-name="ce9">
            <text:p>167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office:value-type="float" office:value="1060" table:number-columns-spanned="1" table:number-rows-spanned="2" table:style-name="ce8">
            <text:p>1,06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343" table:number-columns-spanned="1" table:number-rows-spanned="2" table:style-name="ce9">
            <text:p>343</text:p>
          </table:table-cell>
          <table:table-cell office:value-type="float" office:value="7313" table:number-columns-spanned="1" table:number-rows-spanned="2" table:style-name="ce8">
            <text:p>7,313</text:p>
          </table:table-cell>
          <table:table-cell office:value-type="percentage" office:value="0.68779999999999997" table:number-columns-spanned="1" table:number-rows-spanned="2" table:style-name="ce11">
            <text:p>68.78%</text:p>
          </table:table-cell>
          <table:table-cell office:value-type="float" office:value="4263" table:number-columns-spanned="1" table:number-rows-spanned="2" table:style-name="ce8">
            <text:p>4,263</text:p>
          </table:table-cell>
          <table:table-cell office:value-type="float" office:value="31176868" table:number-columns-spanned="1" table:number-rows-spanned="2" table:style-name="ce8">
            <text:p>31,176,868</text:p>
          </table:table-cell>
          <table:table-cell office:value-type="float" office:value="18103709" table:number-columns-spanned="1" table:number-rows-spanned="2" table:style-name="ce8">
            <text:p>18,103,709</text:p>
          </table:table-cell>
          <table:table-cell office:value-type="float" office:value="54022004" table:number-columns-spanned="1" table:number-rows-spanned="2" table:style-name="ce8">
            <text:p>54,022,004</text:p>
          </table:table-cell>
          <table:table-cell office:value-type="float" office:value="115" table:number-columns-spanned="1" table:number-rows-spanned="2" table:style-name="ce9">
            <text:p>115</text:p>
          </table:table-cell>
          <table:table-cell office:value-type="float" office:value="161" table:number-columns-spanned="1" table:number-rows-spanned="2" table:style-name="ce9">
            <text:p>161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76" table:number-columns-spanned="1" table:number-rows-spanned="2" table:style-name="ce9">
            <text:p>76</text:p>
          </table:table-cell>
          <table:table-cell office:value-type="float" office:value="388" table:number-columns-spanned="1" table:number-rows-spanned="2" table:style-name="ce9">
            <text:p>3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420" table:number-columns-spanned="1" table:number-rows-spanned="2" table:style-name="ce9">
            <text:p>420</text:p>
          </table:table-cell>
          <table:table-cell office:value-type="float" office:value="8800" table:number-columns-spanned="1" table:number-rows-spanned="2" table:style-name="ce8">
            <text:p>8,800</text:p>
          </table:table-cell>
          <table:table-cell office:value-type="percentage" office:value="0.67589999999999995" table:number-columns-spanned="1" table:number-rows-spanned="2" table:style-name="ce11">
            <text:p>67.59%</text:p>
          </table:table-cell>
          <table:table-cell office:value-type="float" office:value="5684" table:number-columns-spanned="1" table:number-rows-spanned="2" table:style-name="ce8">
            <text:p>5,684</text:p>
          </table:table-cell>
          <table:table-cell office:value-type="float" office:value="50019805" table:number-columns-spanned="1" table:number-rows-spanned="2" table:style-name="ce8">
            <text:p>50,019,805</text:p>
          </table:table-cell>
          <table:table-cell office:value-type="float" office:value="47350563" table:number-columns-spanned="1" table:number-rows-spanned="2" table:style-name="ce8">
            <text:p>47,350,563</text:p>
          </table:table-cell>
          <table:table-cell office:value-type="float" office:value="113424727" table:number-columns-spanned="1" table:number-rows-spanned="2" table:style-name="ce8">
            <text:p>113,424,727</text:p>
          </table:table-cell>
          <table:table-cell office:value-type="float" office:value="166" table:number-columns-spanned="1" table:number-rows-spanned="2" table:style-name="ce9">
            <text:p>166</text:p>
          </table:table-cell>
          <table:table-cell office:value-type="float" office:value="219" table:number-columns-spanned="1" table:number-rows-spanned="2" table:style-name="ce9">
            <text:p>219</text:p>
          </table:table-cell>
          <table:table-cell office:value-type="float" office:value="70" table:number-columns-spanned="1" table:number-rows-spanned="2" table:style-name="ce9">
            <text:p>70</text:p>
          </table:table-cell>
          <table:table-cell office:value-type="float" office:value="83" table:number-columns-spanned="1" table:number-rows-spanned="2" table:style-name="ce9">
            <text:p>83</text:p>
          </table:table-cell>
          <table:table-cell office:value-type="float" office:value="538" table:number-columns-spanned="1" table:number-rows-spanned="2" table:style-name="ce9">
            <text:p>53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288" table:number-columns-spanned="1" table:number-rows-spanned="2" table:style-name="ce9">
            <text:p>288</text:p>
          </table:table-cell>
          <table:table-cell office:value-type="float" office:value="4516" table:number-columns-spanned="1" table:number-rows-spanned="2" table:style-name="ce8">
            <text:p>4,516</text:p>
          </table:table-cell>
          <table:table-cell office:value-type="percentage" office:value="0.50580000000000003" table:number-columns-spanned="1" table:number-rows-spanned="2" table:style-name="ce11">
            <text:p>50.58%</text:p>
          </table:table-cell>
          <table:table-cell office:value-type="float" office:value="6302" table:number-columns-spanned="1" table:number-rows-spanned="2" table:style-name="ce8">
            <text:p>6,302</text:p>
          </table:table-cell>
          <table:table-cell office:value-type="float" office:value="28458377" table:number-columns-spanned="1" table:number-rows-spanned="2" table:style-name="ce8">
            <text:p>28,458,377</text:p>
          </table:table-cell>
          <table:table-cell office:value-type="float" office:value="42764470" table:number-columns-spanned="1" table:number-rows-spanned="2" table:style-name="ce8">
            <text:p>42,764,470</text:p>
          </table:table-cell>
          <table:table-cell office:value-type="float" office:value="78317142" table:number-columns-spanned="1" table:number-rows-spanned="2" table:style-name="ce8">
            <text:p>78,317,142</text:p>
          </table:table-cell>
          <table:table-cell office:value-type="float" office:value="159" table:number-columns-spanned="1" table:number-rows-spanned="2" table:style-name="ce9">
            <text:p>159</text:p>
          </table:table-cell>
          <table:table-cell office:value-type="float" office:value="304" table:number-columns-spanned="1" table:number-rows-spanned="2" table:style-name="ce9">
            <text:p>304</text:p>
          </table:table-cell>
          <table:table-cell office:value-type="float" office:value="103" table:number-columns-spanned="1" table:number-rows-spanned="2" table:style-name="ce9">
            <text:p>10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66" table:number-columns-spanned="1" table:number-rows-spanned="2" table:style-name="ce9">
            <text:p>56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203" table:number-columns-spanned="1" table:number-rows-spanned="2" table:style-name="ce9">
            <text:p>203</text:p>
          </table:table-cell>
          <table:table-cell office:value-type="float" office:value="5598" table:number-columns-spanned="1" table:number-rows-spanned="2" table:style-name="ce8">
            <text:p>5,598</text:p>
          </table:table-cell>
          <table:table-cell office:value-type="percentage" office:value="0.88959999999999995" table:number-columns-spanned="1" table:number-rows-spanned="2" table:style-name="ce11">
            <text:p>88.96%</text:p>
          </table:table-cell>
          <table:table-cell office:value-type="float" office:value="2100" table:number-columns-spanned="1" table:number-rows-spanned="2" table:style-name="ce8">
            <text:p>2,100</text:p>
          </table:table-cell>
          <table:table-cell office:value-type="float" office:value="11758333" table:number-columns-spanned="1" table:number-rows-spanned="2" table:style-name="ce8">
            <text:p>11,758,333</text:p>
          </table:table-cell>
          <table:table-cell office:value-type="float" office:value="6829184" table:number-columns-spanned="1" table:number-rows-spanned="2" table:style-name="ce8">
            <text:p>6,829,184</text:p>
          </table:table-cell>
          <table:table-cell office:value-type="float" office:value="25214607" table:number-columns-spanned="1" table:number-rows-spanned="2" table:style-name="ce8">
            <text:p>25,214,607</text:p>
          </table:table-cell>
          <table:table-cell office:value-type="float" office:value="92" table:number-columns-spanned="1" table:number-rows-spanned="2" table:style-name="ce9">
            <text:p>92</text:p>
          </table:table-cell>
          <table:table-cell office:value-type="float" office:value="69" table:number-columns-spanned="1" table:number-rows-spanned="2" table:style-name="ce9">
            <text:p>69</text:p>
          </table:table-cell>
          <table:table-cell office:value-type="float" office:value="32" table:number-columns-spanned="1" table:number-rows-spanned="2" table:style-name="ce9">
            <text:p>3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93" table:number-columns-spanned="1" table:number-rows-spanned="2" table:style-name="ce9">
            <text:p>19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160" table:number-columns-spanned="1" table:number-rows-spanned="2" table:style-name="ce9">
            <text:p>160</text:p>
          </table:table-cell>
          <table:table-cell office:value-type="float" office:value="4230" table:number-columns-spanned="1" table:number-rows-spanned="2" table:style-name="ce8">
            <text:p>4,230</text:p>
          </table:table-cell>
          <table:table-cell office:value-type="percentage" office:value="0.8528" table:number-columns-spanned="1" table:number-rows-spanned="2" table:style-name="ce11">
            <text:p>85.28%</text:p>
          </table:table-cell>
          <table:table-cell office:value-type="float" office:value="8406" table:number-columns-spanned="1" table:number-rows-spanned="2" table:style-name="ce8">
            <text:p>8,406</text:p>
          </table:table-cell>
          <table:table-cell office:value-type="float" office:value="35559396" table:number-columns-spanned="1" table:number-rows-spanned="2" table:style-name="ce8">
            <text:p>35,559,396</text:p>
          </table:table-cell>
          <table:table-cell office:value-type="float" office:value="50873010" table:number-columns-spanned="1" table:number-rows-spanned="2" table:style-name="ce8">
            <text:p>50,873,010</text:p>
          </table:table-cell>
          <table:table-cell office:value-type="float" office:value="100394171" table:number-columns-spanned="1" table:number-rows-spanned="2" table:style-name="ce8">
            <text:p>100,394,171</text:p>
          </table:table-cell>
          <table:table-cell office:value-type="float" office:value="98" table:number-columns-spanned="1" table:number-rows-spanned="2" table:style-name="ce9">
            <text:p>98</text:p>
          </table:table-cell>
          <table:table-cell office:value-type="float" office:value="242" table:number-columns-spanned="1" table:number-rows-spanned="2" table:style-name="ce9">
            <text:p>24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1" table:number-columns-spanned="1" table:number-rows-spanned="2" table:style-name="ce9">
            <text:p>71</text:p>
          </table:table-cell>
          <table:table-cell office:value-type="float" office:value="411" table:number-columns-spanned="1" table:number-rows-spanned="2" table:style-name="ce9">
            <text:p>4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405" table:number-columns-spanned="1" table:number-rows-spanned="2" table:style-name="ce9">
            <text:p>405</text:p>
          </table:table-cell>
          <table:table-cell office:value-type="float" office:value="9196" table:number-columns-spanned="1" table:number-rows-spanned="2" table:style-name="ce8">
            <text:p>9,196</text:p>
          </table:table-cell>
          <table:table-cell office:value-type="percentage" office:value="0.73250000000000004" table:number-columns-spanned="1" table:number-rows-spanned="2" table:style-name="ce11">
            <text:p>73.25%</text:p>
          </table:table-cell>
          <table:table-cell office:value-type="float" office:value="8226" table:number-columns-spanned="1" table:number-rows-spanned="2" table:style-name="ce8">
            <text:p>8,226</text:p>
          </table:table-cell>
          <table:table-cell office:value-type="float" office:value="75645360" table:number-columns-spanned="1" table:number-rows-spanned="2" table:style-name="ce8">
            <text:p>75,645,360</text:p>
          </table:table-cell>
          <table:table-cell office:value-type="float" office:value="39509278" table:number-columns-spanned="1" table:number-rows-spanned="2" table:style-name="ce8">
            <text:p>39,509,278</text:p>
          </table:table-cell>
          <table:table-cell office:value-type="float" office:value="130750886" table:number-columns-spanned="1" table:number-rows-spanned="2" table:style-name="ce8">
            <text:p>130,750,886</text:p>
          </table:table-cell>
          <table:table-cell office:value-type="float" office:value="162" table:number-columns-spanned="1" table:number-rows-spanned="2" table:style-name="ce9">
            <text:p>162</text:p>
          </table:table-cell>
          <table:table-cell office:value-type="float" office:value="85" table:number-columns-spanned="1" table:number-rows-spanned="2" table:style-name="ce9">
            <text:p>85</text:p>
          </table:table-cell>
          <table:table-cell office:value-type="float" office:value="222" table:number-columns-spanned="1" table:number-rows-spanned="2" table:style-name="ce9">
            <text:p>22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69" table:number-columns-spanned="1" table:number-rows-spanned="2" table:style-name="ce9">
            <text:p>46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318" table:number-columns-spanned="1" table:number-rows-spanned="2" table:style-name="ce9">
            <text:p>318</text:p>
          </table:table-cell>
          <table:table-cell office:value-type="float" office:value="5871" table:number-columns-spanned="1" table:number-rows-spanned="2" table:style-name="ce8">
            <text:p>5,871</text:p>
          </table:table-cell>
          <table:table-cell office:value-type="percentage" office:value="0.59560000000000002" table:number-columns-spanned="1" table:number-rows-spanned="2" table:style-name="ce11">
            <text:p>59.56%</text:p>
          </table:table-cell>
          <table:table-cell office:value-type="float" office:value="5616" table:number-columns-spanned="1" table:number-rows-spanned="2" table:style-name="ce8">
            <text:p>5,616</text:p>
          </table:table-cell>
          <table:table-cell office:value-type="float" office:value="32971124" table:number-columns-spanned="1" table:number-rows-spanned="2" table:style-name="ce8">
            <text:p>32,971,124</text:p>
          </table:table-cell>
          <table:table-cell office:value-type="float" office:value="35215157" table:number-columns-spanned="1" table:number-rows-spanned="2" table:style-name="ce8">
            <text:p>35,215,157</text:p>
          </table:table-cell>
          <table:table-cell office:value-type="float" office:value="87743721" table:number-columns-spanned="1" table:number-rows-spanned="2" table:style-name="ce8">
            <text:p>87,743,721</text:p>
          </table:table-cell>
          <table:table-cell office:value-type="float" office:value="138" table:number-columns-spanned="1" table:number-rows-spanned="2" table:style-name="ce9">
            <text:p>138</text:p>
          </table:table-cell>
          <table:table-cell office:value-type="float" office:value="312" table:number-columns-spanned="1" table:number-rows-spanned="2" table:style-name="ce9">
            <text:p>312</text:p>
          </table:table-cell>
          <table:table-cell office:value-type="float" office:value="120" table:number-columns-spanned="1" table:number-rows-spanned="2" table:style-name="ce9">
            <text:p>12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70" table:number-columns-spanned="1" table:number-rows-spanned="2" table:style-name="ce9">
            <text:p>57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146" table:number-columns-spanned="1" table:number-rows-spanned="2" table:style-name="ce9">
            <text:p>146</text:p>
          </table:table-cell>
          <table:table-cell office:value-type="float" office:value="2070" table:number-columns-spanned="1" table:number-rows-spanned="2" table:style-name="ce8">
            <text:p>2,070</text:p>
          </table:table-cell>
          <table:table-cell office:value-type="percentage" office:value="0.45739999999999997" table:number-columns-spanned="1" table:number-rows-spanned="2" table:style-name="ce11">
            <text:p>45.74%</text:p>
          </table:table-cell>
          <table:table-cell office:value-type="float" office:value="6248" table:number-columns-spanned="1" table:number-rows-spanned="2" table:style-name="ce8">
            <text:p>6,248</text:p>
          </table:table-cell>
          <table:table-cell office:value-type="float" office:value="12934013" table:number-columns-spanned="1" table:number-rows-spanned="2" table:style-name="ce8">
            <text:p>12,934,013</text:p>
          </table:table-cell>
          <table:table-cell office:value-type="float" office:value="40011926" table:number-columns-spanned="1" table:number-rows-spanned="2" table:style-name="ce8">
            <text:p>40,011,926</text:p>
          </table:table-cell>
          <table:table-cell office:value-type="float" office:value="56438656" table:number-columns-spanned="1" table:number-rows-spanned="2" table:style-name="ce8">
            <text:p>56,438,656</text:p>
          </table:table-cell>
          <table:table-cell office:value-type="float" office:value="67" table:number-columns-spanned="1" table:number-rows-spanned="2" table:style-name="ce9">
            <text:p>67</text:p>
          </table:table-cell>
          <table:table-cell office:value-type="float" office:value="255" table:number-columns-spanned="1" table:number-rows-spanned="2" table:style-name="ce9">
            <text:p>255</text:p>
          </table:table-cell>
          <table:table-cell office:value-type="float" office:value="73" table:number-columns-spanned="1" table:number-rows-spanned="2" table:style-name="ce9">
            <text:p>7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95" table:number-columns-spanned="1" table:number-rows-spanned="2" table:style-name="ce9">
            <text:p>3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434" table:number-columns-spanned="1" table:number-rows-spanned="2" table:style-name="ce9">
            <text:p>434</text:p>
          </table:table-cell>
          <table:table-cell office:value-type="percentage" office:value="0.35" table:number-columns-spanned="1" table:number-rows-spanned="2" table:style-name="ce11">
            <text:p>35.00%</text:p>
          </table:table-cell>
          <table:table-cell office:value-type="float" office:value="2497" table:number-columns-spanned="1" table:number-rows-spanned="2" table:style-name="ce8">
            <text:p>2,497</text:p>
          </table:table-cell>
          <table:table-cell office:value-type="float" office:value="1083646" table:number-columns-spanned="1" table:number-rows-spanned="2" table:style-name="ce8">
            <text:p>1,083,64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083646" table:number-columns-spanned="1" table:number-rows-spanned="2" table:style-name="ce8">
            <text:p>1,083,646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176" table:number-columns-spanned="1" table:number-rows-spanned="2" table:style-name="ce9">
            <text:p>176</text:p>
          </table:table-cell>
          <table:table-cell office:value-type="float" office:value="3606" table:number-columns-spanned="1" table:number-rows-spanned="2" table:style-name="ce8">
            <text:p>3,606</text:p>
          </table:table-cell>
          <table:table-cell office:value-type="percentage" office:value="0.66090000000000004" table:number-columns-spanned="1" table:number-rows-spanned="2" table:style-name="ce11">
            <text:p>66.09%</text:p>
          </table:table-cell>
          <table:table-cell office:value-type="float" office:value="1584" table:number-columns-spanned="1" table:number-rows-spanned="2" table:style-name="ce8">
            <text:p>1,584</text:p>
          </table:table-cell>
          <table:table-cell office:value-type="float" office:value="5711144" table:number-columns-spanned="1" table:number-rows-spanned="2" table:style-name="ce8">
            <text:p>5,711,144</text:p>
          </table:table-cell>
          <table:table-cell office:value-type="float" office:value="3355691" table:number-columns-spanned="1" table:number-rows-spanned="2" table:style-name="ce8">
            <text:p>3,355,691</text:p>
          </table:table-cell>
          <table:table-cell office:value-type="float" office:value="28609205" table:number-columns-spanned="1" table:number-rows-spanned="2" table:style-name="ce8">
            <text:p>28,609,205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45" table:number-columns-spanned="1" table:number-rows-spanned="2" table:style-name="ce9">
            <text:p>4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226" table:number-columns-spanned="1" table:number-rows-spanned="2" table:style-name="ce9">
            <text:p>226</text:p>
          </table:table-cell>
          <table:table-cell office:value-type="float" office:value="5840" table:number-columns-spanned="1" table:number-rows-spanned="2" table:style-name="ce8">
            <text:p>5,840</text:p>
          </table:table-cell>
          <table:table-cell office:value-type="percentage" office:value="0.83360000000000001" table:number-columns-spanned="1" table:number-rows-spanned="2" table:style-name="ce11">
            <text:p>83.36%</text:p>
          </table:table-cell>
          <table:table-cell office:value-type="float" office:value="1363" table:number-columns-spanned="1" table:number-rows-spanned="2" table:style-name="ce8">
            <text:p>1,363</text:p>
          </table:table-cell>
          <table:table-cell office:value-type="float" office:value="7962524" table:number-columns-spanned="1" table:number-rows-spanned="2" table:style-name="ce8">
            <text:p>7,962,524</text:p>
          </table:table-cell>
          <table:table-cell office:value-type="float" office:value="7600421" table:number-columns-spanned="1" table:number-rows-spanned="2" table:style-name="ce8">
            <text:p>7,600,421</text:p>
          </table:table-cell>
          <table:table-cell office:value-type="float" office:value="16083578" table:number-columns-spanned="1" table:number-rows-spanned="2" table:style-name="ce8">
            <text:p>16,083,578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70" table:number-columns-spanned="1" table:number-rows-spanned="2" table:style-name="ce9">
            <text:p>70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128" table:number-columns-spanned="1" table:number-rows-spanned="2" table:style-name="ce9">
            <text:p>1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112" table:number-columns-spanned="1" table:number-rows-spanned="2" table:style-name="ce9">
            <text:p>112</text:p>
          </table:table-cell>
          <table:table-cell office:value-type="float" office:value="3157" table:number-columns-spanned="1" table:number-rows-spanned="2" table:style-name="ce8">
            <text:p>3,157</text:p>
          </table:table-cell>
          <table:table-cell office:value-type="percentage" office:value="0.9093" table:number-columns-spanned="1" table:number-rows-spanned="2" table:style-name="ce11">
            <text:p>90.93%</text:p>
          </table:table-cell>
          <table:table-cell office:value-type="float" office:value="1847" table:number-columns-spanned="1" table:number-rows-spanned="2" table:style-name="ce8">
            <text:p>1,847</text:p>
          </table:table-cell>
          <table:table-cell office:value-type="float" office:value="5829417" table:number-columns-spanned="1" table:number-rows-spanned="2" table:style-name="ce8">
            <text:p>5,829,41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829417" table:number-columns-spanned="1" table:number-rows-spanned="2" table:style-name="ce8">
            <text:p>5,829,417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義華酒店</text:p>
          </table:table-cell>
          <table:table-cell office:value-type="float" office:value="149" table:number-columns-spanned="1" table:number-rows-spanned="2" table:style-name="ce9">
            <text:p>149</text:p>
          </table:table-cell>
          <table:table-cell office:value-type="float" office:value="160" table:number-columns-spanned="1" table:number-rows-spanned="2" table:style-name="ce9">
            <text:p>160</text:p>
          </table:table-cell>
          <table:table-cell office:value-type="percentage" office:value="3.4599999999999999E-2" table:number-columns-spanned="1" table:number-rows-spanned="2" table:style-name="ce11">
            <text:p>3.46%</text:p>
          </table:table-cell>
          <table:table-cell office:value-type="float" office:value="5428" table:number-columns-spanned="1" table:number-rows-spanned="2" table:style-name="ce8">
            <text:p>5,428</text:p>
          </table:table-cell>
          <table:table-cell office:value-type="float" office:value="868530" table:number-columns-spanned="1" table:number-rows-spanned="2" table:style-name="ce8">
            <text:p>868,530</text:p>
          </table:table-cell>
          <table:table-cell office:value-type="float" office:value="70762" table:number-columns-spanned="1" table:number-rows-spanned="2" table:style-name="ce8">
            <text:p>70,762</text:p>
          </table:table-cell>
          <table:table-cell office:value-type="float" office:value="1373840" table:number-columns-spanned="1" table:number-rows-spanned="2" table:style-name="ce8">
            <text:p>1,373,840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YIHU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112" table:number-columns-spanned="1" table:number-rows-spanned="2" table:style-name="ce9">
            <text:p>112</text:p>
          </table:table-cell>
          <table:table-cell office:value-type="float" office:value="1186" table:number-columns-spanned="1" table:number-rows-spanned="2" table:style-name="ce8">
            <text:p>1,186</text:p>
          </table:table-cell>
          <table:table-cell office:value-type="percentage" office:value="0.34160000000000001" table:number-columns-spanned="1" table:number-rows-spanned="2" table:style-name="ce11">
            <text:p>34.16%</text:p>
          </table:table-cell>
          <table:table-cell office:value-type="float" office:value="3141" table:number-columns-spanned="1" table:number-rows-spanned="2" table:style-name="ce8">
            <text:p>3,141</text:p>
          </table:table-cell>
          <table:table-cell office:value-type="float" office:value="3724662" table:number-columns-spanned="1" table:number-rows-spanned="2" table:style-name="ce8">
            <text:p>3,724,662</text:p>
          </table:table-cell>
          <table:table-cell office:value-type="float" office:value="5069321" table:number-columns-spanned="1" table:number-rows-spanned="2" table:style-name="ce8">
            <text:p>5,069,321</text:p>
          </table:table-cell>
          <table:table-cell office:value-type="float" office:value="9830822" table:number-columns-spanned="1" table:number-rows-spanned="2" table:style-name="ce8">
            <text:p>9,830,822</text:p>
          </table:table-cell>
          <table:table-cell office:value-type="float" office:value="41" table:number-columns-spanned="1" table:number-rows-spanned="2" table:style-name="ce9">
            <text:p>41</text:p>
          </table:table-cell>
          <table:table-cell office:value-type="float" office:value="48" table:number-columns-spanned="1" table:number-rows-spanned="2" table:style-name="ce9">
            <text:p>48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9" table:number-columns-spanned="1" table:number-rows-spanned="2" table:style-name="ce9">
            <text:p>1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150" table:number-columns-spanned="1" table:number-rows-spanned="2" table:style-name="ce9">
            <text:p>150</text:p>
          </table:table-cell>
          <table:table-cell office:value-type="float" office:value="3422" table:number-columns-spanned="1" table:number-rows-spanned="2" table:style-name="ce8">
            <text:p>3,422</text:p>
          </table:table-cell>
          <table:table-cell office:value-type="percentage" office:value="0.7359" table:number-columns-spanned="1" table:number-rows-spanned="2" table:style-name="ce11">
            <text:p>73.59%</text:p>
          </table:table-cell>
          <table:table-cell office:value-type="float" office:value="2780" table:number-columns-spanned="1" table:number-rows-spanned="2" table:style-name="ce8">
            <text:p>2,780</text:p>
          </table:table-cell>
          <table:table-cell office:value-type="float" office:value="9514486" table:number-columns-spanned="1" table:number-rows-spanned="2" table:style-name="ce8">
            <text:p>9,514,486</text:p>
          </table:table-cell>
          <table:table-cell office:value-type="float" office:value="5232490" table:number-columns-spanned="1" table:number-rows-spanned="2" table:style-name="ce8">
            <text:p>5,232,490</text:p>
          </table:table-cell>
          <table:table-cell office:value-type="float" office:value="30737093" table:number-columns-spanned="1" table:number-rows-spanned="2" table:style-name="ce8">
            <text:p>30,737,093</text:p>
          </table:table-cell>
          <table:table-cell office:value-type="float" office:value="32" table:number-columns-spanned="1" table:number-rows-spanned="2" table:style-name="ce9">
            <text:p>32</text:p>
          </table:table-cell>
          <table:table-cell office:value-type="float" office:value="59" table:number-columns-spanned="1" table:number-rows-spanned="2" table:style-name="ce9">
            <text:p>59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133" table:number-columns-spanned="1" table:number-rows-spanned="2" table:style-name="ce9">
            <text:p>13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225" table:number-columns-spanned="1" table:number-rows-spanned="2" table:style-name="ce9">
            <text:p>225</text:p>
          </table:table-cell>
          <table:table-cell office:value-type="float" office:value="6734" table:number-columns-spanned="1" table:number-rows-spanned="2" table:style-name="ce8">
            <text:p>6,734</text:p>
          </table:table-cell>
          <table:table-cell office:value-type="percentage" office:value="0.96540000000000004" table:number-columns-spanned="1" table:number-rows-spanned="2" table:style-name="ce11">
            <text:p>96.54%</text:p>
          </table:table-cell>
          <table:table-cell office:value-type="float" office:value="3033" table:number-columns-spanned="1" table:number-rows-spanned="2" table:style-name="ce8">
            <text:p>3,033</text:p>
          </table:table-cell>
          <table:table-cell office:value-type="float" office:value="20423571" table:number-columns-spanned="1" table:number-rows-spanned="2" table:style-name="ce8">
            <text:p>20,423,571</text:p>
          </table:table-cell>
          <table:table-cell office:value-type="float" office:value="19084530" table:number-columns-spanned="1" table:number-rows-spanned="2" table:style-name="ce8">
            <text:p>19,084,530</text:p>
          </table:table-cell>
          <table:table-cell office:value-type="float" office:value="41691757" table:number-columns-spanned="1" table:number-rows-spanned="2" table:style-name="ce8">
            <text:p>41,691,757</text:p>
          </table:table-cell>
          <table:table-cell office:value-type="float" office:value="77" table:number-columns-spanned="1" table:number-rows-spanned="2" table:style-name="ce9">
            <text:p>77</text:p>
          </table:table-cell>
          <table:table-cell office:value-type="float" office:value="125" table:number-columns-spanned="1" table:number-rows-spanned="2" table:style-name="ce9">
            <text:p>125</text:p>
          </table:table-cell>
          <table:table-cell office:value-type="float" office:value="55" table:number-columns-spanned="1" table:number-rows-spanned="2" table:style-name="ce9">
            <text:p>55</text:p>
          </table:table-cell>
          <table:table-cell office:value-type="float" office:value="63" table:number-columns-spanned="1" table:number-rows-spanned="2" table:style-name="ce9">
            <text:p>63</text:p>
          </table:table-cell>
          <table:table-cell office:value-type="float" office:value="320" table:number-columns-spanned="1" table:number-rows-spanned="2" table:style-name="ce9">
            <text:p>3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20" table:number-columns-spanned="1" table:number-rows-spanned="2" table:style-name="ce9">
            <text:p>120</text:p>
          </table:table-cell>
          <table:table-cell office:value-type="float" office:value="2408" table:number-columns-spanned="1" table:number-rows-spanned="2" table:style-name="ce8">
            <text:p>2,408</text:p>
          </table:table-cell>
          <table:table-cell office:value-type="percentage" office:value="0.64729999999999999" table:number-columns-spanned="1" table:number-rows-spanned="2" table:style-name="ce11">
            <text:p>64.73%</text:p>
          </table:table-cell>
          <table:table-cell office:value-type="float" office:value="2959" table:number-columns-spanned="1" table:number-rows-spanned="2" table:style-name="ce8">
            <text:p>2,959</text:p>
          </table:table-cell>
          <table:table-cell office:value-type="float" office:value="7126120" table:number-columns-spanned="1" table:number-rows-spanned="2" table:style-name="ce8">
            <text:p>7,126,120</text:p>
          </table:table-cell>
          <table:table-cell office:value-type="float" office:value="9648098" table:number-columns-spanned="1" table:number-rows-spanned="2" table:style-name="ce8">
            <text:p>9,648,098</text:p>
          </table:table-cell>
          <table:table-cell office:value-type="float" office:value="17936596" table:number-columns-spanned="1" table:number-rows-spanned="2" table:style-name="ce8">
            <text:p>17,936,596</text:p>
          </table:table-cell>
          <table:table-cell office:value-type="float" office:value="37" table:number-columns-spanned="1" table:number-rows-spanned="2" table:style-name="ce9">
            <text:p>37</text:p>
          </table:table-cell>
          <table:table-cell office:value-type="float" office:value="72" table:number-columns-spanned="1" table:number-rows-spanned="2" table:style-name="ce9">
            <text:p>72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127" table:number-columns-spanned="1" table:number-rows-spanned="2" table:style-name="ce9">
            <text:p>1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129" table:number-columns-spanned="1" table:number-rows-spanned="2" table:style-name="ce9">
            <text:p>129</text:p>
          </table:table-cell>
          <table:table-cell office:value-type="float" office:value="2850" table:number-columns-spanned="1" table:number-rows-spanned="2" table:style-name="ce8">
            <text:p>2,850</text:p>
          </table:table-cell>
          <table:table-cell office:value-type="percentage" office:value="0.7127" table:number-columns-spanned="1" table:number-rows-spanned="2" table:style-name="ce11">
            <text:p>71.27%</text:p>
          </table:table-cell>
          <table:table-cell office:value-type="float" office:value="2928" table:number-columns-spanned="1" table:number-rows-spanned="2" table:style-name="ce8">
            <text:p>2,928</text:p>
          </table:table-cell>
          <table:table-cell office:value-type="float" office:value="8344563" table:number-columns-spanned="1" table:number-rows-spanned="2" table:style-name="ce8">
            <text:p>8,344,563</text:p>
          </table:table-cell>
          <table:table-cell office:value-type="float" office:value="3185657" table:number-columns-spanned="1" table:number-rows-spanned="2" table:style-name="ce8">
            <text:p>3,185,657</text:p>
          </table:table-cell>
          <table:table-cell office:value-type="float" office:value="11682910" table:number-columns-spanned="1" table:number-rows-spanned="2" table:style-name="ce8">
            <text:p>11,682,910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41" table:number-columns-spanned="1" table:number-rows-spanned="2" table:style-name="ce9">
            <text:p>4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05" table:number-columns-spanned="1" table:number-rows-spanned="2" table:style-name="ce9">
            <text:p>10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286" table:number-columns-spanned="1" table:number-rows-spanned="2" table:style-name="ce9">
            <text:p>286</text:p>
          </table:table-cell>
          <table:table-cell office:value-type="float" office:value="7644" table:number-columns-spanned="1" table:number-rows-spanned="2" table:style-name="ce8">
            <text:p>7,644</text:p>
          </table:table-cell>
          <table:table-cell office:value-type="percentage" office:value="0.86219999999999997" table:number-columns-spanned="1" table:number-rows-spanned="2" table:style-name="ce11">
            <text:p>86.22%</text:p>
          </table:table-cell>
          <table:table-cell office:value-type="float" office:value="4660" table:number-columns-spanned="1" table:number-rows-spanned="2" table:style-name="ce8">
            <text:p>4,660</text:p>
          </table:table-cell>
          <table:table-cell office:value-type="float" office:value="35619219" table:number-columns-spanned="1" table:number-rows-spanned="2" table:style-name="ce8">
            <text:p>35,619,219</text:p>
          </table:table-cell>
          <table:table-cell office:value-type="float" office:value="46102826" table:number-columns-spanned="1" table:number-rows-spanned="2" table:style-name="ce8">
            <text:p>46,102,826</text:p>
          </table:table-cell>
          <table:table-cell office:value-type="float" office:value="85658961" table:number-columns-spanned="1" table:number-rows-spanned="2" table:style-name="ce8">
            <text:p>85,658,961</text:p>
          </table:table-cell>
          <table:table-cell office:value-type="float" office:value="124" table:number-columns-spanned="1" table:number-rows-spanned="2" table:style-name="ce9">
            <text:p>124</text:p>
          </table:table-cell>
          <table:table-cell office:value-type="float" office:value="174" table:number-columns-spanned="1" table:number-rows-spanned="2" table:style-name="ce9">
            <text:p>174</text:p>
          </table:table-cell>
          <table:table-cell office:value-type="float" office:value="71" table:number-columns-spanned="1" table:number-rows-spanned="2" table:style-name="ce9">
            <text:p>7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69" table:number-columns-spanned="1" table:number-rows-spanned="2" table:style-name="ce9">
            <text:p>36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241" table:number-columns-spanned="1" table:number-rows-spanned="2" table:style-name="ce9">
            <text:p>241</text:p>
          </table:table-cell>
          <table:table-cell office:value-type="float" office:value="6951" table:number-columns-spanned="1" table:number-rows-spanned="2" table:style-name="ce8">
            <text:p>6,951</text:p>
          </table:table-cell>
          <table:table-cell office:value-type="percentage" office:value="0.9304" table:number-columns-spanned="1" table:number-rows-spanned="2" table:style-name="ce11">
            <text:p>93.04%</text:p>
          </table:table-cell>
          <table:table-cell office:value-type="float" office:value="2226" table:number-columns-spanned="1" table:number-rows-spanned="2" table:style-name="ce8">
            <text:p>2,226</text:p>
          </table:table-cell>
          <table:table-cell office:value-type="float" office:value="15476219" table:number-columns-spanned="1" table:number-rows-spanned="2" table:style-name="ce8">
            <text:p>15,476,219</text:p>
          </table:table-cell>
          <table:table-cell office:value-type="float" office:value="17913399" table:number-columns-spanned="1" table:number-rows-spanned="2" table:style-name="ce8">
            <text:p>17,913,399</text:p>
          </table:table-cell>
          <table:table-cell office:value-type="float" office:value="36750538" table:number-columns-spanned="1" table:number-rows-spanned="2" table:style-name="ce8">
            <text:p>36,750,538</text:p>
          </table:table-cell>
          <table:table-cell office:value-type="float" office:value="62" table:number-columns-spanned="1" table:number-rows-spanned="2" table:style-name="ce9">
            <text:p>62</text:p>
          </table:table-cell>
          <table:table-cell office:value-type="float" office:value="88" table:number-columns-spanned="1" table:number-rows-spanned="2" table:style-name="ce9">
            <text:p>88</text:p>
          </table:table-cell>
          <table:table-cell office:value-type="float" office:value="28" table:number-columns-spanned="1" table:number-rows-spanned="2" table:style-name="ce9">
            <text:p>28</text:p>
          </table:table-cell>
          <table:table-cell office:value-type="float" office:value="27" table:number-columns-spanned="1" table:number-rows-spanned="2" table:style-name="ce9">
            <text:p>27</text:p>
          </table:table-cell>
          <table:table-cell office:value-type="float" office:value="205" table:number-columns-spanned="1" table:number-rows-spanned="2" table:style-name="ce9">
            <text:p>20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90" table:number-columns-spanned="1" table:number-rows-spanned="2" table:style-name="ce9">
            <text:p>90</text:p>
          </table:table-cell>
          <table:table-cell office:value-type="float" office:value="919" table:number-columns-spanned="1" table:number-rows-spanned="2" table:style-name="ce9">
            <text:p>919</text:p>
          </table:table-cell>
          <table:table-cell office:value-type="percentage" office:value="0.32940000000000003" table:number-columns-spanned="1" table:number-rows-spanned="2" table:style-name="ce11">
            <text:p>32.94%</text:p>
          </table:table-cell>
          <table:table-cell office:value-type="float" office:value="6504" table:number-columns-spanned="1" table:number-rows-spanned="2" table:style-name="ce8">
            <text:p>6,504</text:p>
          </table:table-cell>
          <table:table-cell office:value-type="float" office:value="5977279" table:number-columns-spanned="1" table:number-rows-spanned="2" table:style-name="ce8">
            <text:p>5,977,279</text:p>
          </table:table-cell>
          <table:table-cell office:value-type="float" office:value="5682477" table:number-columns-spanned="1" table:number-rows-spanned="2" table:style-name="ce8">
            <text:p>5,682,477</text:p>
          </table:table-cell>
          <table:table-cell office:value-type="float" office:value="14895999" table:number-columns-spanned="1" table:number-rows-spanned="2" table:style-name="ce8">
            <text:p>14,895,999</text:p>
          </table:table-cell>
          <table:table-cell office:value-type="float" office:value="77" table:number-columns-spanned="1" table:number-rows-spanned="2" table:style-name="ce9">
            <text:p>77</text:p>
          </table:table-cell>
          <table:table-cell office:value-type="float" office:value="63" table:number-columns-spanned="1" table:number-rows-spanned="2" table:style-name="ce9">
            <text:p>63</text:p>
          </table:table-cell>
          <table:table-cell office:value-type="float" office:value="41" table:number-columns-spanned="1" table:number-rows-spanned="2" table:style-name="ce9">
            <text:p>41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195" table:number-columns-spanned="1" table:number-rows-spanned="2" table:style-name="ce9">
            <text:p>1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66" table:number-columns-spanned="1" table:number-rows-spanned="2" table:style-name="ce9">
            <text:p>66</text:p>
          </table:table-cell>
          <table:table-cell office:value-type="float" office:value="867" table:number-columns-spanned="1" table:number-rows-spanned="2" table:style-name="ce9">
            <text:p>867</text:p>
          </table:table-cell>
          <table:table-cell office:value-type="percentage" office:value="0.42380000000000001" table:number-columns-spanned="1" table:number-rows-spanned="2" table:style-name="ce11">
            <text:p>42.38%</text:p>
          </table:table-cell>
          <table:table-cell office:value-type="float" office:value="13203" table:number-columns-spanned="1" table:number-rows-spanned="2" table:style-name="ce8">
            <text:p>13,203</text:p>
          </table:table-cell>
          <table:table-cell office:value-type="float" office:value="11447276" table:number-columns-spanned="1" table:number-rows-spanned="2" table:style-name="ce8">
            <text:p>11,447,276</text:p>
          </table:table-cell>
          <table:table-cell office:value-type="float" office:value="7187709" table:number-columns-spanned="1" table:number-rows-spanned="2" table:style-name="ce8">
            <text:p>7,187,709</text:p>
          </table:table-cell>
          <table:table-cell office:value-type="float" office:value="21590616" table:number-columns-spanned="1" table:number-rows-spanned="2" table:style-name="ce8">
            <text:p>21,590,616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70" table:number-columns-spanned="1" table:number-rows-spanned="2" table:style-name="ce9">
            <text:p>70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72" table:number-columns-spanned="1" table:number-rows-spanned="2" table:style-name="ce9">
            <text:p>72</text:p>
          </table:table-cell>
          <table:table-cell office:value-type="float" office:value="186" table:number-columns-spanned="1" table:number-rows-spanned="2" table:style-name="ce9">
            <text:p>1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View Resort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234" table:number-columns-spanned="1" table:number-rows-spanned="2" table:style-name="ce9">
            <text:p>234</text:p>
          </table:table-cell>
          <table:table-cell office:value-type="float" office:value="6046" table:number-columns-spanned="1" table:number-rows-spanned="2" table:style-name="ce8">
            <text:p>6,046</text:p>
          </table:table-cell>
          <table:table-cell office:value-type="percentage" office:value="0.83350000000000002" table:number-columns-spanned="1" table:number-rows-spanned="2" table:style-name="ce11">
            <text:p>83.35%</text:p>
          </table:table-cell>
          <table:table-cell office:value-type="float" office:value="5831" table:number-columns-spanned="1" table:number-rows-spanned="2" table:style-name="ce8">
            <text:p>5,831</text:p>
          </table:table-cell>
          <table:table-cell office:value-type="float" office:value="35251214" table:number-columns-spanned="1" table:number-rows-spanned="2" table:style-name="ce8">
            <text:p>35,251,214</text:p>
          </table:table-cell>
          <table:table-cell office:value-type="float" office:value="16995970" table:number-columns-spanned="1" table:number-rows-spanned="2" table:style-name="ce8">
            <text:p>16,995,970</text:p>
          </table:table-cell>
          <table:table-cell office:value-type="float" office:value="58071099" table:number-columns-spanned="1" table:number-rows-spanned="2" table:style-name="ce8">
            <text:p>58,071,099</text:p>
          </table:table-cell>
          <table:table-cell office:value-type="float" office:value="84" table:number-columns-spanned="1" table:number-rows-spanned="2" table:style-name="ce9">
            <text:p>84</text:p>
          </table:table-cell>
          <table:table-cell office:value-type="float" office:value="119" table:number-columns-spanned="1" table:number-rows-spanned="2" table:style-name="ce9">
            <text:p>119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53" table:number-columns-spanned="1" table:number-rows-spanned="2" table:style-name="ce9">
            <text:p>2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653" table:number-columns-spanned="1" table:number-rows-spanned="2" table:style-name="ce9">
            <text:p>653</text:p>
          </table:table-cell>
          <table:table-cell office:value-type="percentage" office:value="0.42130000000000001" table:number-columns-spanned="1" table:number-rows-spanned="2" table:style-name="ce11">
            <text:p>42.13%</text:p>
          </table:table-cell>
          <table:table-cell office:value-type="float" office:value="5236" table:number-columns-spanned="1" table:number-rows-spanned="2" table:style-name="ce8">
            <text:p>5,236</text:p>
          </table:table-cell>
          <table:table-cell office:value-type="float" office:value="3419230" table:number-columns-spanned="1" table:number-rows-spanned="2" table:style-name="ce8">
            <text:p>3,419,230</text:p>
          </table:table-cell>
          <table:table-cell office:value-type="float" office:value="2374474" table:number-columns-spanned="1" table:number-rows-spanned="2" table:style-name="ce8">
            <text:p>2,374,474</text:p>
          </table:table-cell>
          <table:table-cell office:value-type="float" office:value="6650705" table:number-columns-spanned="1" table:number-rows-spanned="2" table:style-name="ce8">
            <text:p>6,650,705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87" table:number-columns-spanned="1" table:number-rows-spanned="2" table:style-name="ce9">
            <text:p>8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56" table:number-columns-spanned="1" table:number-rows-spanned="2" table:style-name="ce9">
            <text:p>56</text:p>
          </table:table-cell>
          <table:table-cell office:value-type="float" office:value="1573" table:number-columns-spanned="1" table:number-rows-spanned="2" table:style-name="ce8">
            <text:p>1,573</text:p>
          </table:table-cell>
          <table:table-cell office:value-type="percentage" office:value="0.90610000000000002" table:number-columns-spanned="1" table:number-rows-spanned="2" table:style-name="ce11">
            <text:p>90.61%</text:p>
          </table:table-cell>
          <table:table-cell office:value-type="float" office:value="2380" table:number-columns-spanned="1" table:number-rows-spanned="2" table:style-name="ce8">
            <text:p>2,380</text:p>
          </table:table-cell>
          <table:table-cell office:value-type="float" office:value="3743920" table:number-columns-spanned="1" table:number-rows-spanned="2" table:style-name="ce8">
            <text:p>3,743,920</text:p>
          </table:table-cell>
          <table:table-cell office:value-type="float" office:value="333442" table:number-columns-spanned="1" table:number-rows-spanned="2" table:style-name="ce8">
            <text:p>333,442</text:p>
          </table:table-cell>
          <table:table-cell office:value-type="float" office:value="4265493" table:number-columns-spanned="1" table:number-rows-spanned="2" table:style-name="ce8">
            <text:p>4,265,493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1" table:number-columns-spanned="1" table:number-rows-spanned="2" table:style-name="ce9">
            <text:p>1</text:p>
          </table:table-cell>
          <table:table-cell office:value-type="float" office:value="24" table:number-columns-spanned="1" table:number-rows-spanned="2" table:style-name="ce9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101" table:number-columns-spanned="1" table:number-rows-spanned="2" table:style-name="ce9">
            <text:p>101</text:p>
          </table:table-cell>
          <table:table-cell office:value-type="float" office:value="2157" table:number-columns-spanned="1" table:number-rows-spanned="2" table:style-name="ce8">
            <text:p>2,157</text:p>
          </table:table-cell>
          <table:table-cell office:value-type="percentage" office:value="0.68889999999999996" table:number-columns-spanned="1" table:number-rows-spanned="2" table:style-name="ce11">
            <text:p>68.89%</text:p>
          </table:table-cell>
          <table:table-cell office:value-type="float" office:value="3629" table:number-columns-spanned="1" table:number-rows-spanned="2" table:style-name="ce8">
            <text:p>3,629</text:p>
          </table:table-cell>
          <table:table-cell office:value-type="float" office:value="7828340" table:number-columns-spanned="1" table:number-rows-spanned="2" table:style-name="ce8">
            <text:p>7,828,340</text:p>
          </table:table-cell>
          <table:table-cell office:value-type="float" office:value="3625369" table:number-columns-spanned="1" table:number-rows-spanned="2" table:style-name="ce8">
            <text:p>3,625,369</text:p>
          </table:table-cell>
          <table:table-cell office:value-type="float" office:value="12649455" table:number-columns-spanned="1" table:number-rows-spanned="2" table:style-name="ce8">
            <text:p>12,649,455</text:p>
          </table:table-cell>
          <table:table-cell office:value-type="float" office:value="31" table:number-columns-spanned="1" table:number-rows-spanned="2" table:style-name="ce9">
            <text:p>31</text:p>
          </table:table-cell>
          <table:table-cell office:value-type="float" office:value="33" table:number-columns-spanned="1" table:number-rows-spanned="2" table:style-name="ce9">
            <text:p>33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5" table:number-columns-spanned="1" table:number-rows-spanned="2" table:style-name="ce9">
            <text:p>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88" table:number-columns-spanned="1" table:number-rows-spanned="2" table:style-name="ce9">
            <text:p>88</text:p>
          </table:table-cell>
          <table:table-cell office:value-type="float" office:value="2331" table:number-columns-spanned="1" table:number-rows-spanned="2" table:style-name="ce8">
            <text:p>2,331</text:p>
          </table:table-cell>
          <table:table-cell office:value-type="percentage" office:value="0.85450000000000004" table:number-columns-spanned="1" table:number-rows-spanned="2" table:style-name="ce11">
            <text:p>85.45%</text:p>
          </table:table-cell>
          <table:table-cell office:value-type="float" office:value="3875" table:number-columns-spanned="1" table:number-rows-spanned="2" table:style-name="ce8">
            <text:p>3,875</text:p>
          </table:table-cell>
          <table:table-cell office:value-type="float" office:value="9031672" table:number-columns-spanned="1" table:number-rows-spanned="2" table:style-name="ce8">
            <text:p>9,031,672</text:p>
          </table:table-cell>
          <table:table-cell office:value-type="float" office:value="848834" table:number-columns-spanned="1" table:number-rows-spanned="2" table:style-name="ce8">
            <text:p>848,834</text:p>
          </table:table-cell>
          <table:table-cell office:value-type="float" office:value="10992127" table:number-columns-spanned="1" table:number-rows-spanned="2" table:style-name="ce8">
            <text:p>10,992,127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55" table:number-columns-spanned="1" table:number-rows-spanned="2" table:style-name="ce9">
            <text:p>5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1500" table:number-columns-spanned="1" table:number-rows-spanned="2" table:style-name="ce8">
            <text:p>11,500</text:p>
          </table:table-cell>
          <table:table-cell office:value-type="float" office:value="253476" table:number-columns-spanned="1" table:number-rows-spanned="2" table:style-name="ce8">
            <text:p>253,476</text:p>
          </table:table-cell>
          <table:table-cell office:value-type="percentage" office:value="0.71099999999999997" table:number-columns-spanned="1" table:number-rows-spanned="2" table:style-name="ce11">
            <text:p>71.10%</text:p>
          </table:table-cell>
          <table:table-cell office:value-type="float" office:value="4094" table:number-columns-spanned="1" table:number-rows-spanned="2" table:style-name="ce8">
            <text:p>4,094</text:p>
          </table:table-cell>
          <table:table-cell office:value-type="float" office:value="1037851477" table:number-columns-spanned="1" table:number-rows-spanned="2" table:style-name="ce8">
            <text:p>1,037,851,477</text:p>
          </table:table-cell>
          <table:table-cell office:value-type="float" office:value="1072194959" table:number-columns-spanned="1" table:number-rows-spanned="2" table:style-name="ce8">
            <text:p>1,072,194,959</text:p>
          </table:table-cell>
          <table:table-cell office:value-type="float" office:value="2429392359" table:number-columns-spanned="1" table:number-rows-spanned="2" table:style-name="ce8">
            <text:p>2,429,392,359</text:p>
          </table:table-cell>
          <table:table-cell office:value-type="float" office:value="3677" table:number-columns-spanned="1" table:number-rows-spanned="2" table:style-name="ce8">
            <text:p>3,677</text:p>
          </table:table-cell>
          <table:table-cell office:value-type="float" office:value="6206" table:number-columns-spanned="1" table:number-rows-spanned="2" table:style-name="ce8">
            <text:p>6,206</text:p>
          </table:table-cell>
          <table:table-cell office:value-type="float" office:value="2336" table:number-columns-spanned="1" table:number-rows-spanned="2" table:style-name="ce8">
            <text:p>2,336</text:p>
          </table:table-cell>
          <table:table-cell office:value-type="float" office:value="1096" table:number-columns-spanned="1" table:number-rows-spanned="2" table:style-name="ce8">
            <text:p>1,096</text:p>
          </table:table-cell>
          <table:table-cell office:value-type="float" office:value="13315" table:number-columns-spanned="1" table:number-rows-spanned="2" table:style-name="ce8">
            <text:p>13,315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8月至2018年8月(Data for 2018/8～2018/8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97" table:number-columns-spanned="1" table:number-rows-spanned="2" table:style-name="ce9">
            <text:p>297</text:p>
          </table:table-cell>
          <table:table-cell office:value-type="float" office:value="2472" table:number-columns-spanned="1" table:number-rows-spanned="2" table:style-name="ce8">
            <text:p>2,472</text:p>
          </table:table-cell>
          <table:table-cell office:value-type="percentage" office:value="0.26850000000000002" table:number-columns-spanned="1" table:number-rows-spanned="2" table:style-name="ce11">
            <text:p>26.85%</text:p>
          </table:table-cell>
          <table:table-cell office:value-type="float" office:value="1307" table:number-columns-spanned="1" table:number-rows-spanned="2" table:style-name="ce8">
            <text:p>1,307</text:p>
          </table:table-cell>
          <table:table-cell office:value-type="float" office:value="3231960" table:number-columns-spanned="1" table:number-rows-spanned="2" table:style-name="ce8">
            <text:p>3,231,960</text:p>
          </table:table-cell>
          <table:table-cell office:value-type="float" office:value="1700692" table:number-columns-spanned="1" table:number-rows-spanned="2" table:style-name="ce8">
            <text:p>1,700,692</text:p>
          </table:table-cell>
          <table:table-cell office:value-type="float" office:value="4985909" table:number-columns-spanned="1" table:number-rows-spanned="2" table:style-name="ce8">
            <text:p>4,985,909</text:p>
          </table:table-cell>
          <table:table-cell office:value-type="float" office:value="41" table:number-columns-spanned="1" table:number-rows-spanned="2" table:style-name="ce9">
            <text:p>41</text:p>
          </table:table-cell>
          <table:table-cell office:value-type="float" office:value="28" table:number-columns-spanned="1" table:number-rows-spanned="2" table:style-name="ce9">
            <text:p>28</text:p>
          </table:table-cell>
          <table:table-cell office:value-type="float" office:value="33" table:number-columns-spanned="1" table:number-rows-spanned="2" table:style-name="ce9">
            <text:p>33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104" table:number-columns-spanned="1" table:number-rows-spanned="2" table:style-name="ce9">
            <text:p>10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269" table:number-columns-spanned="1" table:number-rows-spanned="2" table:style-name="ce9">
            <text:p>269</text:p>
          </table:table-cell>
          <table:table-cell office:value-type="float" office:value="2107" table:number-columns-spanned="1" table:number-rows-spanned="2" table:style-name="ce8">
            <text:p>2,107</text:p>
          </table:table-cell>
          <table:table-cell office:value-type="percentage" office:value="0.25269999999999998" table:number-columns-spanned="1" table:number-rows-spanned="2" table:style-name="ce11">
            <text:p>25.27%</text:p>
          </table:table-cell>
          <table:table-cell office:value-type="float" office:value="1412" table:number-columns-spanned="1" table:number-rows-spanned="2" table:style-name="ce8">
            <text:p>1,412</text:p>
          </table:table-cell>
          <table:table-cell office:value-type="float" office:value="2975405" table:number-columns-spanned="1" table:number-rows-spanned="2" table:style-name="ce8">
            <text:p>2,975,405</text:p>
          </table:table-cell>
          <table:table-cell office:value-type="float" office:value="2017996" table:number-columns-spanned="1" table:number-rows-spanned="2" table:style-name="ce8">
            <text:p>2,017,996</text:p>
          </table:table-cell>
          <table:table-cell office:value-type="float" office:value="5568029" table:number-columns-spanned="1" table:number-rows-spanned="2" table:style-name="ce8">
            <text:p>5,568,029</text:p>
          </table:table-cell>
          <table:table-cell office:value-type="float" office:value="34" table:number-columns-spanned="1" table:number-rows-spanned="2" table:style-name="ce9">
            <text:p>34</text:p>
          </table:table-cell>
          <table:table-cell office:value-type="float" office:value="33" table:number-columns-spanned="1" table:number-rows-spanned="2" table:style-name="ce9">
            <text:p>33</text:p>
          </table:table-cell>
          <table:table-cell office:value-type="float" office:value="31" table:number-columns-spanned="1" table:number-rows-spanned="2" table:style-name="ce9">
            <text:p>3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8" table:number-columns-spanned="1" table:number-rows-spanned="2" table:style-name="ce9">
            <text:p>9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453" table:number-columns-spanned="1" table:number-rows-spanned="2" table:style-name="ce9">
            <text:p>453</text:p>
          </table:table-cell>
          <table:table-cell office:value-type="float" office:value="11048" table:number-columns-spanned="1" table:number-rows-spanned="2" table:style-name="ce8">
            <text:p>11,048</text:p>
          </table:table-cell>
          <table:table-cell office:value-type="percentage" office:value="0.78669999999999995" table:number-columns-spanned="1" table:number-rows-spanned="2" table:style-name="ce11">
            <text:p>78.67%</text:p>
          </table:table-cell>
          <table:table-cell office:value-type="float" office:value="1943" table:number-columns-spanned="1" table:number-rows-spanned="2" table:style-name="ce8">
            <text:p>1,943</text:p>
          </table:table-cell>
          <table:table-cell office:value-type="float" office:value="21465327" table:number-columns-spanned="1" table:number-rows-spanned="2" table:style-name="ce8">
            <text:p>21,465,327</text:p>
          </table:table-cell>
          <table:table-cell office:value-type="float" office:value="32730622" table:number-columns-spanned="1" table:number-rows-spanned="2" table:style-name="ce8">
            <text:p>32,730,622</text:p>
          </table:table-cell>
          <table:table-cell office:value-type="float" office:value="56034846" table:number-columns-spanned="1" table:number-rows-spanned="2" table:style-name="ce8">
            <text:p>56,034,846</text:p>
          </table:table-cell>
          <table:table-cell office:value-type="float" office:value="116" table:number-columns-spanned="1" table:number-rows-spanned="2" table:style-name="ce9">
            <text:p>116</text:p>
          </table:table-cell>
          <table:table-cell office:value-type="float" office:value="160" table:number-columns-spanned="1" table:number-rows-spanned="2" table:style-name="ce9">
            <text:p>160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60" table:number-columns-spanned="1" table:number-rows-spanned="2" table:style-name="ce9">
            <text:p>60</text:p>
          </table:table-cell>
          <table:table-cell office:value-type="float" office:value="354" table:number-columns-spanned="1" table:number-rows-spanned="2" table:style-name="ce9">
            <text:p>35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540" table:number-columns-spanned="1" table:number-rows-spanned="2" table:style-name="ce9">
            <text:p>540</text:p>
          </table:table-cell>
          <table:table-cell office:value-type="float" office:value="8760" table:number-columns-spanned="1" table:number-rows-spanned="2" table:style-name="ce8">
            <text:p>8,760</text:p>
          </table:table-cell>
          <table:table-cell office:value-type="percentage" office:value="0.52329999999999999" table:number-columns-spanned="1" table:number-rows-spanned="2" table:style-name="ce11">
            <text:p>52.33%</text:p>
          </table:table-cell>
          <table:table-cell office:value-type="float" office:value="3256" table:number-columns-spanned="1" table:number-rows-spanned="2" table:style-name="ce8">
            <text:p>3,256</text:p>
          </table:table-cell>
          <table:table-cell office:value-type="float" office:value="28523683" table:number-columns-spanned="1" table:number-rows-spanned="2" table:style-name="ce8">
            <text:p>28,523,683</text:p>
          </table:table-cell>
          <table:table-cell office:value-type="float" office:value="57053218" table:number-columns-spanned="1" table:number-rows-spanned="2" table:style-name="ce8">
            <text:p>57,053,218</text:p>
          </table:table-cell>
          <table:table-cell office:value-type="float" office:value="100536540" table:number-columns-spanned="1" table:number-rows-spanned="2" table:style-name="ce8">
            <text:p>100,536,540</text:p>
          </table:table-cell>
          <table:table-cell office:value-type="float" office:value="185" table:number-columns-spanned="1" table:number-rows-spanned="2" table:style-name="ce9">
            <text:p>185</text:p>
          </table:table-cell>
          <table:table-cell office:value-type="float" office:value="460" table:number-columns-spanned="1" table:number-rows-spanned="2" table:style-name="ce9">
            <text:p>460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208" table:number-columns-spanned="1" table:number-rows-spanned="2" table:style-name="ce9">
            <text:p>208</text:p>
          </table:table-cell>
          <table:table-cell office:value-type="float" office:value="861" table:number-columns-spanned="1" table:number-rows-spanned="2" table:style-name="ce9">
            <text:p>8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271" table:number-columns-spanned="1" table:number-rows-spanned="2" table:style-name="ce9">
            <text:p>271</text:p>
          </table:table-cell>
          <table:table-cell office:value-type="float" office:value="6831" table:number-columns-spanned="1" table:number-rows-spanned="2" table:style-name="ce8">
            <text:p>6,831</text:p>
          </table:table-cell>
          <table:table-cell office:value-type="percentage" office:value="0.81310000000000004" table:number-columns-spanned="1" table:number-rows-spanned="2" table:style-name="ce11">
            <text:p>81.31%</text:p>
          </table:table-cell>
          <table:table-cell office:value-type="float" office:value="2291" table:number-columns-spanned="1" table:number-rows-spanned="2" table:style-name="ce8">
            <text:p>2,291</text:p>
          </table:table-cell>
          <table:table-cell office:value-type="float" office:value="15647154" table:number-columns-spanned="1" table:number-rows-spanned="2" table:style-name="ce8">
            <text:p>15,647,154</text:p>
          </table:table-cell>
          <table:table-cell office:value-type="float" office:value="14609298" table:number-columns-spanned="1" table:number-rows-spanned="2" table:style-name="ce8">
            <text:p>14,609,298</text:p>
          </table:table-cell>
          <table:table-cell office:value-type="float" office:value="33910169" table:number-columns-spanned="1" table:number-rows-spanned="2" table:style-name="ce8">
            <text:p>33,910,169</text:p>
          </table:table-cell>
          <table:table-cell office:value-type="float" office:value="94" table:number-columns-spanned="1" table:number-rows-spanned="2" table:style-name="ce9">
            <text:p>94</text:p>
          </table:table-cell>
          <table:table-cell office:value-type="float" office:value="150" table:number-columns-spanned="1" table:number-rows-spanned="2" table:style-name="ce9">
            <text:p>150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302" table:number-columns-spanned="1" table:number-rows-spanned="2" table:style-name="ce9">
            <text:p>30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585" table:number-columns-spanned="1" table:number-rows-spanned="2" table:style-name="ce9">
            <text:p>585</text:p>
          </table:table-cell>
          <table:table-cell office:value-type="float" office:value="7772" table:number-columns-spanned="1" table:number-rows-spanned="2" table:style-name="ce8">
            <text:p>7,772</text:p>
          </table:table-cell>
          <table:table-cell office:value-type="percentage" office:value="0.42859999999999998" table:number-columns-spanned="1" table:number-rows-spanned="2" table:style-name="ce11">
            <text:p>42.86%</text:p>
          </table:table-cell>
          <table:table-cell office:value-type="float" office:value="2357" table:number-columns-spanned="1" table:number-rows-spanned="2" table:style-name="ce8">
            <text:p>2,357</text:p>
          </table:table-cell>
          <table:table-cell office:value-type="float" office:value="18315056" table:number-columns-spanned="1" table:number-rows-spanned="2" table:style-name="ce8">
            <text:p>18,315,056</text:p>
          </table:table-cell>
          <table:table-cell office:value-type="float" office:value="19078666" table:number-columns-spanned="1" table:number-rows-spanned="2" table:style-name="ce8">
            <text:p>19,078,666</text:p>
          </table:table-cell>
          <table:table-cell office:value-type="float" office:value="48778543" table:number-columns-spanned="1" table:number-rows-spanned="2" table:style-name="ce8">
            <text:p>48,778,543</text:p>
          </table:table-cell>
          <table:table-cell office:value-type="float" office:value="156" table:number-columns-spanned="1" table:number-rows-spanned="2" table:style-name="ce9">
            <text:p>156</text:p>
          </table:table-cell>
          <table:table-cell office:value-type="float" office:value="192" table:number-columns-spanned="1" table:number-rows-spanned="2" table:style-name="ce9">
            <text:p>192</text:p>
          </table:table-cell>
          <table:table-cell office:value-type="float" office:value="133" table:number-columns-spanned="1" table:number-rows-spanned="2" table:style-name="ce9">
            <text:p>133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503" table:number-columns-spanned="1" table:number-rows-spanned="2" table:style-name="ce9">
            <text:p>50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380" table:number-columns-spanned="1" table:number-rows-spanned="2" table:style-name="ce9">
            <text:p>380</text:p>
          </table:table-cell>
          <table:table-cell office:value-type="float" office:value="7240" table:number-columns-spanned="1" table:number-rows-spanned="2" table:style-name="ce8">
            <text:p>7,240</text:p>
          </table:table-cell>
          <table:table-cell office:value-type="percentage" office:value="0.61460000000000004" table:number-columns-spanned="1" table:number-rows-spanned="2" table:style-name="ce11">
            <text:p>61.46%</text:p>
          </table:table-cell>
          <table:table-cell office:value-type="float" office:value="1917" table:number-columns-spanned="1" table:number-rows-spanned="2" table:style-name="ce8">
            <text:p>1,917</text:p>
          </table:table-cell>
          <table:table-cell office:value-type="float" office:value="13878899" table:number-columns-spanned="1" table:number-rows-spanned="2" table:style-name="ce8">
            <text:p>13,878,899</text:p>
          </table:table-cell>
          <table:table-cell office:value-type="float" office:value="13247058" table:number-columns-spanned="1" table:number-rows-spanned="2" table:style-name="ce8">
            <text:p>13,247,058</text:p>
          </table:table-cell>
          <table:table-cell office:value-type="float" office:value="28239608" table:number-columns-spanned="1" table:number-rows-spanned="2" table:style-name="ce8">
            <text:p>28,239,608</text:p>
          </table:table-cell>
          <table:table-cell office:value-type="float" office:value="103" table:number-columns-spanned="1" table:number-rows-spanned="2" table:style-name="ce9">
            <text:p>103</text:p>
          </table:table-cell>
          <table:table-cell office:value-type="float" office:value="124" table:number-columns-spanned="1" table:number-rows-spanned="2" table:style-name="ce9">
            <text:p>124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25" table:number-columns-spanned="1" table:number-rows-spanned="2" table:style-name="ce9">
            <text:p>25</text:p>
          </table:table-cell>
          <table:table-cell office:value-type="float" office:value="287" table:number-columns-spanned="1" table:number-rows-spanned="2" table:style-name="ce9">
            <text:p>28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198" table:number-columns-spanned="1" table:number-rows-spanned="2" table:style-name="ce9">
            <text:p>198</text:p>
          </table:table-cell>
          <table:table-cell office:value-type="float" office:value="3941" table:number-columns-spanned="1" table:number-rows-spanned="2" table:style-name="ce8">
            <text:p>3,941</text:p>
          </table:table-cell>
          <table:table-cell office:value-type="percentage" office:value="0.6421" table:number-columns-spanned="1" table:number-rows-spanned="2" table:style-name="ce11">
            <text:p>64.21%</text:p>
          </table:table-cell>
          <table:table-cell office:value-type="float" office:value="2160" table:number-columns-spanned="1" table:number-rows-spanned="2" table:style-name="ce8">
            <text:p>2,160</text:p>
          </table:table-cell>
          <table:table-cell office:value-type="float" office:value="8511687" table:number-columns-spanned="1" table:number-rows-spanned="2" table:style-name="ce8">
            <text:p>8,511,687</text:p>
          </table:table-cell>
          <table:table-cell office:value-type="float" office:value="12705122" table:number-columns-spanned="1" table:number-rows-spanned="2" table:style-name="ce8">
            <text:p>12,705,122</text:p>
          </table:table-cell>
          <table:table-cell office:value-type="float" office:value="22829187" table:number-columns-spanned="1" table:number-rows-spanned="2" table:style-name="ce8">
            <text:p>22,829,187</text:p>
          </table:table-cell>
          <table:table-cell office:value-type="float" office:value="66" table:number-columns-spanned="1" table:number-rows-spanned="2" table:style-name="ce9">
            <text:p>66</text:p>
          </table:table-cell>
          <table:table-cell office:value-type="float" office:value="95" table:number-columns-spanned="1" table:number-rows-spanned="2" table:style-name="ce9">
            <text:p>95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24" table:number-columns-spanned="1" table:number-rows-spanned="2" table:style-name="ce9">
            <text:p>24</text:p>
          </table:table-cell>
          <table:table-cell office:value-type="float" office:value="197" table:number-columns-spanned="1" table:number-rows-spanned="2" table:style-name="ce9">
            <text:p>19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147" table:number-columns-spanned="1" table:number-rows-spanned="2" table:style-name="ce9">
            <text:p>147</text:p>
          </table:table-cell>
          <table:table-cell office:value-type="float" office:value="729" table:number-columns-spanned="1" table:number-rows-spanned="2" table:style-name="ce9">
            <text:p>729</text:p>
          </table:table-cell>
          <table:table-cell office:value-type="percentage" office:value="0.16" table:number-columns-spanned="1" table:number-rows-spanned="2" table:style-name="ce11">
            <text:p>16.00%</text:p>
          </table:table-cell>
          <table:table-cell office:value-type="float" office:value="7241" table:number-columns-spanned="1" table:number-rows-spanned="2" table:style-name="ce8">
            <text:p>7,241</text:p>
          </table:table-cell>
          <table:table-cell office:value-type="float" office:value="5278875" table:number-columns-spanned="1" table:number-rows-spanned="2" table:style-name="ce8">
            <text:p>5,278,875</text:p>
          </table:table-cell>
          <table:table-cell office:value-type="float" office:value="11768861" table:number-columns-spanned="1" table:number-rows-spanned="2" table:style-name="ce8">
            <text:p>11,768,861</text:p>
          </table:table-cell>
          <table:table-cell office:value-type="float" office:value="19236766" table:number-columns-spanned="1" table:number-rows-spanned="2" table:style-name="ce8">
            <text:p>19,236,766</text:p>
          </table:table-cell>
          <table:table-cell office:value-type="float" office:value="59" table:number-columns-spanned="1" table:number-rows-spanned="2" table:style-name="ce9">
            <text:p>59</text:p>
          </table:table-cell>
          <table:table-cell office:value-type="float" office:value="78" table:number-columns-spanned="1" table:number-rows-spanned="2" table:style-name="ce9">
            <text:p>78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87" table:number-columns-spanned="1" table:number-rows-spanned="2" table:style-name="ce9">
            <text:p>18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250" table:number-columns-spanned="1" table:number-rows-spanned="2" table:style-name="ce9">
            <text:p>250</text:p>
          </table:table-cell>
          <table:table-cell office:value-type="float" office:value="4617" table:number-columns-spanned="1" table:number-rows-spanned="2" table:style-name="ce8">
            <text:p>4,617</text:p>
          </table:table-cell>
          <table:table-cell office:value-type="percentage" office:value="0.59570000000000001" table:number-columns-spanned="1" table:number-rows-spanned="2" table:style-name="ce11">
            <text:p>59.57%</text:p>
          </table:table-cell>
          <table:table-cell office:value-type="float" office:value="1830" table:number-columns-spanned="1" table:number-rows-spanned="2" table:style-name="ce8">
            <text:p>1,830</text:p>
          </table:table-cell>
          <table:table-cell office:value-type="float" office:value="8450291" table:number-columns-spanned="1" table:number-rows-spanned="2" table:style-name="ce8">
            <text:p>8,450,291</text:p>
          </table:table-cell>
          <table:table-cell office:value-type="float" office:value="3100454" table:number-columns-spanned="1" table:number-rows-spanned="2" table:style-name="ce8">
            <text:p>3,100,454</text:p>
          </table:table-cell>
          <table:table-cell office:value-type="float" office:value="11570079" table:number-columns-spanned="1" table:number-rows-spanned="2" table:style-name="ce8">
            <text:p>11,570,079</text:p>
          </table:table-cell>
          <table:table-cell office:value-type="float" office:value="38" table:number-columns-spanned="1" table:number-rows-spanned="2" table:style-name="ce9">
            <text:p>38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88" table:number-columns-spanned="1" table:number-rows-spanned="2" table:style-name="ce9">
            <text:p>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390" table:number-columns-spanned="1" table:number-rows-spanned="2" table:style-name="ce8">
            <text:p>3,390</text:p>
          </table:table-cell>
          <table:table-cell office:value-type="float" office:value="55517" table:number-columns-spanned="1" table:number-rows-spanned="2" table:style-name="ce8">
            <text:p>55,517</text:p>
          </table:table-cell>
          <table:table-cell office:value-type="percentage" office:value="0.52829999999999999" table:number-columns-spanned="1" table:number-rows-spanned="2" table:style-name="ce11">
            <text:p>52.83%</text:p>
          </table:table-cell>
          <table:table-cell office:value-type="float" office:value="2275" table:number-columns-spanned="1" table:number-rows-spanned="2" table:style-name="ce8">
            <text:p>2,275</text:p>
          </table:table-cell>
          <table:table-cell office:value-type="float" office:value="126278337" table:number-columns-spanned="1" table:number-rows-spanned="2" table:style-name="ce8">
            <text:p>126,278,337</text:p>
          </table:table-cell>
          <table:table-cell office:value-type="float" office:value="168011987" table:number-columns-spanned="1" table:number-rows-spanned="2" table:style-name="ce8">
            <text:p>168,011,987</text:p>
          </table:table-cell>
          <table:table-cell office:value-type="float" office:value="331689676" table:number-columns-spanned="1" table:number-rows-spanned="2" table:style-name="ce8">
            <text:p>331,689,676</text:p>
          </table:table-cell>
          <table:table-cell office:value-type="float" office:value="892" table:number-columns-spanned="1" table:number-rows-spanned="2" table:style-name="ce9">
            <text:p>892</text:p>
          </table:table-cell>
          <table:table-cell office:value-type="float" office:value="1356" table:number-columns-spanned="1" table:number-rows-spanned="2" table:style-name="ce8">
            <text:p>1,356</text:p>
          </table:table-cell>
          <table:table-cell office:value-type="float" office:value="365" table:number-columns-spanned="1" table:number-rows-spanned="2" table:style-name="ce9">
            <text:p>365</text:p>
          </table:table-cell>
          <table:table-cell office:value-type="float" office:value="368" table:number-columns-spanned="1" table:number-rows-spanned="2" table:style-name="ce9">
            <text:p>368</text:p>
          </table:table-cell>
          <table:table-cell office:value-type="float" office:value="2981" table:number-columns-spanned="1" table:number-rows-spanned="2" table:style-name="ce8">
            <text:p>2,981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8月至2018年8月(Data for 2018/8～2018/8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178" table:number-columns-spanned="1" table:number-rows-spanned="2" table:style-name="ce9">
            <text:p>178</text:p>
          </table:table-cell>
          <table:table-cell office:value-type="float" office:value="2426" table:number-columns-spanned="1" table:number-rows-spanned="2" table:style-name="ce8">
            <text:p>2,426</text:p>
          </table:table-cell>
          <table:table-cell office:value-type="percentage" office:value="0.43969999999999998" table:number-columns-spanned="1" table:number-rows-spanned="2" table:style-name="ce11">
            <text:p>43.97%</text:p>
          </table:table-cell>
          <table:table-cell office:value-type="float" office:value="2318" table:number-columns-spanned="1" table:number-rows-spanned="2" table:style-name="ce8">
            <text:p>2,318</text:p>
          </table:table-cell>
          <table:table-cell office:value-type="float" office:value="5624434" table:number-columns-spanned="1" table:number-rows-spanned="2" table:style-name="ce8">
            <text:p>5,624,434</text:p>
          </table:table-cell>
          <table:table-cell office:value-type="float" office:value="11786579" table:number-columns-spanned="1" table:number-rows-spanned="2" table:style-name="ce8">
            <text:p>11,786,579</text:p>
          </table:table-cell>
          <table:table-cell office:value-type="float" office:value="19636579" table:number-columns-spanned="1" table:number-rows-spanned="2" table:style-name="ce8">
            <text:p>19,636,579</text:p>
          </table:table-cell>
          <table:table-cell office:value-type="float" office:value="48" table:number-columns-spanned="1" table:number-rows-spanned="2" table:style-name="ce9">
            <text:p>48</text:p>
          </table:table-cell>
          <table:table-cell office:value-type="float" office:value="128" table:number-columns-spanned="1" table:number-rows-spanned="2" table:style-name="ce9">
            <text:p>128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220" table:number-columns-spanned="1" table:number-rows-spanned="2" table:style-name="ce9">
            <text:p>2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228" table:number-columns-spanned="1" table:number-rows-spanned="2" table:style-name="ce9">
            <text:p>228</text:p>
          </table:table-cell>
          <table:table-cell office:value-type="float" office:value="942" table:number-columns-spanned="1" table:number-rows-spanned="2" table:style-name="ce9">
            <text:p>942</text:p>
          </table:table-cell>
          <table:table-cell office:value-type="percentage" office:value="0.1333" table:number-columns-spanned="1" table:number-rows-spanned="2" table:style-name="ce11">
            <text:p>13.33%</text:p>
          </table:table-cell>
          <table:table-cell office:value-type="float" office:value="1649" table:number-columns-spanned="1" table:number-rows-spanned="2" table:style-name="ce8">
            <text:p>1,649</text:p>
          </table:table-cell>
          <table:table-cell office:value-type="float" office:value="1553328" table:number-columns-spanned="1" table:number-rows-spanned="2" table:style-name="ce8">
            <text:p>1,553,328</text:p>
          </table:table-cell>
          <table:table-cell office:value-type="float" office:value="869768" table:number-columns-spanned="1" table:number-rows-spanned="2" table:style-name="ce8">
            <text:p>869,768</text:p>
          </table:table-cell>
          <table:table-cell office:value-type="float" office:value="2642226" table:number-columns-spanned="1" table:number-rows-spanned="2" table:style-name="ce8">
            <text:p>2,642,226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53" table:number-columns-spanned="1" table:number-rows-spanned="2" table:style-name="ce9">
            <text:p>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354" table:number-columns-spanned="1" table:number-rows-spanned="2" table:style-name="ce9">
            <text:p>354</text:p>
          </table:table-cell>
          <table:table-cell office:value-type="float" office:value="7432" table:number-columns-spanned="1" table:number-rows-spanned="2" table:style-name="ce8">
            <text:p>7,432</text:p>
          </table:table-cell>
          <table:table-cell office:value-type="percentage" office:value="0.67720000000000002" table:number-columns-spanned="1" table:number-rows-spanned="2" table:style-name="ce11">
            <text:p>67.72%</text:p>
          </table:table-cell>
          <table:table-cell office:value-type="float" office:value="2276" table:number-columns-spanned="1" table:number-rows-spanned="2" table:style-name="ce8">
            <text:p>2,276</text:p>
          </table:table-cell>
          <table:table-cell office:value-type="float" office:value="16914861" table:number-columns-spanned="1" table:number-rows-spanned="2" table:style-name="ce8">
            <text:p>16,914,861</text:p>
          </table:table-cell>
          <table:table-cell office:value-type="float" office:value="21316012" table:number-columns-spanned="1" table:number-rows-spanned="2" table:style-name="ce8">
            <text:p>21,316,012</text:p>
          </table:table-cell>
          <table:table-cell office:value-type="float" office:value="43172471" table:number-columns-spanned="1" table:number-rows-spanned="2" table:style-name="ce8">
            <text:p>43,172,471</text:p>
          </table:table-cell>
          <table:table-cell office:value-type="float" office:value="87" table:number-columns-spanned="1" table:number-rows-spanned="2" table:style-name="ce9">
            <text:p>87</text:p>
          </table:table-cell>
          <table:table-cell office:value-type="float" office:value="130" table:number-columns-spanned="1" table:number-rows-spanned="2" table:style-name="ce9">
            <text:p>130</text:p>
          </table:table-cell>
          <table:table-cell office:value-type="float" office:value="48" table:number-columns-spanned="1" table:number-rows-spanned="2" table:style-name="ce9">
            <text:p>48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269" table:number-columns-spanned="1" table:number-rows-spanned="2" table:style-name="ce9">
            <text:p>26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155" table:number-columns-spanned="1" table:number-rows-spanned="2" table:style-name="ce9">
            <text:p>155</text:p>
          </table:table-cell>
          <table:table-cell office:value-type="float" office:value="2169" table:number-columns-spanned="1" table:number-rows-spanned="2" table:style-name="ce8">
            <text:p>2,169</text:p>
          </table:table-cell>
          <table:table-cell office:value-type="percentage" office:value="0.45140000000000002" table:number-columns-spanned="1" table:number-rows-spanned="2" table:style-name="ce11">
            <text:p>45.14%</text:p>
          </table:table-cell>
          <table:table-cell office:value-type="float" office:value="2792" table:number-columns-spanned="1" table:number-rows-spanned="2" table:style-name="ce8">
            <text:p>2,792</text:p>
          </table:table-cell>
          <table:table-cell office:value-type="float" office:value="6055592" table:number-columns-spanned="1" table:number-rows-spanned="2" table:style-name="ce8">
            <text:p>6,055,592</text:p>
          </table:table-cell>
          <table:table-cell office:value-type="float" office:value="7826294" table:number-columns-spanned="1" table:number-rows-spanned="2" table:style-name="ce8">
            <text:p>7,826,294</text:p>
          </table:table-cell>
          <table:table-cell office:value-type="float" office:value="16728684" table:number-columns-spanned="1" table:number-rows-spanned="2" table:style-name="ce8">
            <text:p>16,728,684</text:p>
          </table:table-cell>
          <table:table-cell office:value-type="float" office:value="54" table:number-columns-spanned="1" table:number-rows-spanned="2" table:style-name="ce9">
            <text:p>54</text:p>
          </table:table-cell>
          <table:table-cell office:value-type="float" office:value="108" table:number-columns-spanned="1" table:number-rows-spanned="2" table:style-name="ce9">
            <text:p>108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34" table:number-columns-spanned="1" table:number-rows-spanned="2" table:style-name="ce9">
            <text:p>34</text:p>
          </table:table-cell>
          <table:table-cell office:value-type="float" office:value="215" table:number-columns-spanned="1" table:number-rows-spanned="2" table:style-name="ce9">
            <text:p>2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222" table:number-columns-spanned="1" table:number-rows-spanned="2" table:style-name="ce9">
            <text:p>222</text:p>
          </table:table-cell>
          <table:table-cell office:value-type="float" office:value="5926" table:number-columns-spanned="1" table:number-rows-spanned="2" table:style-name="ce8">
            <text:p>5,926</text:p>
          </table:table-cell>
          <table:table-cell office:value-type="percentage" office:value="0.86109999999999998" table:number-columns-spanned="1" table:number-rows-spanned="2" table:style-name="ce11">
            <text:p>86.11%</text:p>
          </table:table-cell>
          <table:table-cell office:value-type="float" office:value="2924" table:number-columns-spanned="1" table:number-rows-spanned="2" table:style-name="ce8">
            <text:p>2,924</text:p>
          </table:table-cell>
          <table:table-cell office:value-type="float" office:value="17325411" table:number-columns-spanned="1" table:number-rows-spanned="2" table:style-name="ce8">
            <text:p>17,325,411</text:p>
          </table:table-cell>
          <table:table-cell office:value-type="float" office:value="18226337" table:number-columns-spanned="1" table:number-rows-spanned="2" table:style-name="ce8">
            <text:p>18,226,337</text:p>
          </table:table-cell>
          <table:table-cell office:value-type="float" office:value="49106809" table:number-columns-spanned="1" table:number-rows-spanned="2" table:style-name="ce8">
            <text:p>49,106,809</text:p>
          </table:table-cell>
          <table:table-cell office:value-type="float" office:value="156" table:number-columns-spanned="1" table:number-rows-spanned="2" table:style-name="ce9">
            <text:p>156</text:p>
          </table:table-cell>
          <table:table-cell office:value-type="float" office:value="131" table:number-columns-spanned="1" table:number-rows-spanned="2" table:style-name="ce9">
            <text:p>131</text:p>
          </table:table-cell>
          <table:table-cell office:value-type="float" office:value="74" table:number-columns-spanned="1" table:number-rows-spanned="2" table:style-name="ce9">
            <text:p>74</text:p>
          </table:table-cell>
          <table:table-cell office:value-type="float" office:value="28" table:number-columns-spanned="1" table:number-rows-spanned="2" table:style-name="ce9">
            <text:p>28</text:p>
          </table:table-cell>
          <table:table-cell office:value-type="float" office:value="389" table:number-columns-spanned="1" table:number-rows-spanned="2" table:style-name="ce9">
            <text:p>3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149" table:number-columns-spanned="1" table:number-rows-spanned="2" table:style-name="ce9">
            <text:p>149</text:p>
          </table:table-cell>
          <table:table-cell office:value-type="float" office:value="3751" table:number-columns-spanned="1" table:number-rows-spanned="2" table:style-name="ce8">
            <text:p>3,751</text:p>
          </table:table-cell>
          <table:table-cell office:value-type="percentage" office:value="0.81210000000000004" table:number-columns-spanned="1" table:number-rows-spanned="2" table:style-name="ce11">
            <text:p>81.21%</text:p>
          </table:table-cell>
          <table:table-cell office:value-type="float" office:value="3184" table:number-columns-spanned="1" table:number-rows-spanned="2" table:style-name="ce8">
            <text:p>3,184</text:p>
          </table:table-cell>
          <table:table-cell office:value-type="float" office:value="11944936" table:number-columns-spanned="1" table:number-rows-spanned="2" table:style-name="ce8">
            <text:p>11,944,936</text:p>
          </table:table-cell>
          <table:table-cell office:value-type="float" office:value="26719699" table:number-columns-spanned="1" table:number-rows-spanned="2" table:style-name="ce8">
            <text:p>26,719,699</text:p>
          </table:table-cell>
          <table:table-cell office:value-type="float" office:value="43652779" table:number-columns-spanned="1" table:number-rows-spanned="2" table:style-name="ce8">
            <text:p>43,652,779</text:p>
          </table:table-cell>
          <table:table-cell office:value-type="float" office:value="62" table:number-columns-spanned="1" table:number-rows-spanned="2" table:style-name="ce9">
            <text:p>62</text:p>
          </table:table-cell>
          <table:table-cell office:value-type="float" office:value="156" table:number-columns-spanned="1" table:number-rows-spanned="2" table:style-name="ce9">
            <text:p>156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34" table:number-columns-spanned="1" table:number-rows-spanned="2" table:style-name="ce9">
            <text:p>34</text:p>
          </table:table-cell>
          <table:table-cell office:value-type="float" office:value="273" table:number-columns-spanned="1" table:number-rows-spanned="2" table:style-name="ce9">
            <text:p>2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200" table:number-columns-spanned="1" table:number-rows-spanned="2" table:style-name="ce9">
            <text:p>200</text:p>
          </table:table-cell>
          <table:table-cell office:value-type="float" office:value="2792" table:number-columns-spanned="1" table:number-rows-spanned="2" table:style-name="ce8">
            <text:p>2,792</text:p>
          </table:table-cell>
          <table:table-cell office:value-type="percentage" office:value="0.45029999999999998" table:number-columns-spanned="1" table:number-rows-spanned="2" table:style-name="ce11">
            <text:p>45.03%</text:p>
          </table:table-cell>
          <table:table-cell office:value-type="float" office:value="2355" table:number-columns-spanned="1" table:number-rows-spanned="2" table:style-name="ce8">
            <text:p>2,355</text:p>
          </table:table-cell>
          <table:table-cell office:value-type="float" office:value="6574335" table:number-columns-spanned="1" table:number-rows-spanned="2" table:style-name="ce8">
            <text:p>6,574,335</text:p>
          </table:table-cell>
          <table:table-cell office:value-type="float" office:value="1737148" table:number-columns-spanned="1" table:number-rows-spanned="2" table:style-name="ce8">
            <text:p>1,737,148</text:p>
          </table:table-cell>
          <table:table-cell office:value-type="float" office:value="8948085" table:number-columns-spanned="1" table:number-rows-spanned="2" table:style-name="ce8">
            <text:p>8,948,085</text:p>
          </table:table-cell>
          <table:table-cell office:value-type="float" office:value="48" table:number-columns-spanned="1" table:number-rows-spanned="2" table:style-name="ce9">
            <text:p>48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80" table:number-columns-spanned="1" table:number-rows-spanned="2" table:style-name="ce9">
            <text:p>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486" table:number-columns-spanned="1" table:number-rows-spanned="2" table:style-name="ce8">
            <text:p>1,486</text:p>
          </table:table-cell>
          <table:table-cell office:value-type="float" office:value="25438" table:number-columns-spanned="1" table:number-rows-spanned="2" table:style-name="ce8">
            <text:p>25,438</text:p>
          </table:table-cell>
          <table:table-cell office:value-type="percentage" office:value="0.55220000000000002" table:number-columns-spanned="1" table:number-rows-spanned="2" table:style-name="ce11">
            <text:p>55.22%</text:p>
          </table:table-cell>
          <table:table-cell office:value-type="float" office:value="2594" table:number-columns-spanned="1" table:number-rows-spanned="2" table:style-name="ce8">
            <text:p>2,594</text:p>
          </table:table-cell>
          <table:table-cell office:value-type="float" office:value="65992897" table:number-columns-spanned="1" table:number-rows-spanned="2" table:style-name="ce8">
            <text:p>65,992,897</text:p>
          </table:table-cell>
          <table:table-cell office:value-type="float" office:value="88481837" table:number-columns-spanned="1" table:number-rows-spanned="2" table:style-name="ce8">
            <text:p>88,481,837</text:p>
          </table:table-cell>
          <table:table-cell office:value-type="float" office:value="183887633" table:number-columns-spanned="1" table:number-rows-spanned="2" table:style-name="ce8">
            <text:p>183,887,633</text:p>
          </table:table-cell>
          <table:table-cell office:value-type="float" office:value="477" table:number-columns-spanned="1" table:number-rows-spanned="2" table:style-name="ce9">
            <text:p>477</text:p>
          </table:table-cell>
          <table:table-cell office:value-type="float" office:value="676" table:number-columns-spanned="1" table:number-rows-spanned="2" table:style-name="ce9">
            <text:p>676</text:p>
          </table:table-cell>
          <table:table-cell office:value-type="float" office:value="207" table:number-columns-spanned="1" table:number-rows-spanned="2" table:style-name="ce9">
            <text:p>207</text:p>
          </table:table-cell>
          <table:table-cell office:value-type="float" office:value="139" table:number-columns-spanned="1" table:number-rows-spanned="2" table:style-name="ce9">
            <text:p>139</text:p>
          </table:table-cell>
          <table:table-cell office:value-type="float" office:value="1499" table:number-columns-spanned="1" table:number-rows-spanned="2" table:style-name="ce8">
            <text:p>1,499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8月至2018年8月(Data for 2018/8～2018/8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67" table:number-columns-spanned="1" table:number-rows-spanned="2" table:style-name="ce9">
            <text:p>167</text:p>
          </table:table-cell>
          <table:table-cell office:value-type="float" office:value="2373" table:number-columns-spanned="1" table:number-rows-spanned="2" table:style-name="ce8">
            <text:p>2,373</text:p>
          </table:table-cell>
          <table:table-cell office:value-type="percentage" office:value="0.45839999999999997" table:number-columns-spanned="1" table:number-rows-spanned="2" table:style-name="ce11">
            <text:p>45.84%</text:p>
          </table:table-cell>
          <table:table-cell office:value-type="float" office:value="1412" table:number-columns-spanned="1" table:number-rows-spanned="2" table:style-name="ce8">
            <text:p>1,412</text:p>
          </table:table-cell>
          <table:table-cell office:value-type="float" office:value="3349857" table:number-columns-spanned="1" table:number-rows-spanned="2" table:style-name="ce8">
            <text:p>3,349,857</text:p>
          </table:table-cell>
          <table:table-cell office:value-type="float" office:value="800000" table:number-columns-spanned="1" table:number-rows-spanned="2" table:style-name="ce8">
            <text:p>800,000</text:p>
          </table:table-cell>
          <table:table-cell office:value-type="float" office:value="4165937" table:number-columns-spanned="1" table:number-rows-spanned="2" table:style-name="ce8">
            <text:p>4,165,937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197" table:number-columns-spanned="1" table:number-rows-spanned="2" table:style-name="ce9">
            <text:p>197</text:p>
          </table:table-cell>
          <table:table-cell office:value-type="float" office:value="5188" table:number-columns-spanned="1" table:number-rows-spanned="2" table:style-name="ce8">
            <text:p>5,188</text:p>
          </table:table-cell>
          <table:table-cell office:value-type="percentage" office:value="0.84950000000000003" table:number-columns-spanned="1" table:number-rows-spanned="2" table:style-name="ce11">
            <text:p>84.95%</text:p>
          </table:table-cell>
          <table:table-cell office:value-type="float" office:value="2977" table:number-columns-spanned="1" table:number-rows-spanned="2" table:style-name="ce8">
            <text:p>2,977</text:p>
          </table:table-cell>
          <table:table-cell office:value-type="float" office:value="15443762" table:number-columns-spanned="1" table:number-rows-spanned="2" table:style-name="ce8">
            <text:p>15,443,762</text:p>
          </table:table-cell>
          <table:table-cell office:value-type="float" office:value="9435554" table:number-columns-spanned="1" table:number-rows-spanned="2" table:style-name="ce8">
            <text:p>9,435,554</text:p>
          </table:table-cell>
          <table:table-cell office:value-type="float" office:value="26091234" table:number-columns-spanned="1" table:number-rows-spanned="2" table:style-name="ce8">
            <text:p>26,091,234</text:p>
          </table:table-cell>
          <table:table-cell office:value-type="float" office:value="62" table:number-columns-spanned="1" table:number-rows-spanned="2" table:style-name="ce9">
            <text:p>62</text:p>
          </table:table-cell>
          <table:table-cell office:value-type="float" office:value="58" table:number-columns-spanned="1" table:number-rows-spanned="2" table:style-name="ce9">
            <text:p>58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9" table:number-columns-spanned="1" table:number-rows-spanned="2" table:style-name="ce9">
            <text:p>1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343" table:number-columns-spanned="1" table:number-rows-spanned="2" table:style-name="ce9">
            <text:p>343</text:p>
          </table:table-cell>
          <table:table-cell office:value-type="float" office:value="9300" table:number-columns-spanned="1" table:number-rows-spanned="2" table:style-name="ce8">
            <text:p>9,300</text:p>
          </table:table-cell>
          <table:table-cell office:value-type="percentage" office:value="0.87460000000000004" table:number-columns-spanned="1" table:number-rows-spanned="2" table:style-name="ce11">
            <text:p>87.46%</text:p>
          </table:table-cell>
          <table:table-cell office:value-type="float" office:value="2299" table:number-columns-spanned="1" table:number-rows-spanned="2" table:style-name="ce8">
            <text:p>2,299</text:p>
          </table:table-cell>
          <table:table-cell office:value-type="float" office:value="21379399" table:number-columns-spanned="1" table:number-rows-spanned="2" table:style-name="ce8">
            <text:p>21,379,399</text:p>
          </table:table-cell>
          <table:table-cell office:value-type="float" office:value="11653415" table:number-columns-spanned="1" table:number-rows-spanned="2" table:style-name="ce8">
            <text:p>11,653,415</text:p>
          </table:table-cell>
          <table:table-cell office:value-type="float" office:value="34697541" table:number-columns-spanned="1" table:number-rows-spanned="2" table:style-name="ce8">
            <text:p>34,697,541</text:p>
          </table:table-cell>
          <table:table-cell office:value-type="float" office:value="71" table:number-columns-spanned="1" table:number-rows-spanned="2" table:style-name="ce9">
            <text:p>71</text:p>
          </table:table-cell>
          <table:table-cell office:value-type="float" office:value="89" table:number-columns-spanned="1" table:number-rows-spanned="2" table:style-name="ce9">
            <text:p>89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78" table:number-columns-spanned="1" table:number-rows-spanned="2" table:style-name="ce9">
            <text:p>78</text:p>
          </table:table-cell>
          <table:table-cell office:value-type="float" office:value="250" table:number-columns-spanned="1" table:number-rows-spanned="2" table:style-name="ce9">
            <text:p>25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381" table:number-columns-spanned="1" table:number-rows-spanned="2" table:style-name="ce9">
            <text:p>381</text:p>
          </table:table-cell>
          <table:table-cell office:value-type="float" office:value="7219" table:number-columns-spanned="1" table:number-rows-spanned="2" table:style-name="ce8">
            <text:p>7,219</text:p>
          </table:table-cell>
          <table:table-cell office:value-type="percentage" office:value="0.61119999999999997" table:number-columns-spanned="1" table:number-rows-spanned="2" table:style-name="ce11">
            <text:p>61.12%</text:p>
          </table:table-cell>
          <table:table-cell office:value-type="float" office:value="4249" table:number-columns-spanned="1" table:number-rows-spanned="2" table:style-name="ce8">
            <text:p>4,249</text:p>
          </table:table-cell>
          <table:table-cell office:value-type="float" office:value="30671115" table:number-columns-spanned="1" table:number-rows-spanned="2" table:style-name="ce8">
            <text:p>30,671,115</text:p>
          </table:table-cell>
          <table:table-cell office:value-type="float" office:value="14938870" table:number-columns-spanned="1" table:number-rows-spanned="2" table:style-name="ce8">
            <text:p>14,938,870</text:p>
          </table:table-cell>
          <table:table-cell office:value-type="float" office:value="56077665" table:number-columns-spanned="1" table:number-rows-spanned="2" table:style-name="ce8">
            <text:p>56,077,665</text:p>
          </table:table-cell>
          <table:table-cell office:value-type="float" office:value="113" table:number-columns-spanned="1" table:number-rows-spanned="2" table:style-name="ce9">
            <text:p>113</text:p>
          </table:table-cell>
          <table:table-cell office:value-type="float" office:value="98" table:number-columns-spanned="1" table:number-rows-spanned="2" table:style-name="ce9">
            <text:p>98</text:p>
          </table:table-cell>
          <table:table-cell office:value-type="float" office:value="43" table:number-columns-spanned="1" table:number-rows-spanned="2" table:style-name="ce9">
            <text:p>43</text:p>
          </table:table-cell>
          <table:table-cell office:value-type="float" office:value="82" table:number-columns-spanned="1" table:number-rows-spanned="2" table:style-name="ce9">
            <text:p>82</text:p>
          </table:table-cell>
          <table:table-cell office:value-type="float" office:value="336" table:number-columns-spanned="1" table:number-rows-spanned="2" table:style-name="ce9">
            <text:p>33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088" table:number-columns-spanned="1" table:number-rows-spanned="2" table:style-name="ce8">
            <text:p>1,088</text:p>
          </table:table-cell>
          <table:table-cell office:value-type="float" office:value="24080" table:number-columns-spanned="1" table:number-rows-spanned="2" table:style-name="ce8">
            <text:p>24,080</text:p>
          </table:table-cell>
          <table:table-cell office:value-type="percentage" office:value="0.71389999999999998" table:number-columns-spanned="1" table:number-rows-spanned="2" table:style-name="ce11">
            <text:p>71.39%</text:p>
          </table:table-cell>
          <table:table-cell office:value-type="float" office:value="2942" table:number-columns-spanned="1" table:number-rows-spanned="2" table:style-name="ce8">
            <text:p>2,942</text:p>
          </table:table-cell>
          <table:table-cell office:value-type="float" office:value="70844133" table:number-columns-spanned="1" table:number-rows-spanned="2" table:style-name="ce8">
            <text:p>70,844,133</text:p>
          </table:table-cell>
          <table:table-cell office:value-type="float" office:value="36827839" table:number-columns-spanned="1" table:number-rows-spanned="2" table:style-name="ce8">
            <text:p>36,827,839</text:p>
          </table:table-cell>
          <table:table-cell office:value-type="float" office:value="121032377" table:number-columns-spanned="1" table:number-rows-spanned="2" table:style-name="ce8">
            <text:p>121,032,377</text:p>
          </table:table-cell>
          <table:table-cell office:value-type="float" office:value="265" table:number-columns-spanned="1" table:number-rows-spanned="2" table:style-name="ce9">
            <text:p>265</text:p>
          </table:table-cell>
          <table:table-cell office:value-type="float" office:value="249" table:number-columns-spanned="1" table:number-rows-spanned="2" table:style-name="ce9">
            <text:p>249</text:p>
          </table:table-cell>
          <table:table-cell office:value-type="float" office:value="91" table:number-columns-spanned="1" table:number-rows-spanned="2" table:style-name="ce9">
            <text:p>91</text:p>
          </table:table-cell>
          <table:table-cell office:value-type="float" office:value="160" table:number-columns-spanned="1" table:number-rows-spanned="2" table:style-name="ce9">
            <text:p>160</text:p>
          </table:table-cell>
          <table:table-cell office:value-type="float" office:value="765" table:number-columns-spanned="1" table:number-rows-spanned="2" table:style-name="ce9">
            <text:p>765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8月至2018年8月(Data for 2018/8～2018/8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47" table:number-columns-spanned="1" table:number-rows-spanned="2" table:style-name="ce9">
            <text:p>47</text:p>
          </table:table-cell>
          <table:table-cell office:value-type="float" office:value="462" table:number-columns-spanned="1" table:number-rows-spanned="2" table:style-name="ce9">
            <text:p>462</text:p>
          </table:table-cell>
          <table:table-cell office:value-type="percentage" office:value="0.31709999999999999" table:number-columns-spanned="1" table:number-rows-spanned="2" table:style-name="ce11">
            <text:p>31.71%</text:p>
          </table:table-cell>
          <table:table-cell office:value-type="float" office:value="4207" table:number-columns-spanned="1" table:number-rows-spanned="2" table:style-name="ce8">
            <text:p>4,207</text:p>
          </table:table-cell>
          <table:table-cell office:value-type="float" office:value="1943447" table:number-columns-spanned="1" table:number-rows-spanned="2" table:style-name="ce8">
            <text:p>1,943,447</text:p>
          </table:table-cell>
          <table:table-cell office:value-type="float" office:value="1720562" table:number-columns-spanned="1" table:number-rows-spanned="2" table:style-name="ce8">
            <text:p>1,720,562</text:p>
          </table:table-cell>
          <table:table-cell office:value-type="float" office:value="5336599" table:number-columns-spanned="1" table:number-rows-spanned="2" table:style-name="ce8">
            <text:p>5,336,599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office:value-type="float" office:value="45" table:number-columns-spanned="1" table:number-rows-spanned="2" table:style-name="ce9">
            <text:p>4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趣淘漫旅</text:p>
          </table:table-cell>
          <table:table-cell office:value-type="float" office:value="198" table:number-columns-spanned="1" table:number-rows-spanned="2" table:style-name="ce9">
            <text:p>198</text:p>
          </table:table-cell>
          <table:table-cell office:value-type="float" office:value="2556" table:number-columns-spanned="1" table:number-rows-spanned="2" table:style-name="ce8">
            <text:p>2,556</text:p>
          </table:table-cell>
          <table:table-cell office:value-type="percentage" office:value="0.41639999999999999" table:number-columns-spanned="1" table:number-rows-spanned="2" table:style-name="ce11">
            <text:p>41.64%</text:p>
          </table:table-cell>
          <table:table-cell office:value-type="float" office:value="3204" table:number-columns-spanned="1" table:number-rows-spanned="2" table:style-name="ce8">
            <text:p>3,204</text:p>
          </table:table-cell>
          <table:table-cell office:value-type="float" office:value="8189407" table:number-columns-spanned="1" table:number-rows-spanned="2" table:style-name="ce8">
            <text:p>8,189,407</text:p>
          </table:table-cell>
          <table:table-cell office:value-type="float" office:value="4517456" table:number-columns-spanned="1" table:number-rows-spanned="2" table:style-name="ce8">
            <text:p>4,517,456</text:p>
          </table:table-cell>
          <table:table-cell office:value-type="float" office:value="15144964" table:number-columns-spanned="1" table:number-rows-spanned="2" table:style-name="ce8">
            <text:p>15,144,964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5" table:number-columns-spanned="1" table:number-rows-spanned="2" table:style-name="ce9">
            <text:p>45</text:p>
          </table:table-cell>
          <table:table-cell office:value-type="float" office:value="131" table:number-columns-spanned="1" table:number-rows-spanned="2" table:style-name="ce9">
            <text:p>1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07" table:number-columns-spanned="1" table:number-rows-spanned="2" table:style-name="ce9">
            <text:p>107</text:p>
          </table:table-cell>
          <table:table-cell office:value-type="float" office:value="1729" table:number-columns-spanned="1" table:number-rows-spanned="2" table:style-name="ce8">
            <text:p>1,729</text:p>
          </table:table-cell>
          <table:table-cell office:value-type="percentage" office:value="0.52129999999999999" table:number-columns-spanned="1" table:number-rows-spanned="2" table:style-name="ce11">
            <text:p>52.13%</text:p>
          </table:table-cell>
          <table:table-cell office:value-type="float" office:value="2002" table:number-columns-spanned="1" table:number-rows-spanned="2" table:style-name="ce8">
            <text:p>2,002</text:p>
          </table:table-cell>
          <table:table-cell office:value-type="float" office:value="3460605" table:number-columns-spanned="1" table:number-rows-spanned="2" table:style-name="ce8">
            <text:p>3,460,605</text:p>
          </table:table-cell>
          <table:table-cell office:value-type="float" office:value="7316494" table:number-columns-spanned="1" table:number-rows-spanned="2" table:style-name="ce8">
            <text:p>7,316,494</text:p>
          </table:table-cell>
          <table:table-cell office:value-type="float" office:value="11417715" table:number-columns-spanned="1" table:number-rows-spanned="2" table:style-name="ce8">
            <text:p>11,417,715</text:p>
          </table:table-cell>
          <table:table-cell office:value-type="float" office:value="27" table:number-columns-spanned="1" table:number-rows-spanned="2" table:style-name="ce9">
            <text:p>27</text:p>
          </table:table-cell>
          <table:table-cell office:value-type="float" office:value="75" table:number-columns-spanned="1" table:number-rows-spanned="2" table:style-name="ce9">
            <text:p>75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32" table:number-columns-spanned="1" table:number-rows-spanned="2" table:style-name="ce9">
            <text:p>32</text:p>
          </table:table-cell>
          <table:table-cell office:value-type="float" office:value="149" table:number-columns-spanned="1" table:number-rows-spanned="2" table:style-name="ce9">
            <text:p>1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193" table:number-columns-spanned="1" table:number-rows-spanned="2" table:style-name="ce9">
            <text:p>193</text:p>
          </table:table-cell>
          <table:table-cell office:value-type="float" office:value="5066" table:number-columns-spanned="1" table:number-rows-spanned="2" table:style-name="ce8">
            <text:p>5,066</text:p>
          </table:table-cell>
          <table:table-cell office:value-type="percentage" office:value="0.84670000000000001" table:number-columns-spanned="1" table:number-rows-spanned="2" table:style-name="ce11">
            <text:p>84.67%</text:p>
          </table:table-cell>
          <table:table-cell office:value-type="float" office:value="6883" table:number-columns-spanned="1" table:number-rows-spanned="2" table:style-name="ce8">
            <text:p>6,883</text:p>
          </table:table-cell>
          <table:table-cell office:value-type="float" office:value="34867689" table:number-columns-spanned="1" table:number-rows-spanned="2" table:style-name="ce8">
            <text:p>34,867,689</text:p>
          </table:table-cell>
          <table:table-cell office:value-type="float" office:value="25998675" table:number-columns-spanned="1" table:number-rows-spanned="2" table:style-name="ce8">
            <text:p>25,998,675</text:p>
          </table:table-cell>
          <table:table-cell office:value-type="float" office:value="70507465" table:number-columns-spanned="1" table:number-rows-spanned="2" table:style-name="ce8">
            <text:p>70,507,465</text:p>
          </table:table-cell>
          <table:table-cell office:value-type="float" office:value="84" table:number-columns-spanned="1" table:number-rows-spanned="2" table:style-name="ce9">
            <text:p>84</text:p>
          </table:table-cell>
          <table:table-cell office:value-type="float" office:value="127" table:number-columns-spanned="1" table:number-rows-spanned="2" table:style-name="ce9">
            <text:p>127</text:p>
          </table:table-cell>
          <table:table-cell office:value-type="float" office:value="67" table:number-columns-spanned="1" table:number-rows-spanned="2" table:style-name="ce9">
            <text:p>67</text:p>
          </table:table-cell>
          <table:table-cell office:value-type="float" office:value="46" table:number-columns-spanned="1" table:number-rows-spanned="2" table:style-name="ce9">
            <text:p>46</text:p>
          </table:table-cell>
          <table:table-cell office:value-type="float" office:value="324" table:number-columns-spanned="1" table:number-rows-spanned="2" table:style-name="ce9">
            <text:p>3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96" table:number-columns-spanned="1" table:number-rows-spanned="2" table:style-name="ce9">
            <text:p>96</text:p>
          </table:table-cell>
          <table:table-cell office:value-type="float" office:value="2613" table:number-columns-spanned="1" table:number-rows-spanned="2" table:style-name="ce8">
            <text:p>2,613</text:p>
          </table:table-cell>
          <table:table-cell office:value-type="percentage" office:value="0.878" table:number-columns-spanned="1" table:number-rows-spanned="2" table:style-name="ce11">
            <text:p>87.80%</text:p>
          </table:table-cell>
          <table:table-cell office:value-type="float" office:value="11799" table:number-columns-spanned="1" table:number-rows-spanned="2" table:style-name="ce8">
            <text:p>11,799</text:p>
          </table:table-cell>
          <table:table-cell office:value-type="float" office:value="30830332" table:number-columns-spanned="1" table:number-rows-spanned="2" table:style-name="ce8">
            <text:p>30,830,332</text:p>
          </table:table-cell>
          <table:table-cell office:value-type="float" office:value="4743804" table:number-columns-spanned="1" table:number-rows-spanned="2" table:style-name="ce8">
            <text:p>4,743,804</text:p>
          </table:table-cell>
          <table:table-cell office:value-type="float" office:value="38574046" table:number-columns-spanned="1" table:number-rows-spanned="2" table:style-name="ce8">
            <text:p>38,574,046</text:p>
          </table:table-cell>
          <table:table-cell office:value-type="float" office:value="73" table:number-columns-spanned="1" table:number-rows-spanned="2" table:style-name="ce9">
            <text:p>73</text:p>
          </table:table-cell>
          <table:table-cell office:value-type="float" office:value="101" table:number-columns-spanned="1" table:number-rows-spanned="2" table:style-name="ce9">
            <text:p>101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68" table:number-columns-spanned="1" table:number-rows-spanned="2" table:style-name="ce9">
            <text:p>68</text:p>
          </table:table-cell>
          <table:table-cell office:value-type="float" office:value="265" table:number-columns-spanned="1" table:number-rows-spanned="2" table:style-name="ce9">
            <text:p>2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203" table:number-columns-spanned="1" table:number-rows-spanned="2" table:style-name="ce9">
            <text:p>203</text:p>
          </table:table-cell>
          <table:table-cell office:value-type="float" office:value="5327" table:number-columns-spanned="1" table:number-rows-spanned="2" table:style-name="ce8">
            <text:p>5,327</text:p>
          </table:table-cell>
          <table:table-cell office:value-type="percentage" office:value="0.84650000000000003" table:number-columns-spanned="1" table:number-rows-spanned="2" table:style-name="ce11">
            <text:p>84.65%</text:p>
          </table:table-cell>
          <table:table-cell office:value-type="float" office:value="8336" table:number-columns-spanned="1" table:number-rows-spanned="2" table:style-name="ce8">
            <text:p>8,336</text:p>
          </table:table-cell>
          <table:table-cell office:value-type="float" office:value="44406987" table:number-columns-spanned="1" table:number-rows-spanned="2" table:style-name="ce8">
            <text:p>44,406,987</text:p>
          </table:table-cell>
          <table:table-cell office:value-type="float" office:value="26815879" table:number-columns-spanned="1" table:number-rows-spanned="2" table:style-name="ce8">
            <text:p>26,815,879</text:p>
          </table:table-cell>
          <table:table-cell office:value-type="float" office:value="75861452" table:number-columns-spanned="1" table:number-rows-spanned="2" table:style-name="ce8">
            <text:p>75,861,452</text:p>
          </table:table-cell>
          <table:table-cell office:value-type="float" office:value="91" table:number-columns-spanned="1" table:number-rows-spanned="2" table:style-name="ce9">
            <text:p>91</text:p>
          </table:table-cell>
          <table:table-cell office:value-type="float" office:value="130" table:number-columns-spanned="1" table:number-rows-spanned="2" table:style-name="ce9">
            <text:p>130</text:p>
          </table:table-cell>
          <table:table-cell office:value-type="float" office:value="64" table:number-columns-spanned="1" table:number-rows-spanned="2" table:style-name="ce9">
            <text:p>64</text:p>
          </table:table-cell>
          <table:table-cell office:value-type="float" office:value="28" table:number-columns-spanned="1" table:number-rows-spanned="2" table:style-name="ce9">
            <text:p>28</text:p>
          </table:table-cell>
          <table:table-cell office:value-type="float" office:value="313" table:number-columns-spanned="1" table:number-rows-spanned="2" table:style-name="ce9">
            <text:p>3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92" table:number-columns-spanned="1" table:number-rows-spanned="2" table:style-name="ce9">
            <text:p>92</text:p>
          </table:table-cell>
          <table:table-cell office:value-type="float" office:value="974" table:number-columns-spanned="1" table:number-rows-spanned="2" table:style-name="ce9">
            <text:p>974</text:p>
          </table:table-cell>
          <table:table-cell office:value-type="percentage" office:value="0.34150000000000003" table:number-columns-spanned="1" table:number-rows-spanned="2" table:style-name="ce11">
            <text:p>34.15%</text:p>
          </table:table-cell>
          <table:table-cell office:value-type="float" office:value="10288" table:number-columns-spanned="1" table:number-rows-spanned="2" table:style-name="ce8">
            <text:p>10,288</text:p>
          </table:table-cell>
          <table:table-cell office:value-type="float" office:value="10020660" table:number-columns-spanned="1" table:number-rows-spanned="2" table:style-name="ce8">
            <text:p>10,020,660</text:p>
          </table:table-cell>
          <table:table-cell office:value-type="float" office:value="3489310" table:number-columns-spanned="1" table:number-rows-spanned="2" table:style-name="ce8">
            <text:p>3,489,310</text:p>
          </table:table-cell>
          <table:table-cell office:value-type="float" office:value="13646277" table:number-columns-spanned="1" table:number-rows-spanned="2" table:style-name="ce8">
            <text:p>13,646,277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42" table:number-columns-spanned="1" table:number-rows-spanned="2" table:style-name="ce9">
            <text:p>42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89" table:number-columns-spanned="1" table:number-rows-spanned="2" table:style-name="ce9">
            <text:p>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281" table:number-columns-spanned="1" table:number-rows-spanned="2" table:style-name="ce9">
            <text:p>281</text:p>
          </table:table-cell>
          <table:table-cell office:value-type="float" office:value="7959" table:number-columns-spanned="1" table:number-rows-spanned="2" table:style-name="ce8">
            <text:p>7,959</text:p>
          </table:table-cell>
          <table:table-cell office:value-type="percentage" office:value="0.91369999999999996" table:number-columns-spanned="1" table:number-rows-spanned="2" table:style-name="ce11">
            <text:p>91.37%</text:p>
          </table:table-cell>
          <table:table-cell office:value-type="float" office:value="5900" table:number-columns-spanned="1" table:number-rows-spanned="2" table:style-name="ce8">
            <text:p>5,900</text:p>
          </table:table-cell>
          <table:table-cell office:value-type="float" office:value="46956342" table:number-columns-spanned="1" table:number-rows-spanned="2" table:style-name="ce8">
            <text:p>46,956,342</text:p>
          </table:table-cell>
          <table:table-cell office:value-type="float" office:value="14724545" table:number-columns-spanned="1" table:number-rows-spanned="2" table:style-name="ce8">
            <text:p>14,724,545</text:p>
          </table:table-cell>
          <table:table-cell office:value-type="float" office:value="64588947" table:number-columns-spanned="1" table:number-rows-spanned="2" table:style-name="ce8">
            <text:p>64,588,947</text:p>
          </table:table-cell>
          <table:table-cell office:value-type="float" office:value="107" table:number-columns-spanned="1" table:number-rows-spanned="2" table:style-name="ce9">
            <text:p>107</text:p>
          </table:table-cell>
          <table:table-cell office:value-type="float" office:value="119" table:number-columns-spanned="1" table:number-rows-spanned="2" table:style-name="ce9">
            <text:p>119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104" table:number-columns-spanned="1" table:number-rows-spanned="2" table:style-name="ce9">
            <text:p>104</text:p>
          </table:table-cell>
          <table:table-cell office:value-type="float" office:value="350" table:number-columns-spanned="1" table:number-rows-spanned="2" table:style-name="ce9">
            <text:p>35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458" table:number-columns-spanned="1" table:number-rows-spanned="2" table:style-name="ce9">
            <text:p>458</text:p>
          </table:table-cell>
          <table:table-cell office:value-type="float" office:value="9550" table:number-columns-spanned="1" table:number-rows-spanned="2" table:style-name="ce8">
            <text:p>9,550</text:p>
          </table:table-cell>
          <table:table-cell office:value-type="percentage" office:value="0.67259999999999998" table:number-columns-spanned="1" table:number-rows-spanned="2" table:style-name="ce11">
            <text:p>67.26%</text:p>
          </table:table-cell>
          <table:table-cell office:value-type="float" office:value="4237" table:number-columns-spanned="1" table:number-rows-spanned="2" table:style-name="ce8">
            <text:p>4,237</text:p>
          </table:table-cell>
          <table:table-cell office:value-type="float" office:value="40462784" table:number-columns-spanned="1" table:number-rows-spanned="2" table:style-name="ce8">
            <text:p>40,462,784</text:p>
          </table:table-cell>
          <table:table-cell office:value-type="float" office:value="10949356" table:number-columns-spanned="1" table:number-rows-spanned="2" table:style-name="ce8">
            <text:p>10,949,356</text:p>
          </table:table-cell>
          <table:table-cell office:value-type="float" office:value="56388470" table:number-columns-spanned="1" table:number-rows-spanned="2" table:style-name="ce8">
            <text:p>56,388,470</text:p>
          </table:table-cell>
          <table:table-cell office:value-type="float" office:value="114" table:number-columns-spanned="1" table:number-rows-spanned="2" table:style-name="ce9">
            <text:p>114</text:p>
          </table:table-cell>
          <table:table-cell office:value-type="float" office:value="76" table:number-columns-spanned="1" table:number-rows-spanned="2" table:style-name="ce9">
            <text:p>7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26" table:number-columns-spanned="1" table:number-rows-spanned="2" table:style-name="ce9">
            <text:p>126</text:p>
          </table:table-cell>
          <table:table-cell office:value-type="float" office:value="316" table:number-columns-spanned="1" table:number-rows-spanned="2" table:style-name="ce9">
            <text:p>3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12" table:number-columns-spanned="1" table:number-rows-spanned="2" table:style-name="ce9">
            <text:p>112</text:p>
          </table:table-cell>
          <table:table-cell office:value-type="float" office:value="714" table:number-columns-spanned="1" table:number-rows-spanned="2" table:style-name="ce9">
            <text:p>714</text:p>
          </table:table-cell>
          <table:table-cell office:value-type="percentage" office:value="0.2056" table:number-columns-spanned="1" table:number-rows-spanned="2" table:style-name="ce11">
            <text:p>20.56%</text:p>
          </table:table-cell>
          <table:table-cell office:value-type="float" office:value="2796" table:number-columns-spanned="1" table:number-rows-spanned="2" table:style-name="ce8">
            <text:p>2,796</text:p>
          </table:table-cell>
          <table:table-cell office:value-type="float" office:value="1996141" table:number-columns-spanned="1" table:number-rows-spanned="2" table:style-name="ce8">
            <text:p>1,996,141</text:p>
          </table:table-cell>
          <table:table-cell office:value-type="float" office:value="1358680" table:number-columns-spanned="1" table:number-rows-spanned="2" table:style-name="ce8">
            <text:p>1,358,680</text:p>
          </table:table-cell>
          <table:table-cell office:value-type="float" office:value="3413501" table:number-columns-spanned="1" table:number-rows-spanned="2" table:style-name="ce8">
            <text:p>3,413,501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1" table:number-columns-spanned="1" table:number-rows-spanned="2" table:style-name="ce9">
            <text:p>1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47" table:number-columns-spanned="1" table:number-rows-spanned="2" table:style-name="ce9">
            <text:p>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182" table:number-columns-spanned="1" table:number-rows-spanned="2" table:style-name="ce9">
            <text:p>182</text:p>
          </table:table-cell>
          <table:table-cell office:value-type="float" office:value="4588" table:number-columns-spanned="1" table:number-rows-spanned="2" table:style-name="ce8">
            <text:p>4,588</text:p>
          </table:table-cell>
          <table:table-cell office:value-type="percentage" office:value="0.81320000000000003" table:number-columns-spanned="1" table:number-rows-spanned="2" table:style-name="ce11">
            <text:p>81.32%</text:p>
          </table:table-cell>
          <table:table-cell office:value-type="float" office:value="4084" table:number-columns-spanned="1" table:number-rows-spanned="2" table:style-name="ce8">
            <text:p>4,084</text:p>
          </table:table-cell>
          <table:table-cell office:value-type="float" office:value="18735843" table:number-columns-spanned="1" table:number-rows-spanned="2" table:style-name="ce8">
            <text:p>18,735,843</text:p>
          </table:table-cell>
          <table:table-cell office:value-type="float" office:value="10727614" table:number-columns-spanned="1" table:number-rows-spanned="2" table:style-name="ce8">
            <text:p>10,727,614</text:p>
          </table:table-cell>
          <table:table-cell office:value-type="float" office:value="34028087" table:number-columns-spanned="1" table:number-rows-spanned="2" table:style-name="ce8">
            <text:p>34,028,087</text:p>
          </table:table-cell>
          <table:table-cell office:value-type="float" office:value="47" table:number-columns-spanned="1" table:number-rows-spanned="2" table:style-name="ce9">
            <text:p>47</text:p>
          </table:table-cell>
          <table:table-cell office:value-type="float" office:value="68" table:number-columns-spanned="1" table:number-rows-spanned="2" table:style-name="ce9">
            <text:p>68</text:p>
          </table:table-cell>
          <table:table-cell office:value-type="float" office:value="43" table:number-columns-spanned="1" table:number-rows-spanned="2" table:style-name="ce9">
            <text:p>43</text:p>
          </table:table-cell>
          <table:table-cell office:value-type="float" office:value="72" table:number-columns-spanned="1" table:number-rows-spanned="2" table:style-name="ce9">
            <text:p>72</text:p>
          </table:table-cell>
          <table:table-cell office:value-type="float" office:value="230" table:number-columns-spanned="1" table:number-rows-spanned="2" table:style-name="ce9">
            <text:p>2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160" table:number-columns-spanned="1" table:number-rows-spanned="2" table:style-name="ce9">
            <text:p>160</text:p>
          </table:table-cell>
          <table:table-cell office:value-type="float" office:value="3709" table:number-columns-spanned="1" table:number-rows-spanned="2" table:style-name="ce8">
            <text:p>3,709</text:p>
          </table:table-cell>
          <table:table-cell office:value-type="percentage" office:value="0.74780000000000002" table:number-columns-spanned="1" table:number-rows-spanned="2" table:style-name="ce11">
            <text:p>74.78%</text:p>
          </table:table-cell>
          <table:table-cell office:value-type="float" office:value="8735" table:number-columns-spanned="1" table:number-rows-spanned="2" table:style-name="ce8">
            <text:p>8,735</text:p>
          </table:table-cell>
          <table:table-cell office:value-type="float" office:value="32399760" table:number-columns-spanned="1" table:number-rows-spanned="2" table:style-name="ce8">
            <text:p>32,399,760</text:p>
          </table:table-cell>
          <table:table-cell office:value-type="float" office:value="9371239" table:number-columns-spanned="1" table:number-rows-spanned="2" table:style-name="ce8">
            <text:p>9,371,239</text:p>
          </table:table-cell>
          <table:table-cell office:value-type="float" office:value="46771961" table:number-columns-spanned="1" table:number-rows-spanned="2" table:style-name="ce8">
            <text:p>46,771,961</text:p>
          </table:table-cell>
          <table:table-cell office:value-type="float" office:value="61" table:number-columns-spanned="1" table:number-rows-spanned="2" table:style-name="ce9">
            <text:p>61</text:p>
          </table:table-cell>
          <table:table-cell office:value-type="float" office:value="44" table:number-columns-spanned="1" table:number-rows-spanned="2" table:style-name="ce9">
            <text:p>44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33" table:number-columns-spanned="1" table:number-rows-spanned="2" table:style-name="ce9">
            <text:p>33</text:p>
          </table:table-cell>
          <table:table-cell office:value-type="float" office:value="168" table:number-columns-spanned="1" table:number-rows-spanned="2" table:style-name="ce9">
            <text:p>16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174" table:number-columns-spanned="1" table:number-rows-spanned="2" table:style-name="ce9">
            <text:p>174</text:p>
          </table:table-cell>
          <table:table-cell office:value-type="float" office:value="2751" table:number-columns-spanned="1" table:number-rows-spanned="2" table:style-name="ce8">
            <text:p>2,751</text:p>
          </table:table-cell>
          <table:table-cell office:value-type="percentage" office:value="0.51" table:number-columns-spanned="1" table:number-rows-spanned="2" table:style-name="ce11">
            <text:p>51.00%</text:p>
          </table:table-cell>
          <table:table-cell office:value-type="float" office:value="5292" table:number-columns-spanned="1" table:number-rows-spanned="2" table:style-name="ce8">
            <text:p>5,292</text:p>
          </table:table-cell>
          <table:table-cell office:value-type="float" office:value="14559174" table:number-columns-spanned="1" table:number-rows-spanned="2" table:style-name="ce8">
            <text:p>14,559,174</text:p>
          </table:table-cell>
          <table:table-cell office:value-type="float" office:value="7392085" table:number-columns-spanned="1" table:number-rows-spanned="2" table:style-name="ce8">
            <text:p>7,392,085</text:p>
          </table:table-cell>
          <table:table-cell office:value-type="float" office:value="22684590" table:number-columns-spanned="1" table:number-rows-spanned="2" table:style-name="ce8">
            <text:p>22,684,590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66" table:number-columns-spanned="1" table:number-rows-spanned="2" table:style-name="ce9">
            <text:p>66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office:value-type="float" office:value="46" table:number-columns-spanned="1" table:number-rows-spanned="2" table:style-name="ce9">
            <text:p>46</text:p>
          </table:table-cell>
          <table:table-cell office:value-type="float" office:value="191" table:number-columns-spanned="1" table:number-rows-spanned="2" table:style-name="ce9">
            <text:p>1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159" table:number-columns-spanned="1" table:number-rows-spanned="2" table:style-name="ce9">
            <text:p>159</text:p>
          </table:table-cell>
          <table:table-cell office:value-type="float" office:value="865" table:number-columns-spanned="1" table:number-rows-spanned="2" table:style-name="ce9">
            <text:p>865</text:p>
          </table:table-cell>
          <table:table-cell office:value-type="percentage" office:value="0.17549999999999999" table:number-columns-spanned="1" table:number-rows-spanned="2" table:style-name="ce11">
            <text:p>17.55%</text:p>
          </table:table-cell>
          <table:table-cell office:value-type="float" office:value="1692" table:number-columns-spanned="1" table:number-rows-spanned="2" table:style-name="ce8">
            <text:p>1,692</text:p>
          </table:table-cell>
          <table:table-cell office:value-type="float" office:value="1463185" table:number-columns-spanned="1" table:number-rows-spanned="2" table:style-name="ce8">
            <text:p>1,463,185</text:p>
          </table:table-cell>
          <table:table-cell office:value-type="float" office:value="869819" table:number-columns-spanned="1" table:number-rows-spanned="2" table:style-name="ce8">
            <text:p>869,819</text:p>
          </table:table-cell>
          <table:table-cell office:value-type="float" office:value="2537233" table:number-columns-spanned="1" table:number-rows-spanned="2" table:style-name="ce8">
            <text:p>2,537,233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46" table:number-columns-spanned="1" table:number-rows-spanned="2" table:style-name="ce9">
            <text:p>4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407" table:number-columns-spanned="1" table:number-rows-spanned="2" table:style-name="ce9">
            <text:p>407</text:p>
          </table:table-cell>
          <table:table-cell office:value-type="percentage" office:value="0.37509999999999999" table:number-columns-spanned="1" table:number-rows-spanned="2" table:style-name="ce11">
            <text:p>37.51%</text:p>
          </table:table-cell>
          <table:table-cell office:value-type="float" office:value="6300" table:number-columns-spanned="1" table:number-rows-spanned="2" table:style-name="ce8">
            <text:p>6,300</text:p>
          </table:table-cell>
          <table:table-cell office:value-type="float" office:value="2563898" table:number-columns-spanned="1" table:number-rows-spanned="2" table:style-name="ce8">
            <text:p>2,563,89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563898" table:number-columns-spanned="1" table:number-rows-spanned="2" table:style-name="ce8">
            <text:p>2,563,898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99" table:number-columns-spanned="1" table:number-rows-spanned="2" table:style-name="ce9">
            <text:p>99</text:p>
          </table:table-cell>
          <table:table-cell office:value-type="float" office:value="360" table:number-columns-spanned="1" table:number-rows-spanned="2" table:style-name="ce9">
            <text:p>360</text:p>
          </table:table-cell>
          <table:table-cell office:value-type="percentage" office:value="0.1173" table:number-columns-spanned="1" table:number-rows-spanned="2" table:style-name="ce11">
            <text:p>11.73%</text:p>
          </table:table-cell>
          <table:table-cell office:value-type="float" office:value="1701" table:number-columns-spanned="1" table:number-rows-spanned="2" table:style-name="ce8">
            <text:p>1,701</text:p>
          </table:table-cell>
          <table:table-cell office:value-type="float" office:value="612332" table:number-columns-spanned="1" table:number-rows-spanned="2" table:style-name="ce8">
            <text:p>612,332</text:p>
          </table:table-cell>
          <table:table-cell office:value-type="float" office:value="2048097" table:number-columns-spanned="1" table:number-rows-spanned="2" table:style-name="ce8">
            <text:p>2,048,097</text:p>
          </table:table-cell>
          <table:table-cell office:value-type="float" office:value="2781841" table:number-columns-spanned="1" table:number-rows-spanned="2" table:style-name="ce8">
            <text:p>2,781,841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25" table:number-columns-spanned="1" table:number-rows-spanned="2" table:style-name="ce9">
            <text:p>25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1" table:number-columns-spanned="1" table:number-rows-spanned="2" table:style-name="ce9">
            <text:p>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102" table:number-columns-spanned="1" table:number-rows-spanned="2" table:style-name="ce9">
            <text:p>102</text:p>
          </table:table-cell>
          <table:table-cell office:value-type="float" office:value="1854" table:number-columns-spanned="1" table:number-rows-spanned="2" table:style-name="ce8">
            <text:p>1,854</text:p>
          </table:table-cell>
          <table:table-cell office:value-type="percentage" office:value="0.58630000000000004" table:number-columns-spanned="1" table:number-rows-spanned="2" table:style-name="ce11">
            <text:p>58.63%</text:p>
          </table:table-cell>
          <table:table-cell office:value-type="float" office:value="6752" table:number-columns-spanned="1" table:number-rows-spanned="2" table:style-name="ce8">
            <text:p>6,752</text:p>
          </table:table-cell>
          <table:table-cell office:value-type="float" office:value="12517854" table:number-columns-spanned="1" table:number-rows-spanned="2" table:style-name="ce8">
            <text:p>12,517,854</text:p>
          </table:table-cell>
          <table:table-cell office:value-type="float" office:value="6207612" table:number-columns-spanned="1" table:number-rows-spanned="2" table:style-name="ce8">
            <text:p>6,207,612</text:p>
          </table:table-cell>
          <table:table-cell office:value-type="float" office:value="19683824" table:number-columns-spanned="1" table:number-rows-spanned="2" table:style-name="ce8">
            <text:p>19,683,824</text:p>
          </table:table-cell>
          <table:table-cell office:value-type="float" office:value="44" table:number-columns-spanned="1" table:number-rows-spanned="2" table:style-name="ce9">
            <text:p>44</text:p>
          </table:table-cell>
          <table:table-cell office:value-type="float" office:value="49" table:number-columns-spanned="1" table:number-rows-spanned="2" table:style-name="ce9">
            <text:p>49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126" table:number-columns-spanned="1" table:number-rows-spanned="2" table:style-name="ce9">
            <text:p>1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240" table:number-columns-spanned="1" table:number-rows-spanned="2" table:style-name="ce9">
            <text:p>240</text:p>
          </table:table-cell>
          <table:table-cell office:value-type="float" office:value="2440" table:number-columns-spanned="1" table:number-rows-spanned="2" table:style-name="ce8">
            <text:p>2,440</text:p>
          </table:table-cell>
          <table:table-cell office:value-type="percentage" office:value="0.32800000000000001" table:number-columns-spanned="1" table:number-rows-spanned="2" table:style-name="ce11">
            <text:p>32.80%</text:p>
          </table:table-cell>
          <table:table-cell office:value-type="float" office:value="3616" table:number-columns-spanned="1" table:number-rows-spanned="2" table:style-name="ce8">
            <text:p>3,616</text:p>
          </table:table-cell>
          <table:table-cell office:value-type="float" office:value="8823453" table:number-columns-spanned="1" table:number-rows-spanned="2" table:style-name="ce8">
            <text:p>8,823,453</text:p>
          </table:table-cell>
          <table:table-cell office:value-type="float" office:value="690264" table:number-columns-spanned="1" table:number-rows-spanned="2" table:style-name="ce8">
            <text:p>690,264</text:p>
          </table:table-cell>
          <table:table-cell office:value-type="float" office:value="9790605" table:number-columns-spanned="1" table:number-rows-spanned="2" table:style-name="ce8">
            <text:p>9,790,605</text:p>
          </table:table-cell>
          <table:table-cell office:value-type="float" office:value="28" table:number-columns-spanned="1" table:number-rows-spanned="2" table:style-name="ce9">
            <text:p>28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78" table:number-columns-spanned="1" table:number-rows-spanned="2" table:style-name="ce9">
            <text:p>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938" table:number-columns-spanned="1" table:number-rows-spanned="2" table:style-name="ce8">
            <text:p>2,938</text:p>
          </table:table-cell>
          <table:table-cell office:value-type="float" office:value="53924" table:number-columns-spanned="1" table:number-rows-spanned="2" table:style-name="ce8">
            <text:p>53,924</text:p>
          </table:table-cell>
          <table:table-cell office:value-type="percentage" office:value="0.59209999999999996" table:number-columns-spanned="1" table:number-rows-spanned="2" table:style-name="ce11">
            <text:p>59.21%</text:p>
          </table:table-cell>
          <table:table-cell office:value-type="float" office:value="5838" table:number-columns-spanned="1" table:number-rows-spanned="2" table:style-name="ce8">
            <text:p>5,838</text:p>
          </table:table-cell>
          <table:table-cell office:value-type="float" office:value="314809893" table:number-columns-spanned="1" table:number-rows-spanned="2" table:style-name="ce8">
            <text:p>314,809,893</text:p>
          </table:table-cell>
          <table:table-cell office:value-type="float" office:value="138941491" table:number-columns-spanned="1" table:number-rows-spanned="2" table:style-name="ce8">
            <text:p>138,941,491</text:p>
          </table:table-cell>
          <table:table-cell office:value-type="float" office:value="495721475" table:number-columns-spanned="1" table:number-rows-spanned="2" table:style-name="ce8">
            <text:p>495,721,475</text:p>
          </table:table-cell>
          <table:table-cell office:value-type="float" office:value="863" table:number-columns-spanned="1" table:number-rows-spanned="2" table:style-name="ce9">
            <text:p>863</text:p>
          </table:table-cell>
          <table:table-cell office:value-type="float" office:value="1025" table:number-columns-spanned="1" table:number-rows-spanned="2" table:style-name="ce8">
            <text:p>1,025</text:p>
          </table:table-cell>
          <table:table-cell office:value-type="float" office:value="373" table:number-columns-spanned="1" table:number-rows-spanned="2" table:style-name="ce9">
            <text:p>373</text:p>
          </table:table-cell>
          <table:table-cell office:value-type="float" office:value="679" table:number-columns-spanned="1" table:number-rows-spanned="2" table:style-name="ce9">
            <text:p>679</text:p>
          </table:table-cell>
          <table:table-cell office:value-type="float" office:value="2940" table:number-columns-spanned="1" table:number-rows-spanned="2" table:style-name="ce8">
            <text:p>2,940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8月至2018年8月(Data for 2018/8～2018/8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388" table:number-columns-spanned="1" table:number-rows-spanned="2" table:style-name="ce9">
            <text:p>388</text:p>
          </table:table-cell>
          <table:table-cell office:value-type="float" office:value="7976" table:number-columns-spanned="1" table:number-rows-spanned="2" table:style-name="ce8">
            <text:p>7,976</text:p>
          </table:table-cell>
          <table:table-cell office:value-type="percentage" office:value="0.66310000000000002" table:number-columns-spanned="1" table:number-rows-spanned="2" table:style-name="ce11">
            <text:p>66.31%</text:p>
          </table:table-cell>
          <table:table-cell office:value-type="float" office:value="1665" table:number-columns-spanned="1" table:number-rows-spanned="2" table:style-name="ce8">
            <text:p>1,665</text:p>
          </table:table-cell>
          <table:table-cell office:value-type="float" office:value="13282152" table:number-columns-spanned="1" table:number-rows-spanned="2" table:style-name="ce8">
            <text:p>13,282,152</text:p>
          </table:table-cell>
          <table:table-cell office:value-type="float" office:value="5274586" table:number-columns-spanned="1" table:number-rows-spanned="2" table:style-name="ce8">
            <text:p>5,274,586</text:p>
          </table:table-cell>
          <table:table-cell office:value-type="float" office:value="19437423" table:number-columns-spanned="1" table:number-rows-spanned="2" table:style-name="ce8">
            <text:p>19,437,423</text:p>
          </table:table-cell>
          <table:table-cell office:value-type="float" office:value="72" table:number-columns-spanned="1" table:number-rows-spanned="2" table:style-name="ce9">
            <text:p>72</text:p>
          </table:table-cell>
          <table:table-cell office:value-type="float" office:value="92" table:number-columns-spanned="1" table:number-rows-spanned="2" table:style-name="ce9">
            <text:p>92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189" table:number-columns-spanned="1" table:number-rows-spanned="2" table:style-name="ce9">
            <text:p>1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250" table:number-columns-spanned="1" table:number-rows-spanned="2" table:style-name="ce9">
            <text:p>250</text:p>
          </table:table-cell>
          <table:table-cell office:value-type="float" office:value="6047" table:number-columns-spanned="1" table:number-rows-spanned="2" table:style-name="ce8">
            <text:p>6,047</text:p>
          </table:table-cell>
          <table:table-cell office:value-type="percentage" office:value="0.78029999999999999" table:number-columns-spanned="1" table:number-rows-spanned="2" table:style-name="ce11">
            <text:p>78.03%</text:p>
          </table:table-cell>
          <table:table-cell office:value-type="float" office:value="2281" table:number-columns-spanned="1" table:number-rows-spanned="2" table:style-name="ce8">
            <text:p>2,281</text:p>
          </table:table-cell>
          <table:table-cell office:value-type="float" office:value="13795607" table:number-columns-spanned="1" table:number-rows-spanned="2" table:style-name="ce8">
            <text:p>13,795,607</text:p>
          </table:table-cell>
          <table:table-cell office:value-type="float" office:value="19053077" table:number-columns-spanned="1" table:number-rows-spanned="2" table:style-name="ce8">
            <text:p>19,053,077</text:p>
          </table:table-cell>
          <table:table-cell office:value-type="float" office:value="33313030" table:number-columns-spanned="1" table:number-rows-spanned="2" table:style-name="ce8">
            <text:p>33,313,030</text:p>
          </table:table-cell>
          <table:table-cell office:value-type="float" office:value="45" table:number-columns-spanned="1" table:number-rows-spanned="2" table:style-name="ce9">
            <text:p>45</text:p>
          </table:table-cell>
          <table:table-cell office:value-type="float" office:value="156" table:number-columns-spanned="1" table:number-rows-spanned="2" table:style-name="ce9">
            <text:p>156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239" table:number-columns-spanned="1" table:number-rows-spanned="2" table:style-name="ce9">
            <text:p>23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桃禧航空城酒店</text:p>
          </table:table-cell>
          <table:table-cell office:value-type="float" office:value="187" table:number-columns-spanned="1" table:number-rows-spanned="2" table:style-name="ce9">
            <text:p>187</text:p>
          </table:table-cell>
          <table:table-cell office:value-type="float" office:value="2855" table:number-columns-spanned="1" table:number-rows-spanned="2" table:style-name="ce8">
            <text:p>2,855</text:p>
          </table:table-cell>
          <table:table-cell office:value-type="percentage" office:value="0.49249999999999999" table:number-columns-spanned="1" table:number-rows-spanned="2" table:style-name="ce11">
            <text:p>49.25%</text:p>
          </table:table-cell>
          <table:table-cell office:value-type="float" office:value="2454" table:number-columns-spanned="1" table:number-rows-spanned="2" table:style-name="ce8">
            <text:p>2,454</text:p>
          </table:table-cell>
          <table:table-cell office:value-type="float" office:value="7005375" table:number-columns-spanned="1" table:number-rows-spanned="2" table:style-name="ce8">
            <text:p>7,005,375</text:p>
          </table:table-cell>
          <table:table-cell office:value-type="float" office:value="6765910" table:number-columns-spanned="1" table:number-rows-spanned="2" table:style-name="ce8">
            <text:p>6,765,910</text:p>
          </table:table-cell>
          <table:table-cell office:value-type="float" office:value="15184612" table:number-columns-spanned="1" table:number-rows-spanned="2" table:style-name="ce8">
            <text:p>15,184,612</text:p>
          </table:table-cell>
          <table:table-cell office:value-type="float" office:value="52" table:number-columns-spanned="1" table:number-rows-spanned="2" table:style-name="ce9">
            <text:p>52</text:p>
          </table:table-cell>
          <table:table-cell office:value-type="float" office:value="85" table:number-columns-spanned="1" table:number-rows-spanned="2" table:style-name="ce9">
            <text:p>85</text:p>
          </table:table-cell>
          <table:table-cell office:value-type="float" office:value="37" table:number-columns-spanned="1" table:number-rows-spanned="2" table:style-name="ce9">
            <text:p>37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184" table:number-columns-spanned="1" table:number-rows-spanned="2" table:style-name="ce9">
            <text:p>1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ORCHARD PAR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南方莊園渡假飯店</text:p>
          </table:table-cell>
          <table:table-cell office:value-type="float" office:value="111" table:number-columns-spanned="1" table:number-rows-spanned="2" table:style-name="ce9">
            <text:p>111</text:p>
          </table:table-cell>
          <table:table-cell office:value-type="float" office:value="2663" table:number-columns-spanned="1" table:number-rows-spanned="2" table:style-name="ce8">
            <text:p>2,663</text:p>
          </table:table-cell>
          <table:table-cell office:value-type="percentage" office:value="0.77390000000000003" table:number-columns-spanned="1" table:number-rows-spanned="2" table:style-name="ce11">
            <text:p>77.39%</text:p>
          </table:table-cell>
          <table:table-cell office:value-type="float" office:value="4148" table:number-columns-spanned="1" table:number-rows-spanned="2" table:style-name="ce8">
            <text:p>4,148</text:p>
          </table:table-cell>
          <table:table-cell office:value-type="float" office:value="11045507" table:number-columns-spanned="1" table:number-rows-spanned="2" table:style-name="ce8">
            <text:p>11,045,507</text:p>
          </table:table-cell>
          <table:table-cell office:value-type="float" office:value="10792975" table:number-columns-spanned="1" table:number-rows-spanned="2" table:style-name="ce8">
            <text:p>10,792,975</text:p>
          </table:table-cell>
          <table:table-cell office:value-type="float" office:value="27221946" table:number-columns-spanned="1" table:number-rows-spanned="2" table:style-name="ce8">
            <text:p>27,221,946</text:p>
          </table:table-cell>
          <table:table-cell office:value-type="float" office:value="51" table:number-columns-spanned="1" table:number-rows-spanned="2" table:style-name="ce9">
            <text:p>51</text:p>
          </table:table-cell>
          <table:table-cell office:value-type="float" office:value="103" table:number-columns-spanned="1" table:number-rows-spanned="2" table:style-name="ce9">
            <text:p>103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46" table:number-columns-spanned="1" table:number-rows-spanned="2" table:style-name="ce9">
            <text:p>46</text:p>
          </table:table-cell>
          <table:table-cell office:value-type="float" office:value="230" table:number-columns-spanned="1" table:number-rows-spanned="2" table:style-name="ce9">
            <text:p>2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561" table:number-columns-spanned="1" table:number-rows-spanned="2" table:style-name="ce9">
            <text:p>561</text:p>
          </table:table-cell>
          <table:table-cell office:value-type="float" office:value="11019" table:number-columns-spanned="1" table:number-rows-spanned="2" table:style-name="ce8">
            <text:p>11,019</text:p>
          </table:table-cell>
          <table:table-cell office:value-type="percentage" office:value="0.63360000000000005" table:number-columns-spanned="1" table:number-rows-spanned="2" table:style-name="ce11">
            <text:p>63.36%</text:p>
          </table:table-cell>
          <table:table-cell office:value-type="float" office:value="2766" table:number-columns-spanned="1" table:number-rows-spanned="2" table:style-name="ce8">
            <text:p>2,766</text:p>
          </table:table-cell>
          <table:table-cell office:value-type="float" office:value="30478455" table:number-columns-spanned="1" table:number-rows-spanned="2" table:style-name="ce8">
            <text:p>30,478,455</text:p>
          </table:table-cell>
          <table:table-cell office:value-type="float" office:value="10737537" table:number-columns-spanned="1" table:number-rows-spanned="2" table:style-name="ce8">
            <text:p>10,737,537</text:p>
          </table:table-cell>
          <table:table-cell office:value-type="float" office:value="45757867" table:number-columns-spanned="1" table:number-rows-spanned="2" table:style-name="ce8">
            <text:p>45,757,867</text:p>
          </table:table-cell>
          <table:table-cell office:value-type="float" office:value="90" table:number-columns-spanned="1" table:number-rows-spanned="2" table:style-name="ce9">
            <text:p>90</text:p>
          </table:table-cell>
          <table:table-cell office:value-type="float" office:value="93" table:number-columns-spanned="1" table:number-rows-spanned="2" table:style-name="ce9">
            <text:p>93</text:p>
          </table:table-cell>
          <table:table-cell office:value-type="float" office:value="57" table:number-columns-spanned="1" table:number-rows-spanned="2" table:style-name="ce9">
            <text:p>57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256" table:number-columns-spanned="1" table:number-rows-spanned="2" table:style-name="ce9">
            <text:p>2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386" table:number-columns-spanned="1" table:number-rows-spanned="2" table:style-name="ce9">
            <text:p>386</text:p>
          </table:table-cell>
          <table:table-cell office:value-type="float" office:value="9714" table:number-columns-spanned="1" table:number-rows-spanned="2" table:style-name="ce8">
            <text:p>9,714</text:p>
          </table:table-cell>
          <table:table-cell office:value-type="percentage" office:value="0.81179999999999997" table:number-columns-spanned="1" table:number-rows-spanned="2" table:style-name="ce11">
            <text:p>81.18%</text:p>
          </table:table-cell>
          <table:table-cell office:value-type="float" office:value="3839" table:number-columns-spanned="1" table:number-rows-spanned="2" table:style-name="ce8">
            <text:p>3,839</text:p>
          </table:table-cell>
          <table:table-cell office:value-type="float" office:value="37296877" table:number-columns-spanned="1" table:number-rows-spanned="2" table:style-name="ce8">
            <text:p>37,296,877</text:p>
          </table:table-cell>
          <table:table-cell office:value-type="float" office:value="37311935" table:number-columns-spanned="1" table:number-rows-spanned="2" table:style-name="ce8">
            <text:p>37,311,935</text:p>
          </table:table-cell>
          <table:table-cell office:value-type="float" office:value="85231994" table:number-columns-spanned="1" table:number-rows-spanned="2" table:style-name="ce8">
            <text:p>85,231,994</text:p>
          </table:table-cell>
          <table:table-cell office:value-type="float" office:value="103" table:number-columns-spanned="1" table:number-rows-spanned="2" table:style-name="ce9">
            <text:p>103</text:p>
          </table:table-cell>
          <table:table-cell office:value-type="float" office:value="194" table:number-columns-spanned="1" table:number-rows-spanned="2" table:style-name="ce9">
            <text:p>194</text:p>
          </table:table-cell>
          <table:table-cell office:value-type="float" office:value="32" table:number-columns-spanned="1" table:number-rows-spanned="2" table:style-name="ce9">
            <text:p>32</text:p>
          </table:table-cell>
          <table:table-cell office:value-type="float" office:value="97" table:number-columns-spanned="1" table:number-rows-spanned="2" table:style-name="ce9">
            <text:p>97</text:p>
          </table:table-cell>
          <table:table-cell office:value-type="float" office:value="426" table:number-columns-spanned="1" table:number-rows-spanned="2" table:style-name="ce9">
            <text:p>4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208" table:number-columns-spanned="1" table:number-rows-spanned="2" table:style-name="ce9">
            <text:p>208</text:p>
          </table:table-cell>
          <table:table-cell office:value-type="float" office:value="4574" table:number-columns-spanned="1" table:number-rows-spanned="2" table:style-name="ce8">
            <text:p>4,574</text:p>
          </table:table-cell>
          <table:table-cell office:value-type="percentage" office:value="0.70940000000000003" table:number-columns-spanned="1" table:number-rows-spanned="2" table:style-name="ce11">
            <text:p>70.94%</text:p>
          </table:table-cell>
          <table:table-cell office:value-type="float" office:value="2885" table:number-columns-spanned="1" table:number-rows-spanned="2" table:style-name="ce8">
            <text:p>2,885</text:p>
          </table:table-cell>
          <table:table-cell office:value-type="float" office:value="13198136" table:number-columns-spanned="1" table:number-rows-spanned="2" table:style-name="ce8">
            <text:p>13,198,136</text:p>
          </table:table-cell>
          <table:table-cell office:value-type="float" office:value="11641662" table:number-columns-spanned="1" table:number-rows-spanned="2" table:style-name="ce8">
            <text:p>11,641,662</text:p>
          </table:table-cell>
          <table:table-cell office:value-type="float" office:value="26076449" table:number-columns-spanned="1" table:number-rows-spanned="2" table:style-name="ce8">
            <text:p>26,076,449</text:p>
          </table:table-cell>
          <table:table-cell office:value-type="float" office:value="52" table:number-columns-spanned="1" table:number-rows-spanned="2" table:style-name="ce9">
            <text:p>52</text:p>
          </table:table-cell>
          <table:table-cell office:value-type="float" office:value="95" table:number-columns-spanned="1" table:number-rows-spanned="2" table:style-name="ce9">
            <text:p>95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207" table:number-columns-spanned="1" table:number-rows-spanned="2" table:style-name="ce9">
            <text:p>2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257" table:number-columns-spanned="1" table:number-rows-spanned="2" table:style-name="ce9">
            <text:p>257</text:p>
          </table:table-cell>
          <table:table-cell office:value-type="float" office:value="6297" table:number-columns-spanned="1" table:number-rows-spanned="2" table:style-name="ce8">
            <text:p>6,297</text:p>
          </table:table-cell>
          <table:table-cell office:value-type="percentage" office:value="0.79039999999999999" table:number-columns-spanned="1" table:number-rows-spanned="2" table:style-name="ce11">
            <text:p>79.04%</text:p>
          </table:table-cell>
          <table:table-cell office:value-type="float" office:value="3108" table:number-columns-spanned="1" table:number-rows-spanned="2" table:style-name="ce8">
            <text:p>3,108</text:p>
          </table:table-cell>
          <table:table-cell office:value-type="float" office:value="19572109" table:number-columns-spanned="1" table:number-rows-spanned="2" table:style-name="ce8">
            <text:p>19,572,109</text:p>
          </table:table-cell>
          <table:table-cell office:value-type="float" office:value="25622984" table:number-columns-spanned="1" table:number-rows-spanned="2" table:style-name="ce8">
            <text:p>25,622,984</text:p>
          </table:table-cell>
          <table:table-cell office:value-type="float" office:value="49487299" table:number-columns-spanned="1" table:number-rows-spanned="2" table:style-name="ce8">
            <text:p>49,487,299</text:p>
          </table:table-cell>
          <table:table-cell office:value-type="float" office:value="105" table:number-columns-spanned="1" table:number-rows-spanned="2" table:style-name="ce9">
            <text:p>105</text:p>
          </table:table-cell>
          <table:table-cell office:value-type="float" office:value="182" table:number-columns-spanned="1" table:number-rows-spanned="2" table:style-name="ce9">
            <text:p>182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343" table:number-columns-spanned="1" table:number-rows-spanned="2" table:style-name="ce9">
            <text:p>3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231" table:number-columns-spanned="1" table:number-rows-spanned="2" table:style-name="ce9">
            <text:p>231</text:p>
          </table:table-cell>
          <table:table-cell office:value-type="float" office:value="4928" table:number-columns-spanned="1" table:number-rows-spanned="2" table:style-name="ce8">
            <text:p>4,928</text:p>
          </table:table-cell>
          <table:table-cell office:value-type="percentage" office:value="0.68820000000000003" table:number-columns-spanned="1" table:number-rows-spanned="2" table:style-name="ce11">
            <text:p>68.82%</text:p>
          </table:table-cell>
          <table:table-cell office:value-type="float" office:value="2326" table:number-columns-spanned="1" table:number-rows-spanned="2" table:style-name="ce8">
            <text:p>2,326</text:p>
          </table:table-cell>
          <table:table-cell office:value-type="float" office:value="11463250" table:number-columns-spanned="1" table:number-rows-spanned="2" table:style-name="ce8">
            <text:p>11,463,250</text:p>
          </table:table-cell>
          <table:table-cell office:value-type="float" office:value="12875823" table:number-columns-spanned="1" table:number-rows-spanned="2" table:style-name="ce8">
            <text:p>12,875,823</text:p>
          </table:table-cell>
          <table:table-cell office:value-type="float" office:value="26003730" table:number-columns-spanned="1" table:number-rows-spanned="2" table:style-name="ce8">
            <text:p>26,003,730</text:p>
          </table:table-cell>
          <table:table-cell office:value-type="float" office:value="52" table:number-columns-spanned="1" table:number-rows-spanned="2" table:style-name="ce9">
            <text:p>52</text:p>
          </table:table-cell>
          <table:table-cell office:value-type="float" office:value="80" table:number-columns-spanned="1" table:number-rows-spanned="2" table:style-name="ce9">
            <text:p>80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197" table:number-columns-spanned="1" table:number-rows-spanned="2" table:style-name="ce9">
            <text:p>19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255" table:number-columns-spanned="1" table:number-rows-spanned="2" table:style-name="ce9">
            <text:p>255</text:p>
          </table:table-cell>
          <table:table-cell office:value-type="float" office:value="6407" table:number-columns-spanned="1" table:number-rows-spanned="2" table:style-name="ce8">
            <text:p>6,407</text:p>
          </table:table-cell>
          <table:table-cell office:value-type="percentage" office:value="0.8105" table:number-columns-spanned="1" table:number-rows-spanned="2" table:style-name="ce11">
            <text:p>81.05%</text:p>
          </table:table-cell>
          <table:table-cell office:value-type="float" office:value="2915" table:number-columns-spanned="1" table:number-rows-spanned="2" table:style-name="ce8">
            <text:p>2,915</text:p>
          </table:table-cell>
          <table:table-cell office:value-type="float" office:value="18674081" table:number-columns-spanned="1" table:number-rows-spanned="2" table:style-name="ce8">
            <text:p>18,674,081</text:p>
          </table:table-cell>
          <table:table-cell office:value-type="float" office:value="12842872" table:number-columns-spanned="1" table:number-rows-spanned="2" table:style-name="ce8">
            <text:p>12,842,872</text:p>
          </table:table-cell>
          <table:table-cell office:value-type="float" office:value="33672885" table:number-columns-spanned="1" table:number-rows-spanned="2" table:style-name="ce8">
            <text:p>33,672,885</text:p>
          </table:table-cell>
          <table:table-cell office:value-type="float" office:value="63" table:number-columns-spanned="1" table:number-rows-spanned="2" table:style-name="ce9">
            <text:p>63</text:p>
          </table:table-cell>
          <table:table-cell office:value-type="float" office:value="132" table:number-columns-spanned="1" table:number-rows-spanned="2" table:style-name="ce9">
            <text:p>132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226" table:number-columns-spanned="1" table:number-rows-spanned="2" table:style-name="ce9">
            <text:p>2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182" table:number-columns-spanned="1" table:number-rows-spanned="2" table:style-name="ce9">
            <text:p>182</text:p>
          </table:table-cell>
          <table:table-cell office:value-type="float" office:value="3766" table:number-columns-spanned="1" table:number-rows-spanned="2" table:style-name="ce8">
            <text:p>3,766</text:p>
          </table:table-cell>
          <table:table-cell office:value-type="percentage" office:value="0.66749999999999998" table:number-columns-spanned="1" table:number-rows-spanned="2" table:style-name="ce11">
            <text:p>66.75%</text:p>
          </table:table-cell>
          <table:table-cell office:value-type="float" office:value="1960" table:number-columns-spanned="1" table:number-rows-spanned="2" table:style-name="ce8">
            <text:p>1,960</text:p>
          </table:table-cell>
          <table:table-cell office:value-type="float" office:value="7379521" table:number-columns-spanned="1" table:number-rows-spanned="2" table:style-name="ce8">
            <text:p>7,379,521</text:p>
          </table:table-cell>
          <table:table-cell office:value-type="float" office:value="3523474" table:number-columns-spanned="1" table:number-rows-spanned="2" table:style-name="ce8">
            <text:p>3,523,474</text:p>
          </table:table-cell>
          <table:table-cell office:value-type="float" office:value="11365883" table:number-columns-spanned="1" table:number-rows-spanned="2" table:style-name="ce8">
            <text:p>11,365,883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73" table:number-columns-spanned="1" table:number-rows-spanned="2" table:style-name="ce9">
            <text:p>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149" table:number-columns-spanned="1" table:number-rows-spanned="2" table:style-name="ce9">
            <text:p>149</text:p>
          </table:table-cell>
          <table:table-cell office:value-type="float" office:value="2525" table:number-columns-spanned="1" table:number-rows-spanned="2" table:style-name="ce8">
            <text:p>2,525</text:p>
          </table:table-cell>
          <table:table-cell office:value-type="percentage" office:value="0.54669999999999996" table:number-columns-spanned="1" table:number-rows-spanned="2" table:style-name="ce11">
            <text:p>54.67%</text:p>
          </table:table-cell>
          <table:table-cell office:value-type="float" office:value="3412" table:number-columns-spanned="1" table:number-rows-spanned="2" table:style-name="ce8">
            <text:p>3,412</text:p>
          </table:table-cell>
          <table:table-cell office:value-type="float" office:value="8616193" table:number-columns-spanned="1" table:number-rows-spanned="2" table:style-name="ce8">
            <text:p>8,616,193</text:p>
          </table:table-cell>
          <table:table-cell office:value-type="float" office:value="2152609" table:number-columns-spanned="1" table:number-rows-spanned="2" table:style-name="ce8">
            <text:p>2,152,609</text:p>
          </table:table-cell>
          <table:table-cell office:value-type="float" office:value="10974968" table:number-columns-spanned="1" table:number-rows-spanned="2" table:style-name="ce8">
            <text:p>10,974,968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32" table:number-columns-spanned="1" table:number-rows-spanned="2" table:style-name="ce9">
            <text:p>32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8" table:number-columns-spanned="1" table:number-rows-spanned="2" table:style-name="ce9">
            <text:p>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384" table:number-columns-spanned="1" table:number-rows-spanned="2" table:style-name="ce9">
            <text:p>384</text:p>
          </table:table-cell>
          <table:table-cell office:value-type="float" office:value="2428" table:number-columns-spanned="1" table:number-rows-spanned="2" table:style-name="ce8">
            <text:p>2,428</text:p>
          </table:table-cell>
          <table:table-cell office:value-type="percentage" office:value="0.20399999999999999" table:number-columns-spanned="1" table:number-rows-spanned="2" table:style-name="ce11">
            <text:p>20.40%</text:p>
          </table:table-cell>
          <table:table-cell office:value-type="float" office:value="3840" table:number-columns-spanned="1" table:number-rows-spanned="2" table:style-name="ce8">
            <text:p>3,840</text:p>
          </table:table-cell>
          <table:table-cell office:value-type="float" office:value="9324219" table:number-columns-spanned="1" table:number-rows-spanned="2" table:style-name="ce8">
            <text:p>9,324,219</text:p>
          </table:table-cell>
          <table:table-cell office:value-type="float" office:value="5196017" table:number-columns-spanned="1" table:number-rows-spanned="2" table:style-name="ce8">
            <text:p>5,196,017</text:p>
          </table:table-cell>
          <table:table-cell office:value-type="float" office:value="15790723" table:number-columns-spanned="1" table:number-rows-spanned="2" table:style-name="ce8">
            <text:p>15,790,723</text:p>
          </table:table-cell>
          <table:table-cell office:value-type="float" office:value="60" table:number-columns-spanned="1" table:number-rows-spanned="2" table:style-name="ce9">
            <text:p>60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111" table:number-columns-spanned="1" table:number-rows-spanned="2" table:style-name="ce9">
            <text:p>1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191" table:number-columns-spanned="1" table:number-rows-spanned="2" table:style-name="ce9">
            <text:p>191</text:p>
          </table:table-cell>
          <table:table-cell office:value-type="float" office:value="3279" table:number-columns-spanned="1" table:number-rows-spanned="2" table:style-name="ce8">
            <text:p>3,279</text:p>
          </table:table-cell>
          <table:table-cell office:value-type="percentage" office:value="0.55379999999999996" table:number-columns-spanned="1" table:number-rows-spanned="2" table:style-name="ce11">
            <text:p>55.38%</text:p>
          </table:table-cell>
          <table:table-cell office:value-type="float" office:value="2132" table:number-columns-spanned="1" table:number-rows-spanned="2" table:style-name="ce8">
            <text:p>2,132</text:p>
          </table:table-cell>
          <table:table-cell office:value-type="float" office:value="6989806" table:number-columns-spanned="1" table:number-rows-spanned="2" table:style-name="ce8">
            <text:p>6,989,806</text:p>
          </table:table-cell>
          <table:table-cell office:value-type="float" office:value="2625734" table:number-columns-spanned="1" table:number-rows-spanned="2" table:style-name="ce8">
            <text:p>2,625,734</text:p>
          </table:table-cell>
          <table:table-cell office:value-type="float" office:value="9910111" table:number-columns-spanned="1" table:number-rows-spanned="2" table:style-name="ce8">
            <text:p>9,910,111</text:p>
          </table:table-cell>
          <table:table-cell office:value-type="float" office:value="33" table:number-columns-spanned="1" table:number-rows-spanned="2" table:style-name="ce9">
            <text:p>33</text:p>
          </table:table-cell>
          <table:table-cell office:value-type="float" office:value="39" table:number-columns-spanned="1" table:number-rows-spanned="2" table:style-name="ce9">
            <text:p>39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8" table:number-columns-spanned="1" table:number-rows-spanned="2" table:style-name="ce9">
            <text:p>9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740" table:number-columns-spanned="1" table:number-rows-spanned="2" table:style-name="ce8">
            <text:p>3,740</text:p>
          </table:table-cell>
          <table:table-cell office:value-type="float" office:value="74478" table:number-columns-spanned="1" table:number-rows-spanned="2" table:style-name="ce8">
            <text:p>74,478</text:p>
          </table:table-cell>
          <table:table-cell office:value-type="percentage" office:value="0.64239999999999997" table:number-columns-spanned="1" table:number-rows-spanned="2" table:style-name="ce11">
            <text:p>64.24%</text:p>
          </table:table-cell>
          <table:table-cell office:value-type="float" office:value="2794" table:number-columns-spanned="1" table:number-rows-spanned="2" table:style-name="ce8">
            <text:p>2,794</text:p>
          </table:table-cell>
          <table:table-cell office:value-type="float" office:value="208121288" table:number-columns-spanned="1" table:number-rows-spanned="2" table:style-name="ce8">
            <text:p>208,121,288</text:p>
          </table:table-cell>
          <table:table-cell office:value-type="float" office:value="166417195" table:number-columns-spanned="1" table:number-rows-spanned="2" table:style-name="ce8">
            <text:p>166,417,195</text:p>
          </table:table-cell>
          <table:table-cell office:value-type="float" office:value="409428920" table:number-columns-spanned="1" table:number-rows-spanned="2" table:style-name="ce8">
            <text:p>409,428,920</text:p>
          </table:table-cell>
          <table:table-cell office:value-type="float" office:value="839" table:number-columns-spanned="1" table:number-rows-spanned="2" table:style-name="ce9">
            <text:p>839</text:p>
          </table:table-cell>
          <table:table-cell office:value-type="float" office:value="1349" table:number-columns-spanned="1" table:number-rows-spanned="2" table:style-name="ce8">
            <text:p>1,349</text:p>
          </table:table-cell>
          <table:table-cell office:value-type="float" office:value="380" table:number-columns-spanned="1" table:number-rows-spanned="2" table:style-name="ce9">
            <text:p>380</text:p>
          </table:table-cell>
          <table:table-cell office:value-type="float" office:value="289" table:number-columns-spanned="1" table:number-rows-spanned="2" table:style-name="ce9">
            <text:p>289</text:p>
          </table:table-cell>
          <table:table-cell office:value-type="float" office:value="2857" table:number-columns-spanned="1" table:number-rows-spanned="2" table:style-name="ce8">
            <text:p>2,857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8月至2018年8月(Data for 2018/8～2018/8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198" table:number-columns-spanned="1" table:number-rows-spanned="2" table:style-name="ce9">
            <text:p>198</text:p>
          </table:table-cell>
          <table:table-cell office:value-type="float" office:value="3315" table:number-columns-spanned="1" table:number-rows-spanned="2" table:style-name="ce8">
            <text:p>3,315</text:p>
          </table:table-cell>
          <table:table-cell office:value-type="percentage" office:value="0.54010000000000002" table:number-columns-spanned="1" table:number-rows-spanned="2" table:style-name="ce11">
            <text:p>54.01%</text:p>
          </table:table-cell>
          <table:table-cell office:value-type="float" office:value="4519" table:number-columns-spanned="1" table:number-rows-spanned="2" table:style-name="ce8">
            <text:p>4,519</text:p>
          </table:table-cell>
          <table:table-cell office:value-type="float" office:value="14982042" table:number-columns-spanned="1" table:number-rows-spanned="2" table:style-name="ce8">
            <text:p>14,982,042</text:p>
          </table:table-cell>
          <table:table-cell office:value-type="float" office:value="14550947" table:number-columns-spanned="1" table:number-rows-spanned="2" table:style-name="ce8">
            <text:p>14,550,947</text:p>
          </table:table-cell>
          <table:table-cell office:value-type="float" office:value="31644053" table:number-columns-spanned="1" table:number-rows-spanned="2" table:style-name="ce8">
            <text:p>31,644,053</text:p>
          </table:table-cell>
          <table:table-cell office:value-type="float" office:value="43" table:number-columns-spanned="1" table:number-rows-spanned="2" table:style-name="ce9">
            <text:p>43</text:p>
          </table:table-cell>
          <table:table-cell office:value-type="float" office:value="87" table:number-columns-spanned="1" table:number-rows-spanned="2" table:style-name="ce9">
            <text:p>87</text:p>
          </table:table-cell>
          <table:table-cell office:value-type="float" office:value="33" table:number-columns-spanned="1" table:number-rows-spanned="2" table:style-name="ce9">
            <text:p>33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178" table:number-columns-spanned="1" table:number-rows-spanned="2" table:style-name="ce9">
            <text:p>1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95" table:number-columns-spanned="1" table:number-rows-spanned="2" table:style-name="ce9">
            <text:p>95</text:p>
          </table:table-cell>
          <table:table-cell office:value-type="float" office:value="2443" table:number-columns-spanned="1" table:number-rows-spanned="2" table:style-name="ce8">
            <text:p>2,443</text:p>
          </table:table-cell>
          <table:table-cell office:value-type="percentage" office:value="0.82950000000000002" table:number-columns-spanned="1" table:number-rows-spanned="2" table:style-name="ce11">
            <text:p>82.95%</text:p>
          </table:table-cell>
          <table:table-cell office:value-type="float" office:value="4685" table:number-columns-spanned="1" table:number-rows-spanned="2" table:style-name="ce8">
            <text:p>4,685</text:p>
          </table:table-cell>
          <table:table-cell office:value-type="float" office:value="11446341" table:number-columns-spanned="1" table:number-rows-spanned="2" table:style-name="ce8">
            <text:p>11,446,341</text:p>
          </table:table-cell>
          <table:table-cell office:value-type="float" office:value="12843479" table:number-columns-spanned="1" table:number-rows-spanned="2" table:style-name="ce8">
            <text:p>12,843,479</text:p>
          </table:table-cell>
          <table:table-cell office:value-type="float" office:value="39078436" table:number-columns-spanned="1" table:number-rows-spanned="2" table:style-name="ce8">
            <text:p>39,078,436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58" table:number-columns-spanned="1" table:number-rows-spanned="2" table:style-name="ce9">
            <text:p>58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123" table:number-columns-spanned="1" table:number-rows-spanned="2" table:style-name="ce9">
            <text:p>123</text:p>
          </table:table-cell>
          <table:table-cell office:value-type="float" office:value="206" table:number-columns-spanned="1" table:number-rows-spanned="2" table:style-name="ce9">
            <text:p>2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板橋凱撒大飯店</text:p>
          </table:table-cell>
          <table:table-cell office:value-type="float" office:value="400" table:number-columns-spanned="1" table:number-rows-spanned="2" table:style-name="ce9">
            <text:p>400</text:p>
          </table:table-cell>
          <table:table-cell office:value-type="float" office:value="6903" table:number-columns-spanned="1" table:number-rows-spanned="2" table:style-name="ce8">
            <text:p>6,903</text:p>
          </table:table-cell>
          <table:table-cell office:value-type="percentage" office:value="0.55669999999999997" table:number-columns-spanned="1" table:number-rows-spanned="2" table:style-name="ce11">
            <text:p>55.67%</text:p>
          </table:table-cell>
          <table:table-cell office:value-type="float" office:value="3698" table:number-columns-spanned="1" table:number-rows-spanned="2" table:style-name="ce8">
            <text:p>3,698</text:p>
          </table:table-cell>
          <table:table-cell office:value-type="float" office:value="25526234" table:number-columns-spanned="1" table:number-rows-spanned="2" table:style-name="ce8">
            <text:p>25,526,234</text:p>
          </table:table-cell>
          <table:table-cell office:value-type="float" office:value="23120355" table:number-columns-spanned="1" table:number-rows-spanned="2" table:style-name="ce8">
            <text:p>23,120,355</text:p>
          </table:table-cell>
          <table:table-cell office:value-type="float" office:value="50265538" table:number-columns-spanned="1" table:number-rows-spanned="2" table:style-name="ce8">
            <text:p>50,265,538</text:p>
          </table:table-cell>
          <table:table-cell office:value-type="float" office:value="88" table:number-columns-spanned="1" table:number-rows-spanned="2" table:style-name="ce9">
            <text:p>88</text:p>
          </table:table-cell>
          <table:table-cell office:value-type="float" office:value="186" table:number-columns-spanned="1" table:number-rows-spanned="2" table:style-name="ce9">
            <text:p>186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32" table:number-columns-spanned="1" table:number-rows-spanned="2" table:style-name="ce9">
            <text:p>32</text:p>
          </table:table-cell>
          <table:table-cell office:value-type="float" office:value="346" table:number-columns-spanned="1" table:number-rows-spanned="2" table:style-name="ce9">
            <text:p>34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Banqi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152" table:number-columns-spanned="1" table:number-rows-spanned="2" table:style-name="ce9">
            <text:p>152</text:p>
          </table:table-cell>
          <table:table-cell office:value-type="float" office:value="1948" table:number-columns-spanned="1" table:number-rows-spanned="2" table:style-name="ce8">
            <text:p>1,948</text:p>
          </table:table-cell>
          <table:table-cell office:value-type="percentage" office:value="0.41339999999999999" table:number-columns-spanned="1" table:number-rows-spanned="2" table:style-name="ce11">
            <text:p>41.34%</text:p>
          </table:table-cell>
          <table:table-cell office:value-type="float" office:value="2136" table:number-columns-spanned="1" table:number-rows-spanned="2" table:style-name="ce8">
            <text:p>2,136</text:p>
          </table:table-cell>
          <table:table-cell office:value-type="float" office:value="4161505" table:number-columns-spanned="1" table:number-rows-spanned="2" table:style-name="ce8">
            <text:p>4,161,505</text:p>
          </table:table-cell>
          <table:table-cell office:value-type="float" office:value="9004978" table:number-columns-spanned="1" table:number-rows-spanned="2" table:style-name="ce8">
            <text:p>9,004,978</text:p>
          </table:table-cell>
          <table:table-cell office:value-type="float" office:value="14341945" table:number-columns-spanned="1" table:number-rows-spanned="2" table:style-name="ce8">
            <text:p>14,341,945</text:p>
          </table:table-cell>
          <table:table-cell office:value-type="float" office:value="37" table:number-columns-spanned="1" table:number-rows-spanned="2" table:style-name="ce9">
            <text:p>37</text:p>
          </table:table-cell>
          <table:table-cell office:value-type="float" office:value="82" table:number-columns-spanned="1" table:number-rows-spanned="2" table:style-name="ce9">
            <text:p>82</text:p>
          </table:table-cell>
          <table:table-cell office:value-type="float" office:value="49" table:number-columns-spanned="1" table:number-rows-spanned="2" table:style-name="ce9">
            <text:p>4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68" table:number-columns-spanned="1" table:number-rows-spanned="2" table:style-name="ce9">
            <text:p>16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315" table:number-columns-spanned="1" table:number-rows-spanned="2" table:style-name="ce9">
            <text:p>315</text:p>
          </table:table-cell>
          <table:table-cell office:value-type="float" office:value="5903" table:number-columns-spanned="1" table:number-rows-spanned="2" table:style-name="ce8">
            <text:p>5,903</text:p>
          </table:table-cell>
          <table:table-cell office:value-type="percentage" office:value="0.60450000000000004" table:number-columns-spanned="1" table:number-rows-spanned="2" table:style-name="ce11">
            <text:p>60.45%</text:p>
          </table:table-cell>
          <table:table-cell office:value-type="float" office:value="3164" table:number-columns-spanned="1" table:number-rows-spanned="2" table:style-name="ce8">
            <text:p>3,164</text:p>
          </table:table-cell>
          <table:table-cell office:value-type="float" office:value="18674639" table:number-columns-spanned="1" table:number-rows-spanned="2" table:style-name="ce8">
            <text:p>18,674,639</text:p>
          </table:table-cell>
          <table:table-cell office:value-type="float" office:value="24340817" table:number-columns-spanned="1" table:number-rows-spanned="2" table:style-name="ce8">
            <text:p>24,340,817</text:p>
          </table:table-cell>
          <table:table-cell office:value-type="float" office:value="48598239" table:number-columns-spanned="1" table:number-rows-spanned="2" table:style-name="ce8">
            <text:p>48,598,239</text:p>
          </table:table-cell>
          <table:table-cell office:value-type="float" office:value="87" table:number-columns-spanned="1" table:number-rows-spanned="2" table:style-name="ce9">
            <text:p>87</text:p>
          </table:table-cell>
          <table:table-cell office:value-type="float" office:value="166" table:number-columns-spanned="1" table:number-rows-spanned="2" table:style-name="ce9">
            <text:p>166</text:p>
          </table:table-cell>
          <table:table-cell office:value-type="float" office:value="67" table:number-columns-spanned="1" table:number-rows-spanned="2" table:style-name="ce9">
            <text:p>6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20" table:number-columns-spanned="1" table:number-rows-spanned="2" table:style-name="ce9">
            <text:p>3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197" table:number-columns-spanned="1" table:number-rows-spanned="2" table:style-name="ce9">
            <text:p>197</text:p>
          </table:table-cell>
          <table:table-cell office:value-type="float" office:value="4555" table:number-columns-spanned="1" table:number-rows-spanned="2" table:style-name="ce8">
            <text:p>4,555</text:p>
          </table:table-cell>
          <table:table-cell office:value-type="percentage" office:value="0.74590000000000001" table:number-columns-spanned="1" table:number-rows-spanned="2" table:style-name="ce11">
            <text:p>74.59%</text:p>
          </table:table-cell>
          <table:table-cell office:value-type="float" office:value="2814" table:number-columns-spanned="1" table:number-rows-spanned="2" table:style-name="ce8">
            <text:p>2,814</text:p>
          </table:table-cell>
          <table:table-cell office:value-type="float" office:value="12818271" table:number-columns-spanned="1" table:number-rows-spanned="2" table:style-name="ce8">
            <text:p>12,818,271</text:p>
          </table:table-cell>
          <table:table-cell office:value-type="float" office:value="18063506" table:number-columns-spanned="1" table:number-rows-spanned="2" table:style-name="ce8">
            <text:p>18,063,506</text:p>
          </table:table-cell>
          <table:table-cell office:value-type="float" office:value="32464650" table:number-columns-spanned="1" table:number-rows-spanned="2" table:style-name="ce8">
            <text:p>32,464,650</text:p>
          </table:table-cell>
          <table:table-cell office:value-type="float" office:value="62" table:number-columns-spanned="1" table:number-rows-spanned="2" table:style-name="ce9">
            <text:p>62</text:p>
          </table:table-cell>
          <table:table-cell office:value-type="float" office:value="88" table:number-columns-spanned="1" table:number-rows-spanned="2" table:style-name="ce9">
            <text:p>88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185" table:number-columns-spanned="1" table:number-rows-spanned="2" table:style-name="ce9">
            <text:p>1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333" table:number-columns-spanned="1" table:number-rows-spanned="2" table:style-name="ce9">
            <text:p>333</text:p>
          </table:table-cell>
          <table:table-cell office:value-type="float" office:value="7093" table:number-columns-spanned="1" table:number-rows-spanned="2" table:style-name="ce8">
            <text:p>7,093</text:p>
          </table:table-cell>
          <table:table-cell office:value-type="percentage" office:value="0.68710000000000004" table:number-columns-spanned="1" table:number-rows-spanned="2" table:style-name="ce11">
            <text:p>68.71%</text:p>
          </table:table-cell>
          <table:table-cell office:value-type="float" office:value="3597" table:number-columns-spanned="1" table:number-rows-spanned="2" table:style-name="ce8">
            <text:p>3,597</text:p>
          </table:table-cell>
          <table:table-cell office:value-type="float" office:value="25512002" table:number-columns-spanned="1" table:number-rows-spanned="2" table:style-name="ce8">
            <text:p>25,512,002</text:p>
          </table:table-cell>
          <table:table-cell office:value-type="float" office:value="21402635" table:number-columns-spanned="1" table:number-rows-spanned="2" table:style-name="ce8">
            <text:p>21,402,635</text:p>
          </table:table-cell>
          <table:table-cell office:value-type="float" office:value="53277403" table:number-columns-spanned="1" table:number-rows-spanned="2" table:style-name="ce8">
            <text:p>53,277,403</text:p>
          </table:table-cell>
          <table:table-cell office:value-type="float" office:value="140" table:number-columns-spanned="1" table:number-rows-spanned="2" table:style-name="ce9">
            <text:p>140</text:p>
          </table:table-cell>
          <table:table-cell office:value-type="float" office:value="225" table:number-columns-spanned="1" table:number-rows-spanned="2" table:style-name="ce9">
            <text:p>225</text:p>
          </table:table-cell>
          <table:table-cell office:value-type="float" office:value="78" table:number-columns-spanned="1" table:number-rows-spanned="2" table:style-name="ce9">
            <text:p>78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466" table:number-columns-spanned="1" table:number-rows-spanned="2" table:style-name="ce9">
            <text:p>46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員皇冠假日酒店</text:p>
          </table:table-cell>
          <table:table-cell office:value-type="float" office:value="231" table:number-columns-spanned="1" table:number-rows-spanned="2" table:style-name="ce9">
            <text:p>231</text:p>
          </table:table-cell>
          <table:table-cell office:value-type="float" office:value="2640" table:number-columns-spanned="1" table:number-rows-spanned="2" table:style-name="ce8">
            <text:p>2,640</text:p>
          </table:table-cell>
          <table:table-cell office:value-type="percentage" office:value="0.36870000000000003" table:number-columns-spanned="1" table:number-rows-spanned="2" table:style-name="ce11">
            <text:p>36.87%</text:p>
          </table:table-cell>
          <table:table-cell office:value-type="float" office:value="3332" table:number-columns-spanned="1" table:number-rows-spanned="2" table:style-name="ce8">
            <text:p>3,332</text:p>
          </table:table-cell>
          <table:table-cell office:value-type="float" office:value="8795489" table:number-columns-spanned="1" table:number-rows-spanned="2" table:style-name="ce8">
            <text:p>8,795,489</text:p>
          </table:table-cell>
          <table:table-cell office:value-type="float" office:value="13527459" table:number-columns-spanned="1" table:number-rows-spanned="2" table:style-name="ce8">
            <text:p>13,527,459</text:p>
          </table:table-cell>
          <table:table-cell office:value-type="float" office:value="24154559" table:number-columns-spanned="1" table:number-rows-spanned="2" table:style-name="ce8">
            <text:p>24,154,559</text:p>
          </table:table-cell>
          <table:table-cell office:value-type="float" office:value="49" table:number-columns-spanned="1" table:number-rows-spanned="2" table:style-name="ce9">
            <text:p>49</text:p>
          </table:table-cell>
          <table:table-cell office:value-type="float" office:value="116" table:number-columns-spanned="1" table:number-rows-spanned="2" table:style-name="ce9">
            <text:p>116</text:p>
          </table:table-cell>
          <table:table-cell office:value-type="float" office:value="71" table:number-columns-spanned="1" table:number-rows-spanned="2" table:style-name="ce9">
            <text:p>71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245" table:number-columns-spanned="1" table:number-rows-spanned="2" table:style-name="ce9">
            <text:p>24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ROWNE PLAZA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656" table:number-columns-spanned="1" table:number-rows-spanned="2" table:style-name="ce9">
            <text:p>656</text:p>
          </table:table-cell>
          <table:table-cell office:value-type="float" office:value="11967" table:number-columns-spanned="1" table:number-rows-spanned="2" table:style-name="ce8">
            <text:p>11,967</text:p>
          </table:table-cell>
          <table:table-cell office:value-type="percentage" office:value="0.58850000000000002" table:number-columns-spanned="1" table:number-rows-spanned="2" table:style-name="ce11">
            <text:p>58.85%</text:p>
          </table:table-cell>
          <table:table-cell office:value-type="float" office:value="3254" table:number-columns-spanned="1" table:number-rows-spanned="2" table:style-name="ce8">
            <text:p>3,254</text:p>
          </table:table-cell>
          <table:table-cell office:value-type="float" office:value="38940618" table:number-columns-spanned="1" table:number-rows-spanned="2" table:style-name="ce8">
            <text:p>38,940,618</text:p>
          </table:table-cell>
          <table:table-cell office:value-type="float" office:value="20702709" table:number-columns-spanned="1" table:number-rows-spanned="2" table:style-name="ce8">
            <text:p>20,702,709</text:p>
          </table:table-cell>
          <table:table-cell office:value-type="float" office:value="65339315" table:number-columns-spanned="1" table:number-rows-spanned="2" table:style-name="ce8">
            <text:p>65,339,315</text:p>
          </table:table-cell>
          <table:table-cell office:value-type="float" office:value="97" table:number-columns-spanned="1" table:number-rows-spanned="2" table:style-name="ce9">
            <text:p>97</text:p>
          </table:table-cell>
          <table:table-cell office:value-type="float" office:value="201" table:number-columns-spanned="1" table:number-rows-spanned="2" table:style-name="ce9">
            <text:p>201</text:p>
          </table:table-cell>
          <table:table-cell office:value-type="float" office:value="108" table:number-columns-spanned="1" table:number-rows-spanned="2" table:style-name="ce9">
            <text:p>108</text:p>
          </table:table-cell>
          <table:table-cell office:value-type="float" office:value="79" table:number-columns-spanned="1" table:number-rows-spanned="2" table:style-name="ce9">
            <text:p>79</text:p>
          </table:table-cell>
          <table:table-cell office:value-type="float" office:value="485" table:number-columns-spanned="1" table:number-rows-spanned="2" table:style-name="ce9">
            <text:p>4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93" table:number-columns-spanned="1" table:number-rows-spanned="2" table:style-name="ce9">
            <text:p>193</text:p>
          </table:table-cell>
          <table:table-cell office:value-type="float" office:value="5475" table:number-columns-spanned="1" table:number-rows-spanned="2" table:style-name="ce8">
            <text:p>5,475</text:p>
          </table:table-cell>
          <table:table-cell office:value-type="percentage" office:value="0.91510000000000002" table:number-columns-spanned="1" table:number-rows-spanned="2" table:style-name="ce11">
            <text:p>91.51%</text:p>
          </table:table-cell>
          <table:table-cell office:value-type="float" office:value="9444" table:number-columns-spanned="1" table:number-rows-spanned="2" table:style-name="ce8">
            <text:p>9,444</text:p>
          </table:table-cell>
          <table:table-cell office:value-type="float" office:value="51707323" table:number-columns-spanned="1" table:number-rows-spanned="2" table:style-name="ce8">
            <text:p>51,707,323</text:p>
          </table:table-cell>
          <table:table-cell office:value-type="float" office:value="37289820" table:number-columns-spanned="1" table:number-rows-spanned="2" table:style-name="ce8">
            <text:p>37,289,820</text:p>
          </table:table-cell>
          <table:table-cell office:value-type="float" office:value="99277901" table:number-columns-spanned="1" table:number-rows-spanned="2" table:style-name="ce8">
            <text:p>99,277,901</text:p>
          </table:table-cell>
          <table:table-cell office:value-type="float" office:value="60" table:number-columns-spanned="1" table:number-rows-spanned="2" table:style-name="ce9">
            <text:p>60</text:p>
          </table:table-cell>
          <table:table-cell office:value-type="float" office:value="189" table:number-columns-spanned="1" table:number-rows-spanned="2" table:style-name="ce9">
            <text:p>189</text:p>
          </table:table-cell>
          <table:table-cell office:value-type="float" office:value="34" table:number-columns-spanned="1" table:number-rows-spanned="2" table:style-name="ce9">
            <text:p>34</text:p>
          </table:table-cell>
          <table:table-cell office:value-type="float" office:value="43" table:number-columns-spanned="1" table:number-rows-spanned="2" table:style-name="ce9">
            <text:p>43</text:p>
          </table:table-cell>
          <table:table-cell office:value-type="float" office:value="326" table:number-columns-spanned="1" table:number-rows-spanned="2" table:style-name="ce9">
            <text:p>3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231" table:number-columns-spanned="1" table:number-rows-spanned="2" table:style-name="ce9">
            <text:p>231</text:p>
          </table:table-cell>
          <table:table-cell office:value-type="float" office:value="4861" table:number-columns-spanned="1" table:number-rows-spanned="2" table:style-name="ce8">
            <text:p>4,861</text:p>
          </table:table-cell>
          <table:table-cell office:value-type="percentage" office:value="0.67879999999999996" table:number-columns-spanned="1" table:number-rows-spanned="2" table:style-name="ce11">
            <text:p>67.88%</text:p>
          </table:table-cell>
          <table:table-cell office:value-type="float" office:value="6905" table:number-columns-spanned="1" table:number-rows-spanned="2" table:style-name="ce8">
            <text:p>6,905</text:p>
          </table:table-cell>
          <table:table-cell office:value-type="float" office:value="33565872" table:number-columns-spanned="1" table:number-rows-spanned="2" table:style-name="ce8">
            <text:p>33,565,872</text:p>
          </table:table-cell>
          <table:table-cell office:value-type="float" office:value="18402244" table:number-columns-spanned="1" table:number-rows-spanned="2" table:style-name="ce8">
            <text:p>18,402,244</text:p>
          </table:table-cell>
          <table:table-cell office:value-type="float" office:value="58830908" table:number-columns-spanned="1" table:number-rows-spanned="2" table:style-name="ce8">
            <text:p>58,830,908</text:p>
          </table:table-cell>
          <table:table-cell office:value-type="float" office:value="94" table:number-columns-spanned="1" table:number-rows-spanned="2" table:style-name="ce9">
            <text:p>94</text:p>
          </table:table-cell>
          <table:table-cell office:value-type="float" office:value="108" table:number-columns-spanned="1" table:number-rows-spanned="2" table:style-name="ce9">
            <text:p>108</text:p>
          </table:table-cell>
          <table:table-cell office:value-type="float" office:value="58" table:number-columns-spanned="1" table:number-rows-spanned="2" table:style-name="ce9">
            <text:p>58</text:p>
          </table:table-cell>
          <table:table-cell office:value-type="float" office:value="54" table:number-columns-spanned="1" table:number-rows-spanned="2" table:style-name="ce9">
            <text:p>54</text:p>
          </table:table-cell>
          <table:table-cell office:value-type="float" office:value="314" table:number-columns-spanned="1" table:number-rows-spanned="2" table:style-name="ce9">
            <text:p>3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104" table:number-columns-spanned="1" table:number-rows-spanned="2" table:style-name="ce9">
            <text:p>104</text:p>
          </table:table-cell>
          <table:table-cell office:value-type="float" office:value="779" table:number-columns-spanned="1" table:number-rows-spanned="2" table:style-name="ce9">
            <text:p>779</text:p>
          </table:table-cell>
          <table:table-cell office:value-type="percentage" office:value="0.24160000000000001" table:number-columns-spanned="1" table:number-rows-spanned="2" table:style-name="ce11">
            <text:p>24.16%</text:p>
          </table:table-cell>
          <table:table-cell office:value-type="float" office:value="5871" table:number-columns-spanned="1" table:number-rows-spanned="2" table:style-name="ce8">
            <text:p>5,871</text:p>
          </table:table-cell>
          <table:table-cell office:value-type="float" office:value="4573279" table:number-columns-spanned="1" table:number-rows-spanned="2" table:style-name="ce8">
            <text:p>4,573,279</text:p>
          </table:table-cell>
          <table:table-cell office:value-type="float" office:value="2340594" table:number-columns-spanned="1" table:number-rows-spanned="2" table:style-name="ce8">
            <text:p>2,340,594</text:p>
          </table:table-cell>
          <table:table-cell office:value-type="float" office:value="7108710" table:number-columns-spanned="1" table:number-rows-spanned="2" table:style-name="ce8">
            <text:p>7,108,710</text:p>
          </table:table-cell>
          <table:table-cell office:value-type="float" office:value="33" table:number-columns-spanned="1" table:number-rows-spanned="2" table:style-name="ce9">
            <text:p>33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48" table:number-columns-spanned="1" table:number-rows-spanned="2" table:style-name="ce9">
            <text:p>48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142" table:number-columns-spanned="1" table:number-rows-spanned="2" table:style-name="ce9">
            <text:p>14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167" table:number-columns-spanned="1" table:number-rows-spanned="2" table:style-name="ce9">
            <text:p>167</text:p>
          </table:table-cell>
          <table:table-cell office:value-type="float" office:value="1650" table:number-columns-spanned="1" table:number-rows-spanned="2" table:style-name="ce8">
            <text:p>1,650</text:p>
          </table:table-cell>
          <table:table-cell office:value-type="percentage" office:value="0.31869999999999998" table:number-columns-spanned="1" table:number-rows-spanned="2" table:style-name="ce11">
            <text:p>31.87%</text:p>
          </table:table-cell>
          <table:table-cell office:value-type="float" office:value="3664" table:number-columns-spanned="1" table:number-rows-spanned="2" table:style-name="ce8">
            <text:p>3,664</text:p>
          </table:table-cell>
          <table:table-cell office:value-type="float" office:value="6045025" table:number-columns-spanned="1" table:number-rows-spanned="2" table:style-name="ce8">
            <text:p>6,045,025</text:p>
          </table:table-cell>
          <table:table-cell office:value-type="float" office:value="2186280" table:number-columns-spanned="1" table:number-rows-spanned="2" table:style-name="ce8">
            <text:p>2,186,280</text:p>
          </table:table-cell>
          <table:table-cell office:value-type="float" office:value="8394996" table:number-columns-spanned="1" table:number-rows-spanned="2" table:style-name="ce8">
            <text:p>8,394,996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82" table:number-columns-spanned="1" table:number-rows-spanned="2" table:style-name="ce9">
            <text:p>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276" table:number-columns-spanned="1" table:number-rows-spanned="2" table:style-name="ce9">
            <text:p>276</text:p>
          </table:table-cell>
          <table:table-cell office:value-type="float" office:value="6612" table:number-columns-spanned="1" table:number-rows-spanned="2" table:style-name="ce8">
            <text:p>6,612</text:p>
          </table:table-cell>
          <table:table-cell office:value-type="percentage" office:value="0.77280000000000004" table:number-columns-spanned="1" table:number-rows-spanned="2" table:style-name="ce11">
            <text:p>77.28%</text:p>
          </table:table-cell>
          <table:table-cell office:value-type="float" office:value="3726" table:number-columns-spanned="1" table:number-rows-spanned="2" table:style-name="ce8">
            <text:p>3,726</text:p>
          </table:table-cell>
          <table:table-cell office:value-type="float" office:value="24636598" table:number-columns-spanned="1" table:number-rows-spanned="2" table:style-name="ce8">
            <text:p>24,636,598</text:p>
          </table:table-cell>
          <table:table-cell office:value-type="float" office:value="12210509" table:number-columns-spanned="1" table:number-rows-spanned="2" table:style-name="ce8">
            <text:p>12,210,509</text:p>
          </table:table-cell>
          <table:table-cell office:value-type="float" office:value="42566187" table:number-columns-spanned="1" table:number-rows-spanned="2" table:style-name="ce8">
            <text:p>42,566,187</text:p>
          </table:table-cell>
          <table:table-cell office:value-type="float" office:value="95" table:number-columns-spanned="1" table:number-rows-spanned="2" table:style-name="ce9">
            <text:p>95</text:p>
          </table:table-cell>
          <table:table-cell office:value-type="float" office:value="62" table:number-columns-spanned="1" table:number-rows-spanned="2" table:style-name="ce9">
            <text:p>62</text:p>
          </table:table-cell>
          <table:table-cell office:value-type="float" office:value="41" table:number-columns-spanned="1" table:number-rows-spanned="2" table:style-name="ce9">
            <text:p>41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office:value-type="float" office:value="227" table:number-columns-spanned="1" table:number-rows-spanned="2" table:style-name="ce9">
            <text:p>2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331" table:number-columns-spanned="1" table:number-rows-spanned="2" table:style-name="ce9">
            <text:p>331</text:p>
          </table:table-cell>
          <table:table-cell office:value-type="float" office:value="4179" table:number-columns-spanned="1" table:number-rows-spanned="2" table:style-name="ce8">
            <text:p>4,179</text:p>
          </table:table-cell>
          <table:table-cell office:value-type="percentage" office:value="0.4073" table:number-columns-spanned="1" table:number-rows-spanned="2" table:style-name="ce11">
            <text:p>40.73%</text:p>
          </table:table-cell>
          <table:table-cell office:value-type="float" office:value="3390" table:number-columns-spanned="1" table:number-rows-spanned="2" table:style-name="ce8">
            <text:p>3,390</text:p>
          </table:table-cell>
          <table:table-cell office:value-type="float" office:value="14164932" table:number-columns-spanned="1" table:number-rows-spanned="2" table:style-name="ce8">
            <text:p>14,164,932</text:p>
          </table:table-cell>
          <table:table-cell office:value-type="float" office:value="14428321" table:number-columns-spanned="1" table:number-rows-spanned="2" table:style-name="ce8">
            <text:p>14,428,321</text:p>
          </table:table-cell>
          <table:table-cell office:value-type="float" office:value="31663843" table:number-columns-spanned="1" table:number-rows-spanned="2" table:style-name="ce8">
            <text:p>31,663,843</text:p>
          </table:table-cell>
          <table:table-cell office:value-type="float" office:value="61" table:number-columns-spanned="1" table:number-rows-spanned="2" table:style-name="ce9">
            <text:p>61</text:p>
          </table:table-cell>
          <table:table-cell office:value-type="float" office:value="64" table:number-columns-spanned="1" table:number-rows-spanned="2" table:style-name="ce9">
            <text:p>64</text:p>
          </table:table-cell>
          <table:table-cell office:value-type="float" office:value="47" table:number-columns-spanned="1" table:number-rows-spanned="2" table:style-name="ce9">
            <text:p>47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181" table:number-columns-spanned="1" table:number-rows-spanned="2" table:style-name="ce9">
            <text:p>18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45" table:number-columns-spanned="1" table:number-rows-spanned="2" table:style-name="ce9">
            <text:p>245</text:p>
          </table:table-cell>
          <table:table-cell office:value-type="float" office:value="3960" table:number-columns-spanned="1" table:number-rows-spanned="2" table:style-name="ce8">
            <text:p>3,960</text:p>
          </table:table-cell>
          <table:table-cell office:value-type="percentage" office:value="0.52139999999999997" table:number-columns-spanned="1" table:number-rows-spanned="2" table:style-name="ce11">
            <text:p>52.14%</text:p>
          </table:table-cell>
          <table:table-cell office:value-type="float" office:value="2386" table:number-columns-spanned="1" table:number-rows-spanned="2" table:style-name="ce8">
            <text:p>2,386</text:p>
          </table:table-cell>
          <table:table-cell office:value-type="float" office:value="9449662" table:number-columns-spanned="1" table:number-rows-spanned="2" table:style-name="ce8">
            <text:p>9,449,662</text:p>
          </table:table-cell>
          <table:table-cell office:value-type="float" office:value="12623101" table:number-columns-spanned="1" table:number-rows-spanned="2" table:style-name="ce8">
            <text:p>12,623,101</text:p>
          </table:table-cell>
          <table:table-cell office:value-type="float" office:value="23035482" table:number-columns-spanned="1" table:number-rows-spanned="2" table:style-name="ce8">
            <text:p>23,035,482</text:p>
          </table:table-cell>
          <table:table-cell office:value-type="float" office:value="63" table:number-columns-spanned="1" table:number-rows-spanned="2" table:style-name="ce9">
            <text:p>63</text:p>
          </table:table-cell>
          <table:table-cell office:value-type="float" office:value="102" table:number-columns-spanned="1" table:number-rows-spanned="2" table:style-name="ce9">
            <text:p>102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204" table:number-columns-spanned="1" table:number-rows-spanned="2" table:style-name="ce9">
            <text:p>20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60" table:number-columns-spanned="1" table:number-rows-spanned="2" table:style-name="ce9">
            <text:p>60</text:p>
          </table:table-cell>
          <table:table-cell office:value-type="float" office:value="816" table:number-columns-spanned="1" table:number-rows-spanned="2" table:style-name="ce9">
            <text:p>816</text:p>
          </table:table-cell>
          <table:table-cell office:value-type="percentage" office:value="0.43869999999999998" table:number-columns-spanned="1" table:number-rows-spanned="2" table:style-name="ce11">
            <text:p>43.87%</text:p>
          </table:table-cell>
          <table:table-cell office:value-type="float" office:value="2533" table:number-columns-spanned="1" table:number-rows-spanned="2" table:style-name="ce8">
            <text:p>2,533</text:p>
          </table:table-cell>
          <table:table-cell office:value-type="float" office:value="2067030" table:number-columns-spanned="1" table:number-rows-spanned="2" table:style-name="ce8">
            <text:p>2,067,030</text:p>
          </table:table-cell>
          <table:table-cell office:value-type="float" office:value="1500" table:number-columns-spanned="1" table:number-rows-spanned="2" table:style-name="ce8">
            <text:p>1,500</text:p>
          </table:table-cell>
          <table:table-cell office:value-type="float" office:value="2071149" table:number-columns-spanned="1" table:number-rows-spanned="2" table:style-name="ce8">
            <text:p>2,071,149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瓏山林台北中和飯店</text:p>
          </table:table-cell>
          <table:table-cell office:value-type="float" office:value="126" table:number-columns-spanned="1" table:number-rows-spanned="2" table:style-name="ce9">
            <text:p>126</text:p>
          </table:table-cell>
          <table:table-cell office:value-type="float" office:value="1927" table:number-columns-spanned="1" table:number-rows-spanned="2" table:style-name="ce8">
            <text:p>1,927</text:p>
          </table:table-cell>
          <table:table-cell office:value-type="percentage" office:value="0.49330000000000002" table:number-columns-spanned="1" table:number-rows-spanned="2" table:style-name="ce11">
            <text:p>49.33%</text:p>
          </table:table-cell>
          <table:table-cell office:value-type="float" office:value="2549" table:number-columns-spanned="1" table:number-rows-spanned="2" table:style-name="ce8">
            <text:p>2,549</text:p>
          </table:table-cell>
          <table:table-cell office:value-type="float" office:value="4912017" table:number-columns-spanned="1" table:number-rows-spanned="2" table:style-name="ce8">
            <text:p>4,912,017</text:p>
          </table:table-cell>
          <table:table-cell office:value-type="float" office:value="2591988" table:number-columns-spanned="1" table:number-rows-spanned="2" table:style-name="ce8">
            <text:p>2,591,988</text:p>
          </table:table-cell>
          <table:table-cell office:value-type="float" office:value="8532762" table:number-columns-spanned="1" table:number-rows-spanned="2" table:style-name="ce8">
            <text:p>8,532,762</text:p>
          </table:table-cell>
          <table:table-cell office:value-type="float" office:value="31" table:number-columns-spanned="1" table:number-rows-spanned="2" table:style-name="ce9">
            <text:p>31</text:p>
          </table:table-cell>
          <table:table-cell office:value-type="float" office:value="48" table:number-columns-spanned="1" table:number-rows-spanned="2" table:style-name="ce9">
            <text:p>48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106" table:number-columns-spanned="1" table:number-rows-spanned="2" table:style-name="ce9">
            <text:p>1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SL Hotel Taipei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54" table:number-columns-spanned="1" table:number-rows-spanned="2" table:style-name="ce9">
            <text:p>54</text:p>
          </table:table-cell>
          <table:table-cell office:value-type="float" office:value="270" table:number-columns-spanned="1" table:number-rows-spanned="2" table:style-name="ce9">
            <text:p>270</text:p>
          </table:table-cell>
          <table:table-cell office:value-type="percentage" office:value="0.1613" table:number-columns-spanned="1" table:number-rows-spanned="2" table:style-name="ce11">
            <text:p>16.13%</text:p>
          </table:table-cell>
          <table:table-cell office:value-type="float" office:value="2856" table:number-columns-spanned="1" table:number-rows-spanned="2" table:style-name="ce8">
            <text:p>2,856</text:p>
          </table:table-cell>
          <table:table-cell office:value-type="float" office:value="771169" table:number-columns-spanned="1" table:number-rows-spanned="2" table:style-name="ce8">
            <text:p>771,169</text:p>
          </table:table-cell>
          <table:table-cell office:value-type="float" office:value="80610" table:number-columns-spanned="1" table:number-rows-spanned="2" table:style-name="ce8">
            <text:p>80,610</text:p>
          </table:table-cell>
          <table:table-cell office:value-type="float" office:value="851779" table:number-columns-spanned="1" table:number-rows-spanned="2" table:style-name="ce8">
            <text:p>851,779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34" table:number-columns-spanned="1" table:number-rows-spanned="2" table:style-name="ce9">
            <text:p>34</text:p>
          </table:table-cell>
          <table:table-cell office:value-type="float" office:value="170" table:number-columns-spanned="1" table:number-rows-spanned="2" table:style-name="ce9">
            <text:p>170</text:p>
          </table:table-cell>
          <table:table-cell office:value-type="percentage" office:value="0.1613" table:number-columns-spanned="1" table:number-rows-spanned="2" table:style-name="ce11">
            <text:p>16.13%</text:p>
          </table:table-cell>
          <table:table-cell office:value-type="float" office:value="2888" table:number-columns-spanned="1" table:number-rows-spanned="2" table:style-name="ce8">
            <text:p>2,888</text:p>
          </table:table-cell>
          <table:table-cell office:value-type="float" office:value="490974" table:number-columns-spanned="1" table:number-rows-spanned="2" table:style-name="ce8">
            <text:p>490,974</text:p>
          </table:table-cell>
          <table:table-cell office:value-type="float" office:value="106854" table:number-columns-spanned="1" table:number-rows-spanned="2" table:style-name="ce8">
            <text:p>106,854</text:p>
          </table:table-cell>
          <table:table-cell office:value-type="float" office:value="597828" table:number-columns-spanned="1" table:number-rows-spanned="2" table:style-name="ce8">
            <text:p>597,828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81" table:number-columns-spanned="1" table:number-rows-spanned="2" table:style-name="ce9">
            <text:p>81</text:p>
          </table:table-cell>
          <table:table-cell office:value-type="percentage" office:value="6.5299999999999997E-2" table:number-columns-spanned="1" table:number-rows-spanned="2" table:style-name="ce11">
            <text:p>6.53%</text:p>
          </table:table-cell>
          <table:table-cell office:value-type="float" office:value="1002" table:number-columns-spanned="1" table:number-rows-spanned="2" table:style-name="ce8">
            <text:p>1,002</text:p>
          </table:table-cell>
          <table:table-cell office:value-type="float" office:value="81200" table:number-columns-spanned="1" table:number-rows-spanned="2" table:style-name="ce8">
            <text:p>81,20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1200" table:number-columns-spanned="1" table:number-rows-spanned="2" table:style-name="ce8">
            <text:p>81,200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53" table:number-columns-spanned="1" table:number-rows-spanned="2" table:style-name="ce9">
            <text:p>53</text:p>
          </table:table-cell>
          <table:table-cell office:value-type="float" office:value="402" table:number-columns-spanned="1" table:number-rows-spanned="2" table:style-name="ce9">
            <text:p>402</text:p>
          </table:table-cell>
          <table:table-cell office:value-type="percentage" office:value="0.2447" table:number-columns-spanned="1" table:number-rows-spanned="2" table:style-name="ce11">
            <text:p>24.47%</text:p>
          </table:table-cell>
          <table:table-cell office:value-type="float" office:value="1400" table:number-columns-spanned="1" table:number-rows-spanned="2" table:style-name="ce8">
            <text:p>1,400</text:p>
          </table:table-cell>
          <table:table-cell office:value-type="float" office:value="563000" table:number-columns-spanned="1" table:number-rows-spanned="2" table:style-name="ce8">
            <text:p>563,00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08600" table:number-columns-spanned="1" table:number-rows-spanned="2" table:style-name="ce8">
            <text:p>608,600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167" table:number-columns-spanned="1" table:number-rows-spanned="2" table:style-name="ce9">
            <text:p>167</text:p>
          </table:table-cell>
          <table:table-cell office:value-type="float" office:value="2177" table:number-columns-spanned="1" table:number-rows-spanned="2" table:style-name="ce8">
            <text:p>2,177</text:p>
          </table:table-cell>
          <table:table-cell office:value-type="percentage" office:value="0.42049999999999998" table:number-columns-spanned="1" table:number-rows-spanned="2" table:style-name="ce11">
            <text:p>42.05%</text:p>
          </table:table-cell>
          <table:table-cell office:value-type="float" office:value="1931" table:number-columns-spanned="1" table:number-rows-spanned="2" table:style-name="ce8">
            <text:p>1,931</text:p>
          </table:table-cell>
          <table:table-cell office:value-type="float" office:value="4203993" table:number-columns-spanned="1" table:number-rows-spanned="2" table:style-name="ce8">
            <text:p>4,203,993</text:p>
          </table:table-cell>
          <table:table-cell office:value-type="float" office:value="351956" table:number-columns-spanned="1" table:number-rows-spanned="2" table:style-name="ce8">
            <text:p>351,956</text:p>
          </table:table-cell>
          <table:table-cell office:value-type="float" office:value="4795736" table:number-columns-spanned="1" table:number-rows-spanned="2" table:style-name="ce8">
            <text:p>4,795,736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6" table:number-columns-spanned="1" table:number-rows-spanned="2" table:style-name="ce9">
            <text:p>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103" table:number-columns-spanned="1" table:number-rows-spanned="2" table:style-name="ce9">
            <text:p>103</text:p>
          </table:table-cell>
          <table:table-cell office:value-type="float" office:value="2570" table:number-columns-spanned="1" table:number-rows-spanned="2" table:style-name="ce8">
            <text:p>2,570</text:p>
          </table:table-cell>
          <table:table-cell office:value-type="percentage" office:value="0.80489999999999995" table:number-columns-spanned="1" table:number-rows-spanned="2" table:style-name="ce11">
            <text:p>80.49%</text:p>
          </table:table-cell>
          <table:table-cell office:value-type="float" office:value="3671" table:number-columns-spanned="1" table:number-rows-spanned="2" table:style-name="ce8">
            <text:p>3,671</text:p>
          </table:table-cell>
          <table:table-cell office:value-type="float" office:value="9435019" table:number-columns-spanned="1" table:number-rows-spanned="2" table:style-name="ce8">
            <text:p>9,435,019</text:p>
          </table:table-cell>
          <table:table-cell office:value-type="float" office:value="6405461" table:number-columns-spanned="1" table:number-rows-spanned="2" table:style-name="ce8">
            <text:p>6,405,461</text:p>
          </table:table-cell>
          <table:table-cell office:value-type="float" office:value="16365645" table:number-columns-spanned="1" table:number-rows-spanned="2" table:style-name="ce8">
            <text:p>16,365,645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25" table:number-columns-spanned="1" table:number-rows-spanned="2" table:style-name="ce9">
            <text:p>2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1" table:number-columns-spanned="1" table:number-rows-spanned="2" table:style-name="ce9">
            <text:p>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東桂田喜來登酒店</text:p>
          </table:table-cell>
          <table:table-cell office:value-type="float" office:value="290" table:number-columns-spanned="1" table:number-rows-spanned="2" table:style-name="ce9">
            <text:p>290</text:p>
          </table:table-cell>
          <table:table-cell office:value-type="float" office:value="5394" table:number-columns-spanned="1" table:number-rows-spanned="2" table:style-name="ce8">
            <text:p>5,394</text:p>
          </table:table-cell>
          <table:table-cell office:value-type="percentage" office:value="0.6" table:number-columns-spanned="1" table:number-rows-spanned="2" table:style-name="ce11">
            <text:p>60.00%</text:p>
          </table:table-cell>
          <table:table-cell office:value-type="float" office:value="3462" table:number-columns-spanned="1" table:number-rows-spanned="2" table:style-name="ce8">
            <text:p>3,462</text:p>
          </table:table-cell>
          <table:table-cell office:value-type="float" office:value="18675101" table:number-columns-spanned="1" table:number-rows-spanned="2" table:style-name="ce8">
            <text:p>18,675,101</text:p>
          </table:table-cell>
          <table:table-cell office:value-type="float" office:value="12078042" table:number-columns-spanned="1" table:number-rows-spanned="2" table:style-name="ce8">
            <text:p>12,078,042</text:p>
          </table:table-cell>
          <table:table-cell office:value-type="float" office:value="31654972" table:number-columns-spanned="1" table:number-rows-spanned="2" table:style-name="ce8">
            <text:p>31,654,972</text:p>
          </table:table-cell>
          <table:table-cell office:value-type="float" office:value="61" table:number-columns-spanned="1" table:number-rows-spanned="2" table:style-name="ce9">
            <text:p>61</text:p>
          </table:table-cell>
          <table:table-cell office:value-type="float" office:value="91" table:number-columns-spanned="1" table:number-rows-spanned="2" table:style-name="ce9">
            <text:p>91</text:p>
          </table:table-cell>
          <table:table-cell office:value-type="float" office:value="34" table:number-columns-spanned="1" table:number-rows-spanned="2" table:style-name="ce9">
            <text:p>34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198" table:number-columns-spanned="1" table:number-rows-spanned="2" table:style-name="ce9">
            <text:p>19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78" table:number-columns-spanned="1" table:number-rows-spanned="2" table:style-name="ce9">
            <text:p>78</text:p>
          </table:table-cell>
          <table:table-cell office:value-type="float" office:value="1212" table:number-columns-spanned="1" table:number-rows-spanned="2" table:style-name="ce8">
            <text:p>1,212</text:p>
          </table:table-cell>
          <table:table-cell office:value-type="percentage" office:value="0.50119999999999998" table:number-columns-spanned="1" table:number-rows-spanned="2" table:style-name="ce11">
            <text:p>50.12%</text:p>
          </table:table-cell>
          <table:table-cell office:value-type="float" office:value="1918" table:number-columns-spanned="1" table:number-rows-spanned="2" table:style-name="ce8">
            <text:p>1,918</text:p>
          </table:table-cell>
          <table:table-cell office:value-type="float" office:value="2325113" table:number-columns-spanned="1" table:number-rows-spanned="2" table:style-name="ce8">
            <text:p>2,325,113</text:p>
          </table:table-cell>
          <table:table-cell office:value-type="float" office:value="24790" table:number-columns-spanned="1" table:number-rows-spanned="2" table:style-name="ce8">
            <text:p>24,790</text:p>
          </table:table-cell>
          <table:table-cell office:value-type="float" office:value="2351903" table:number-columns-spanned="1" table:number-rows-spanned="2" table:style-name="ce8">
            <text:p>2,351,903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1" table:number-columns-spanned="1" table:number-rows-spanned="2" table:style-name="ce9">
            <text:p>1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140" table:number-columns-spanned="1" table:number-rows-spanned="2" table:style-name="ce9">
            <text:p>140</text:p>
          </table:table-cell>
          <table:table-cell office:value-type="float" office:value="3483" table:number-columns-spanned="1" table:number-rows-spanned="2" table:style-name="ce8">
            <text:p>3,483</text:p>
          </table:table-cell>
          <table:table-cell office:value-type="percentage" office:value="0.80249999999999999" table:number-columns-spanned="1" table:number-rows-spanned="2" table:style-name="ce11">
            <text:p>80.25%</text:p>
          </table:table-cell>
          <table:table-cell office:value-type="float" office:value="2826" table:number-columns-spanned="1" table:number-rows-spanned="2" table:style-name="ce8">
            <text:p>2,826</text:p>
          </table:table-cell>
          <table:table-cell office:value-type="float" office:value="9844393" table:number-columns-spanned="1" table:number-rows-spanned="2" table:style-name="ce8">
            <text:p>9,844,393</text:p>
          </table:table-cell>
          <table:table-cell office:value-type="float" office:value="6054641" table:number-columns-spanned="1" table:number-rows-spanned="2" table:style-name="ce8">
            <text:p>6,054,641</text:p>
          </table:table-cell>
          <table:table-cell office:value-type="float" office:value="19207486" table:number-columns-spanned="1" table:number-rows-spanned="2" table:style-name="ce8">
            <text:p>19,207,486</text:p>
          </table:table-cell>
          <table:table-cell office:value-type="float" office:value="32" table:number-columns-spanned="1" table:number-rows-spanned="2" table:style-name="ce9">
            <text:p>32</text:p>
          </table:table-cell>
          <table:table-cell office:value-type="float" office:value="24" table:number-columns-spanned="1" table:number-rows-spanned="2" table:style-name="ce9">
            <text:p>24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75" table:number-columns-spanned="1" table:number-rows-spanned="2" table:style-name="ce9">
            <text:p>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120" table:number-columns-spanned="1" table:number-rows-spanned="2" table:style-name="ce9">
            <text:p>120</text:p>
          </table:table-cell>
          <table:table-cell office:value-type="float" office:value="780" table:number-columns-spanned="1" table:number-rows-spanned="2" table:style-name="ce9">
            <text:p>780</text:p>
          </table:table-cell>
          <table:table-cell office:value-type="percentage" office:value="0.2097" table:number-columns-spanned="1" table:number-rows-spanned="2" table:style-name="ce11">
            <text:p>20.97%</text:p>
          </table:table-cell>
          <table:table-cell office:value-type="float" office:value="1802" table:number-columns-spanned="1" table:number-rows-spanned="2" table:style-name="ce8">
            <text:p>1,802</text:p>
          </table:table-cell>
          <table:table-cell office:value-type="float" office:value="1405307" table:number-columns-spanned="1" table:number-rows-spanned="2" table:style-name="ce8">
            <text:p>1,405,307</text:p>
          </table:table-cell>
          <table:table-cell office:value-type="float" office:value="2892361" table:number-columns-spanned="1" table:number-rows-spanned="2" table:style-name="ce8">
            <text:p>2,892,361</text:p>
          </table:table-cell>
          <table:table-cell office:value-type="float" office:value="4341010" table:number-columns-spanned="1" table:number-rows-spanned="2" table:style-name="ce8">
            <text:p>4,341,010</text:p>
          </table:table-cell>
          <table:table-cell office:value-type="float" office:value="25" table:number-columns-spanned="1" table:number-rows-spanned="2" table:style-name="ce9">
            <text:p>25</text:p>
          </table:table-cell>
          <table:table-cell office:value-type="float" office:value="38" table:number-columns-spanned="1" table:number-rows-spanned="2" table:style-name="ce9">
            <text:p>38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74" table:number-columns-spanned="1" table:number-rows-spanned="2" table:style-name="ce9">
            <text:p>7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47" table:number-columns-spanned="1" table:number-rows-spanned="2" table:style-name="ce9">
            <text:p>47</text:p>
          </table:table-cell>
          <table:table-cell office:value-type="float" office:value="993" table:number-columns-spanned="1" table:number-rows-spanned="2" table:style-name="ce9">
            <text:p>993</text:p>
          </table:table-cell>
          <table:table-cell office:value-type="percentage" office:value="0.68149999999999999" table:number-columns-spanned="1" table:number-rows-spanned="2" table:style-name="ce11">
            <text:p>68.15%</text:p>
          </table:table-cell>
          <table:table-cell office:value-type="float" office:value="1257" table:number-columns-spanned="1" table:number-rows-spanned="2" table:style-name="ce8">
            <text:p>1,257</text:p>
          </table:table-cell>
          <table:table-cell office:value-type="float" office:value="1248550" table:number-columns-spanned="1" table:number-rows-spanned="2" table:style-name="ce8">
            <text:p>1,248,550</text:p>
          </table:table-cell>
          <table:table-cell office:value-type="float" office:value="164234" table:number-columns-spanned="1" table:number-rows-spanned="2" table:style-name="ce8">
            <text:p>164,234</text:p>
          </table:table-cell>
          <table:table-cell office:value-type="float" office:value="1482754" table:number-columns-spanned="1" table:number-rows-spanned="2" table:style-name="ce8">
            <text:p>1,482,754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5436" table:number-columns-spanned="1" table:number-rows-spanned="2" table:style-name="ce8">
            <text:p>5,436</text:p>
          </table:table-cell>
          <table:table-cell office:value-type="float" office:value="94558" table:number-columns-spanned="1" table:number-rows-spanned="2" table:style-name="ce8">
            <text:p>94,558</text:p>
          </table:table-cell>
          <table:table-cell office:value-type="percentage" office:value="0.56110000000000004" table:number-columns-spanned="1" table:number-rows-spanned="2" table:style-name="ce11">
            <text:p>56.11%</text:p>
          </table:table-cell>
          <table:table-cell office:value-type="float" office:value="3818" table:number-columns-spanned="1" table:number-rows-spanned="2" table:style-name="ce8">
            <text:p>3,818</text:p>
          </table:table-cell>
          <table:table-cell office:value-type="float" office:value="361022698" table:number-columns-spanned="1" table:number-rows-spanned="2" table:style-name="ce8">
            <text:p>361,022,698</text:p>
          </table:table-cell>
          <table:table-cell office:value-type="float" office:value="287790191" table:number-columns-spanned="1" table:number-rows-spanned="2" table:style-name="ce8">
            <text:p>287,790,191</text:p>
          </table:table-cell>
          <table:table-cell office:value-type="float" office:value="722984989" table:number-columns-spanned="1" table:number-rows-spanned="2" table:style-name="ce8">
            <text:p>722,984,989</text:p>
          </table:table-cell>
          <table:table-cell office:value-type="float" office:value="1337" table:number-columns-spanned="1" table:number-rows-spanned="2" table:style-name="ce8">
            <text:p>1,337</text:p>
          </table:table-cell>
          <table:table-cell office:value-type="float" office:value="2070" table:number-columns-spanned="1" table:number-rows-spanned="2" table:style-name="ce8">
            <text:p>2,070</text:p>
          </table:table-cell>
          <table:table-cell office:value-type="float" office:value="856" table:number-columns-spanned="1" table:number-rows-spanned="2" table:style-name="ce9">
            <text:p>856</text:p>
          </table:table-cell>
          <table:table-cell office:value-type="float" office:value="533" table:number-columns-spanned="1" table:number-rows-spanned="2" table:style-name="ce9">
            <text:p>533</text:p>
          </table:table-cell>
          <table:table-cell office:value-type="float" office:value="4796" table:number-columns-spanned="1" table:number-rows-spanned="2" table:style-name="ce8">
            <text:p>4,796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8月至2018年8月(Data for 2018/8～2018/8)</text:p>
          </table:table-cell>
          <table:table-cell table:number-columns-repeated="16380" table:style-name="ce1"/>
        </table:table-row>
        <table:table-row table:style-name="ro1">
          <table:table-cell table:number-columns-spanned="1" table:number-rows-spanned="2" table:style-name="ce10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257488" table:style-name="ce5">
            <text:p>257,488</text:p>
          </table:table-cell>
          <table:table-cell office:value-type="float" office:value="69175" table:style-name="ce5">
            <text:p>69,175</text:p>
          </table:table-cell>
          <table:table-cell office:value-type="float" office:value="326663" table:style-name="ce5">
            <text:p>326,663</text:p>
          </table:table-cell>
          <table:table-cell office:value-type="float" office:value="48681" table:style-name="ce5">
            <text:p>48,681</text:p>
          </table:table-cell>
          <table:table-cell office:value-type="float" office:value="57973" table:style-name="ce5">
            <text:p>57,973</text:p>
          </table:table-cell>
          <table:table-cell office:value-type="float" office:value="111351" table:style-name="ce5">
            <text:p>111,351</text:p>
          </table:table-cell>
          <table:table-cell office:value-type="float" office:value="14171" table:style-name="ce5">
            <text:p>14,171</text:p>
          </table:table-cell>
          <table:table-cell office:value-type="float" office:value="23113" table:style-name="ce5">
            <text:p>23,113</text:p>
          </table:table-cell>
          <table:table-cell office:value-type="float" office:value="8484" table:style-name="ce5">
            <text:p>8,484</text:p>
          </table:table-cell>
          <table:table-cell office:value-type="float" office:value="3088" table:style-name="ce5">
            <text:p>3,088</text:p>
          </table:table-cell>
          <table:table-cell office:value-type="float" office:value="11295" table:style-name="ce5">
            <text:p>11,295</text:p>
          </table:table-cell>
          <table:table-cell office:value-type="float" office:value="29914" table:style-name="ce5">
            <text:p>29,914</text:p>
          </table:table-cell>
          <table:table-cell office:value-type="float" office:value="11771" table:style-name="ce5">
            <text:p>11,771</text:p>
          </table:table-cell>
          <table:table-cell office:value-type="float" office:value="2670" table:style-name="ce5">
            <text:p>2,670</text:p>
          </table:table-cell>
          <table:table-cell office:value-type="float" office:value="3851" table:style-name="ce5">
            <text:p>3,851</text:p>
          </table:table-cell>
          <table:table-cell office:value-type="float" office:value="301" table:style-name="ce2">
            <text:p>301</text:p>
          </table:table-cell>
          <table:table-cell office:value-type="float" office:value="326663" table:style-name="ce5">
            <text:p>326,66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64480" table:style-name="ce5">
            <text:p>64,480</text:p>
          </table:table-cell>
          <table:table-cell office:value-type="float" office:value="28137" table:style-name="ce5">
            <text:p>28,137</text:p>
          </table:table-cell>
          <table:table-cell office:value-type="float" office:value="92617" table:style-name="ce5">
            <text:p>92,617</text:p>
          </table:table-cell>
          <table:table-cell office:value-type="float" office:value="10983" table:style-name="ce5">
            <text:p>10,983</text:p>
          </table:table-cell>
          <table:table-cell office:value-type="float" office:value="20341" table:style-name="ce5">
            <text:p>20,341</text:p>
          </table:table-cell>
          <table:table-cell office:value-type="float" office:value="29279" table:style-name="ce5">
            <text:p>29,279</text:p>
          </table:table-cell>
          <table:table-cell office:value-type="float" office:value="4047" table:style-name="ce5">
            <text:p>4,047</text:p>
          </table:table-cell>
          <table:table-cell office:value-type="float" office:value="11962" table:style-name="ce5">
            <text:p>11,962</text:p>
          </table:table-cell>
          <table:table-cell office:value-type="float" office:value="2325" table:style-name="ce5">
            <text:p>2,325</text:p>
          </table:table-cell>
          <table:table-cell office:value-type="float" office:value="654" table:style-name="ce2">
            <text:p>654</text:p>
          </table:table-cell>
          <table:table-cell office:value-type="float" office:value="3754" table:style-name="ce5">
            <text:p>3,754</text:p>
          </table:table-cell>
          <table:table-cell office:value-type="float" office:value="3990" table:style-name="ce5">
            <text:p>3,990</text:p>
          </table:table-cell>
          <table:table-cell office:value-type="float" office:value="2936" table:style-name="ce5">
            <text:p>2,936</text:p>
          </table:table-cell>
          <table:table-cell office:value-type="float" office:value="682" table:style-name="ce2">
            <text:p>682</text:p>
          </table:table-cell>
          <table:table-cell office:value-type="float" office:value="1583" table:style-name="ce5">
            <text:p>1,583</text:p>
          </table:table-cell>
          <table:table-cell office:value-type="float" office:value="81" table:style-name="ce2">
            <text:p>81</text:p>
          </table:table-cell>
          <table:table-cell office:value-type="float" office:value="92617" table:style-name="ce5">
            <text:p>92,61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321968" table:style-name="ce5">
            <text:p>321,968</text:p>
          </table:table-cell>
          <table:table-cell office:value-type="float" office:value="97312" table:style-name="ce5">
            <text:p>97,312</text:p>
          </table:table-cell>
          <table:table-cell office:value-type="float" office:value="419280" table:style-name="ce5">
            <text:p>419,280</text:p>
          </table:table-cell>
          <table:table-cell office:value-type="float" office:value="59664" table:style-name="ce5">
            <text:p>59,664</text:p>
          </table:table-cell>
          <table:table-cell office:value-type="float" office:value="78314" table:style-name="ce5">
            <text:p>78,314</text:p>
          </table:table-cell>
          <table:table-cell office:value-type="float" office:value="140630" table:style-name="ce5">
            <text:p>140,630</text:p>
          </table:table-cell>
          <table:table-cell office:value-type="float" office:value="18218" table:style-name="ce5">
            <text:p>18,218</text:p>
          </table:table-cell>
          <table:table-cell office:value-type="float" office:value="35075" table:style-name="ce5">
            <text:p>35,075</text:p>
          </table:table-cell>
          <table:table-cell office:value-type="float" office:value="10809" table:style-name="ce5">
            <text:p>10,809</text:p>
          </table:table-cell>
          <table:table-cell office:value-type="float" office:value="3742" table:style-name="ce5">
            <text:p>3,742</text:p>
          </table:table-cell>
          <table:table-cell office:value-type="float" office:value="15049" table:style-name="ce5">
            <text:p>15,049</text:p>
          </table:table-cell>
          <table:table-cell office:value-type="float" office:value="33904" table:style-name="ce5">
            <text:p>33,904</text:p>
          </table:table-cell>
          <table:table-cell office:value-type="float" office:value="14707" table:style-name="ce5">
            <text:p>14,707</text:p>
          </table:table-cell>
          <table:table-cell office:value-type="float" office:value="3352" table:style-name="ce5">
            <text:p>3,352</text:p>
          </table:table-cell>
          <table:table-cell office:value-type="float" office:value="5434" table:style-name="ce5">
            <text:p>5,434</text:p>
          </table:table-cell>
          <table:table-cell office:value-type="float" office:value="382" table:style-name="ce2">
            <text:p>382</text:p>
          </table:table-cell>
          <table:table-cell office:value-type="float" office:value="419280" table:style-name="ce5">
            <text:p>419,28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61301" table:style-name="ce5">
            <text:p>61,301</text:p>
          </table:table-cell>
          <table:table-cell office:value-type="float" office:value="31861" table:style-name="ce5">
            <text:p>31,861</text:p>
          </table:table-cell>
          <table:table-cell office:value-type="float" office:value="93162" table:style-name="ce5">
            <text:p>93,162</text:p>
          </table:table-cell>
          <table:table-cell office:value-type="float" office:value="46699" table:style-name="ce5">
            <text:p>46,699</text:p>
          </table:table-cell>
          <table:table-cell office:value-type="float" office:value="19456" table:style-name="ce5">
            <text:p>19,456</text:p>
          </table:table-cell>
          <table:table-cell office:value-type="float" office:value="11608" table:style-name="ce5">
            <text:p>11,608</text:p>
          </table:table-cell>
          <table:table-cell office:value-type="float" office:value="1969" table:style-name="ce5">
            <text:p>1,969</text:p>
          </table:table-cell>
          <table:table-cell office:value-type="float" office:value="3105" table:style-name="ce5">
            <text:p>3,105</text:p>
          </table:table-cell>
          <table:table-cell office:value-type="float" office:value="533" table:style-name="ce2">
            <text:p>533</text:p>
          </table:table-cell>
          <table:table-cell office:value-type="float" office:value="605" table:style-name="ce2">
            <text:p>605</text:p>
          </table:table-cell>
          <table:table-cell office:value-type="float" office:value="1904" table:style-name="ce5">
            <text:p>1,904</text:p>
          </table:table-cell>
          <table:table-cell office:value-type="float" office:value="2420" table:style-name="ce5">
            <text:p>2,420</text:p>
          </table:table-cell>
          <table:table-cell office:value-type="float" office:value="2160" table:style-name="ce5">
            <text:p>2,160</text:p>
          </table:table-cell>
          <table:table-cell office:value-type="float" office:value="466" table:style-name="ce2">
            <text:p>466</text:p>
          </table:table-cell>
          <table:table-cell office:value-type="float" office:value="1758" table:style-name="ce5">
            <text:p>1,758</text:p>
          </table:table-cell>
          <table:table-cell office:value-type="float" office:value="479" table:style-name="ce2">
            <text:p>479</text:p>
          </table:table-cell>
          <table:table-cell office:value-type="float" office:value="93162" table:style-name="ce5">
            <text:p>93,16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6901" table:style-name="ce5">
            <text:p>6,901</text:p>
          </table:table-cell>
          <table:table-cell office:value-type="float" office:value="3799" table:style-name="ce5">
            <text:p>3,799</text:p>
          </table:table-cell>
          <table:table-cell office:value-type="float" office:value="10700" table:style-name="ce5">
            <text:p>10,700</text:p>
          </table:table-cell>
          <table:table-cell office:value-type="float" office:value="6770" table:style-name="ce5">
            <text:p>6,770</text:p>
          </table:table-cell>
          <table:table-cell office:value-type="float" office:value="1938" table:style-name="ce5">
            <text:p>1,938</text:p>
          </table:table-cell>
          <table:table-cell office:value-type="float" office:value="181" table:style-name="ce2">
            <text:p>181</text:p>
          </table:table-cell>
          <table:table-cell office:value-type="float" office:value="77" table:style-name="ce2">
            <text:p>77</text:p>
          </table:table-cell>
          <table:table-cell office:value-type="float" office:value="1237" table:style-name="ce5">
            <text:p>1,237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322" table:style-name="ce2">
            <text:p>322</text:p>
          </table:table-cell>
          <table:table-cell office:value-type="float" office:value="28" table:style-name="ce2">
            <text:p>28</text:p>
          </table:table-cell>
          <table:table-cell office:value-type="float" office:value="37" table:style-name="ce2">
            <text:p>37</text:p>
          </table:table-cell>
          <table:table-cell office:value-type="float" office:value="12" table:style-name="ce2">
            <text:p>12</text:p>
          </table:table-cell>
          <table:table-cell office:value-type="float" office:value="79" table:style-name="ce2">
            <text:p>79</text:p>
          </table:table-cell>
          <table:table-cell office:value-type="float" office:value="0" table:style-name="ce2">
            <text:p>0</text:p>
          </table:table-cell>
          <table:table-cell office:value-type="float" office:value="10700" table:style-name="ce5">
            <text:p>10,70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68202" table:style-name="ce5">
            <text:p>68,202</text:p>
          </table:table-cell>
          <table:table-cell office:value-type="float" office:value="35660" table:style-name="ce5">
            <text:p>35,660</text:p>
          </table:table-cell>
          <table:table-cell office:value-type="float" office:value="103862" table:style-name="ce5">
            <text:p>103,862</text:p>
          </table:table-cell>
          <table:table-cell office:value-type="float" office:value="53469" table:style-name="ce5">
            <text:p>53,469</text:p>
          </table:table-cell>
          <table:table-cell office:value-type="float" office:value="21394" table:style-name="ce5">
            <text:p>21,394</text:p>
          </table:table-cell>
          <table:table-cell office:value-type="float" office:value="11789" table:style-name="ce5">
            <text:p>11,789</text:p>
          </table:table-cell>
          <table:table-cell office:value-type="float" office:value="2046" table:style-name="ce5">
            <text:p>2,046</text:p>
          </table:table-cell>
          <table:table-cell office:value-type="float" office:value="4342" table:style-name="ce5">
            <text:p>4,342</text:p>
          </table:table-cell>
          <table:table-cell office:value-type="float" office:value="544" table:style-name="ce2">
            <text:p>544</text:p>
          </table:table-cell>
          <table:table-cell office:value-type="float" office:value="613" table:style-name="ce2">
            <text:p>613</text:p>
          </table:table-cell>
          <table:table-cell office:value-type="float" office:value="2226" table:style-name="ce5">
            <text:p>2,226</text:p>
          </table:table-cell>
          <table:table-cell office:value-type="float" office:value="2448" table:style-name="ce5">
            <text:p>2,448</text:p>
          </table:table-cell>
          <table:table-cell office:value-type="float" office:value="2197" table:style-name="ce5">
            <text:p>2,197</text:p>
          </table:table-cell>
          <table:table-cell office:value-type="float" office:value="478" table:style-name="ce2">
            <text:p>478</text:p>
          </table:table-cell>
          <table:table-cell office:value-type="float" office:value="1837" table:style-name="ce5">
            <text:p>1,837</text:p>
          </table:table-cell>
          <table:table-cell office:value-type="float" office:value="479" table:style-name="ce2">
            <text:p>479</text:p>
          </table:table-cell>
          <table:table-cell office:value-type="float" office:value="103862" table:style-name="ce5">
            <text:p>103,86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21258" table:style-name="ce5">
            <text:p>21,258</text:p>
          </table:table-cell>
          <table:table-cell office:value-type="float" office:value="7442" table:style-name="ce5">
            <text:p>7,442</text:p>
          </table:table-cell>
          <table:table-cell office:value-type="float" office:value="28700" table:style-name="ce5">
            <text:p>28,700</text:p>
          </table:table-cell>
          <table:table-cell office:value-type="float" office:value="18369" table:style-name="ce5">
            <text:p>18,369</text:p>
          </table:table-cell>
          <table:table-cell office:value-type="float" office:value="2820" table:style-name="ce5">
            <text:p>2,820</text:p>
          </table:table-cell>
          <table:table-cell office:value-type="float" office:value="2913" table:style-name="ce5">
            <text:p>2,913</text:p>
          </table:table-cell>
          <table:table-cell office:value-type="float" office:value="713" table:style-name="ce2">
            <text:p>713</text:p>
          </table:table-cell>
          <table:table-cell office:value-type="float" office:value="778" table:style-name="ce2">
            <text:p>778</text:p>
          </table:table-cell>
          <table:table-cell office:value-type="float" office:value="195" table:style-name="ce2">
            <text:p>195</text:p>
          </table:table-cell>
          <table:table-cell office:value-type="float" office:value="126" table:style-name="ce2">
            <text:p>126</text:p>
          </table:table-cell>
          <table:table-cell office:value-type="float" office:value="608" table:style-name="ce2">
            <text:p>608</text:p>
          </table:table-cell>
          <table:table-cell office:value-type="float" office:value="749" table:style-name="ce2">
            <text:p>749</text:p>
          </table:table-cell>
          <table:table-cell office:value-type="float" office:value="1065" table:style-name="ce5">
            <text:p>1,065</text:p>
          </table:table-cell>
          <table:table-cell office:value-type="float" office:value="51" table:style-name="ce2">
            <text:p>51</text:p>
          </table:table-cell>
          <table:table-cell office:value-type="float" office:value="313" table:style-name="ce2">
            <text:p>313</text:p>
          </table:table-cell>
          <table:table-cell office:value-type="float" office:value="0" table:style-name="ce2">
            <text:p>0</text:p>
          </table:table-cell>
          <table:table-cell office:value-type="float" office:value="28700" table:style-name="ce5">
            <text:p>28,70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9740" table:style-name="ce5">
            <text:p>9,740</text:p>
          </table:table-cell>
          <table:table-cell office:value-type="float" office:value="1040" table:style-name="ce5">
            <text:p>1,040</text:p>
          </table:table-cell>
          <table:table-cell office:value-type="float" office:value="10780" table:style-name="ce5">
            <text:p>10,780</text:p>
          </table:table-cell>
          <table:table-cell office:value-type="float" office:value="6890" table:style-name="ce5">
            <text:p>6,890</text:p>
          </table:table-cell>
          <table:table-cell office:value-type="float" office:value="765" table:style-name="ce2">
            <text:p>765</text:p>
          </table:table-cell>
          <table:table-cell office:value-type="float" office:value="727" table:style-name="ce2">
            <text:p>727</text:p>
          </table:table-cell>
          <table:table-cell office:value-type="float" office:value="171" table:style-name="ce2">
            <text:p>171</text:p>
          </table:table-cell>
          <table:table-cell office:value-type="float" office:value="221" table:style-name="ce2">
            <text:p>221</text:p>
          </table:table-cell>
          <table:table-cell office:value-type="float" office:value="99" table:style-name="ce2">
            <text:p>99</text:p>
          </table:table-cell>
          <table:table-cell office:value-type="float" office:value="159" table:style-name="ce2">
            <text:p>159</text:p>
          </table:table-cell>
          <table:table-cell office:value-type="float" office:value="374" table:style-name="ce2">
            <text:p>374</text:p>
          </table:table-cell>
          <table:table-cell office:value-type="float" office:value="491" table:style-name="ce2">
            <text:p>491</text:p>
          </table:table-cell>
          <table:table-cell office:value-type="float" office:value="808" table:style-name="ce2">
            <text:p>808</text:p>
          </table:table-cell>
          <table:table-cell office:value-type="float" office:value="67" table:style-name="ce2">
            <text:p>67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10780" table:style-name="ce5">
            <text:p>10,78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30998" table:style-name="ce5">
            <text:p>30,998</text:p>
          </table:table-cell>
          <table:table-cell office:value-type="float" office:value="8482" table:style-name="ce5">
            <text:p>8,482</text:p>
          </table:table-cell>
          <table:table-cell office:value-type="float" office:value="39480" table:style-name="ce5">
            <text:p>39,480</text:p>
          </table:table-cell>
          <table:table-cell office:value-type="float" office:value="25259" table:style-name="ce5">
            <text:p>25,259</text:p>
          </table:table-cell>
          <table:table-cell office:value-type="float" office:value="3585" table:style-name="ce5">
            <text:p>3,585</text:p>
          </table:table-cell>
          <table:table-cell office:value-type="float" office:value="3640" table:style-name="ce5">
            <text:p>3,640</text:p>
          </table:table-cell>
          <table:table-cell office:value-type="float" office:value="884" table:style-name="ce2">
            <text:p>884</text:p>
          </table:table-cell>
          <table:table-cell office:value-type="float" office:value="999" table:style-name="ce2">
            <text:p>999</text:p>
          </table:table-cell>
          <table:table-cell office:value-type="float" office:value="294" table:style-name="ce2">
            <text:p>294</text:p>
          </table:table-cell>
          <table:table-cell office:value-type="float" office:value="285" table:style-name="ce2">
            <text:p>285</text:p>
          </table:table-cell>
          <table:table-cell office:value-type="float" office:value="982" table:style-name="ce2">
            <text:p>982</text:p>
          </table:table-cell>
          <table:table-cell office:value-type="float" office:value="1240" table:style-name="ce5">
            <text:p>1,240</text:p>
          </table:table-cell>
          <table:table-cell office:value-type="float" office:value="1873" table:style-name="ce5">
            <text:p>1,873</text:p>
          </table:table-cell>
          <table:table-cell office:value-type="float" office:value="118" table:style-name="ce2">
            <text:p>118</text:p>
          </table:table-cell>
          <table:table-cell office:value-type="float" office:value="321" table:style-name="ce2">
            <text:p>321</text:p>
          </table:table-cell>
          <table:table-cell office:value-type="float" office:value="0" table:style-name="ce2">
            <text:p>0</text:p>
          </table:table-cell>
          <table:table-cell office:value-type="float" office:value="39480" table:style-name="ce5">
            <text:p>39,48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45537" table:style-name="ce5">
            <text:p>45,537</text:p>
          </table:table-cell>
          <table:table-cell office:value-type="float" office:value="18803" table:style-name="ce5">
            <text:p>18,803</text:p>
          </table:table-cell>
          <table:table-cell office:value-type="float" office:value="64340" table:style-name="ce5">
            <text:p>64,340</text:p>
          </table:table-cell>
          <table:table-cell office:value-type="float" office:value="55713" table:style-name="ce5">
            <text:p>55,713</text:p>
          </table:table-cell>
          <table:table-cell office:value-type="float" office:value="6897" table:style-name="ce5">
            <text:p>6,897</text:p>
          </table:table-cell>
          <table:table-cell office:value-type="float" office:value="881" table:style-name="ce2">
            <text:p>881</text:p>
          </table:table-cell>
          <table:table-cell office:value-type="float" office:value="45" table:style-name="ce2">
            <text:p>45</text:p>
          </table:table-cell>
          <table:table-cell office:value-type="float" office:value="201" table:style-name="ce2">
            <text:p>20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89" table:style-name="ce2">
            <text:p>289</text:p>
          </table:table-cell>
          <table:table-cell office:value-type="float" office:value="68" table:style-name="ce2">
            <text:p>68</text:p>
          </table:table-cell>
          <table:table-cell office:value-type="float" office:value="166" table:style-name="ce2">
            <text:p>166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float" office:value="62" table:style-name="ce2">
            <text:p>62</text:p>
          </table:table-cell>
          <table:table-cell office:value-type="float" office:value="64340" table:style-name="ce5">
            <text:p>64,34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45537" table:style-name="ce5">
            <text:p>45,537</text:p>
          </table:table-cell>
          <table:table-cell office:value-type="float" office:value="18803" table:style-name="ce5">
            <text:p>18,803</text:p>
          </table:table-cell>
          <table:table-cell office:value-type="float" office:value="64340" table:style-name="ce5">
            <text:p>64,340</text:p>
          </table:table-cell>
          <table:table-cell office:value-type="float" office:value="55713" table:style-name="ce5">
            <text:p>55,713</text:p>
          </table:table-cell>
          <table:table-cell office:value-type="float" office:value="6897" table:style-name="ce5">
            <text:p>6,897</text:p>
          </table:table-cell>
          <table:table-cell office:value-type="float" office:value="881" table:style-name="ce2">
            <text:p>881</text:p>
          </table:table-cell>
          <table:table-cell office:value-type="float" office:value="45" table:style-name="ce2">
            <text:p>45</text:p>
          </table:table-cell>
          <table:table-cell office:value-type="float" office:value="201" table:style-name="ce2">
            <text:p>20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89" table:style-name="ce2">
            <text:p>289</text:p>
          </table:table-cell>
          <table:table-cell office:value-type="float" office:value="68" table:style-name="ce2">
            <text:p>68</text:p>
          </table:table-cell>
          <table:table-cell office:value-type="float" office:value="166" table:style-name="ce2">
            <text:p>166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float" office:value="62" table:style-name="ce2">
            <text:p>62</text:p>
          </table:table-cell>
          <table:table-cell office:value-type="float" office:value="64340" table:style-name="ce5">
            <text:p>64,34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101125" table:style-name="ce5">
            <text:p>101,125</text:p>
          </table:table-cell>
          <table:table-cell office:value-type="float" office:value="26020" table:style-name="ce5">
            <text:p>26,020</text:p>
          </table:table-cell>
          <table:table-cell office:value-type="float" office:value="127145" table:style-name="ce5">
            <text:p>127,145</text:p>
          </table:table-cell>
          <table:table-cell office:value-type="float" office:value="103935" table:style-name="ce5">
            <text:p>103,935</text:p>
          </table:table-cell>
          <table:table-cell office:value-type="float" office:value="10242" table:style-name="ce5">
            <text:p>10,242</text:p>
          </table:table-cell>
          <table:table-cell office:value-type="float" office:value="2755" table:style-name="ce5">
            <text:p>2,755</text:p>
          </table:table-cell>
          <table:table-cell office:value-type="float" office:value="991" table:style-name="ce2">
            <text:p>991</text:p>
          </table:table-cell>
          <table:table-cell office:value-type="float" office:value="4659" table:style-name="ce5">
            <text:p>4,659</text:p>
          </table:table-cell>
          <table:table-cell office:value-type="float" office:value="155" table:style-name="ce2">
            <text:p>155</text:p>
          </table:table-cell>
          <table:table-cell office:value-type="float" office:value="101" table:style-name="ce2">
            <text:p>101</text:p>
          </table:table-cell>
          <table:table-cell office:value-type="float" office:value="456" table:style-name="ce2">
            <text:p>456</text:p>
          </table:table-cell>
          <table:table-cell office:value-type="float" office:value="1594" table:style-name="ce5">
            <text:p>1,594</text:p>
          </table:table-cell>
          <table:table-cell office:value-type="float" office:value="1651" table:style-name="ce5">
            <text:p>1,651</text:p>
          </table:table-cell>
          <table:table-cell office:value-type="float" office:value="129" table:style-name="ce2">
            <text:p>129</text:p>
          </table:table-cell>
          <table:table-cell office:value-type="float" office:value="441" table:style-name="ce2">
            <text:p>441</text:p>
          </table:table-cell>
          <table:table-cell office:value-type="float" office:value="36" table:style-name="ce2">
            <text:p>36</text:p>
          </table:table-cell>
          <table:table-cell office:value-type="float" office:value="127145" table:style-name="ce5">
            <text:p>127,14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13451" table:style-name="ce5">
            <text:p>13,451</text:p>
          </table:table-cell>
          <table:table-cell office:value-type="float" office:value="6377" table:style-name="ce5">
            <text:p>6,377</text:p>
          </table:table-cell>
          <table:table-cell office:value-type="float" office:value="19828" table:style-name="ce5">
            <text:p>19,828</text:p>
          </table:table-cell>
          <table:table-cell office:value-type="float" office:value="15537" table:style-name="ce5">
            <text:p>15,537</text:p>
          </table:table-cell>
          <table:table-cell office:value-type="float" office:value="682" table:style-name="ce2">
            <text:p>682</text:p>
          </table:table-cell>
          <table:table-cell office:value-type="float" office:value="194" table:style-name="ce2">
            <text:p>194</text:p>
          </table:table-cell>
          <table:table-cell office:value-type="float" office:value="82" table:style-name="ce2">
            <text:p>82</text:p>
          </table:table-cell>
          <table:table-cell office:value-type="float" office:value="160" table:style-name="ce2">
            <text:p>160</text:p>
          </table:table-cell>
          <table:table-cell office:value-type="float" office:value="32" table:style-name="ce2">
            <text:p>32</text:p>
          </table:table-cell>
          <table:table-cell office:value-type="float" office:value="2" table:style-name="ce2">
            <text:p>2</text:p>
          </table:table-cell>
          <table:table-cell office:value-type="float" office:value="2811" table:style-name="ce5">
            <text:p>2,811</text:p>
          </table:table-cell>
          <table:table-cell office:value-type="float" office:value="117" table:style-name="ce2">
            <text:p>117</text:p>
          </table:table-cell>
          <table:table-cell office:value-type="float" office:value="42" table:style-name="ce2">
            <text:p>42</text:p>
          </table:table-cell>
          <table:table-cell office:value-type="float" office:value="42" table:style-name="ce2">
            <text:p>42</text:p>
          </table:table-cell>
          <table:table-cell office:value-type="float" office:value="127" table:style-name="ce2">
            <text:p>127</text:p>
          </table:table-cell>
          <table:table-cell office:value-type="float" office:value="0" table:style-name="ce2">
            <text:p>0</text:p>
          </table:table-cell>
          <table:table-cell office:value-type="float" office:value="19828" table:style-name="ce5">
            <text:p>19,82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114576" table:style-name="ce5">
            <text:p>114,576</text:p>
          </table:table-cell>
          <table:table-cell office:value-type="float" office:value="32397" table:style-name="ce5">
            <text:p>32,397</text:p>
          </table:table-cell>
          <table:table-cell office:value-type="float" office:value="146973" table:style-name="ce5">
            <text:p>146,973</text:p>
          </table:table-cell>
          <table:table-cell office:value-type="float" office:value="119472" table:style-name="ce5">
            <text:p>119,472</text:p>
          </table:table-cell>
          <table:table-cell office:value-type="float" office:value="10924" table:style-name="ce5">
            <text:p>10,924</text:p>
          </table:table-cell>
          <table:table-cell office:value-type="float" office:value="2949" table:style-name="ce5">
            <text:p>2,949</text:p>
          </table:table-cell>
          <table:table-cell office:value-type="float" office:value="1073" table:style-name="ce5">
            <text:p>1,073</text:p>
          </table:table-cell>
          <table:table-cell office:value-type="float" office:value="4819" table:style-name="ce5">
            <text:p>4,819</text:p>
          </table:table-cell>
          <table:table-cell office:value-type="float" office:value="187" table:style-name="ce2">
            <text:p>187</text:p>
          </table:table-cell>
          <table:table-cell office:value-type="float" office:value="103" table:style-name="ce2">
            <text:p>103</text:p>
          </table:table-cell>
          <table:table-cell office:value-type="float" office:value="3267" table:style-name="ce5">
            <text:p>3,267</text:p>
          </table:table-cell>
          <table:table-cell office:value-type="float" office:value="1711" table:style-name="ce5">
            <text:p>1,711</text:p>
          </table:table-cell>
          <table:table-cell office:value-type="float" office:value="1693" table:style-name="ce5">
            <text:p>1,693</text:p>
          </table:table-cell>
          <table:table-cell office:value-type="float" office:value="171" table:style-name="ce2">
            <text:p>171</text:p>
          </table:table-cell>
          <table:table-cell office:value-type="float" office:value="568" table:style-name="ce2">
            <text:p>568</text:p>
          </table:table-cell>
          <table:table-cell office:value-type="float" office:value="36" table:style-name="ce2">
            <text:p>36</text:p>
          </table:table-cell>
          <table:table-cell office:value-type="float" office:value="146973" table:style-name="ce5">
            <text:p>146,97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52378" table:style-name="ce5">
            <text:p>52,378</text:p>
          </table:table-cell>
          <table:table-cell office:value-type="float" office:value="19705" table:style-name="ce5">
            <text:p>19,705</text:p>
          </table:table-cell>
          <table:table-cell office:value-type="float" office:value="72083" table:style-name="ce5">
            <text:p>72,083</text:p>
          </table:table-cell>
          <table:table-cell office:value-type="float" office:value="24705" table:style-name="ce5">
            <text:p>24,705</text:p>
          </table:table-cell>
          <table:table-cell office:value-type="float" office:value="5431" table:style-name="ce5">
            <text:p>5,431</text:p>
          </table:table-cell>
          <table:table-cell office:value-type="float" office:value="5131" table:style-name="ce5">
            <text:p>5,131</text:p>
          </table:table-cell>
          <table:table-cell office:value-type="float" office:value="5099" table:style-name="ce5">
            <text:p>5,099</text:p>
          </table:table-cell>
          <table:table-cell office:value-type="float" office:value="948" table:style-name="ce2">
            <text:p>948</text:p>
          </table:table-cell>
          <table:table-cell office:value-type="float" office:value="855" table:style-name="ce2">
            <text:p>855</text:p>
          </table:table-cell>
          <table:table-cell office:value-type="float" office:value="688" table:style-name="ce2">
            <text:p>688</text:p>
          </table:table-cell>
          <table:table-cell office:value-type="float" office:value="13660" table:style-name="ce5">
            <text:p>13,660</text:p>
          </table:table-cell>
          <table:table-cell office:value-type="float" office:value="7633" table:style-name="ce5">
            <text:p>7,633</text:p>
          </table:table-cell>
          <table:table-cell office:value-type="float" office:value="3962" table:style-name="ce5">
            <text:p>3,962</text:p>
          </table:table-cell>
          <table:table-cell office:value-type="float" office:value="351" table:style-name="ce2">
            <text:p>351</text:p>
          </table:table-cell>
          <table:table-cell office:value-type="float" office:value="1726" table:style-name="ce5">
            <text:p>1,726</text:p>
          </table:table-cell>
          <table:table-cell office:value-type="float" office:value="1894" table:style-name="ce5">
            <text:p>1,894</text:p>
          </table:table-cell>
          <table:table-cell office:value-type="float" office:value="72083" table:style-name="ce5">
            <text:p>72,08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7450" table:style-name="ce5">
            <text:p>27,450</text:p>
          </table:table-cell>
          <table:table-cell office:value-type="float" office:value="11204" table:style-name="ce5">
            <text:p>11,204</text:p>
          </table:table-cell>
          <table:table-cell office:value-type="float" office:value="38654" table:style-name="ce5">
            <text:p>38,654</text:p>
          </table:table-cell>
          <table:table-cell office:value-type="float" office:value="16826" table:style-name="ce5">
            <text:p>16,826</text:p>
          </table:table-cell>
          <table:table-cell office:value-type="float" office:value="4662" table:style-name="ce5">
            <text:p>4,662</text:p>
          </table:table-cell>
          <table:table-cell office:value-type="float" office:value="3341" table:style-name="ce5">
            <text:p>3,341</text:p>
          </table:table-cell>
          <table:table-cell office:value-type="float" office:value="3009" table:style-name="ce5">
            <text:p>3,009</text:p>
          </table:table-cell>
          <table:table-cell office:value-type="float" office:value="1868" table:style-name="ce5">
            <text:p>1,868</text:p>
          </table:table-cell>
          <table:table-cell office:value-type="float" office:value="444" table:style-name="ce2">
            <text:p>444</text:p>
          </table:table-cell>
          <table:table-cell office:value-type="float" office:value="545" table:style-name="ce2">
            <text:p>545</text:p>
          </table:table-cell>
          <table:table-cell office:value-type="float" office:value="1985" table:style-name="ce5">
            <text:p>1,985</text:p>
          </table:table-cell>
          <table:table-cell office:value-type="float" office:value="2325" table:style-name="ce5">
            <text:p>2,325</text:p>
          </table:table-cell>
          <table:table-cell office:value-type="float" office:value="905" table:style-name="ce2">
            <text:p>905</text:p>
          </table:table-cell>
          <table:table-cell office:value-type="float" office:value="207" table:style-name="ce2">
            <text:p>207</text:p>
          </table:table-cell>
          <table:table-cell office:value-type="float" office:value="2537" table:style-name="ce5">
            <text:p>2,537</text:p>
          </table:table-cell>
          <table:table-cell office:value-type="float" office:value="0" table:style-name="ce2">
            <text:p>0</text:p>
          </table:table-cell>
          <table:table-cell office:value-type="float" office:value="38654" table:style-name="ce5">
            <text:p>38,65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79828" table:style-name="ce5">
            <text:p>79,828</text:p>
          </table:table-cell>
          <table:table-cell office:value-type="float" office:value="30909" table:style-name="ce5">
            <text:p>30,909</text:p>
          </table:table-cell>
          <table:table-cell office:value-type="float" office:value="110737" table:style-name="ce5">
            <text:p>110,737</text:p>
          </table:table-cell>
          <table:table-cell office:value-type="float" office:value="41531" table:style-name="ce5">
            <text:p>41,531</text:p>
          </table:table-cell>
          <table:table-cell office:value-type="float" office:value="10093" table:style-name="ce5">
            <text:p>10,093</text:p>
          </table:table-cell>
          <table:table-cell office:value-type="float" office:value="8472" table:style-name="ce5">
            <text:p>8,472</text:p>
          </table:table-cell>
          <table:table-cell office:value-type="float" office:value="8108" table:style-name="ce5">
            <text:p>8,108</text:p>
          </table:table-cell>
          <table:table-cell office:value-type="float" office:value="2816" table:style-name="ce5">
            <text:p>2,816</text:p>
          </table:table-cell>
          <table:table-cell office:value-type="float" office:value="1299" table:style-name="ce5">
            <text:p>1,299</text:p>
          </table:table-cell>
          <table:table-cell office:value-type="float" office:value="1233" table:style-name="ce5">
            <text:p>1,233</text:p>
          </table:table-cell>
          <table:table-cell office:value-type="float" office:value="15645" table:style-name="ce5">
            <text:p>15,645</text:p>
          </table:table-cell>
          <table:table-cell office:value-type="float" office:value="9958" table:style-name="ce5">
            <text:p>9,958</text:p>
          </table:table-cell>
          <table:table-cell office:value-type="float" office:value="4867" table:style-name="ce5">
            <text:p>4,867</text:p>
          </table:table-cell>
          <table:table-cell office:value-type="float" office:value="558" table:style-name="ce2">
            <text:p>558</text:p>
          </table:table-cell>
          <table:table-cell office:value-type="float" office:value="4263" table:style-name="ce5">
            <text:p>4,263</text:p>
          </table:table-cell>
          <table:table-cell office:value-type="float" office:value="1894" table:style-name="ce5">
            <text:p>1,894</text:p>
          </table:table-cell>
          <table:table-cell office:value-type="float" office:value="110737" table:style-name="ce5">
            <text:p>110,73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153007" table:style-name="ce5">
            <text:p>153,007</text:p>
          </table:table-cell>
          <table:table-cell office:value-type="float" office:value="39829" table:style-name="ce5">
            <text:p>39,829</text:p>
          </table:table-cell>
          <table:table-cell office:value-type="float" office:value="192836" table:style-name="ce5">
            <text:p>192,836</text:p>
          </table:table-cell>
          <table:table-cell office:value-type="float" office:value="155532" table:style-name="ce5">
            <text:p>155,532</text:p>
          </table:table-cell>
          <table:table-cell office:value-type="float" office:value="11065" table:style-name="ce5">
            <text:p>11,065</text:p>
          </table:table-cell>
          <table:table-cell office:value-type="float" office:value="5668" table:style-name="ce5">
            <text:p>5,668</text:p>
          </table:table-cell>
          <table:table-cell office:value-type="float" office:value="730" table:style-name="ce2">
            <text:p>730</text:p>
          </table:table-cell>
          <table:table-cell office:value-type="float" office:value="5245" table:style-name="ce5">
            <text:p>5,245</text:p>
          </table:table-cell>
          <table:table-cell office:value-type="float" office:value="316" table:style-name="ce2">
            <text:p>316</text:p>
          </table:table-cell>
          <table:table-cell office:value-type="float" office:value="227" table:style-name="ce2">
            <text:p>227</text:p>
          </table:table-cell>
          <table:table-cell office:value-type="float" office:value="7382" table:style-name="ce5">
            <text:p>7,382</text:p>
          </table:table-cell>
          <table:table-cell office:value-type="float" office:value="2589" table:style-name="ce5">
            <text:p>2,589</text:p>
          </table:table-cell>
          <table:table-cell office:value-type="float" office:value="1538" table:style-name="ce5">
            <text:p>1,538</text:p>
          </table:table-cell>
          <table:table-cell office:value-type="float" office:value="169" table:style-name="ce2">
            <text:p>169</text:p>
          </table:table-cell>
          <table:table-cell office:value-type="float" office:value="2375" table:style-name="ce5">
            <text:p>2,375</text:p>
          </table:table-cell>
          <table:table-cell office:value-type="float" office:value="0" table:style-name="ce2">
            <text:p>0</text:p>
          </table:table-cell>
          <table:table-cell office:value-type="float" office:value="192836" table:style-name="ce5">
            <text:p>192,83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26488" table:style-name="ce5">
            <text:p>26,488</text:p>
          </table:table-cell>
          <table:table-cell office:value-type="float" office:value="15384" table:style-name="ce5">
            <text:p>15,384</text:p>
          </table:table-cell>
          <table:table-cell office:value-type="float" office:value="41872" table:style-name="ce5">
            <text:p>41,872</text:p>
          </table:table-cell>
          <table:table-cell office:value-type="float" office:value="34995" table:style-name="ce5">
            <text:p>34,995</text:p>
          </table:table-cell>
          <table:table-cell office:value-type="float" office:value="3634" table:style-name="ce5">
            <text:p>3,634</text:p>
          </table:table-cell>
          <table:table-cell office:value-type="float" office:value="303" table:style-name="ce2">
            <text:p>303</text:p>
          </table:table-cell>
          <table:table-cell office:value-type="float" office:value="141" table:style-name="ce2">
            <text:p>141</text:p>
          </table:table-cell>
          <table:table-cell office:value-type="float" office:value="806" table:style-name="ce2">
            <text:p>806</text:p>
          </table:table-cell>
          <table:table-cell office:value-type="float" office:value="171" table:style-name="ce2">
            <text:p>171</text:p>
          </table:table-cell>
          <table:table-cell office:value-type="float" office:value="64" table:style-name="ce2">
            <text:p>64</text:p>
          </table:table-cell>
          <table:table-cell office:value-type="float" office:value="845" table:style-name="ce2">
            <text:p>845</text:p>
          </table:table-cell>
          <table:table-cell office:value-type="float" office:value="543" table:style-name="ce2">
            <text:p>543</text:p>
          </table:table-cell>
          <table:table-cell office:value-type="float" office:value="258" table:style-name="ce2">
            <text:p>258</text:p>
          </table:table-cell>
          <table:table-cell office:value-type="float" office:value="37" table:style-name="ce2">
            <text:p>37</text:p>
          </table:table-cell>
          <table:table-cell office:value-type="float" office:value="61" table:style-name="ce2">
            <text:p>61</text:p>
          </table:table-cell>
          <table:table-cell office:value-type="float" office:value="14" table:style-name="ce2">
            <text:p>14</text:p>
          </table:table-cell>
          <table:table-cell office:value-type="float" office:value="41872" table:style-name="ce5">
            <text:p>41,87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179495" table:style-name="ce5">
            <text:p>179,495</text:p>
          </table:table-cell>
          <table:table-cell office:value-type="float" office:value="55213" table:style-name="ce5">
            <text:p>55,213</text:p>
          </table:table-cell>
          <table:table-cell office:value-type="float" office:value="234708" table:style-name="ce5">
            <text:p>234,708</text:p>
          </table:table-cell>
          <table:table-cell office:value-type="float" office:value="190527" table:style-name="ce5">
            <text:p>190,527</text:p>
          </table:table-cell>
          <table:table-cell office:value-type="float" office:value="14699" table:style-name="ce5">
            <text:p>14,699</text:p>
          </table:table-cell>
          <table:table-cell office:value-type="float" office:value="5971" table:style-name="ce5">
            <text:p>5,971</text:p>
          </table:table-cell>
          <table:table-cell office:value-type="float" office:value="871" table:style-name="ce2">
            <text:p>871</text:p>
          </table:table-cell>
          <table:table-cell office:value-type="float" office:value="6051" table:style-name="ce5">
            <text:p>6,051</text:p>
          </table:table-cell>
          <table:table-cell office:value-type="float" office:value="487" table:style-name="ce2">
            <text:p>487</text:p>
          </table:table-cell>
          <table:table-cell office:value-type="float" office:value="291" table:style-name="ce2">
            <text:p>291</text:p>
          </table:table-cell>
          <table:table-cell office:value-type="float" office:value="8227" table:style-name="ce5">
            <text:p>8,227</text:p>
          </table:table-cell>
          <table:table-cell office:value-type="float" office:value="3132" table:style-name="ce5">
            <text:p>3,132</text:p>
          </table:table-cell>
          <table:table-cell office:value-type="float" office:value="1796" table:style-name="ce5">
            <text:p>1,796</text:p>
          </table:table-cell>
          <table:table-cell office:value-type="float" office:value="206" table:style-name="ce2">
            <text:p>206</text:p>
          </table:table-cell>
          <table:table-cell office:value-type="float" office:value="2436" table:style-name="ce5">
            <text:p>2,436</text:p>
          </table:table-cell>
          <table:table-cell office:value-type="float" office:value="14" table:style-name="ce2">
            <text:p>14</text:p>
          </table:table-cell>
          <table:table-cell office:value-type="float" office:value="234708" table:style-name="ce5">
            <text:p>234,708</text:p>
          </table:table-cell>
          <table:table-cell table:number-columns-repeated="16365"/>
        </table:table-row>
        <table:table-row table:style-name="ro1">
          <table:table-cell table:style-name="ce7"/>
          <table:table-cell office:value-type="string" table:style-name="ce7">
            <text:p>總計 Total</text:p>
          </table:table-cell>
          <table:table-cell office:value-type="float" office:value="840604" table:style-name="ce5">
            <text:p>840,604</text:p>
          </table:table-cell>
          <table:table-cell office:value-type="float" office:value="278776" table:style-name="ce5">
            <text:p>278,776</text:p>
          </table:table-cell>
          <table:table-cell office:value-type="float" office:value="1119380" table:style-name="ce5">
            <text:p>1,119,380</text:p>
          </table:table-cell>
          <table:table-cell office:value-type="float" office:value="545635" table:style-name="ce5">
            <text:p>545,635</text:p>
          </table:table-cell>
          <table:table-cell office:value-type="float" office:value="145906" table:style-name="ce5">
            <text:p>145,906</text:p>
          </table:table-cell>
          <table:table-cell office:value-type="float" office:value="174332" table:style-name="ce5">
            <text:p>174,332</text:p>
          </table:table-cell>
          <table:table-cell office:value-type="float" office:value="31245" table:style-name="ce5">
            <text:p>31,245</text:p>
          </table:table-cell>
          <table:table-cell office:value-type="float" office:value="54303" table:style-name="ce5">
            <text:p>54,303</text:p>
          </table:table-cell>
          <table:table-cell office:value-type="float" office:value="13624" table:style-name="ce5">
            <text:p>13,624</text:p>
          </table:table-cell>
          <table:table-cell office:value-type="float" office:value="6270" table:style-name="ce5">
            <text:p>6,270</text:p>
          </table:table-cell>
          <table:table-cell office:value-type="float" office:value="45685" table:style-name="ce5">
            <text:p>45,685</text:p>
          </table:table-cell>
          <table:table-cell office:value-type="float" office:value="52461" table:style-name="ce5">
            <text:p>52,461</text:p>
          </table:table-cell>
          <table:table-cell office:value-type="float" office:value="27299" table:style-name="ce5">
            <text:p>27,299</text:p>
          </table:table-cell>
          <table:table-cell office:value-type="float" office:value="4891" table:style-name="ce5">
            <text:p>4,891</text:p>
          </table:table-cell>
          <table:table-cell office:value-type="float" office:value="14862" table:style-name="ce5">
            <text:p>14,862</text:p>
          </table:table-cell>
          <table:table-cell office:value-type="float" office:value="2867" table:style-name="ce5">
            <text:p>2,867</text:p>
          </table:table-cell>
          <table:table-cell office:value-type="float" office:value="1119380" table:style-name="ce5">
            <text:p>1,119,380</text:p>
          </table:table-cell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1">
          <table:table-cell table:number-columns-spanned="1" table:number-rows-spanned="2" table:style-name="ce10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692094" table:style-name="ce5">
            <text:p>692,094</text:p>
          </table:table-cell>
          <table:table-cell office:value-type="float" office:value="212835" table:style-name="ce5">
            <text:p>212,835</text:p>
          </table:table-cell>
          <table:table-cell office:value-type="float" office:value="904929" table:style-name="ce5">
            <text:p>904,929</text:p>
          </table:table-cell>
          <table:table-cell office:value-type="float" office:value="453634" table:style-name="ce5">
            <text:p>453,634</text:p>
          </table:table-cell>
          <table:table-cell office:value-type="float" office:value="113884" table:style-name="ce5">
            <text:p>113,884</text:p>
          </table:table-cell>
          <table:table-cell office:value-type="float" office:value="140307" table:style-name="ce5">
            <text:p>140,307</text:p>
          </table:table-cell>
          <table:table-cell office:value-type="float" office:value="23718" table:style-name="ce5">
            <text:p>23,718</text:p>
          </table:table-cell>
          <table:table-cell office:value-type="float" office:value="38049" table:style-name="ce5">
            <text:p>38,049</text:p>
          </table:table-cell>
          <table:table-cell office:value-type="float" office:value="10542" table:style-name="ce5">
            <text:p>10,542</text:p>
          </table:table-cell>
          <table:table-cell office:value-type="float" office:value="4838" table:style-name="ce5">
            <text:p>4,838</text:p>
          </table:table-cell>
          <table:table-cell office:value-type="float" office:value="35594" table:style-name="ce5">
            <text:p>35,594</text:p>
          </table:table-cell>
          <table:table-cell office:value-type="float" office:value="44967" table:style-name="ce5">
            <text:p>44,967</text:p>
          </table:table-cell>
          <table:table-cell office:value-type="float" office:value="22313" table:style-name="ce5">
            <text:p>22,313</text:p>
          </table:table-cell>
          <table:table-cell office:value-type="float" office:value="3844" table:style-name="ce5">
            <text:p>3,844</text:p>
          </table:table-cell>
          <table:table-cell office:value-type="float" office:value="10467" table:style-name="ce5">
            <text:p>10,467</text:p>
          </table:table-cell>
          <table:table-cell office:value-type="float" office:value="2772" table:style-name="ce5">
            <text:p>2,772</text:p>
          </table:table-cell>
          <table:table-cell office:value-type="float" office:value="904929" table:style-name="ce5">
            <text:p>904,929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148510" table:style-name="ce5">
            <text:p>148,510</text:p>
          </table:table-cell>
          <table:table-cell office:value-type="float" office:value="65941" table:style-name="ce5">
            <text:p>65,941</text:p>
          </table:table-cell>
          <table:table-cell office:value-type="float" office:value="214451" table:style-name="ce5">
            <text:p>214,451</text:p>
          </table:table-cell>
          <table:table-cell office:value-type="float" office:value="92001" table:style-name="ce5">
            <text:p>92,001</text:p>
          </table:table-cell>
          <table:table-cell office:value-type="float" office:value="32022" table:style-name="ce5">
            <text:p>32,022</text:p>
          </table:table-cell>
          <table:table-cell office:value-type="float" office:value="34025" table:style-name="ce5">
            <text:p>34,025</text:p>
          </table:table-cell>
          <table:table-cell office:value-type="float" office:value="7527" table:style-name="ce5">
            <text:p>7,527</text:p>
          </table:table-cell>
          <table:table-cell office:value-type="float" office:value="16254" table:style-name="ce5">
            <text:p>16,254</text:p>
          </table:table-cell>
          <table:table-cell office:value-type="float" office:value="3082" table:style-name="ce5">
            <text:p>3,082</text:p>
          </table:table-cell>
          <table:table-cell office:value-type="float" office:value="1432" table:style-name="ce5">
            <text:p>1,432</text:p>
          </table:table-cell>
          <table:table-cell office:value-type="float" office:value="10091" table:style-name="ce5">
            <text:p>10,091</text:p>
          </table:table-cell>
          <table:table-cell office:value-type="float" office:value="7494" table:style-name="ce5">
            <text:p>7,494</text:p>
          </table:table-cell>
          <table:table-cell office:value-type="float" office:value="4986" table:style-name="ce5">
            <text:p>4,986</text:p>
          </table:table-cell>
          <table:table-cell office:value-type="float" office:value="1047" table:style-name="ce5">
            <text:p>1,047</text:p>
          </table:table-cell>
          <table:table-cell office:value-type="float" office:value="4395" table:style-name="ce5">
            <text:p>4,395</text:p>
          </table:table-cell>
          <table:table-cell office:value-type="float" office:value="95" table:style-name="ce2">
            <text:p>95</text:p>
          </table:table-cell>
          <table:table-cell office:value-type="float" office:value="214451" table:style-name="ce5">
            <text:p>214,45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840604" table:style-name="ce5">
            <text:p>840,604</text:p>
          </table:table-cell>
          <table:table-cell office:value-type="float" office:value="278776" table:style-name="ce5">
            <text:p>278,776</text:p>
          </table:table-cell>
          <table:table-cell office:value-type="float" office:value="1119380" table:style-name="ce5">
            <text:p>1,119,380</text:p>
          </table:table-cell>
          <table:table-cell office:value-type="float" office:value="545635" table:style-name="ce5">
            <text:p>545,635</text:p>
          </table:table-cell>
          <table:table-cell office:value-type="float" office:value="145906" table:style-name="ce5">
            <text:p>145,906</text:p>
          </table:table-cell>
          <table:table-cell office:value-type="float" office:value="174332" table:style-name="ce5">
            <text:p>174,332</text:p>
          </table:table-cell>
          <table:table-cell office:value-type="float" office:value="31245" table:style-name="ce5">
            <text:p>31,245</text:p>
          </table:table-cell>
          <table:table-cell office:value-type="float" office:value="54303" table:style-name="ce5">
            <text:p>54,303</text:p>
          </table:table-cell>
          <table:table-cell office:value-type="float" office:value="13624" table:style-name="ce5">
            <text:p>13,624</text:p>
          </table:table-cell>
          <table:table-cell office:value-type="float" office:value="6270" table:style-name="ce5">
            <text:p>6,270</text:p>
          </table:table-cell>
          <table:table-cell office:value-type="float" office:value="45685" table:style-name="ce5">
            <text:p>45,685</text:p>
          </table:table-cell>
          <table:table-cell office:value-type="float" office:value="52461" table:style-name="ce5">
            <text:p>52,461</text:p>
          </table:table-cell>
          <table:table-cell office:value-type="float" office:value="27299" table:style-name="ce5">
            <text:p>27,299</text:p>
          </table:table-cell>
          <table:table-cell office:value-type="float" office:value="4891" table:style-name="ce5">
            <text:p>4,891</text:p>
          </table:table-cell>
          <table:table-cell office:value-type="float" office:value="14862" table:style-name="ce5">
            <text:p>14,862</text:p>
          </table:table-cell>
          <table:table-cell office:value-type="float" office:value="2867" table:style-name="ce5">
            <text:p>2,867</text:p>
          </table:table-cell>
          <table:table-cell office:value-type="float" office:value="1119380" table:style-name="ce5">
            <text:p>1,119,380</text:p>
          </table:table-cell>
          <table:table-cell table:number-columns-repeated="16366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8月至2018年8月(Data for 2018/8～2018/8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0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13521" table:number-columns-spanned="1" table:number-rows-spanned="2" table:style-name="ce8">
            <text:p>13,521</text:p>
          </table:table-cell>
          <table:table-cell office:value-type="float" office:value="8122" table:number-columns-spanned="1" table:number-rows-spanned="2" table:style-name="ce8">
            <text:p>8,122</text:p>
          </table:table-cell>
          <table:table-cell office:value-type="float" office:value="21643" table:number-columns-spanned="1" table:number-rows-spanned="2" table:style-name="ce8">
            <text:p>21,643</text:p>
          </table:table-cell>
          <table:table-cell office:value-type="float" office:value="3387" table:number-columns-spanned="1" table:number-rows-spanned="2" table:style-name="ce8">
            <text:p>3,387</text:p>
          </table:table-cell>
          <table:table-cell office:value-type="float" office:value="8240" table:number-columns-spanned="1" table:number-rows-spanned="2" table:style-name="ce8">
            <text:p>8,240</text:p>
          </table:table-cell>
          <table:table-cell office:value-type="float" office:value="7121" table:number-columns-spanned="1" table:number-rows-spanned="2" table:style-name="ce8">
            <text:p>7,121</text:p>
          </table:table-cell>
          <table:table-cell office:value-type="float" office:value="852" table:number-columns-spanned="1" table:number-rows-spanned="2" table:style-name="ce9">
            <text:p>852</text:p>
          </table:table-cell>
          <table:table-cell office:value-type="float" office:value="335" table:number-columns-spanned="1" table:number-rows-spanned="2" table:style-name="ce9">
            <text:p>335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327" table:number-columns-spanned="1" table:number-rows-spanned="2" table:style-name="ce9">
            <text:p>327</text:p>
          </table:table-cell>
          <table:table-cell office:value-type="float" office:value="672" table:number-columns-spanned="1" table:number-rows-spanned="2" table:style-name="ce9">
            <text:p>672</text:p>
          </table:table-cell>
          <table:table-cell office:value-type="float" office:value="412" table:number-columns-spanned="1" table:number-rows-spanned="2" table:style-name="ce9">
            <text:p>412</text:p>
          </table:table-cell>
          <table:table-cell office:value-type="float" office:value="187" table:number-columns-spanned="1" table:number-rows-spanned="2" table:style-name="ce9">
            <text:p>187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1643" table:number-columns-spanned="1" table:number-rows-spanned="2" table:style-name="ce8">
            <text:p>21,64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14876" table:number-columns-spanned="1" table:number-rows-spanned="2" table:style-name="ce8">
            <text:p>14,876</text:p>
          </table:table-cell>
          <table:table-cell office:value-type="float" office:value="2054" table:number-columns-spanned="1" table:number-rows-spanned="2" table:style-name="ce8">
            <text:p>2,054</text:p>
          </table:table-cell>
          <table:table-cell office:value-type="float" office:value="16930" table:number-columns-spanned="1" table:number-rows-spanned="2" table:style-name="ce8">
            <text:p>16,930</text:p>
          </table:table-cell>
          <table:table-cell office:value-type="float" office:value="1584" table:number-columns-spanned="1" table:number-rows-spanned="2" table:style-name="ce8">
            <text:p>1,584</text:p>
          </table:table-cell>
          <table:table-cell office:value-type="float" office:value="468" table:number-columns-spanned="1" table:number-rows-spanned="2" table:style-name="ce9">
            <text:p>468</text:p>
          </table:table-cell>
          <table:table-cell office:value-type="float" office:value="12441" table:number-columns-spanned="1" table:number-rows-spanned="2" table:style-name="ce8">
            <text:p>12,441</text:p>
          </table:table-cell>
          <table:table-cell office:value-type="float" office:value="117" table:number-columns-spanned="1" table:number-rows-spanned="2" table:style-name="ce9">
            <text:p>117</text:p>
          </table:table-cell>
          <table:table-cell office:value-type="float" office:value="139" table:number-columns-spanned="1" table:number-rows-spanned="2" table:style-name="ce9">
            <text:p>139</text:p>
          </table:table-cell>
          <table:table-cell office:value-type="float" office:value="220" table:number-columns-spanned="1" table:number-rows-spanned="2" table:style-name="ce9">
            <text:p>220</text:p>
          </table:table-cell>
          <table:table-cell office:value-type="float" office:value="143" table:number-columns-spanned="1" table:number-rows-spanned="2" table:style-name="ce9">
            <text:p>143</text:p>
          </table:table-cell>
          <table:table-cell office:value-type="float" office:value="470" table:number-columns-spanned="1" table:number-rows-spanned="2" table:style-name="ce9">
            <text:p>470</text:p>
          </table:table-cell>
          <table:table-cell office:value-type="float" office:value="217" table:number-columns-spanned="1" table:number-rows-spanned="2" table:style-name="ce9">
            <text:p>217</text:p>
          </table:table-cell>
          <table:table-cell office:value-type="float" office:value="450" table:number-columns-spanned="1" table:number-rows-spanned="2" table:style-name="ce9">
            <text:p>450</text:p>
          </table:table-cell>
          <table:table-cell office:value-type="float" office:value="106" table:number-columns-spanned="1" table:number-rows-spanned="2" table:style-name="ce9">
            <text:p>106</text:p>
          </table:table-cell>
          <table:table-cell office:value-type="float" office:value="276" table:number-columns-spanned="1" table:number-rows-spanned="2" table:style-name="ce9">
            <text:p>276</text:p>
          </table:table-cell>
          <table:table-cell office:value-type="float" office:value="299" table:number-columns-spanned="1" table:number-rows-spanned="2" table:style-name="ce9">
            <text:p>299</text:p>
          </table:table-cell>
          <table:table-cell office:value-type="float" office:value="16930" table:number-columns-spanned="1" table:number-rows-spanned="2" table:style-name="ce8">
            <text:p>16,9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-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7905" table:number-columns-spanned="1" table:number-rows-spanned="2" table:style-name="ce8">
            <text:p>7,905</text:p>
          </table:table-cell>
          <table:table-cell office:value-type="float" office:value="5764" table:number-columns-spanned="1" table:number-rows-spanned="2" table:style-name="ce8">
            <text:p>5,764</text:p>
          </table:table-cell>
          <table:table-cell office:value-type="float" office:value="13669" table:number-columns-spanned="1" table:number-rows-spanned="2" table:style-name="ce8">
            <text:p>13,669</text:p>
          </table:table-cell>
          <table:table-cell office:value-type="float" office:value="1550" table:number-columns-spanned="1" table:number-rows-spanned="2" table:style-name="ce8">
            <text:p>1,550</text:p>
          </table:table-cell>
          <table:table-cell office:value-type="float" office:value="1064" table:number-columns-spanned="1" table:number-rows-spanned="2" table:style-name="ce8">
            <text:p>1,064</text:p>
          </table:table-cell>
          <table:table-cell office:value-type="float" office:value="7386" table:number-columns-spanned="1" table:number-rows-spanned="2" table:style-name="ce8">
            <text:p>7,386</text:p>
          </table:table-cell>
          <table:table-cell office:value-type="float" office:value="304" table:number-columns-spanned="1" table:number-rows-spanned="2" table:style-name="ce9">
            <text:p>304</text:p>
          </table:table-cell>
          <table:table-cell office:value-type="float" office:value="145" table:number-columns-spanned="1" table:number-rows-spanned="2" table:style-name="ce9">
            <text:p>145</text:p>
          </table:table-cell>
          <table:table-cell office:value-type="float" office:value="93" table:number-columns-spanned="1" table:number-rows-spanned="2" table:style-name="ce9">
            <text:p>93</text:p>
          </table:table-cell>
          <table:table-cell office:value-type="float" office:value="55" table:number-columns-spanned="1" table:number-rows-spanned="2" table:style-name="ce9">
            <text:p>55</text:p>
          </table:table-cell>
          <table:table-cell office:value-type="float" office:value="110" table:number-columns-spanned="1" table:number-rows-spanned="2" table:style-name="ce9">
            <text:p>110</text:p>
          </table:table-cell>
          <table:table-cell office:value-type="float" office:value="443" table:number-columns-spanned="1" table:number-rows-spanned="2" table:style-name="ce9">
            <text:p>443</text:p>
          </table:table-cell>
          <table:table-cell office:value-type="float" office:value="2187" table:number-columns-spanned="1" table:number-rows-spanned="2" table:style-name="ce8">
            <text:p>2,187</text:p>
          </table:table-cell>
          <table:table-cell office:value-type="float" office:value="46" table:number-columns-spanned="1" table:number-rows-spanned="2" table:style-name="ce9">
            <text:p>46</text:p>
          </table:table-cell>
          <table:table-cell office:value-type="float" office:value="286" table:number-columns-spanned="1" table:number-rows-spanned="2" table:style-name="ce9">
            <text:p>28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3669" table:number-columns-spanned="1" table:number-rows-spanned="2" table:style-name="ce8">
            <text:p>13,6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053" table:number-columns-spanned="1" table:number-rows-spanned="2" table:style-name="ce8">
            <text:p>2,053</text:p>
          </table:table-cell>
          <table:table-cell office:value-type="float" office:value="1369" table:number-columns-spanned="1" table:number-rows-spanned="2" table:style-name="ce8">
            <text:p>1,369</text:p>
          </table:table-cell>
          <table:table-cell office:value-type="float" office:value="3422" table:number-columns-spanned="1" table:number-rows-spanned="2" table:style-name="ce8">
            <text:p>3,422</text:p>
          </table:table-cell>
          <table:table-cell office:value-type="float" office:value="218" table:number-columns-spanned="1" table:number-rows-spanned="2" table:style-name="ce9">
            <text:p>218</text:p>
          </table:table-cell>
          <table:table-cell office:value-type="float" office:value="401" table:number-columns-spanned="1" table:number-rows-spanned="2" table:style-name="ce9">
            <text:p>401</text:p>
          </table:table-cell>
          <table:table-cell office:value-type="float" office:value="2678" table:number-columns-spanned="1" table:number-rows-spanned="2" table:style-name="ce8">
            <text:p>2,678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41" table:number-columns-spanned="1" table:number-rows-spanned="2" table:style-name="ce9">
            <text:p>41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1" table:number-columns-spanned="1" table:number-rows-spanned="2" table:style-name="ce9">
            <text:p>1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3422" table:number-columns-spanned="1" table:number-rows-spanned="2" table:style-name="ce8">
            <text:p>3,42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LORIA PRINC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672" table:number-columns-spanned="1" table:number-rows-spanned="2" table:style-name="ce9">
            <text:p>672</text:p>
          </table:table-cell>
          <table:table-cell office:value-type="float" office:value="1571" table:number-columns-spanned="1" table:number-rows-spanned="2" table:style-name="ce8">
            <text:p>1,571</text:p>
          </table:table-cell>
          <table:table-cell office:value-type="float" office:value="2243" table:number-columns-spanned="1" table:number-rows-spanned="2" table:style-name="ce8">
            <text:p>2,243</text:p>
          </table:table-cell>
          <table:table-cell office:value-type="float" office:value="42" table:number-columns-spanned="1" table:number-rows-spanned="2" table:style-name="ce9">
            <text:p>42</text:p>
          </table:table-cell>
          <table:table-cell office:value-type="float" office:value="67" table:number-columns-spanned="1" table:number-rows-spanned="2" table:style-name="ce9">
            <text:p>67</text:p>
          </table:table-cell>
          <table:table-cell office:value-type="float" office:value="2099" table:number-columns-spanned="1" table:number-rows-spanned="2" table:style-name="ce8">
            <text:p>2,099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1" table:number-columns-spanned="1" table:number-rows-spanned="2" table:style-name="ce9">
            <text:p>1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243" table:number-columns-spanned="1" table:number-rows-spanned="2" table:style-name="ce8">
            <text:p>2,24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4921" table:number-columns-spanned="1" table:number-rows-spanned="2" table:style-name="ce8">
            <text:p>4,921</text:p>
          </table:table-cell>
          <table:table-cell office:value-type="float" office:value="5264" table:number-columns-spanned="1" table:number-rows-spanned="2" table:style-name="ce8">
            <text:p>5,264</text:p>
          </table:table-cell>
          <table:table-cell office:value-type="float" office:value="10185" table:number-columns-spanned="1" table:number-rows-spanned="2" table:style-name="ce8">
            <text:p>10,185</text:p>
          </table:table-cell>
          <table:table-cell office:value-type="float" office:value="344" table:number-columns-spanned="1" table:number-rows-spanned="2" table:style-name="ce9">
            <text:p>344</text:p>
          </table:table-cell>
          <table:table-cell office:value-type="float" office:value="6029" table:number-columns-spanned="1" table:number-rows-spanned="2" table:style-name="ce8">
            <text:p>6,029</text:p>
          </table:table-cell>
          <table:table-cell office:value-type="float" office:value="1357" table:number-columns-spanned="1" table:number-rows-spanned="2" table:style-name="ce8">
            <text:p>1,357</text:p>
          </table:table-cell>
          <table:table-cell office:value-type="float" office:value="408" table:number-columns-spanned="1" table:number-rows-spanned="2" table:style-name="ce9">
            <text:p>408</text:p>
          </table:table-cell>
          <table:table-cell office:value-type="float" office:value="1158" table:number-columns-spanned="1" table:number-rows-spanned="2" table:style-name="ce8">
            <text:p>1,158</text:p>
          </table:table-cell>
          <table:table-cell office:value-type="float" office:value="314" table:number-columns-spanned="1" table:number-rows-spanned="2" table:style-name="ce9">
            <text:p>314</text:p>
          </table:table-cell>
          <table:table-cell office:value-type="float" office:value="99" table:number-columns-spanned="1" table:number-rows-spanned="2" table:style-name="ce9">
            <text:p>99</text:p>
          </table:table-cell>
          <table:table-cell office:value-type="float" office:value="371" table:number-columns-spanned="1" table:number-rows-spanned="2" table:style-name="ce9">
            <text:p>371</text:p>
          </table:table-cell>
          <table:table-cell office:value-type="float" office:value="68" table:number-columns-spanned="1" table:number-rows-spanned="2" table:style-name="ce9">
            <text:p>68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0185" table:number-columns-spanned="1" table:number-rows-spanned="2" table:style-name="ce8">
            <text:p>10,18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27923" table:number-columns-spanned="1" table:number-rows-spanned="2" table:style-name="ce8">
            <text:p>27,923</text:p>
          </table:table-cell>
          <table:table-cell office:value-type="float" office:value="439" table:number-columns-spanned="1" table:number-rows-spanned="2" table:style-name="ce9">
            <text:p>439</text:p>
          </table:table-cell>
          <table:table-cell office:value-type="float" office:value="28362" table:number-columns-spanned="1" table:number-rows-spanned="2" table:style-name="ce8">
            <text:p>28,362</text:p>
          </table:table-cell>
          <table:table-cell office:value-type="float" office:value="3190" table:number-columns-spanned="1" table:number-rows-spanned="2" table:style-name="ce8">
            <text:p>3,190</text:p>
          </table:table-cell>
          <table:table-cell office:value-type="float" office:value="2744" table:number-columns-spanned="1" table:number-rows-spanned="2" table:style-name="ce8">
            <text:p>2,744</text:p>
          </table:table-cell>
          <table:table-cell office:value-type="float" office:value="14482" table:number-columns-spanned="1" table:number-rows-spanned="2" table:style-name="ce8">
            <text:p>14,482</text:p>
          </table:table-cell>
          <table:table-cell office:value-type="float" office:value="1280" table:number-columns-spanned="1" table:number-rows-spanned="2" table:style-name="ce8">
            <text:p>1,280</text:p>
          </table:table-cell>
          <table:table-cell office:value-type="float" office:value="4274" table:number-columns-spanned="1" table:number-rows-spanned="2" table:style-name="ce8">
            <text:p>4,274</text:p>
          </table:table-cell>
          <table:table-cell office:value-type="float" office:value="491" table:number-columns-spanned="1" table:number-rows-spanned="2" table:style-name="ce9">
            <text:p>491</text:p>
          </table:table-cell>
          <table:table-cell office:value-type="float" office:value="186" table:number-columns-spanned="1" table:number-rows-spanned="2" table:style-name="ce9">
            <text:p>186</text:p>
          </table:table-cell>
          <table:table-cell office:value-type="float" office:value="650" table:number-columns-spanned="1" table:number-rows-spanned="2" table:style-name="ce9">
            <text:p>650</text:p>
          </table:table-cell>
          <table:table-cell office:value-type="float" office:value="542" table:number-columns-spanned="1" table:number-rows-spanned="2" table:style-name="ce9">
            <text:p>542</text:p>
          </table:table-cell>
          <table:table-cell office:value-type="float" office:value="336" table:number-columns-spanned="1" table:number-rows-spanned="2" table:style-name="ce9">
            <text:p>336</text:p>
          </table:table-cell>
          <table:table-cell office:value-type="float" office:value="90" table:number-columns-spanned="1" table:number-rows-spanned="2" table:style-name="ce9">
            <text:p>90</text:p>
          </table:table-cell>
          <table:table-cell office:value-type="float" office:value="97" table:number-columns-spanned="1" table:number-rows-spanned="2" table:style-name="ce9">
            <text:p>9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8362" table:number-columns-spanned="1" table:number-rows-spanned="2" table:style-name="ce8">
            <text:p>28,36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2401" table:number-columns-spanned="1" table:number-rows-spanned="2" table:style-name="ce8">
            <text:p>2,401</text:p>
          </table:table-cell>
          <table:table-cell office:value-type="float" office:value="4920" table:number-columns-spanned="1" table:number-rows-spanned="2" table:style-name="ce8">
            <text:p>4,920</text:p>
          </table:table-cell>
          <table:table-cell office:value-type="float" office:value="7321" table:number-columns-spanned="1" table:number-rows-spanned="2" table:style-name="ce8">
            <text:p>7,321</text:p>
          </table:table-cell>
          <table:table-cell office:value-type="float" office:value="733" table:number-columns-spanned="1" table:number-rows-spanned="2" table:style-name="ce9">
            <text:p>733</text:p>
          </table:table-cell>
          <table:table-cell office:value-type="float" office:value="2357" table:number-columns-spanned="1" table:number-rows-spanned="2" table:style-name="ce8">
            <text:p>2,357</text:p>
          </table:table-cell>
          <table:table-cell office:value-type="float" office:value="3418" table:number-columns-spanned="1" table:number-rows-spanned="2" table:style-name="ce8">
            <text:p>3,418</text:p>
          </table:table-cell>
          <table:table-cell office:value-type="float" office:value="53" table:number-columns-spanned="1" table:number-rows-spanned="2" table:style-name="ce9">
            <text:p>53</text:p>
          </table:table-cell>
          <table:table-cell office:value-type="float" office:value="205" table:number-columns-spanned="1" table:number-rows-spanned="2" table:style-name="ce9">
            <text:p>205</text:p>
          </table:table-cell>
          <table:table-cell office:value-type="float" office:value="61" table:number-columns-spanned="1" table:number-rows-spanned="2" table:style-name="ce9">
            <text:p>61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186" table:number-columns-spanned="1" table:number-rows-spanned="2" table:style-name="ce9">
            <text:p>186</text:p>
          </table:table-cell>
          <table:table-cell office:value-type="float" office:value="51" table:number-columns-spanned="1" table:number-rows-spanned="2" table:style-name="ce9">
            <text:p>51</text:p>
          </table:table-cell>
          <table:table-cell office:value-type="float" office:value="84" table:number-columns-spanned="1" table:number-rows-spanned="2" table:style-name="ce9">
            <text:p>84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148" table:number-columns-spanned="1" table:number-rows-spanned="2" table:style-name="ce9">
            <text:p>14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321" table:number-columns-spanned="1" table:number-rows-spanned="2" table:style-name="ce8">
            <text:p>7,3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11615" table:number-columns-spanned="1" table:number-rows-spanned="2" table:style-name="ce8">
            <text:p>11,615</text:p>
          </table:table-cell>
          <table:table-cell office:value-type="float" office:value="272" table:number-columns-spanned="1" table:number-rows-spanned="2" table:style-name="ce9">
            <text:p>272</text:p>
          </table:table-cell>
          <table:table-cell office:value-type="float" office:value="11887" table:number-columns-spanned="1" table:number-rows-spanned="2" table:style-name="ce8">
            <text:p>11,887</text:p>
          </table:table-cell>
          <table:table-cell office:value-type="float" office:value="2954" table:number-columns-spanned="1" table:number-rows-spanned="2" table:style-name="ce8">
            <text:p>2,954</text:p>
          </table:table-cell>
          <table:table-cell office:value-type="float" office:value="4385" table:number-columns-spanned="1" table:number-rows-spanned="2" table:style-name="ce8">
            <text:p>4,385</text:p>
          </table:table-cell>
          <table:table-cell office:value-type="float" office:value="1423" table:number-columns-spanned="1" table:number-rows-spanned="2" table:style-name="ce8">
            <text:p>1,42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788" table:number-columns-spanned="1" table:number-rows-spanned="2" table:style-name="ce8">
            <text:p>1,788</text:p>
          </table:table-cell>
          <table:table-cell office:value-type="float" office:value="1011" table:number-columns-spanned="1" table:number-rows-spanned="2" table:style-name="ce8">
            <text:p>1,011</text:p>
          </table:table-cell>
          <table:table-cell office:value-type="float" office:value="273" table:number-columns-spanned="1" table:number-rows-spanned="2" table:style-name="ce9">
            <text:p>273</text:p>
          </table:table-cell>
          <table:table-cell office:value-type="float" office:value="38" table:number-columns-spanned="1" table:number-rows-spanned="2" table:style-name="ce9">
            <text:p>38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887" table:number-columns-spanned="1" table:number-rows-spanned="2" table:style-name="ce8">
            <text:p>11,88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3795" table:number-columns-spanned="1" table:number-rows-spanned="2" table:style-name="ce8">
            <text:p>3,795</text:p>
          </table:table-cell>
          <table:table-cell office:value-type="float" office:value="171" table:number-columns-spanned="1" table:number-rows-spanned="2" table:style-name="ce9">
            <text:p>171</text:p>
          </table:table-cell>
          <table:table-cell office:value-type="float" office:value="3966" table:number-columns-spanned="1" table:number-rows-spanned="2" table:style-name="ce8">
            <text:p>3,966</text:p>
          </table:table-cell>
          <table:table-cell office:value-type="float" office:value="1108" table:number-columns-spanned="1" table:number-rows-spanned="2" table:style-name="ce8">
            <text:p>1,108</text:p>
          </table:table-cell>
          <table:table-cell office:value-type="float" office:value="479" table:number-columns-spanned="1" table:number-rows-spanned="2" table:style-name="ce9">
            <text:p>479</text:p>
          </table:table-cell>
          <table:table-cell office:value-type="float" office:value="1273" table:number-columns-spanned="1" table:number-rows-spanned="2" table:style-name="ce8">
            <text:p>1,273</text:p>
          </table:table-cell>
          <table:table-cell office:value-type="float" office:value="73" table:number-columns-spanned="1" table:number-rows-spanned="2" table:style-name="ce9">
            <text:p>73</text:p>
          </table:table-cell>
          <table:table-cell office:value-type="float" office:value="154" table:number-columns-spanned="1" table:number-rows-spanned="2" table:style-name="ce9">
            <text:p>15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75" table:number-columns-spanned="1" table:number-rows-spanned="2" table:style-name="ce9">
            <text:p>375</text:p>
          </table:table-cell>
          <table:table-cell office:value-type="float" office:value="285" table:number-columns-spanned="1" table:number-rows-spanned="2" table:style-name="ce9">
            <text:p>285</text:p>
          </table:table-cell>
          <table:table-cell office:value-type="float" office:value="137" table:number-columns-spanned="1" table:number-rows-spanned="2" table:style-name="ce9">
            <text:p>137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62" table:number-columns-spanned="1" table:number-rows-spanned="2" table:style-name="ce9">
            <text:p>6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966" table:number-columns-spanned="1" table:number-rows-spanned="2" table:style-name="ce8">
            <text:p>3,9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6864" table:number-columns-spanned="1" table:number-rows-spanned="2" table:style-name="ce8">
            <text:p>6,864</text:p>
          </table:table-cell>
          <table:table-cell office:value-type="float" office:value="6402" table:number-columns-spanned="1" table:number-rows-spanned="2" table:style-name="ce8">
            <text:p>6,402</text:p>
          </table:table-cell>
          <table:table-cell office:value-type="float" office:value="13266" table:number-columns-spanned="1" table:number-rows-spanned="2" table:style-name="ce8">
            <text:p>13,266</text:p>
          </table:table-cell>
          <table:table-cell office:value-type="float" office:value="691" table:number-columns-spanned="1" table:number-rows-spanned="2" table:style-name="ce9">
            <text:p>691</text:p>
          </table:table-cell>
          <table:table-cell office:value-type="float" office:value="4777" table:number-columns-spanned="1" table:number-rows-spanned="2" table:style-name="ce8">
            <text:p>4,777</text:p>
          </table:table-cell>
          <table:table-cell office:value-type="float" office:value="5375" table:number-columns-spanned="1" table:number-rows-spanned="2" table:style-name="ce8">
            <text:p>5,375</text:p>
          </table:table-cell>
          <table:table-cell office:value-type="float" office:value="180" table:number-columns-spanned="1" table:number-rows-spanned="2" table:style-name="ce9">
            <text:p>180</text:p>
          </table:table-cell>
          <table:table-cell office:value-type="float" office:value="630" table:number-columns-spanned="1" table:number-rows-spanned="2" table:style-name="ce9">
            <text:p>630</text:p>
          </table:table-cell>
          <table:table-cell office:value-type="float" office:value="42" table:number-columns-spanned="1" table:number-rows-spanned="2" table:style-name="ce9">
            <text:p>42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office:value-type="float" office:value="112" table:number-columns-spanned="1" table:number-rows-spanned="2" table:style-name="ce9">
            <text:p>112</text:p>
          </table:table-cell>
          <table:table-cell office:value-type="float" office:value="954" table:number-columns-spanned="1" table:number-rows-spanned="2" table:style-name="ce9">
            <text:p>954</text:p>
          </table:table-cell>
          <table:table-cell office:value-type="float" office:value="141" table:number-columns-spanned="1" table:number-rows-spanned="2" table:style-name="ce9">
            <text:p>141</text:p>
          </table:table-cell>
          <table:table-cell office:value-type="float" office:value="34" table:number-columns-spanned="1" table:number-rows-spanned="2" table:style-name="ce9">
            <text:p>34</text:p>
          </table:table-cell>
          <table:table-cell office:value-type="float" office:value="313" table:number-columns-spanned="1" table:number-rows-spanned="2" table:style-name="ce9">
            <text:p>31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3266" table:number-columns-spanned="1" table:number-rows-spanned="2" table:style-name="ce8">
            <text:p>13,2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6397" table:number-columns-spanned="1" table:number-rows-spanned="2" table:style-name="ce8">
            <text:p>6,397</text:p>
          </table:table-cell>
          <table:table-cell office:value-type="float" office:value="479" table:number-columns-spanned="1" table:number-rows-spanned="2" table:style-name="ce9">
            <text:p>479</text:p>
          </table:table-cell>
          <table:table-cell office:value-type="float" office:value="6876" table:number-columns-spanned="1" table:number-rows-spanned="2" table:style-name="ce8">
            <text:p>6,876</text:p>
          </table:table-cell>
          <table:table-cell office:value-type="float" office:value="2599" table:number-columns-spanned="1" table:number-rows-spanned="2" table:style-name="ce8">
            <text:p>2,599</text:p>
          </table:table-cell>
          <table:table-cell office:value-type="float" office:value="479" table:number-columns-spanned="1" table:number-rows-spanned="2" table:style-name="ce9">
            <text:p>479</text:p>
          </table:table-cell>
          <table:table-cell office:value-type="float" office:value="2073" table:number-columns-spanned="1" table:number-rows-spanned="2" table:style-name="ce8">
            <text:p>2,073</text:p>
          </table:table-cell>
          <table:table-cell office:value-type="float" office:value="107" table:number-columns-spanned="1" table:number-rows-spanned="2" table:style-name="ce9">
            <text:p>107</text:p>
          </table:table-cell>
          <table:table-cell office:value-type="float" office:value="414" table:number-columns-spanned="1" table:number-rows-spanned="2" table:style-name="ce9">
            <text:p>414</text:p>
          </table:table-cell>
          <table:table-cell office:value-type="float" office:value="183" table:number-columns-spanned="1" table:number-rows-spanned="2" table:style-name="ce9">
            <text:p>183</text:p>
          </table:table-cell>
          <table:table-cell office:value-type="float" office:value="88" table:number-columns-spanned="1" table:number-rows-spanned="2" table:style-name="ce9">
            <text:p>88</text:p>
          </table:table-cell>
          <table:table-cell office:value-type="float" office:value="151" table:number-columns-spanned="1" table:number-rows-spanned="2" table:style-name="ce9">
            <text:p>151</text:p>
          </table:table-cell>
          <table:table-cell office:value-type="float" office:value="418" table:number-columns-spanned="1" table:number-rows-spanned="2" table:style-name="ce9">
            <text:p>418</text:p>
          </table:table-cell>
          <table:table-cell office:value-type="float" office:value="254" table:number-columns-spanned="1" table:number-rows-spanned="2" table:style-name="ce9">
            <text:p>254</text:p>
          </table:table-cell>
          <table:table-cell office:value-type="float" office:value="80" table:number-columns-spanned="1" table:number-rows-spanned="2" table:style-name="ce9">
            <text:p>80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876" table:number-columns-spanned="1" table:number-rows-spanned="2" table:style-name="ce8">
            <text:p>6,87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5604" table:number-columns-spanned="1" table:number-rows-spanned="2" table:style-name="ce8">
            <text:p>5,604</text:p>
          </table:table-cell>
          <table:table-cell office:value-type="float" office:value="3748" table:number-columns-spanned="1" table:number-rows-spanned="2" table:style-name="ce8">
            <text:p>3,748</text:p>
          </table:table-cell>
          <table:table-cell office:value-type="float" office:value="9352" table:number-columns-spanned="1" table:number-rows-spanned="2" table:style-name="ce8">
            <text:p>9,352</text:p>
          </table:table-cell>
          <table:table-cell office:value-type="float" office:value="4267" table:number-columns-spanned="1" table:number-rows-spanned="2" table:style-name="ce8">
            <text:p>4,267</text:p>
          </table:table-cell>
          <table:table-cell office:value-type="float" office:value="1496" table:number-columns-spanned="1" table:number-rows-spanned="2" table:style-name="ce8">
            <text:p>1,496</text:p>
          </table:table-cell>
          <table:table-cell office:value-type="float" office:value="897" table:number-columns-spanned="1" table:number-rows-spanned="2" table:style-name="ce9">
            <text:p>897</text:p>
          </table:table-cell>
          <table:table-cell office:value-type="float" office:value="378" table:number-columns-spanned="1" table:number-rows-spanned="2" table:style-name="ce9">
            <text:p>378</text:p>
          </table:table-cell>
          <table:table-cell office:value-type="float" office:value="732" table:number-columns-spanned="1" table:number-rows-spanned="2" table:style-name="ce9">
            <text:p>732</text:p>
          </table:table-cell>
          <table:table-cell office:value-type="float" office:value="207" table:number-columns-spanned="1" table:number-rows-spanned="2" table:style-name="ce9">
            <text:p>207</text:p>
          </table:table-cell>
          <table:table-cell office:value-type="float" office:value="245" table:number-columns-spanned="1" table:number-rows-spanned="2" table:style-name="ce9">
            <text:p>245</text:p>
          </table:table-cell>
          <table:table-cell office:value-type="float" office:value="297" table:number-columns-spanned="1" table:number-rows-spanned="2" table:style-name="ce9">
            <text:p>297</text:p>
          </table:table-cell>
          <table:table-cell office:value-type="float" office:value="448" table:number-columns-spanned="1" table:number-rows-spanned="2" table:style-name="ce9">
            <text:p>448</text:p>
          </table:table-cell>
          <table:table-cell office:value-type="float" office:value="331" table:number-columns-spanned="1" table:number-rows-spanned="2" table:style-name="ce9">
            <text:p>331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352" table:number-columns-spanned="1" table:number-rows-spanned="2" table:style-name="ce8">
            <text:p>9,35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14443" table:number-columns-spanned="1" table:number-rows-spanned="2" table:style-name="ce8">
            <text:p>14,443</text:p>
          </table:table-cell>
          <table:table-cell office:value-type="float" office:value="7999" table:number-columns-spanned="1" table:number-rows-spanned="2" table:style-name="ce8">
            <text:p>7,999</text:p>
          </table:table-cell>
          <table:table-cell office:value-type="float" office:value="22442" table:number-columns-spanned="1" table:number-rows-spanned="2" table:style-name="ce8">
            <text:p>22,442</text:p>
          </table:table-cell>
          <table:table-cell office:value-type="float" office:value="2437" table:number-columns-spanned="1" table:number-rows-spanned="2" table:style-name="ce8">
            <text:p>2,437</text:p>
          </table:table-cell>
          <table:table-cell office:value-type="float" office:value="3452" table:number-columns-spanned="1" table:number-rows-spanned="2" table:style-name="ce8">
            <text:p>3,452</text:p>
          </table:table-cell>
          <table:table-cell office:value-type="float" office:value="7333" table:number-columns-spanned="1" table:number-rows-spanned="2" table:style-name="ce8">
            <text:p>7,333</text:p>
          </table:table-cell>
          <table:table-cell office:value-type="float" office:value="601" table:number-columns-spanned="1" table:number-rows-spanned="2" table:style-name="ce9">
            <text:p>601</text:p>
          </table:table-cell>
          <table:table-cell office:value-type="float" office:value="1403" table:number-columns-spanned="1" table:number-rows-spanned="2" table:style-name="ce8">
            <text:p>1,403</text:p>
          </table:table-cell>
          <table:table-cell office:value-type="float" office:value="1612" table:number-columns-spanned="1" table:number-rows-spanned="2" table:style-name="ce8">
            <text:p>1,612</text:p>
          </table:table-cell>
          <table:table-cell office:value-type="float" office:value="370" table:number-columns-spanned="1" table:number-rows-spanned="2" table:style-name="ce9">
            <text:p>370</text:p>
          </table:table-cell>
          <table:table-cell office:value-type="float" office:value="1167" table:number-columns-spanned="1" table:number-rows-spanned="2" table:style-name="ce8">
            <text:p>1,167</text:p>
          </table:table-cell>
          <table:table-cell office:value-type="float" office:value="2902" table:number-columns-spanned="1" table:number-rows-spanned="2" table:style-name="ce8">
            <text:p>2,902</text:p>
          </table:table-cell>
          <table:table-cell office:value-type="float" office:value="598" table:number-columns-spanned="1" table:number-rows-spanned="2" table:style-name="ce9">
            <text:p>598</text:p>
          </table:table-cell>
          <table:table-cell office:value-type="float" office:value="207" table:number-columns-spanned="1" table:number-rows-spanned="2" table:style-name="ce9">
            <text:p>207</text:p>
          </table:table-cell>
          <table:table-cell office:value-type="float" office:value="360" table:number-columns-spanned="1" table:number-rows-spanned="2" table:style-name="ce9">
            <text:p>36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2442" table:number-columns-spanned="1" table:number-rows-spanned="2" table:style-name="ce8">
            <text:p>22,44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9411" table:number-columns-spanned="1" table:number-rows-spanned="2" table:style-name="ce8">
            <text:p>9,411</text:p>
          </table:table-cell>
          <table:table-cell office:value-type="float" office:value="134" table:number-columns-spanned="1" table:number-rows-spanned="2" table:style-name="ce9">
            <text:p>134</text:p>
          </table:table-cell>
          <table:table-cell office:value-type="float" office:value="9545" table:number-columns-spanned="1" table:number-rows-spanned="2" table:style-name="ce8">
            <text:p>9,545</text:p>
          </table:table-cell>
          <table:table-cell office:value-type="float" office:value="565" table:number-columns-spanned="1" table:number-rows-spanned="2" table:style-name="ce9">
            <text:p>565</text:p>
          </table:table-cell>
          <table:table-cell office:value-type="float" office:value="160" table:number-columns-spanned="1" table:number-rows-spanned="2" table:style-name="ce9">
            <text:p>160</text:p>
          </table:table-cell>
          <table:table-cell office:value-type="float" office:value="7587" table:number-columns-spanned="1" table:number-rows-spanned="2" table:style-name="ce8">
            <text:p>7,587</text:p>
          </table:table-cell>
          <table:table-cell office:value-type="float" office:value="117" table:number-columns-spanned="1" table:number-rows-spanned="2" table:style-name="ce9">
            <text:p>117</text:p>
          </table:table-cell>
          <table:table-cell office:value-type="float" office:value="333" table:number-columns-spanned="1" table:number-rows-spanned="2" table:style-name="ce9">
            <text:p>333</text:p>
          </table:table-cell>
          <table:table-cell office:value-type="float" office:value="56" table:number-columns-spanned="1" table:number-rows-spanned="2" table:style-name="ce9">
            <text:p>56</text:p>
          </table:table-cell>
          <table:table-cell office:value-type="float" office:value="71" table:number-columns-spanned="1" table:number-rows-spanned="2" table:style-name="ce9">
            <text:p>71</text:p>
          </table:table-cell>
          <table:table-cell office:value-type="float" office:value="103" table:number-columns-spanned="1" table:number-rows-spanned="2" table:style-name="ce9">
            <text:p>103</text:p>
          </table:table-cell>
          <table:table-cell office:value-type="float" office:value="199" table:number-columns-spanned="1" table:number-rows-spanned="2" table:style-name="ce9">
            <text:p>199</text:p>
          </table:table-cell>
          <table:table-cell office:value-type="float" office:value="143" table:number-columns-spanned="1" table:number-rows-spanned="2" table:style-name="ce9">
            <text:p>143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188" table:number-columns-spanned="1" table:number-rows-spanned="2" table:style-name="ce9">
            <text:p>18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545" table:number-columns-spanned="1" table:number-rows-spanned="2" table:style-name="ce8">
            <text:p>9,54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13103" table:number-columns-spanned="1" table:number-rows-spanned="2" table:style-name="ce8">
            <text:p>13,103</text:p>
          </table:table-cell>
          <table:table-cell office:value-type="float" office:value="691" table:number-columns-spanned="1" table:number-rows-spanned="2" table:style-name="ce9">
            <text:p>691</text:p>
          </table:table-cell>
          <table:table-cell office:value-type="float" office:value="13794" table:number-columns-spanned="1" table:number-rows-spanned="2" table:style-name="ce8">
            <text:p>13,794</text:p>
          </table:table-cell>
          <table:table-cell office:value-type="float" office:value="3149" table:number-columns-spanned="1" table:number-rows-spanned="2" table:style-name="ce8">
            <text:p>3,149</text:p>
          </table:table-cell>
          <table:table-cell office:value-type="float" office:value="2128" table:number-columns-spanned="1" table:number-rows-spanned="2" table:style-name="ce8">
            <text:p>2,128</text:p>
          </table:table-cell>
          <table:table-cell office:value-type="float" office:value="3126" table:number-columns-spanned="1" table:number-rows-spanned="2" table:style-name="ce8">
            <text:p>3,126</text:p>
          </table:table-cell>
          <table:table-cell office:value-type="float" office:value="584" table:number-columns-spanned="1" table:number-rows-spanned="2" table:style-name="ce9">
            <text:p>584</text:p>
          </table:table-cell>
          <table:table-cell office:value-type="float" office:value="489" table:number-columns-spanned="1" table:number-rows-spanned="2" table:style-name="ce9">
            <text:p>489</text:p>
          </table:table-cell>
          <table:table-cell office:value-type="float" office:value="226" table:number-columns-spanned="1" table:number-rows-spanned="2" table:style-name="ce9">
            <text:p>226</text:p>
          </table:table-cell>
          <table:table-cell office:value-type="float" office:value="143" table:number-columns-spanned="1" table:number-rows-spanned="2" table:style-name="ce9">
            <text:p>143</text:p>
          </table:table-cell>
          <table:table-cell office:value-type="float" office:value="955" table:number-columns-spanned="1" table:number-rows-spanned="2" table:style-name="ce9">
            <text:p>955</text:p>
          </table:table-cell>
          <table:table-cell office:value-type="float" office:value="1299" table:number-columns-spanned="1" table:number-rows-spanned="2" table:style-name="ce8">
            <text:p>1,299</text:p>
          </table:table-cell>
          <table:table-cell office:value-type="float" office:value="1358" table:number-columns-spanned="1" table:number-rows-spanned="2" table:style-name="ce8">
            <text:p>1,358</text:p>
          </table:table-cell>
          <table:table-cell office:value-type="float" office:value="161" table:number-columns-spanned="1" table:number-rows-spanned="2" table:style-name="ce9">
            <text:p>161</text:p>
          </table:table-cell>
          <table:table-cell office:value-type="float" office:value="176" table:number-columns-spanned="1" table:number-rows-spanned="2" table:style-name="ce9">
            <text:p>17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3794" table:number-columns-spanned="1" table:number-rows-spanned="2" table:style-name="ce8">
            <text:p>13,79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22662" table:number-columns-spanned="1" table:number-rows-spanned="2" table:style-name="ce8">
            <text:p>22,662</text:p>
          </table:table-cell>
          <table:table-cell office:value-type="float" office:value="4706" table:number-columns-spanned="1" table:number-rows-spanned="2" table:style-name="ce8">
            <text:p>4,706</text:p>
          </table:table-cell>
          <table:table-cell office:value-type="float" office:value="27368" table:number-columns-spanned="1" table:number-rows-spanned="2" table:style-name="ce8">
            <text:p>27,368</text:p>
          </table:table-cell>
          <table:table-cell office:value-type="float" office:value="2842" table:number-columns-spanned="1" table:number-rows-spanned="2" table:style-name="ce8">
            <text:p>2,842</text:p>
          </table:table-cell>
          <table:table-cell office:value-type="float" office:value="4634" table:number-columns-spanned="1" table:number-rows-spanned="2" table:style-name="ce8">
            <text:p>4,634</text:p>
          </table:table-cell>
          <table:table-cell office:value-type="float" office:value="2350" table:number-columns-spanned="1" table:number-rows-spanned="2" table:style-name="ce8">
            <text:p>2,350</text:p>
          </table:table-cell>
          <table:table-cell office:value-type="float" office:value="4140" table:number-columns-spanned="1" table:number-rows-spanned="2" table:style-name="ce8">
            <text:p>4,140</text:p>
          </table:table-cell>
          <table:table-cell office:value-type="float" office:value="2000" table:number-columns-spanned="1" table:number-rows-spanned="2" table:style-name="ce8">
            <text:p>2,000</text:p>
          </table:table-cell>
          <table:table-cell office:value-type="float" office:value="912" table:number-columns-spanned="1" table:number-rows-spanned="2" table:style-name="ce9">
            <text:p>912</text:p>
          </table:table-cell>
          <table:table-cell office:value-type="float" office:value="251" table:number-columns-spanned="1" table:number-rows-spanned="2" table:style-name="ce9">
            <text:p>251</text:p>
          </table:table-cell>
          <table:table-cell office:value-type="float" office:value="1345" table:number-columns-spanned="1" table:number-rows-spanned="2" table:style-name="ce8">
            <text:p>1,345</text:p>
          </table:table-cell>
          <table:table-cell office:value-type="float" office:value="7202" table:number-columns-spanned="1" table:number-rows-spanned="2" table:style-name="ce8">
            <text:p>7,202</text:p>
          </table:table-cell>
          <table:table-cell office:value-type="float" office:value="1064" table:number-columns-spanned="1" table:number-rows-spanned="2" table:style-name="ce8">
            <text:p>1,064</text:p>
          </table:table-cell>
          <table:table-cell office:value-type="float" office:value="402" table:number-columns-spanned="1" table:number-rows-spanned="2" table:style-name="ce9">
            <text:p>402</text:p>
          </table:table-cell>
          <table:table-cell office:value-type="float" office:value="226" table:number-columns-spanned="1" table:number-rows-spanned="2" table:style-name="ce9">
            <text:p>22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7368" table:number-columns-spanned="1" table:number-rows-spanned="2" table:style-name="ce8">
            <text:p>27,3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25290" table:number-columns-spanned="1" table:number-rows-spanned="2" table:style-name="ce8">
            <text:p>25,290</text:p>
          </table:table-cell>
          <table:table-cell office:value-type="float" office:value="2175" table:number-columns-spanned="1" table:number-rows-spanned="2" table:style-name="ce8">
            <text:p>2,175</text:p>
          </table:table-cell>
          <table:table-cell office:value-type="float" office:value="27465" table:number-columns-spanned="1" table:number-rows-spanned="2" table:style-name="ce8">
            <text:p>27,465</text:p>
          </table:table-cell>
          <table:table-cell office:value-type="float" office:value="5282" table:number-columns-spanned="1" table:number-rows-spanned="2" table:style-name="ce8">
            <text:p>5,282</text:p>
          </table:table-cell>
          <table:table-cell office:value-type="float" office:value="2750" table:number-columns-spanned="1" table:number-rows-spanned="2" table:style-name="ce8">
            <text:p>2,750</text:p>
          </table:table-cell>
          <table:table-cell office:value-type="float" office:value="14005" table:number-columns-spanned="1" table:number-rows-spanned="2" table:style-name="ce8">
            <text:p>14,005</text:p>
          </table:table-cell>
          <table:table-cell office:value-type="float" office:value="1166" table:number-columns-spanned="1" table:number-rows-spanned="2" table:style-name="ce8">
            <text:p>1,166</text:p>
          </table:table-cell>
          <table:table-cell office:value-type="float" office:value="1314" table:number-columns-spanned="1" table:number-rows-spanned="2" table:style-name="ce8">
            <text:p>1,314</text:p>
          </table:table-cell>
          <table:table-cell office:value-type="float" office:value="471" table:number-columns-spanned="1" table:number-rows-spanned="2" table:style-name="ce9">
            <text:p>471</text:p>
          </table:table-cell>
          <table:table-cell office:value-type="float" office:value="162" table:number-columns-spanned="1" table:number-rows-spanned="2" table:style-name="ce9">
            <text:p>162</text:p>
          </table:table-cell>
          <table:table-cell office:value-type="float" office:value="352" table:number-columns-spanned="1" table:number-rows-spanned="2" table:style-name="ce9">
            <text:p>352</text:p>
          </table:table-cell>
          <table:table-cell office:value-type="float" office:value="1254" table:number-columns-spanned="1" table:number-rows-spanned="2" table:style-name="ce8">
            <text:p>1,254</text:p>
          </table:table-cell>
          <table:table-cell office:value-type="float" office:value="550" table:number-columns-spanned="1" table:number-rows-spanned="2" table:style-name="ce9">
            <text:p>550</text:p>
          </table:table-cell>
          <table:table-cell office:value-type="float" office:value="123" table:number-columns-spanned="1" table:number-rows-spanned="2" table:style-name="ce9">
            <text:p>123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7465" table:number-columns-spanned="1" table:number-rows-spanned="2" table:style-name="ce8">
            <text:p>27,46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11654" table:number-columns-spanned="1" table:number-rows-spanned="2" table:style-name="ce8">
            <text:p>11,654</text:p>
          </table:table-cell>
          <table:table-cell office:value-type="float" office:value="1143" table:number-columns-spanned="1" table:number-rows-spanned="2" table:style-name="ce8">
            <text:p>1,143</text:p>
          </table:table-cell>
          <table:table-cell office:value-type="float" office:value="12797" table:number-columns-spanned="1" table:number-rows-spanned="2" table:style-name="ce8">
            <text:p>12,797</text:p>
          </table:table-cell>
          <table:table-cell office:value-type="float" office:value="1961" table:number-columns-spanned="1" table:number-rows-spanned="2" table:style-name="ce8">
            <text:p>1,961</text:p>
          </table:table-cell>
          <table:table-cell office:value-type="float" office:value="1228" table:number-columns-spanned="1" table:number-rows-spanned="2" table:style-name="ce8">
            <text:p>1,228</text:p>
          </table:table-cell>
          <table:table-cell office:value-type="float" office:value="4592" table:number-columns-spanned="1" table:number-rows-spanned="2" table:style-name="ce8">
            <text:p>4,592</text:p>
          </table:table-cell>
          <table:table-cell office:value-type="float" office:value="527" table:number-columns-spanned="1" table:number-rows-spanned="2" table:style-name="ce9">
            <text:p>527</text:p>
          </table:table-cell>
          <table:table-cell office:value-type="float" office:value="1326" table:number-columns-spanned="1" table:number-rows-spanned="2" table:style-name="ce8">
            <text:p>1,326</text:p>
          </table:table-cell>
          <table:table-cell office:value-type="float" office:value="516" table:number-columns-spanned="1" table:number-rows-spanned="2" table:style-name="ce9">
            <text:p>516</text:p>
          </table:table-cell>
          <table:table-cell office:value-type="float" office:value="127" table:number-columns-spanned="1" table:number-rows-spanned="2" table:style-name="ce9">
            <text:p>127</text:p>
          </table:table-cell>
          <table:table-cell office:value-type="float" office:value="270" table:number-columns-spanned="1" table:number-rows-spanned="2" table:style-name="ce9">
            <text:p>270</text:p>
          </table:table-cell>
          <table:table-cell office:value-type="float" office:value="1095" table:number-columns-spanned="1" table:number-rows-spanned="2" table:style-name="ce8">
            <text:p>1,095</text:p>
          </table:table-cell>
          <table:table-cell office:value-type="float" office:value="798" table:number-columns-spanned="1" table:number-rows-spanned="2" table:style-name="ce9">
            <text:p>798</text:p>
          </table:table-cell>
          <table:table-cell office:value-type="float" office:value="141" table:number-columns-spanned="1" table:number-rows-spanned="2" table:style-name="ce9">
            <text:p>141</text:p>
          </table:table-cell>
          <table:table-cell office:value-type="float" office:value="216" table:number-columns-spanned="1" table:number-rows-spanned="2" table:style-name="ce9">
            <text:p>21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2797" table:number-columns-spanned="1" table:number-rows-spanned="2" table:style-name="ce8">
            <text:p>12,79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10304" table:number-columns-spanned="1" table:number-rows-spanned="2" table:style-name="ce8">
            <text:p>10,304</text:p>
          </table:table-cell>
          <table:table-cell office:value-type="float" office:value="4416" table:number-columns-spanned="1" table:number-rows-spanned="2" table:style-name="ce8">
            <text:p>4,416</text:p>
          </table:table-cell>
          <table:table-cell office:value-type="float" office:value="14720" table:number-columns-spanned="1" table:number-rows-spanned="2" table:style-name="ce8">
            <text:p>14,720</text:p>
          </table:table-cell>
          <table:table-cell office:value-type="float" office:value="1166" table:number-columns-spanned="1" table:number-rows-spanned="2" table:style-name="ce8">
            <text:p>1,166</text:p>
          </table:table-cell>
          <table:table-cell office:value-type="float" office:value="1884" table:number-columns-spanned="1" table:number-rows-spanned="2" table:style-name="ce8">
            <text:p>1,884</text:p>
          </table:table-cell>
          <table:table-cell office:value-type="float" office:value="2121" table:number-columns-spanned="1" table:number-rows-spanned="2" table:style-name="ce8">
            <text:p>2,121</text:p>
          </table:table-cell>
          <table:table-cell office:value-type="float" office:value="743" table:number-columns-spanned="1" table:number-rows-spanned="2" table:style-name="ce9">
            <text:p>743</text:p>
          </table:table-cell>
          <table:table-cell office:value-type="float" office:value="1884" table:number-columns-spanned="1" table:number-rows-spanned="2" table:style-name="ce8">
            <text:p>1,884</text:p>
          </table:table-cell>
          <table:table-cell office:value-type="float" office:value="765" table:number-columns-spanned="1" table:number-rows-spanned="2" table:style-name="ce9">
            <text:p>765</text:p>
          </table:table-cell>
          <table:table-cell office:value-type="float" office:value="245" table:number-columns-spanned="1" table:number-rows-spanned="2" table:style-name="ce9">
            <text:p>245</text:p>
          </table:table-cell>
          <table:table-cell office:value-type="float" office:value="777" table:number-columns-spanned="1" table:number-rows-spanned="2" table:style-name="ce9">
            <text:p>777</text:p>
          </table:table-cell>
          <table:table-cell office:value-type="float" office:value="3619" table:number-columns-spanned="1" table:number-rows-spanned="2" table:style-name="ce8">
            <text:p>3,619</text:p>
          </table:table-cell>
          <table:table-cell office:value-type="float" office:value="483" table:number-columns-spanned="1" table:number-rows-spanned="2" table:style-name="ce9">
            <text:p>483</text:p>
          </table:table-cell>
          <table:table-cell office:value-type="float" office:value="337" table:number-columns-spanned="1" table:number-rows-spanned="2" table:style-name="ce9">
            <text:p>337</text:p>
          </table:table-cell>
          <table:table-cell office:value-type="float" office:value="696" table:number-columns-spanned="1" table:number-rows-spanned="2" table:style-name="ce9">
            <text:p>69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720" table:number-columns-spanned="1" table:number-rows-spanned="2" table:style-name="ce8">
            <text:p>14,7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6054" table:number-columns-spanned="1" table:number-rows-spanned="2" table:style-name="ce8">
            <text:p>6,054</text:p>
          </table:table-cell>
          <table:table-cell office:value-type="float" office:value="88" table:number-columns-spanned="1" table:number-rows-spanned="2" table:style-name="ce9">
            <text:p>88</text:p>
          </table:table-cell>
          <table:table-cell office:value-type="float" office:value="6142" table:number-columns-spanned="1" table:number-rows-spanned="2" table:style-name="ce8">
            <text:p>6,142</text:p>
          </table:table-cell>
          <table:table-cell office:value-type="float" office:value="761" table:number-columns-spanned="1" table:number-rows-spanned="2" table:style-name="ce9">
            <text:p>761</text:p>
          </table:table-cell>
          <table:table-cell office:value-type="float" office:value="1320" table:number-columns-spanned="1" table:number-rows-spanned="2" table:style-name="ce8">
            <text:p>1,320</text:p>
          </table:table-cell>
          <table:table-cell office:value-type="float" office:value="730" table:number-columns-spanned="1" table:number-rows-spanned="2" table:style-name="ce9">
            <text:p>730</text:p>
          </table:table-cell>
          <table:table-cell office:value-type="float" office:value="294" table:number-columns-spanned="1" table:number-rows-spanned="2" table:style-name="ce9">
            <text:p>294</text:p>
          </table:table-cell>
          <table:table-cell office:value-type="float" office:value="512" table:number-columns-spanned="1" table:number-rows-spanned="2" table:style-name="ce9">
            <text:p>512</text:p>
          </table:table-cell>
          <table:table-cell office:value-type="float" office:value="368" table:number-columns-spanned="1" table:number-rows-spanned="2" table:style-name="ce9">
            <text:p>368</text:p>
          </table:table-cell>
          <table:table-cell office:value-type="float" office:value="200" table:number-columns-spanned="1" table:number-rows-spanned="2" table:style-name="ce9">
            <text:p>200</text:p>
          </table:table-cell>
          <table:table-cell office:value-type="float" office:value="126" table:number-columns-spanned="1" table:number-rows-spanned="2" table:style-name="ce9">
            <text:p>126</text:p>
          </table:table-cell>
          <table:table-cell office:value-type="float" office:value="1165" table:number-columns-spanned="1" table:number-rows-spanned="2" table:style-name="ce8">
            <text:p>1,165</text:p>
          </table:table-cell>
          <table:table-cell office:value-type="float" office:value="326" table:number-columns-spanned="1" table:number-rows-spanned="2" table:style-name="ce9">
            <text:p>326</text:p>
          </table:table-cell>
          <table:table-cell office:value-type="float" office:value="133" table:number-columns-spanned="1" table:number-rows-spanned="2" table:style-name="ce9">
            <text:p>133</text:p>
          </table:table-cell>
          <table:table-cell office:value-type="float" office:value="207" table:number-columns-spanned="1" table:number-rows-spanned="2" table:style-name="ce9">
            <text:p>20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142" table:number-columns-spanned="1" table:number-rows-spanned="2" table:style-name="ce8">
            <text:p>6,14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6363" table:number-columns-spanned="1" table:number-rows-spanned="2" table:style-name="ce8">
            <text:p>6,363</text:p>
          </table:table-cell>
          <table:table-cell office:value-type="float" office:value="3887" table:number-columns-spanned="1" table:number-rows-spanned="2" table:style-name="ce8">
            <text:p>3,887</text:p>
          </table:table-cell>
          <table:table-cell office:value-type="float" office:value="10250" table:number-columns-spanned="1" table:number-rows-spanned="2" table:style-name="ce8">
            <text:p>10,250</text:p>
          </table:table-cell>
          <table:table-cell office:value-type="float" office:value="1339" table:number-columns-spanned="1" table:number-rows-spanned="2" table:style-name="ce8">
            <text:p>1,339</text:p>
          </table:table-cell>
          <table:table-cell office:value-type="float" office:value="1593" table:number-columns-spanned="1" table:number-rows-spanned="2" table:style-name="ce8">
            <text:p>1,593</text:p>
          </table:table-cell>
          <table:table-cell office:value-type="float" office:value="4738" table:number-columns-spanned="1" table:number-rows-spanned="2" table:style-name="ce8">
            <text:p>4,738</text:p>
          </table:table-cell>
          <table:table-cell office:value-type="float" office:value="476" table:number-columns-spanned="1" table:number-rows-spanned="2" table:style-name="ce9">
            <text:p>476</text:p>
          </table:table-cell>
          <table:table-cell office:value-type="float" office:value="768" table:number-columns-spanned="1" table:number-rows-spanned="2" table:style-name="ce9">
            <text:p>768</text:p>
          </table:table-cell>
          <table:table-cell office:value-type="float" office:value="196" table:number-columns-spanned="1" table:number-rows-spanned="2" table:style-name="ce9">
            <text:p>196</text:p>
          </table:table-cell>
          <table:table-cell office:value-type="float" office:value="54" table:number-columns-spanned="1" table:number-rows-spanned="2" table:style-name="ce9">
            <text:p>54</text:p>
          </table:table-cell>
          <table:table-cell office:value-type="float" office:value="189" table:number-columns-spanned="1" table:number-rows-spanned="2" table:style-name="ce9">
            <text:p>189</text:p>
          </table:table-cell>
          <table:table-cell office:value-type="float" office:value="344" table:number-columns-spanned="1" table:number-rows-spanned="2" table:style-name="ce9">
            <text:p>344</text:p>
          </table:table-cell>
          <table:table-cell office:value-type="float" office:value="482" table:number-columns-spanned="1" table:number-rows-spanned="2" table:style-name="ce9">
            <text:p>482</text:p>
          </table:table-cell>
          <table:table-cell office:value-type="float" office:value="66" table:number-columns-spanned="1" table:number-rows-spanned="2" table:style-name="ce9">
            <text:p>66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0250" table:number-columns-spanned="1" table:number-rows-spanned="2" table:style-name="ce8">
            <text:p>10,25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5935" table:number-columns-spanned="1" table:number-rows-spanned="2" table:style-name="ce8">
            <text:p>5,935</text:p>
          </table:table-cell>
          <table:table-cell office:value-type="float" office:value="158" table:number-columns-spanned="1" table:number-rows-spanned="2" table:style-name="ce9">
            <text:p>158</text:p>
          </table:table-cell>
          <table:table-cell office:value-type="float" office:value="6093" table:number-columns-spanned="1" table:number-rows-spanned="2" table:style-name="ce8">
            <text:p>6,093</text:p>
          </table:table-cell>
          <table:table-cell office:value-type="float" office:value="1534" table:number-columns-spanned="1" table:number-rows-spanned="2" table:style-name="ce8">
            <text:p>1,534</text:p>
          </table:table-cell>
          <table:table-cell office:value-type="float" office:value="769" table:number-columns-spanned="1" table:number-rows-spanned="2" table:style-name="ce9">
            <text:p>769</text:p>
          </table:table-cell>
          <table:table-cell office:value-type="float" office:value="224" table:number-columns-spanned="1" table:number-rows-spanned="2" table:style-name="ce9">
            <text:p>224</text:p>
          </table:table-cell>
          <table:table-cell office:value-type="float" office:value="82" table:number-columns-spanned="1" table:number-rows-spanned="2" table:style-name="ce9">
            <text:p>82</text:p>
          </table:table-cell>
          <table:table-cell office:value-type="float" office:value="1295" table:number-columns-spanned="1" table:number-rows-spanned="2" table:style-name="ce8">
            <text:p>1,295</text:p>
          </table:table-cell>
          <table:table-cell office:value-type="float" office:value="440" table:number-columns-spanned="1" table:number-rows-spanned="2" table:style-name="ce9">
            <text:p>440</text:p>
          </table:table-cell>
          <table:table-cell office:value-type="float" office:value="83" table:number-columns-spanned="1" table:number-rows-spanned="2" table:style-name="ce9">
            <text:p>83</text:p>
          </table:table-cell>
          <table:table-cell office:value-type="float" office:value="342" table:number-columns-spanned="1" table:number-rows-spanned="2" table:style-name="ce9">
            <text:p>342</text:p>
          </table:table-cell>
          <table:table-cell office:value-type="float" office:value="950" table:number-columns-spanned="1" table:number-rows-spanned="2" table:style-name="ce9">
            <text:p>950</text:p>
          </table:table-cell>
          <table:table-cell office:value-type="float" office:value="221" table:number-columns-spanned="1" table:number-rows-spanned="2" table:style-name="ce9">
            <text:p>221</text:p>
          </table:table-cell>
          <table:table-cell office:value-type="float" office:value="78" table:number-columns-spanned="1" table:number-rows-spanned="2" table:style-name="ce9">
            <text:p>78</text:p>
          </table:table-cell>
          <table:table-cell office:value-type="float" office:value="75" table:number-columns-spanned="1" table:number-rows-spanned="2" table:style-name="ce9">
            <text:p>7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093" table:number-columns-spanned="1" table:number-rows-spanned="2" table:style-name="ce8">
            <text:p>6,09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13829" table:number-columns-spanned="1" table:number-rows-spanned="2" table:style-name="ce8">
            <text:p>13,829</text:p>
          </table:table-cell>
          <table:table-cell office:value-type="float" office:value="396" table:number-columns-spanned="1" table:number-rows-spanned="2" table:style-name="ce9">
            <text:p>396</text:p>
          </table:table-cell>
          <table:table-cell office:value-type="float" office:value="14225" table:number-columns-spanned="1" table:number-rows-spanned="2" table:style-name="ce8">
            <text:p>14,225</text:p>
          </table:table-cell>
          <table:table-cell office:value-type="float" office:value="1593" table:number-columns-spanned="1" table:number-rows-spanned="2" table:style-name="ce8">
            <text:p>1,593</text:p>
          </table:table-cell>
          <table:table-cell office:value-type="float" office:value="3248" table:number-columns-spanned="1" table:number-rows-spanned="2" table:style-name="ce8">
            <text:p>3,248</text:p>
          </table:table-cell>
          <table:table-cell office:value-type="float" office:value="1081" table:number-columns-spanned="1" table:number-rows-spanned="2" table:style-name="ce8">
            <text:p>1,081</text:p>
          </table:table-cell>
          <table:table-cell office:value-type="float" office:value="303" table:number-columns-spanned="1" table:number-rows-spanned="2" table:style-name="ce9">
            <text:p>303</text:p>
          </table:table-cell>
          <table:table-cell office:value-type="float" office:value="2707" table:number-columns-spanned="1" table:number-rows-spanned="2" table:style-name="ce8">
            <text:p>2,707</text:p>
          </table:table-cell>
          <table:table-cell office:value-type="float" office:value="864" table:number-columns-spanned="1" table:number-rows-spanned="2" table:style-name="ce9">
            <text:p>864</text:p>
          </table:table-cell>
          <table:table-cell office:value-type="float" office:value="327" table:number-columns-spanned="1" table:number-rows-spanned="2" table:style-name="ce9">
            <text:p>327</text:p>
          </table:table-cell>
          <table:table-cell office:value-type="float" office:value="355" table:number-columns-spanned="1" table:number-rows-spanned="2" table:style-name="ce9">
            <text:p>355</text:p>
          </table:table-cell>
          <table:table-cell office:value-type="float" office:value="2482" table:number-columns-spanned="1" table:number-rows-spanned="2" table:style-name="ce8">
            <text:p>2,482</text:p>
          </table:table-cell>
          <table:table-cell office:value-type="float" office:value="720" table:number-columns-spanned="1" table:number-rows-spanned="2" table:style-name="ce9">
            <text:p>720</text:p>
          </table:table-cell>
          <table:table-cell office:value-type="float" office:value="232" table:number-columns-spanned="1" table:number-rows-spanned="2" table:style-name="ce9">
            <text:p>232</text:p>
          </table:table-cell>
          <table:table-cell office:value-type="float" office:value="313" table:number-columns-spanned="1" table:number-rows-spanned="2" table:style-name="ce9">
            <text:p>31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225" table:number-columns-spanned="1" table:number-rows-spanned="2" table:style-name="ce8">
            <text:p>14,2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7754" table:number-columns-spanned="1" table:number-rows-spanned="2" table:style-name="ce8">
            <text:p>7,754</text:p>
          </table:table-cell>
          <table:table-cell office:value-type="float" office:value="1056" table:number-columns-spanned="1" table:number-rows-spanned="2" table:style-name="ce8">
            <text:p>1,056</text:p>
          </table:table-cell>
          <table:table-cell office:value-type="float" office:value="8810" table:number-columns-spanned="1" table:number-rows-spanned="2" table:style-name="ce8">
            <text:p>8,810</text:p>
          </table:table-cell>
          <table:table-cell office:value-type="float" office:value="2244" table:number-columns-spanned="1" table:number-rows-spanned="2" table:style-name="ce8">
            <text:p>2,244</text:p>
          </table:table-cell>
          <table:table-cell office:value-type="float" office:value="1477" table:number-columns-spanned="1" table:number-rows-spanned="2" table:style-name="ce8">
            <text:p>1,477</text:p>
          </table:table-cell>
          <table:table-cell office:value-type="float" office:value="721" table:number-columns-spanned="1" table:number-rows-spanned="2" table:style-name="ce9">
            <text:p>721</text:p>
          </table:table-cell>
          <table:table-cell office:value-type="float" office:value="540" table:number-columns-spanned="1" table:number-rows-spanned="2" table:style-name="ce9">
            <text:p>540</text:p>
          </table:table-cell>
          <table:table-cell office:value-type="float" office:value="598" table:number-columns-spanned="1" table:number-rows-spanned="2" table:style-name="ce9">
            <text:p>598</text:p>
          </table:table-cell>
          <table:table-cell office:value-type="float" office:value="337" table:number-columns-spanned="1" table:number-rows-spanned="2" table:style-name="ce9">
            <text:p>337</text:p>
          </table:table-cell>
          <table:table-cell office:value-type="float" office:value="153" table:number-columns-spanned="1" table:number-rows-spanned="2" table:style-name="ce9">
            <text:p>153</text:p>
          </table:table-cell>
          <table:table-cell office:value-type="float" office:value="281" table:number-columns-spanned="1" table:number-rows-spanned="2" table:style-name="ce9">
            <text:p>281</text:p>
          </table:table-cell>
          <table:table-cell office:value-type="float" office:value="2054" table:number-columns-spanned="1" table:number-rows-spanned="2" table:style-name="ce8">
            <text:p>2,054</text:p>
          </table:table-cell>
          <table:table-cell office:value-type="float" office:value="266" table:number-columns-spanned="1" table:number-rows-spanned="2" table:style-name="ce9">
            <text:p>266</text:p>
          </table:table-cell>
          <table:table-cell office:value-type="float" office:value="86" table:number-columns-spanned="1" table:number-rows-spanned="2" table:style-name="ce9">
            <text:p>86</text:p>
          </table:table-cell>
          <table:table-cell office:value-type="float" office:value="53" table:number-columns-spanned="1" table:number-rows-spanned="2" table:style-name="ce9">
            <text:p>5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810" table:number-columns-spanned="1" table:number-rows-spanned="2" table:style-name="ce8">
            <text:p>8,81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2139" table:number-columns-spanned="1" table:number-rows-spanned="2" table:style-name="ce8">
            <text:p>2,139</text:p>
          </table:table-cell>
          <table:table-cell office:value-type="float" office:value="1751" table:number-columns-spanned="1" table:number-rows-spanned="2" table:style-name="ce8">
            <text:p>1,751</text:p>
          </table:table-cell>
          <table:table-cell office:value-type="float" office:value="3890" table:number-columns-spanned="1" table:number-rows-spanned="2" table:style-name="ce8">
            <text:p>3,890</text:p>
          </table:table-cell>
          <table:table-cell office:value-type="float" office:value="1141" table:number-columns-spanned="1" table:number-rows-spanned="2" table:style-name="ce8">
            <text:p>1,141</text:p>
          </table:table-cell>
          <table:table-cell office:value-type="float" office:value="344" table:number-columns-spanned="1" table:number-rows-spanned="2" table:style-name="ce9">
            <text:p>344</text:p>
          </table:table-cell>
          <table:table-cell office:value-type="float" office:value="720" table:number-columns-spanned="1" table:number-rows-spanned="2" table:style-name="ce9">
            <text:p>720</text:p>
          </table:table-cell>
          <table:table-cell office:value-type="float" office:value="826" table:number-columns-spanned="1" table:number-rows-spanned="2" table:style-name="ce9">
            <text:p>826</text:p>
          </table:table-cell>
          <table:table-cell office:value-type="float" office:value="278" table:number-columns-spanned="1" table:number-rows-spanned="2" table:style-name="ce9">
            <text:p>278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32" table:number-columns-spanned="1" table:number-rows-spanned="2" table:style-name="ce9">
            <text:p>32</text:p>
          </table:table-cell>
          <table:table-cell office:value-type="float" office:value="155" table:number-columns-spanned="1" table:number-rows-spanned="2" table:style-name="ce9">
            <text:p>155</text:p>
          </table:table-cell>
          <table:table-cell office:value-type="float" office:value="199" table:number-columns-spanned="1" table:number-rows-spanned="2" table:style-name="ce9">
            <text:p>199</text:p>
          </table:table-cell>
          <table:table-cell office:value-type="float" office:value="128" table:number-columns-spanned="1" table:number-rows-spanned="2" table:style-name="ce9">
            <text:p>128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890" table:number-columns-spanned="1" table:number-rows-spanned="2" table:style-name="ce8">
            <text:p>3,89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517" table:number-columns-spanned="1" table:number-rows-spanned="2" table:style-name="ce9">
            <text:p>517</text:p>
          </table:table-cell>
          <table:table-cell office:value-type="float" office:value="221" table:number-columns-spanned="1" table:number-rows-spanned="2" table:style-name="ce9">
            <text:p>221</text:p>
          </table:table-cell>
          <table:table-cell office:value-type="float" office:value="738" table:number-columns-spanned="1" table:number-rows-spanned="2" table:style-name="ce9">
            <text:p>738</text:p>
          </table:table-cell>
          <table:table-cell office:value-type="float" office:value="321" table:number-columns-spanned="1" table:number-rows-spanned="2" table:style-name="ce9">
            <text:p>321</text:p>
          </table:table-cell>
          <table:table-cell office:value-type="float" office:value="71" table:number-columns-spanned="1" table:number-rows-spanned="2" table:style-name="ce9">
            <text:p>71</text:p>
          </table:table-cell>
          <table:table-cell office:value-type="float" office:value="216" table:number-columns-spanned="1" table:number-rows-spanned="2" table:style-name="ce9">
            <text:p>21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2" table:number-columns-spanned="1" table:number-rows-spanned="2" table:style-name="ce9">
            <text:p>3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58" table:number-columns-spanned="1" table:number-rows-spanned="2" table:style-name="ce9">
            <text:p>5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38" table:number-columns-spanned="1" table:number-rows-spanned="2" table:style-name="ce9">
            <text:p>73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366" table:number-columns-spanned="1" table:number-rows-spanned="2" table:style-name="ce9">
            <text:p>366</text:p>
          </table:table-cell>
          <table:table-cell office:value-type="float" office:value="6903" table:number-columns-spanned="1" table:number-rows-spanned="2" table:style-name="ce8">
            <text:p>6,903</text:p>
          </table:table-cell>
          <table:table-cell office:value-type="float" office:value="7269" table:number-columns-spanned="1" table:number-rows-spanned="2" table:style-name="ce8">
            <text:p>7,269</text:p>
          </table:table-cell>
          <table:table-cell office:value-type="float" office:value="649" table:number-columns-spanned="1" table:number-rows-spanned="2" table:style-name="ce9">
            <text:p>649</text:p>
          </table:table-cell>
          <table:table-cell office:value-type="float" office:value="2907" table:number-columns-spanned="1" table:number-rows-spanned="2" table:style-name="ce8">
            <text:p>2,907</text:p>
          </table:table-cell>
          <table:table-cell office:value-type="float" office:value="1414" table:number-columns-spanned="1" table:number-rows-spanned="2" table:style-name="ce8">
            <text:p>1,414</text:p>
          </table:table-cell>
          <table:table-cell office:value-type="float" office:value="246" table:number-columns-spanned="1" table:number-rows-spanned="2" table:style-name="ce9">
            <text:p>246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157" table:number-columns-spanned="1" table:number-rows-spanned="2" table:style-name="ce9">
            <text:p>157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589" table:number-columns-spanned="1" table:number-rows-spanned="2" table:style-name="ce9">
            <text:p>589</text:p>
          </table:table-cell>
          <table:table-cell office:value-type="float" office:value="549" table:number-columns-spanned="1" table:number-rows-spanned="2" table:style-name="ce9">
            <text:p>549</text:p>
          </table:table-cell>
          <table:table-cell office:value-type="float" office:value="142" table:number-columns-spanned="1" table:number-rows-spanned="2" table:style-name="ce9">
            <text:p>14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84" table:number-columns-spanned="1" table:number-rows-spanned="2" table:style-name="ce9">
            <text:p>58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269" table:number-columns-spanned="1" table:number-rows-spanned="2" table:style-name="ce8">
            <text:p>7,2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246" table:number-columns-spanned="1" table:number-rows-spanned="2" table:style-name="ce9">
            <text:p>246</text:p>
          </table:table-cell>
          <table:table-cell office:value-type="float" office:value="45" table:number-columns-spanned="1" table:number-rows-spanned="2" table:style-name="ce9">
            <text:p>45</text:p>
          </table:table-cell>
          <table:table-cell office:value-type="float" office:value="291" table:number-columns-spanned="1" table:number-rows-spanned="2" table:style-name="ce9">
            <text:p>291</text:p>
          </table:table-cell>
          <table:table-cell office:value-type="float" office:value="47" table:number-columns-spanned="1" table:number-rows-spanned="2" table:style-name="ce9">
            <text:p>47</text:p>
          </table:table-cell>
          <table:table-cell office:value-type="float" office:value="61" table:number-columns-spanned="1" table:number-rows-spanned="2" table:style-name="ce9">
            <text:p>61</text:p>
          </table:table-cell>
          <table:table-cell office:value-type="float" office:value="172" table:number-columns-spanned="1" table:number-rows-spanned="2" table:style-name="ce9">
            <text:p>172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91" table:number-columns-spanned="1" table:number-rows-spanned="2" table:style-name="ce9">
            <text:p>29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594" table:number-columns-spanned="1" table:number-rows-spanned="2" table:style-name="ce9">
            <text:p>594</text:p>
          </table:table-cell>
          <table:table-cell office:value-type="float" office:value="4876" table:number-columns-spanned="1" table:number-rows-spanned="2" table:style-name="ce8">
            <text:p>4,876</text:p>
          </table:table-cell>
          <table:table-cell office:value-type="float" office:value="5470" table:number-columns-spanned="1" table:number-rows-spanned="2" table:style-name="ce8">
            <text:p>5,470</text:p>
          </table:table-cell>
          <table:table-cell office:value-type="float" office:value="456" table:number-columns-spanned="1" table:number-rows-spanned="2" table:style-name="ce9">
            <text:p>456</text:p>
          </table:table-cell>
          <table:table-cell office:value-type="float" office:value="71" table:number-columns-spanned="1" table:number-rows-spanned="2" table:style-name="ce9">
            <text:p>71</text:p>
          </table:table-cell>
          <table:table-cell office:value-type="float" office:value="3502" table:number-columns-spanned="1" table:number-rows-spanned="2" table:style-name="ce8">
            <text:p>3,502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1308" table:number-columns-spanned="1" table:number-rows-spanned="2" table:style-name="ce8">
            <text:p>1,308</text:p>
          </table:table-cell>
          <table:table-cell office:value-type="float" office:value="34" table:number-columns-spanned="1" table:number-rows-spanned="2" table:style-name="ce9">
            <text:p>34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8" table:number-columns-spanned="1" table:number-rows-spanned="2" table:style-name="ce9">
            <text:p>48</text:p>
          </table:table-cell>
          <table:table-cell office:value-type="float" office:value="5470" table:number-columns-spanned="1" table:number-rows-spanned="2" table:style-name="ce8">
            <text:p>5,4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義華酒店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1" table:number-columns-spanned="1" table:number-rows-spanned="2" table:style-name="ce9">
            <text:p>61</text:p>
          </table:table-cell>
          <table:table-cell office:value-type="float" office:value="61" table:number-columns-spanned="1" table:number-rows-spanned="2" table:style-name="ce9">
            <text:p>61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1" table:number-columns-spanned="1" table:number-rows-spanned="2" table:style-name="ce9">
            <text:p>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2" table:number-columns-spanned="1" table:number-rows-spanned="2" table:style-name="ce9">
            <text:p>32</text:p>
          </table:table-cell>
          <table:table-cell office:value-type="float" office:value="1" table:number-columns-spanned="1" table:number-rows-spanned="2" table:style-name="ce9">
            <text:p>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1" table:number-columns-spanned="1" table:number-rows-spanned="2" table:style-name="ce9">
            <text:p>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YIHU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2035" table:number-columns-spanned="1" table:number-rows-spanned="2" table:style-name="ce8">
            <text:p>2,03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035" table:number-columns-spanned="1" table:number-rows-spanned="2" table:style-name="ce8">
            <text:p>2,035</text:p>
          </table:table-cell>
          <table:table-cell office:value-type="float" office:value="151" table:number-columns-spanned="1" table:number-rows-spanned="2" table:style-name="ce9">
            <text:p>151</text:p>
          </table:table-cell>
          <table:table-cell office:value-type="float" office:value="165" table:number-columns-spanned="1" table:number-rows-spanned="2" table:style-name="ce9">
            <text:p>165</text:p>
          </table:table-cell>
          <table:table-cell office:value-type="float" office:value="947" table:number-columns-spanned="1" table:number-rows-spanned="2" table:style-name="ce9">
            <text:p>947</text:p>
          </table:table-cell>
          <table:table-cell office:value-type="float" office:value="52" table:number-columns-spanned="1" table:number-rows-spanned="2" table:style-name="ce9">
            <text:p>52</text:p>
          </table:table-cell>
          <table:table-cell office:value-type="float" office:value="115" table:number-columns-spanned="1" table:number-rows-spanned="2" table:style-name="ce9">
            <text:p>115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119" table:number-columns-spanned="1" table:number-rows-spanned="2" table:style-name="ce9">
            <text:p>119</text:p>
          </table:table-cell>
          <table:table-cell office:value-type="float" office:value="234" table:number-columns-spanned="1" table:number-rows-spanned="2" table:style-name="ce9">
            <text:p>234</text:p>
          </table:table-cell>
          <table:table-cell office:value-type="float" office:value="190" table:number-columns-spanned="1" table:number-rows-spanned="2" table:style-name="ce9">
            <text:p>190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035" table:number-columns-spanned="1" table:number-rows-spanned="2" table:style-name="ce8">
            <text:p>2,03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821" table:number-columns-spanned="1" table:number-rows-spanned="2" table:style-name="ce9">
            <text:p>821</text:p>
          </table:table-cell>
          <table:table-cell office:value-type="float" office:value="5340" table:number-columns-spanned="1" table:number-rows-spanned="2" table:style-name="ce8">
            <text:p>5,340</text:p>
          </table:table-cell>
          <table:table-cell office:value-type="float" office:value="6161" table:number-columns-spanned="1" table:number-rows-spanned="2" table:style-name="ce8">
            <text:p>6,161</text:p>
          </table:table-cell>
          <table:table-cell office:value-type="float" office:value="241" table:number-columns-spanned="1" table:number-rows-spanned="2" table:style-name="ce9">
            <text:p>241</text:p>
          </table:table-cell>
          <table:table-cell office:value-type="float" office:value="851" table:number-columns-spanned="1" table:number-rows-spanned="2" table:style-name="ce9">
            <text:p>851</text:p>
          </table:table-cell>
          <table:table-cell office:value-type="float" office:value="3991" table:number-columns-spanned="1" table:number-rows-spanned="2" table:style-name="ce8">
            <text:p>3,991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07" table:number-columns-spanned="1" table:number-rows-spanned="2" table:style-name="ce9">
            <text:p>707</text:p>
          </table:table-cell>
          <table:table-cell office:value-type="float" office:value="157" table:number-columns-spanned="1" table:number-rows-spanned="2" table:style-name="ce9">
            <text:p>157</text:p>
          </table:table-cell>
          <table:table-cell office:value-type="float" office:value="91" table:number-columns-spanned="1" table:number-rows-spanned="2" table:style-name="ce9">
            <text:p>91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73" table:number-columns-spanned="1" table:number-rows-spanned="2" table:style-name="ce9">
            <text:p>73</text:p>
          </table:table-cell>
          <table:table-cell office:value-type="float" office:value="33" table:number-columns-spanned="1" table:number-rows-spanned="2" table:style-name="ce9">
            <text:p>33</text:p>
          </table:table-cell>
          <table:table-cell office:value-type="float" office:value="6161" table:number-columns-spanned="1" table:number-rows-spanned="2" table:style-name="ce8">
            <text:p>6,1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13537" table:number-columns-spanned="1" table:number-rows-spanned="2" table:style-name="ce8">
            <text:p>13,537</text:p>
          </table:table-cell>
          <table:table-cell office:value-type="float" office:value="846" table:number-columns-spanned="1" table:number-rows-spanned="2" table:style-name="ce9">
            <text:p>846</text:p>
          </table:table-cell>
          <table:table-cell office:value-type="float" office:value="14383" table:number-columns-spanned="1" table:number-rows-spanned="2" table:style-name="ce8">
            <text:p>14,383</text:p>
          </table:table-cell>
          <table:table-cell office:value-type="float" office:value="799" table:number-columns-spanned="1" table:number-rows-spanned="2" table:style-name="ce9">
            <text:p>799</text:p>
          </table:table-cell>
          <table:table-cell office:value-type="float" office:value="1362" table:number-columns-spanned="1" table:number-rows-spanned="2" table:style-name="ce8">
            <text:p>1,362</text:p>
          </table:table-cell>
          <table:table-cell office:value-type="float" office:value="7399" table:number-columns-spanned="1" table:number-rows-spanned="2" table:style-name="ce8">
            <text:p>7,399</text:p>
          </table:table-cell>
          <table:table-cell office:value-type="float" office:value="1050" table:number-columns-spanned="1" table:number-rows-spanned="2" table:style-name="ce8">
            <text:p>1,050</text:p>
          </table:table-cell>
          <table:table-cell office:value-type="float" office:value="1865" table:number-columns-spanned="1" table:number-rows-spanned="2" table:style-name="ce8">
            <text:p>1,865</text:p>
          </table:table-cell>
          <table:table-cell office:value-type="float" office:value="311" table:number-columns-spanned="1" table:number-rows-spanned="2" table:style-name="ce9">
            <text:p>311</text:p>
          </table:table-cell>
          <table:table-cell office:value-type="float" office:value="95" table:number-columns-spanned="1" table:number-rows-spanned="2" table:style-name="ce9">
            <text:p>95</text:p>
          </table:table-cell>
          <table:table-cell office:value-type="float" office:value="788" table:number-columns-spanned="1" table:number-rows-spanned="2" table:style-name="ce9">
            <text:p>788</text:p>
          </table:table-cell>
          <table:table-cell office:value-type="float" office:value="352" table:number-columns-spanned="1" table:number-rows-spanned="2" table:style-name="ce9">
            <text:p>352</text:p>
          </table:table-cell>
          <table:table-cell office:value-type="float" office:value="278" table:number-columns-spanned="1" table:number-rows-spanned="2" table:style-name="ce9">
            <text:p>278</text:p>
          </table:table-cell>
          <table:table-cell office:value-type="float" office:value="63" table:number-columns-spanned="1" table:number-rows-spanned="2" table:style-name="ce9">
            <text:p>63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383" table:number-columns-spanned="1" table:number-rows-spanned="2" table:style-name="ce8">
            <text:p>14,38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2022" table:number-columns-spanned="1" table:number-rows-spanned="2" table:style-name="ce8">
            <text:p>2,022</text:p>
          </table:table-cell>
          <table:table-cell office:value-type="float" office:value="1934" table:number-columns-spanned="1" table:number-rows-spanned="2" table:style-name="ce8">
            <text:p>1,934</text:p>
          </table:table-cell>
          <table:table-cell office:value-type="float" office:value="3956" table:number-columns-spanned="1" table:number-rows-spanned="2" table:style-name="ce8">
            <text:p>3,956</text:p>
          </table:table-cell>
          <table:table-cell office:value-type="float" office:value="823" table:number-columns-spanned="1" table:number-rows-spanned="2" table:style-name="ce9">
            <text:p>823</text:p>
          </table:table-cell>
          <table:table-cell office:value-type="float" office:value="2020" table:number-columns-spanned="1" table:number-rows-spanned="2" table:style-name="ce8">
            <text:p>2,020</text:p>
          </table:table-cell>
          <table:table-cell office:value-type="float" office:value="264" table:number-columns-spanned="1" table:number-rows-spanned="2" table:style-name="ce9">
            <text:p>264</text:p>
          </table:table-cell>
          <table:table-cell office:value-type="float" office:value="260" table:number-columns-spanned="1" table:number-rows-spanned="2" table:style-name="ce9">
            <text:p>260</text:p>
          </table:table-cell>
          <table:table-cell office:value-type="float" office:value="82" table:number-columns-spanned="1" table:number-rows-spanned="2" table:style-name="ce9">
            <text:p>82</text:p>
          </table:table-cell>
          <table:table-cell office:value-type="float" office:value="32" table:number-columns-spanned="1" table:number-rows-spanned="2" table:style-name="ce9">
            <text:p>32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145" table:number-columns-spanned="1" table:number-rows-spanned="2" table:style-name="ce9">
            <text:p>145</text:p>
          </table:table-cell>
          <table:table-cell office:value-type="float" office:value="100" table:number-columns-spanned="1" table:number-rows-spanned="2" table:style-name="ce9">
            <text:p>100</text:p>
          </table:table-cell>
          <table:table-cell office:value-type="float" office:value="72" table:number-columns-spanned="1" table:number-rows-spanned="2" table:style-name="ce9">
            <text:p>72</text:p>
          </table:table-cell>
          <table:table-cell office:value-type="float" office:value="27" table:number-columns-spanned="1" table:number-rows-spanned="2" table:style-name="ce9">
            <text:p>27</text:p>
          </table:table-cell>
          <table:table-cell office:value-type="float" office:value="120" table:number-columns-spanned="1" table:number-rows-spanned="2" table:style-name="ce9">
            <text:p>12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956" table:number-columns-spanned="1" table:number-rows-spanned="2" table:style-name="ce8">
            <text:p>3,9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164" table:number-columns-spanned="1" table:number-rows-spanned="2" table:style-name="ce9">
            <text:p>164</text:p>
          </table:table-cell>
          <table:table-cell office:value-type="float" office:value="4367" table:number-columns-spanned="1" table:number-rows-spanned="2" table:style-name="ce8">
            <text:p>4,367</text:p>
          </table:table-cell>
          <table:table-cell office:value-type="float" office:value="4531" table:number-columns-spanned="1" table:number-rows-spanned="2" table:style-name="ce8">
            <text:p>4,531</text:p>
          </table:table-cell>
          <table:table-cell office:value-type="float" office:value="632" table:number-columns-spanned="1" table:number-rows-spanned="2" table:style-name="ce9">
            <text:p>632</text:p>
          </table:table-cell>
          <table:table-cell office:value-type="float" office:value="1905" table:number-columns-spanned="1" table:number-rows-spanned="2" table:style-name="ce8">
            <text:p>1,905</text:p>
          </table:table-cell>
          <table:table-cell office:value-type="float" office:value="864" table:number-columns-spanned="1" table:number-rows-spanned="2" table:style-name="ce9">
            <text:p>864</text:p>
          </table:table-cell>
          <table:table-cell office:value-type="float" office:value="76" table:number-columns-spanned="1" table:number-rows-spanned="2" table:style-name="ce9">
            <text:p>76</text:p>
          </table:table-cell>
          <table:table-cell office:value-type="float" office:value="142" table:number-columns-spanned="1" table:number-rows-spanned="2" table:style-name="ce9">
            <text:p>142</text:p>
          </table:table-cell>
          <table:table-cell office:value-type="float" office:value="44" table:number-columns-spanned="1" table:number-rows-spanned="2" table:style-name="ce9">
            <text:p>44</text:p>
          </table:table-cell>
          <table:table-cell office:value-type="float" office:value="106" table:number-columns-spanned="1" table:number-rows-spanned="2" table:style-name="ce9">
            <text:p>106</text:p>
          </table:table-cell>
          <table:table-cell office:value-type="float" office:value="117" table:number-columns-spanned="1" table:number-rows-spanned="2" table:style-name="ce9">
            <text:p>117</text:p>
          </table:table-cell>
          <table:table-cell office:value-type="float" office:value="118" table:number-columns-spanned="1" table:number-rows-spanned="2" table:style-name="ce9">
            <text:p>118</text:p>
          </table:table-cell>
          <table:table-cell office:value-type="float" office:value="155" table:number-columns-spanned="1" table:number-rows-spanned="2" table:style-name="ce9">
            <text:p>155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353" table:number-columns-spanned="1" table:number-rows-spanned="2" table:style-name="ce9">
            <text:p>35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531" table:number-columns-spanned="1" table:number-rows-spanned="2" table:style-name="ce8">
            <text:p>4,5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13444" table:number-columns-spanned="1" table:number-rows-spanned="2" table:style-name="ce8">
            <text:p>13,444</text:p>
          </table:table-cell>
          <table:table-cell office:value-type="float" office:value="1197" table:number-columns-spanned="1" table:number-rows-spanned="2" table:style-name="ce8">
            <text:p>1,197</text:p>
          </table:table-cell>
          <table:table-cell office:value-type="float" office:value="14641" table:number-columns-spanned="1" table:number-rows-spanned="2" table:style-name="ce8">
            <text:p>14,641</text:p>
          </table:table-cell>
          <table:table-cell office:value-type="float" office:value="1377" table:number-columns-spanned="1" table:number-rows-spanned="2" table:style-name="ce8">
            <text:p>1,377</text:p>
          </table:table-cell>
          <table:table-cell office:value-type="float" office:value="1611" table:number-columns-spanned="1" table:number-rows-spanned="2" table:style-name="ce8">
            <text:p>1,611</text:p>
          </table:table-cell>
          <table:table-cell office:value-type="float" office:value="5048" table:number-columns-spanned="1" table:number-rows-spanned="2" table:style-name="ce8">
            <text:p>5,048</text:p>
          </table:table-cell>
          <table:table-cell office:value-type="float" office:value="1047" table:number-columns-spanned="1" table:number-rows-spanned="2" table:style-name="ce8">
            <text:p>1,047</text:p>
          </table:table-cell>
          <table:table-cell office:value-type="float" office:value="3238" table:number-columns-spanned="1" table:number-rows-spanned="2" table:style-name="ce8">
            <text:p>3,238</text:p>
          </table:table-cell>
          <table:table-cell office:value-type="float" office:value="425" table:number-columns-spanned="1" table:number-rows-spanned="2" table:style-name="ce9">
            <text:p>425</text:p>
          </table:table-cell>
          <table:table-cell office:value-type="float" office:value="93" table:number-columns-spanned="1" table:number-rows-spanned="2" table:style-name="ce9">
            <text:p>93</text:p>
          </table:table-cell>
          <table:table-cell office:value-type="float" office:value="397" table:number-columns-spanned="1" table:number-rows-spanned="2" table:style-name="ce9">
            <text:p>397</text:p>
          </table:table-cell>
          <table:table-cell office:value-type="float" office:value="718" table:number-columns-spanned="1" table:number-rows-spanned="2" table:style-name="ce9">
            <text:p>718</text:p>
          </table:table-cell>
          <table:table-cell office:value-type="float" office:value="422" table:number-columns-spanned="1" table:number-rows-spanned="2" table:style-name="ce9">
            <text:p>422</text:p>
          </table:table-cell>
          <table:table-cell office:value-type="float" office:value="187" table:number-columns-spanned="1" table:number-rows-spanned="2" table:style-name="ce9">
            <text:p>187</text:p>
          </table:table-cell>
          <table:table-cell office:value-type="float" office:value="78" table:number-columns-spanned="1" table:number-rows-spanned="2" table:style-name="ce9">
            <text:p>7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641" table:number-columns-spanned="1" table:number-rows-spanned="2" table:style-name="ce8">
            <text:p>14,64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13338" table:number-columns-spanned="1" table:number-rows-spanned="2" table:style-name="ce8">
            <text:p>13,338</text:p>
          </table:table-cell>
          <table:table-cell office:value-type="float" office:value="1090" table:number-columns-spanned="1" table:number-rows-spanned="2" table:style-name="ce8">
            <text:p>1,090</text:p>
          </table:table-cell>
          <table:table-cell office:value-type="float" office:value="14428" table:number-columns-spanned="1" table:number-rows-spanned="2" table:style-name="ce8">
            <text:p>14,428</text:p>
          </table:table-cell>
          <table:table-cell office:value-type="float" office:value="878" table:number-columns-spanned="1" table:number-rows-spanned="2" table:style-name="ce9">
            <text:p>878</text:p>
          </table:table-cell>
          <table:table-cell office:value-type="float" office:value="4602" table:number-columns-spanned="1" table:number-rows-spanned="2" table:style-name="ce8">
            <text:p>4,602</text:p>
          </table:table-cell>
          <table:table-cell office:value-type="float" office:value="4362" table:number-columns-spanned="1" table:number-rows-spanned="2" table:style-name="ce8">
            <text:p>4,362</text:p>
          </table:table-cell>
          <table:table-cell office:value-type="float" office:value="810" table:number-columns-spanned="1" table:number-rows-spanned="2" table:style-name="ce9">
            <text:p>810</text:p>
          </table:table-cell>
          <table:table-cell office:value-type="float" office:value="2327" table:number-columns-spanned="1" table:number-rows-spanned="2" table:style-name="ce8">
            <text:p>2,327</text:p>
          </table:table-cell>
          <table:table-cell office:value-type="float" office:value="186" table:number-columns-spanned="1" table:number-rows-spanned="2" table:style-name="ce9">
            <text:p>186</text:p>
          </table:table-cell>
          <table:table-cell office:value-type="float" office:value="64" table:number-columns-spanned="1" table:number-rows-spanned="2" table:style-name="ce9">
            <text:p>64</text:p>
          </table:table-cell>
          <table:table-cell office:value-type="float" office:value="520" table:number-columns-spanned="1" table:number-rows-spanned="2" table:style-name="ce9">
            <text:p>520</text:p>
          </table:table-cell>
          <table:table-cell office:value-type="float" office:value="305" table:number-columns-spanned="1" table:number-rows-spanned="2" table:style-name="ce9">
            <text:p>305</text:p>
          </table:table-cell>
          <table:table-cell office:value-type="float" office:value="303" table:number-columns-spanned="1" table:number-rows-spanned="2" table:style-name="ce9">
            <text:p>303</text:p>
          </table:table-cell>
          <table:table-cell office:value-type="float" office:value="43" table:number-columns-spanned="1" table:number-rows-spanned="2" table:style-name="ce9">
            <text:p>43</text:p>
          </table:table-cell>
          <table:table-cell office:value-type="float" office:value="28" table:number-columns-spanned="1" table:number-rows-spanned="2" table:style-name="ce9">
            <text:p>2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428" table:number-columns-spanned="1" table:number-rows-spanned="2" table:style-name="ce8">
            <text:p>14,42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1793" table:number-columns-spanned="1" table:number-rows-spanned="2" table:style-name="ce8">
            <text:p>1,793</text:p>
          </table:table-cell>
          <table:table-cell office:value-type="float" office:value="76" table:number-columns-spanned="1" table:number-rows-spanned="2" table:style-name="ce9">
            <text:p>76</text:p>
          </table:table-cell>
          <table:table-cell office:value-type="float" office:value="1869" table:number-columns-spanned="1" table:number-rows-spanned="2" table:style-name="ce8">
            <text:p>1,869</text:p>
          </table:table-cell>
          <table:table-cell office:value-type="float" office:value="1053" table:number-columns-spanned="1" table:number-rows-spanned="2" table:style-name="ce8">
            <text:p>1,053</text:p>
          </table:table-cell>
          <table:table-cell office:value-type="float" office:value="309" table:number-columns-spanned="1" table:number-rows-spanned="2" table:style-name="ce9">
            <text:p>309</text:p>
          </table:table-cell>
          <table:table-cell office:value-type="float" office:value="178" table:number-columns-spanned="1" table:number-rows-spanned="2" table:style-name="ce9">
            <text:p>178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266" table:number-columns-spanned="1" table:number-rows-spanned="2" table:style-name="ce9">
            <text:p>266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24" table:number-columns-spanned="1" table:number-rows-spanned="2" table:style-name="ce9">
            <text:p>24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869" table:number-columns-spanned="1" table:number-rows-spanned="2" table:style-name="ce8">
            <text:p>1,8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2119" table:number-columns-spanned="1" table:number-rows-spanned="2" table:style-name="ce8">
            <text:p>2,119</text:p>
          </table:table-cell>
          <table:table-cell office:value-type="float" office:value="49" table:number-columns-spanned="1" table:number-rows-spanned="2" table:style-name="ce9">
            <text:p>49</text:p>
          </table:table-cell>
          <table:table-cell office:value-type="float" office:value="2168" table:number-columns-spanned="1" table:number-rows-spanned="2" table:style-name="ce8">
            <text:p>2,168</text:p>
          </table:table-cell>
          <table:table-cell office:value-type="float" office:value="847" table:number-columns-spanned="1" table:number-rows-spanned="2" table:style-name="ce9">
            <text:p>847</text:p>
          </table:table-cell>
          <table:table-cell office:value-type="float" office:value="340" table:number-columns-spanned="1" table:number-rows-spanned="2" table:style-name="ce9">
            <text:p>340</text:p>
          </table:table-cell>
          <table:table-cell office:value-type="float" office:value="169" table:number-columns-spanned="1" table:number-rows-spanned="2" table:style-name="ce9">
            <text:p>169</text:p>
          </table:table-cell>
          <table:table-cell office:value-type="float" office:value="140" table:number-columns-spanned="1" table:number-rows-spanned="2" table:style-name="ce9">
            <text:p>140</text:p>
          </table:table-cell>
          <table:table-cell office:value-type="float" office:value="411" table:number-columns-spanned="1" table:number-rows-spanned="2" table:style-name="ce9">
            <text:p>411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2" table:number-columns-spanned="1" table:number-rows-spanned="2" table:style-name="ce9">
            <text:p>42</text:p>
          </table:table-cell>
          <table:table-cell office:value-type="float" office:value="85" table:number-columns-spanned="1" table:number-rows-spanned="2" table:style-name="ce9">
            <text:p>85</text:p>
          </table:table-cell>
          <table:table-cell office:value-type="float" office:value="100" table:number-columns-spanned="1" table:number-rows-spanned="2" table:style-name="ce9">
            <text:p>100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168" table:number-columns-spanned="1" table:number-rows-spanned="2" table:style-name="ce8">
            <text:p>2,1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View Resort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5774" table:number-columns-spanned="1" table:number-rows-spanned="2" table:style-name="ce8">
            <text:p>5,774</text:p>
          </table:table-cell>
          <table:table-cell office:value-type="float" office:value="332" table:number-columns-spanned="1" table:number-rows-spanned="2" table:style-name="ce9">
            <text:p>332</text:p>
          </table:table-cell>
          <table:table-cell office:value-type="float" office:value="6106" table:number-columns-spanned="1" table:number-rows-spanned="2" table:style-name="ce8">
            <text:p>6,106</text:p>
          </table:table-cell>
          <table:table-cell office:value-type="float" office:value="753" table:number-columns-spanned="1" table:number-rows-spanned="2" table:style-name="ce9">
            <text:p>753</text:p>
          </table:table-cell>
          <table:table-cell office:value-type="float" office:value="1392" table:number-columns-spanned="1" table:number-rows-spanned="2" table:style-name="ce8">
            <text:p>1,392</text:p>
          </table:table-cell>
          <table:table-cell office:value-type="float" office:value="161" table:number-columns-spanned="1" table:number-rows-spanned="2" table:style-name="ce9">
            <text:p>161</text:p>
          </table:table-cell>
          <table:table-cell office:value-type="float" office:value="207" table:number-columns-spanned="1" table:number-rows-spanned="2" table:style-name="ce9">
            <text:p>207</text:p>
          </table:table-cell>
          <table:table-cell office:value-type="float" office:value="1154" table:number-columns-spanned="1" table:number-rows-spanned="2" table:style-name="ce8">
            <text:p>1,154</text:p>
          </table:table-cell>
          <table:table-cell office:value-type="float" office:value="547" table:number-columns-spanned="1" table:number-rows-spanned="2" table:style-name="ce9">
            <text:p>547</text:p>
          </table:table-cell>
          <table:table-cell office:value-type="float" office:value="120" table:number-columns-spanned="1" table:number-rows-spanned="2" table:style-name="ce9">
            <text:p>120</text:p>
          </table:table-cell>
          <table:table-cell office:value-type="float" office:value="179" table:number-columns-spanned="1" table:number-rows-spanned="2" table:style-name="ce9">
            <text:p>179</text:p>
          </table:table-cell>
          <table:table-cell office:value-type="float" office:value="518" table:number-columns-spanned="1" table:number-rows-spanned="2" table:style-name="ce9">
            <text:p>518</text:p>
          </table:table-cell>
          <table:table-cell office:value-type="float" office:value="853" table:number-columns-spanned="1" table:number-rows-spanned="2" table:style-name="ce9">
            <text:p>853</text:p>
          </table:table-cell>
          <table:table-cell office:value-type="float" office:value="202" table:number-columns-spanned="1" table:number-rows-spanned="2" table:style-name="ce9">
            <text:p>202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106" table:number-columns-spanned="1" table:number-rows-spanned="2" table:style-name="ce8">
            <text:p>6,10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1251" table:number-columns-spanned="1" table:number-rows-spanned="2" table:style-name="ce8">
            <text:p>1,251</text:p>
          </table:table-cell>
          <table:table-cell office:value-type="float" office:value="134" table:number-columns-spanned="1" table:number-rows-spanned="2" table:style-name="ce9">
            <text:p>134</text:p>
          </table:table-cell>
          <table:table-cell office:value-type="float" office:value="1385" table:number-columns-spanned="1" table:number-rows-spanned="2" table:style-name="ce8">
            <text:p>1,385</text:p>
          </table:table-cell>
          <table:table-cell office:value-type="float" office:value="657" table:number-columns-spanned="1" table:number-rows-spanned="2" table:style-name="ce9">
            <text:p>657</text:p>
          </table:table-cell>
          <table:table-cell office:value-type="float" office:value="246" table:number-columns-spanned="1" table:number-rows-spanned="2" table:style-name="ce9">
            <text:p>246</text:p>
          </table:table-cell>
          <table:table-cell office:value-type="float" office:value="65" table:number-columns-spanned="1" table:number-rows-spanned="2" table:style-name="ce9">
            <text:p>6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48" table:number-columns-spanned="1" table:number-rows-spanned="2" table:style-name="ce9">
            <text:p>24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89" table:number-columns-spanned="1" table:number-rows-spanned="2" table:style-name="ce9">
            <text:p>8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385" table:number-columns-spanned="1" table:number-rows-spanned="2" table:style-name="ce8">
            <text:p>1,38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694" table:number-columns-spanned="1" table:number-rows-spanned="2" table:style-name="ce9">
            <text:p>694</text:p>
          </table:table-cell>
          <table:table-cell office:value-type="float" office:value="447" table:number-columns-spanned="1" table:number-rows-spanned="2" table:style-name="ce9">
            <text:p>447</text:p>
          </table:table-cell>
          <table:table-cell office:value-type="float" office:value="1141" table:number-columns-spanned="1" table:number-rows-spanned="2" table:style-name="ce8">
            <text:p>1,141</text:p>
          </table:table-cell>
          <table:table-cell office:value-type="float" office:value="246" table:number-columns-spanned="1" table:number-rows-spanned="2" table:style-name="ce9">
            <text:p>246</text:p>
          </table:table-cell>
          <table:table-cell office:value-type="float" office:value="581" table:number-columns-spanned="1" table:number-rows-spanned="2" table:style-name="ce9">
            <text:p>581</text:p>
          </table:table-cell>
          <table:table-cell office:value-type="float" office:value="46" table:number-columns-spanned="1" table:number-rows-spanned="2" table:style-name="ce9">
            <text:p>46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143" table:number-columns-spanned="1" table:number-rows-spanned="2" table:style-name="ce9">
            <text:p>143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41" table:number-columns-spanned="1" table:number-rows-spanned="2" table:style-name="ce8">
            <text:p>1,14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2756" table:number-columns-spanned="1" table:number-rows-spanned="2" table:style-name="ce8">
            <text:p>2,756</text:p>
          </table:table-cell>
          <table:table-cell office:value-type="float" office:value="60" table:number-columns-spanned="1" table:number-rows-spanned="2" table:style-name="ce9">
            <text:p>60</text:p>
          </table:table-cell>
          <table:table-cell office:value-type="float" office:value="2816" table:number-columns-spanned="1" table:number-rows-spanned="2" table:style-name="ce8">
            <text:p>2,816</text:p>
          </table:table-cell>
          <table:table-cell office:value-type="float" office:value="688" table:number-columns-spanned="1" table:number-rows-spanned="2" table:style-name="ce9">
            <text:p>688</text:p>
          </table:table-cell>
          <table:table-cell office:value-type="float" office:value="1455" table:number-columns-spanned="1" table:number-rows-spanned="2" table:style-name="ce8">
            <text:p>1,455</text:p>
          </table:table-cell>
          <table:table-cell office:value-type="float" office:value="66" table:number-columns-spanned="1" table:number-rows-spanned="2" table:style-name="ce9">
            <text:p>66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188" table:number-columns-spanned="1" table:number-rows-spanned="2" table:style-name="ce9">
            <text:p>188</text:p>
          </table:table-cell>
          <table:table-cell office:value-type="float" office:value="55" table:number-columns-spanned="1" table:number-rows-spanned="2" table:style-name="ce9">
            <text:p>55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65" table:number-columns-spanned="1" table:number-rows-spanned="2" table:style-name="ce9">
            <text:p>65</text:p>
          </table:table-cell>
          <table:table-cell office:value-type="float" office:value="85" table:number-columns-spanned="1" table:number-rows-spanned="2" table:style-name="ce9">
            <text:p>85</text:p>
          </table:table-cell>
          <table:table-cell office:value-type="float" office:value="45" table:number-columns-spanned="1" table:number-rows-spanned="2" table:style-name="ce9">
            <text:p>45</text:p>
          </table:table-cell>
          <table:table-cell office:value-type="float" office:value="133" table:number-columns-spanned="1" table:number-rows-spanned="2" table:style-name="ce9">
            <text:p>13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816" table:number-columns-spanned="1" table:number-rows-spanned="2" table:style-name="ce8">
            <text:p>2,81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3009" table:number-columns-spanned="1" table:number-rows-spanned="2" table:style-name="ce8">
            <text:p>3,009</text:p>
          </table:table-cell>
          <table:table-cell office:value-type="float" office:value="159" table:number-columns-spanned="1" table:number-rows-spanned="2" table:style-name="ce9">
            <text:p>159</text:p>
          </table:table-cell>
          <table:table-cell office:value-type="float" office:value="3168" table:number-columns-spanned="1" table:number-rows-spanned="2" table:style-name="ce8">
            <text:p>3,168</text:p>
          </table:table-cell>
          <table:table-cell office:value-type="float" office:value="361" table:number-columns-spanned="1" table:number-rows-spanned="2" table:style-name="ce9">
            <text:p>361</text:p>
          </table:table-cell>
          <table:table-cell office:value-type="float" office:value="380" table:number-columns-spanned="1" table:number-rows-spanned="2" table:style-name="ce9">
            <text:p>380</text:p>
          </table:table-cell>
          <table:table-cell office:value-type="float" office:value="413" table:number-columns-spanned="1" table:number-rows-spanned="2" table:style-name="ce9">
            <text:p>413</text:p>
          </table:table-cell>
          <table:table-cell office:value-type="float" office:value="89" table:number-columns-spanned="1" table:number-rows-spanned="2" table:style-name="ce9">
            <text:p>89</text:p>
          </table:table-cell>
          <table:table-cell office:value-type="float" office:value="421" table:number-columns-spanned="1" table:number-rows-spanned="2" table:style-name="ce9">
            <text:p>421</text:p>
          </table:table-cell>
          <table:table-cell office:value-type="float" office:value="468" table:number-columns-spanned="1" table:number-rows-spanned="2" table:style-name="ce9">
            <text:p>468</text:p>
          </table:table-cell>
          <table:table-cell office:value-type="float" office:value="84" table:number-columns-spanned="1" table:number-rows-spanned="2" table:style-name="ce9">
            <text:p>84</text:p>
          </table:table-cell>
          <table:table-cell office:value-type="float" office:value="109" table:number-columns-spanned="1" table:number-rows-spanned="2" table:style-name="ce9">
            <text:p>109</text:p>
          </table:table-cell>
          <table:table-cell office:value-type="float" office:value="585" table:number-columns-spanned="1" table:number-rows-spanned="2" table:style-name="ce9">
            <text:p>585</text:p>
          </table:table-cell>
          <table:table-cell office:value-type="float" office:value="187" table:number-columns-spanned="1" table:number-rows-spanned="2" table:style-name="ce9">
            <text:p>187</text:p>
          </table:table-cell>
          <table:table-cell office:value-type="float" office:value="38" table:number-columns-spanned="1" table:number-rows-spanned="2" table:style-name="ce9">
            <text:p>38</text:p>
          </table:table-cell>
          <table:table-cell office:value-type="float" office:value="33" table:number-columns-spanned="1" table:number-rows-spanned="2" table:style-name="ce9">
            <text:p>3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168" table:number-columns-spanned="1" table:number-rows-spanned="2" table:style-name="ce8">
            <text:p>3,1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21968" table:number-columns-spanned="1" table:number-rows-spanned="2" table:style-name="ce8">
            <text:p>321,968</text:p>
          </table:table-cell>
          <table:table-cell office:value-type="float" office:value="97312" table:number-columns-spanned="1" table:number-rows-spanned="2" table:style-name="ce8">
            <text:p>97,312</text:p>
          </table:table-cell>
          <table:table-cell office:value-type="float" office:value="419280" table:number-columns-spanned="1" table:number-rows-spanned="2" table:style-name="ce8">
            <text:p>419,280</text:p>
          </table:table-cell>
          <table:table-cell office:value-type="float" office:value="59664" table:number-columns-spanned="1" table:number-rows-spanned="2" table:style-name="ce8">
            <text:p>59,664</text:p>
          </table:table-cell>
          <table:table-cell office:value-type="float" office:value="78314" table:number-columns-spanned="1" table:number-rows-spanned="2" table:style-name="ce8">
            <text:p>78,314</text:p>
          </table:table-cell>
          <table:table-cell office:value-type="float" office:value="140630" table:number-columns-spanned="1" table:number-rows-spanned="2" table:style-name="ce8">
            <text:p>140,630</text:p>
          </table:table-cell>
          <table:table-cell office:value-type="float" office:value="18218" table:number-columns-spanned="1" table:number-rows-spanned="2" table:style-name="ce8">
            <text:p>18,218</text:p>
          </table:table-cell>
          <table:table-cell office:value-type="float" office:value="35075" table:number-columns-spanned="1" table:number-rows-spanned="2" table:style-name="ce8">
            <text:p>35,075</text:p>
          </table:table-cell>
          <table:table-cell office:value-type="float" office:value="10809" table:number-columns-spanned="1" table:number-rows-spanned="2" table:style-name="ce8">
            <text:p>10,809</text:p>
          </table:table-cell>
          <table:table-cell office:value-type="float" office:value="3742" table:number-columns-spanned="1" table:number-rows-spanned="2" table:style-name="ce8">
            <text:p>3,742</text:p>
          </table:table-cell>
          <table:table-cell office:value-type="float" office:value="15049" table:number-columns-spanned="1" table:number-rows-spanned="2" table:style-name="ce8">
            <text:p>15,049</text:p>
          </table:table-cell>
          <table:table-cell office:value-type="float" office:value="33904" table:number-columns-spanned="1" table:number-rows-spanned="2" table:style-name="ce8">
            <text:p>33,904</text:p>
          </table:table-cell>
          <table:table-cell office:value-type="float" office:value="14707" table:number-columns-spanned="1" table:number-rows-spanned="2" table:style-name="ce8">
            <text:p>14,707</text:p>
          </table:table-cell>
          <table:table-cell office:value-type="float" office:value="3352" table:number-columns-spanned="1" table:number-rows-spanned="2" table:style-name="ce8">
            <text:p>3,352</text:p>
          </table:table-cell>
          <table:table-cell office:value-type="float" office:value="5434" table:number-columns-spanned="1" table:number-rows-spanned="2" table:style-name="ce8">
            <text:p>5,434</text:p>
          </table:table-cell>
          <table:table-cell office:value-type="float" office:value="382" table:number-columns-spanned="1" table:number-rows-spanned="2" table:style-name="ce9">
            <text:p>382</text:p>
          </table:table-cell>
          <table:table-cell office:value-type="float" office:value="419280" table:number-columns-spanned="1" table:number-rows-spanned="2" table:style-name="ce8">
            <text:p>419,280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8月至2018年8月(Data for 2018/8～2018/8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0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1997" table:number-columns-spanned="1" table:number-rows-spanned="2" table:style-name="ce8">
            <text:p>1,997</text:p>
          </table:table-cell>
          <table:table-cell office:value-type="float" office:value="2459" table:number-columns-spanned="1" table:number-rows-spanned="2" table:style-name="ce8">
            <text:p>2,459</text:p>
          </table:table-cell>
          <table:table-cell office:value-type="float" office:value="4456" table:number-columns-spanned="1" table:number-rows-spanned="2" table:style-name="ce8">
            <text:p>4,456</text:p>
          </table:table-cell>
          <table:table-cell office:value-type="float" office:value="3501" table:number-columns-spanned="1" table:number-rows-spanned="2" table:style-name="ce8">
            <text:p>3,501</text:p>
          </table:table-cell>
          <table:table-cell office:value-type="float" office:value="227" table:number-columns-spanned="1" table:number-rows-spanned="2" table:style-name="ce9">
            <text:p>227</text:p>
          </table:table-cell>
          <table:table-cell office:value-type="float" office:value="333" table:number-columns-spanned="1" table:number-rows-spanned="2" table:style-name="ce9">
            <text:p>333</text:p>
          </table:table-cell>
          <table:table-cell office:value-type="float" office:value="71" table:number-columns-spanned="1" table:number-rows-spanned="2" table:style-name="ce9">
            <text:p>71</text:p>
          </table:table-cell>
          <table:table-cell office:value-type="float" office:value="44" table:number-columns-spanned="1" table:number-rows-spanned="2" table:style-name="ce9">
            <text:p>44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115" table:number-columns-spanned="1" table:number-rows-spanned="2" table:style-name="ce9">
            <text:p>115</text:p>
          </table:table-cell>
          <table:table-cell office:value-type="float" office:value="37" table:number-columns-spanned="1" table:number-rows-spanned="2" table:style-name="ce9">
            <text:p>37</text:p>
          </table:table-cell>
          <table:table-cell office:value-type="float" office:value="86" table:number-columns-spanned="1" table:number-rows-spanned="2" table:style-name="ce9">
            <text:p>86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456" table:number-columns-spanned="1" table:number-rows-spanned="2" table:style-name="ce8">
            <text:p>4,4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1309" table:number-columns-spanned="1" table:number-rows-spanned="2" table:style-name="ce8">
            <text:p>1,309</text:p>
          </table:table-cell>
          <table:table-cell office:value-type="float" office:value="2933" table:number-columns-spanned="1" table:number-rows-spanned="2" table:style-name="ce8">
            <text:p>2,933</text:p>
          </table:table-cell>
          <table:table-cell office:value-type="float" office:value="4242" table:number-columns-spanned="1" table:number-rows-spanned="2" table:style-name="ce8">
            <text:p>4,242</text:p>
          </table:table-cell>
          <table:table-cell office:value-type="float" office:value="1464" table:number-columns-spanned="1" table:number-rows-spanned="2" table:style-name="ce8">
            <text:p>1,464</text:p>
          </table:table-cell>
          <table:table-cell office:value-type="float" office:value="1381" table:number-columns-spanned="1" table:number-rows-spanned="2" table:style-name="ce8">
            <text:p>1,381</text:p>
          </table:table-cell>
          <table:table-cell office:value-type="float" office:value="689" table:number-columns-spanned="1" table:number-rows-spanned="2" table:style-name="ce9">
            <text:p>689</text:p>
          </table:table-cell>
          <table:table-cell office:value-type="float" office:value="240" table:number-columns-spanned="1" table:number-rows-spanned="2" table:style-name="ce9">
            <text:p>240</text:p>
          </table:table-cell>
          <table:table-cell office:value-type="float" office:value="114" table:number-columns-spanned="1" table:number-rows-spanned="2" table:style-name="ce9">
            <text:p>11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61" table:number-columns-spanned="1" table:number-rows-spanned="2" table:style-name="ce9">
            <text:p>261</text:p>
          </table:table-cell>
          <table:table-cell office:value-type="float" office:value="66" table:number-columns-spanned="1" table:number-rows-spanned="2" table:style-name="ce9">
            <text:p>66</text:p>
          </table:table-cell>
          <table:table-cell office:value-type="float" office:value="27" table:number-columns-spanned="1" table:number-rows-spanned="2" table:style-name="ce9">
            <text:p>2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242" table:number-columns-spanned="1" table:number-rows-spanned="2" table:style-name="ce8">
            <text:p>4,24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11451" table:number-columns-spanned="1" table:number-rows-spanned="2" table:style-name="ce8">
            <text:p>11,451</text:p>
          </table:table-cell>
          <table:table-cell office:value-type="float" office:value="7725" table:number-columns-spanned="1" table:number-rows-spanned="2" table:style-name="ce8">
            <text:p>7,725</text:p>
          </table:table-cell>
          <table:table-cell office:value-type="float" office:value="19176" table:number-columns-spanned="1" table:number-rows-spanned="2" table:style-name="ce8">
            <text:p>19,176</text:p>
          </table:table-cell>
          <table:table-cell office:value-type="float" office:value="9296" table:number-columns-spanned="1" table:number-rows-spanned="2" table:style-name="ce8">
            <text:p>9,296</text:p>
          </table:table-cell>
          <table:table-cell office:value-type="float" office:value="4190" table:number-columns-spanned="1" table:number-rows-spanned="2" table:style-name="ce8">
            <text:p>4,190</text:p>
          </table:table-cell>
          <table:table-cell office:value-type="float" office:value="2472" table:number-columns-spanned="1" table:number-rows-spanned="2" table:style-name="ce8">
            <text:p>2,472</text:p>
          </table:table-cell>
          <table:table-cell office:value-type="float" office:value="453" table:number-columns-spanned="1" table:number-rows-spanned="2" table:style-name="ce9">
            <text:p>453</text:p>
          </table:table-cell>
          <table:table-cell office:value-type="float" office:value="1143" table:number-columns-spanned="1" table:number-rows-spanned="2" table:style-name="ce8">
            <text:p>1,143</text:p>
          </table:table-cell>
          <table:table-cell office:value-type="float" office:value="27" table:number-columns-spanned="1" table:number-rows-spanned="2" table:style-name="ce9">
            <text:p>27</text:p>
          </table:table-cell>
          <table:table-cell office:value-type="float" office:value="256" table:number-columns-spanned="1" table:number-rows-spanned="2" table:style-name="ce9">
            <text:p>256</text:p>
          </table:table-cell>
          <table:table-cell office:value-type="float" office:value="264" table:number-columns-spanned="1" table:number-rows-spanned="2" table:style-name="ce9">
            <text:p>264</text:p>
          </table:table-cell>
          <table:table-cell office:value-type="float" office:value="197" table:number-columns-spanned="1" table:number-rows-spanned="2" table:style-name="ce9">
            <text:p>197</text:p>
          </table:table-cell>
          <table:table-cell office:value-type="float" office:value="458" table:number-columns-spanned="1" table:number-rows-spanned="2" table:style-name="ce9">
            <text:p>458</text:p>
          </table:table-cell>
          <table:table-cell office:value-type="float" office:value="31" table:number-columns-spanned="1" table:number-rows-spanned="2" table:style-name="ce9">
            <text:p>31</text:p>
          </table:table-cell>
          <table:table-cell office:value-type="float" office:value="389" table:number-columns-spanned="1" table:number-rows-spanned="2" table:style-name="ce9">
            <text:p>38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9176" table:number-columns-spanned="1" table:number-rows-spanned="2" table:style-name="ce8">
            <text:p>19,17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12403" table:number-columns-spanned="1" table:number-rows-spanned="2" table:style-name="ce8">
            <text:p>12,403</text:p>
          </table:table-cell>
          <table:table-cell office:value-type="float" office:value="2011" table:number-columns-spanned="1" table:number-rows-spanned="2" table:style-name="ce8">
            <text:p>2,011</text:p>
          </table:table-cell>
          <table:table-cell office:value-type="float" office:value="14414" table:number-columns-spanned="1" table:number-rows-spanned="2" table:style-name="ce8">
            <text:p>14,414</text:p>
          </table:table-cell>
          <table:table-cell office:value-type="float" office:value="7036" table:number-columns-spanned="1" table:number-rows-spanned="2" table:style-name="ce8">
            <text:p>7,036</text:p>
          </table:table-cell>
          <table:table-cell office:value-type="float" office:value="1850" table:number-columns-spanned="1" table:number-rows-spanned="2" table:style-name="ce8">
            <text:p>1,850</text:p>
          </table:table-cell>
          <table:table-cell office:value-type="float" office:value="1561" table:number-columns-spanned="1" table:number-rows-spanned="2" table:style-name="ce8">
            <text:p>1,56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20" table:number-columns-spanned="1" table:number-rows-spanned="2" table:style-name="ce9">
            <text:p>320</text:p>
          </table:table-cell>
          <table:table-cell office:value-type="float" office:value="1484" table:number-columns-spanned="1" table:number-rows-spanned="2" table:style-name="ce8">
            <text:p>1,484</text:p>
          </table:table-cell>
          <table:table-cell office:value-type="float" office:value="552" table:number-columns-spanned="1" table:number-rows-spanned="2" table:style-name="ce9">
            <text:p>552</text:p>
          </table:table-cell>
          <table:table-cell office:value-type="float" office:value="333" table:number-columns-spanned="1" table:number-rows-spanned="2" table:style-name="ce9">
            <text:p>333</text:p>
          </table:table-cell>
          <table:table-cell office:value-type="float" office:value="799" table:number-columns-spanned="1" table:number-rows-spanned="2" table:style-name="ce9">
            <text:p>799</text:p>
          </table:table-cell>
          <table:table-cell office:value-type="float" office:value="479" table:number-columns-spanned="1" table:number-rows-spanned="2" table:style-name="ce9">
            <text:p>479</text:p>
          </table:table-cell>
          <table:table-cell office:value-type="float" office:value="14414" table:number-columns-spanned="1" table:number-rows-spanned="2" table:style-name="ce8">
            <text:p>14,41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11718" table:number-columns-spanned="1" table:number-rows-spanned="2" table:style-name="ce8">
            <text:p>11,718</text:p>
          </table:table-cell>
          <table:table-cell office:value-type="float" office:value="2917" table:number-columns-spanned="1" table:number-rows-spanned="2" table:style-name="ce8">
            <text:p>2,917</text:p>
          </table:table-cell>
          <table:table-cell office:value-type="float" office:value="14635" table:number-columns-spanned="1" table:number-rows-spanned="2" table:style-name="ce8">
            <text:p>14,635</text:p>
          </table:table-cell>
          <table:table-cell office:value-type="float" office:value="6432" table:number-columns-spanned="1" table:number-rows-spanned="2" table:style-name="ce8">
            <text:p>6,432</text:p>
          </table:table-cell>
          <table:table-cell office:value-type="float" office:value="3082" table:number-columns-spanned="1" table:number-rows-spanned="2" table:style-name="ce8">
            <text:p>3,082</text:p>
          </table:table-cell>
          <table:table-cell office:value-type="float" office:value="2517" table:number-columns-spanned="1" table:number-rows-spanned="2" table:style-name="ce8">
            <text:p>2,517</text:p>
          </table:table-cell>
          <table:table-cell office:value-type="float" office:value="443" table:number-columns-spanned="1" table:number-rows-spanned="2" table:style-name="ce9">
            <text:p>443</text:p>
          </table:table-cell>
          <table:table-cell office:value-type="float" office:value="340" table:number-columns-spanned="1" table:number-rows-spanned="2" table:style-name="ce9">
            <text:p>340</text:p>
          </table:table-cell>
          <table:table-cell office:value-type="float" office:value="139" table:number-columns-spanned="1" table:number-rows-spanned="2" table:style-name="ce9">
            <text:p>139</text:p>
          </table:table-cell>
          <table:table-cell office:value-type="float" office:value="91" table:number-columns-spanned="1" table:number-rows-spanned="2" table:style-name="ce9">
            <text:p>91</text:p>
          </table:table-cell>
          <table:table-cell office:value-type="float" office:value="499" table:number-columns-spanned="1" table:number-rows-spanned="2" table:style-name="ce9">
            <text:p>499</text:p>
          </table:table-cell>
          <table:table-cell office:value-type="float" office:value="274" table:number-columns-spanned="1" table:number-rows-spanned="2" table:style-name="ce9">
            <text:p>274</text:p>
          </table:table-cell>
          <table:table-cell office:value-type="float" office:value="408" table:number-columns-spanned="1" table:number-rows-spanned="2" table:style-name="ce9">
            <text:p>408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370" table:number-columns-spanned="1" table:number-rows-spanned="2" table:style-name="ce9">
            <text:p>37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635" table:number-columns-spanned="1" table:number-rows-spanned="2" table:style-name="ce8">
            <text:p>14,63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8269" table:number-columns-spanned="1" table:number-rows-spanned="2" table:style-name="ce8">
            <text:p>8,269</text:p>
          </table:table-cell>
          <table:table-cell office:value-type="float" office:value="5501" table:number-columns-spanned="1" table:number-rows-spanned="2" table:style-name="ce8">
            <text:p>5,501</text:p>
          </table:table-cell>
          <table:table-cell office:value-type="float" office:value="13770" table:number-columns-spanned="1" table:number-rows-spanned="2" table:style-name="ce8">
            <text:p>13,770</text:p>
          </table:table-cell>
          <table:table-cell office:value-type="float" office:value="7055" table:number-columns-spanned="1" table:number-rows-spanned="2" table:style-name="ce8">
            <text:p>7,055</text:p>
          </table:table-cell>
          <table:table-cell office:value-type="float" office:value="3048" table:number-columns-spanned="1" table:number-rows-spanned="2" table:style-name="ce8">
            <text:p>3,048</text:p>
          </table:table-cell>
          <table:table-cell office:value-type="float" office:value="1581" table:number-columns-spanned="1" table:number-rows-spanned="2" table:style-name="ce8">
            <text:p>1,581</text:p>
          </table:table-cell>
          <table:table-cell office:value-type="float" office:value="431" table:number-columns-spanned="1" table:number-rows-spanned="2" table:style-name="ce9">
            <text:p>431</text:p>
          </table:table-cell>
          <table:table-cell office:value-type="float" office:value="564" table:number-columns-spanned="1" table:number-rows-spanned="2" table:style-name="ce9">
            <text:p>564</text:p>
          </table:table-cell>
          <table:table-cell office:value-type="float" office:value="109" table:number-columns-spanned="1" table:number-rows-spanned="2" table:style-name="ce9">
            <text:p>109</text:p>
          </table:table-cell>
          <table:table-cell office:value-type="float" office:value="111" table:number-columns-spanned="1" table:number-rows-spanned="2" table:style-name="ce9">
            <text:p>111</text:p>
          </table:table-cell>
          <table:table-cell office:value-type="float" office:value="166" table:number-columns-spanned="1" table:number-rows-spanned="2" table:style-name="ce9">
            <text:p>166</text:p>
          </table:table-cell>
          <table:table-cell office:value-type="float" office:value="220" table:number-columns-spanned="1" table:number-rows-spanned="2" table:style-name="ce9">
            <text:p>220</text:p>
          </table:table-cell>
          <table:table-cell office:value-type="float" office:value="297" table:number-columns-spanned="1" table:number-rows-spanned="2" table:style-name="ce9">
            <text:p>297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162" table:number-columns-spanned="1" table:number-rows-spanned="2" table:style-name="ce9">
            <text:p>16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3770" table:number-columns-spanned="1" table:number-rows-spanned="2" table:style-name="ce8">
            <text:p>13,7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7630" table:number-columns-spanned="1" table:number-rows-spanned="2" table:style-name="ce8">
            <text:p>7,630</text:p>
          </table:table-cell>
          <table:table-cell office:value-type="float" office:value="7069" table:number-columns-spanned="1" table:number-rows-spanned="2" table:style-name="ce8">
            <text:p>7,069</text:p>
          </table:table-cell>
          <table:table-cell office:value-type="float" office:value="14699" table:number-columns-spanned="1" table:number-rows-spanned="2" table:style-name="ce8">
            <text:p>14,699</text:p>
          </table:table-cell>
          <table:table-cell office:value-type="float" office:value="7463" table:number-columns-spanned="1" table:number-rows-spanned="2" table:style-name="ce8">
            <text:p>7,463</text:p>
          </table:table-cell>
          <table:table-cell office:value-type="float" office:value="4579" table:number-columns-spanned="1" table:number-rows-spanned="2" table:style-name="ce8">
            <text:p>4,579</text:p>
          </table:table-cell>
          <table:table-cell office:value-type="float" office:value="1555" table:number-columns-spanned="1" table:number-rows-spanned="2" table:style-name="ce8">
            <text:p>1,555</text:p>
          </table:table-cell>
          <table:table-cell office:value-type="float" office:value="123" table:number-columns-spanned="1" table:number-rows-spanned="2" table:style-name="ce9">
            <text:p>123</text:p>
          </table:table-cell>
          <table:table-cell office:value-type="float" office:value="264" table:number-columns-spanned="1" table:number-rows-spanned="2" table:style-name="ce9">
            <text:p>264</text:p>
          </table:table-cell>
          <table:table-cell office:value-type="float" office:value="80" table:number-columns-spanned="1" table:number-rows-spanned="2" table:style-name="ce9">
            <text:p>80</text:p>
          </table:table-cell>
          <table:table-cell office:value-type="float" office:value="104" table:number-columns-spanned="1" table:number-rows-spanned="2" table:style-name="ce9">
            <text:p>104</text:p>
          </table:table-cell>
          <table:table-cell office:value-type="float" office:value="204" table:number-columns-spanned="1" table:number-rows-spanned="2" table:style-name="ce9">
            <text:p>204</text:p>
          </table:table-cell>
          <table:table-cell office:value-type="float" office:value="101" table:number-columns-spanned="1" table:number-rows-spanned="2" table:style-name="ce9">
            <text:p>101</text:p>
          </table:table-cell>
          <table:table-cell office:value-type="float" office:value="204" table:number-columns-spanned="1" table:number-rows-spanned="2" table:style-name="ce9">
            <text:p>204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699" table:number-columns-spanned="1" table:number-rows-spanned="2" table:style-name="ce8">
            <text:p>14,69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6524" table:number-columns-spanned="1" table:number-rows-spanned="2" table:style-name="ce8">
            <text:p>6,524</text:p>
          </table:table-cell>
          <table:table-cell office:value-type="float" office:value="1246" table:number-columns-spanned="1" table:number-rows-spanned="2" table:style-name="ce8">
            <text:p>1,246</text:p>
          </table:table-cell>
          <table:table-cell office:value-type="float" office:value="7770" table:number-columns-spanned="1" table:number-rows-spanned="2" table:style-name="ce8">
            <text:p>7,770</text:p>
          </table:table-cell>
          <table:table-cell office:value-type="float" office:value="4452" table:number-columns-spanned="1" table:number-rows-spanned="2" table:style-name="ce8">
            <text:p>4,452</text:p>
          </table:table-cell>
          <table:table-cell office:value-type="float" office:value="1099" table:number-columns-spanned="1" table:number-rows-spanned="2" table:style-name="ce8">
            <text:p>1,099</text:p>
          </table:table-cell>
          <table:table-cell office:value-type="float" office:value="900" table:number-columns-spanned="1" table:number-rows-spanned="2" table:style-name="ce9">
            <text:p>900</text:p>
          </table:table-cell>
          <table:table-cell office:value-type="float" office:value="208" table:number-columns-spanned="1" table:number-rows-spanned="2" table:style-name="ce9">
            <text:p>208</text:p>
          </table:table-cell>
          <table:table-cell office:value-type="float" office:value="636" table:number-columns-spanned="1" table:number-rows-spanned="2" table:style-name="ce9">
            <text:p>636</text:p>
          </table:table-cell>
          <table:table-cell office:value-type="float" office:value="161" table:number-columns-spanned="1" table:number-rows-spanned="2" table:style-name="ce9">
            <text:p>161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75" table:number-columns-spanned="1" table:number-rows-spanned="2" table:style-name="ce9">
            <text:p>75</text:p>
          </table:table-cell>
          <table:table-cell office:value-type="float" office:value="41" table:number-columns-spanned="1" table:number-rows-spanned="2" table:style-name="ce9">
            <text:p>41</text:p>
          </table:table-cell>
          <table:table-cell office:value-type="float" office:value="128" table:number-columns-spanned="1" table:number-rows-spanned="2" table:style-name="ce9">
            <text:p>128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770" table:number-columns-spanned="1" table:number-rows-spanned="2" table:style-name="ce8">
            <text:p>7,7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1127" table:number-columns-spanned="1" table:number-rows-spanned="2" table:style-name="ce8">
            <text:p>1,127</text:p>
          </table:table-cell>
          <table:table-cell office:value-type="float" office:value="304" table:number-columns-spanned="1" table:number-rows-spanned="2" table:style-name="ce9">
            <text:p>304</text:p>
          </table:table-cell>
          <table:table-cell office:value-type="float" office:value="1431" table:number-columns-spanned="1" table:number-rows-spanned="2" table:style-name="ce8">
            <text:p>1,431</text:p>
          </table:table-cell>
          <table:table-cell office:value-type="float" office:value="1150" table:number-columns-spanned="1" table:number-rows-spanned="2" table:style-name="ce8">
            <text:p>1,150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34" table:number-columns-spanned="1" table:number-rows-spanned="2" table:style-name="ce9">
            <text:p>34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132" table:number-columns-spanned="1" table:number-rows-spanned="2" table:style-name="ce9">
            <text:p>132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1" table:number-columns-spanned="1" table:number-rows-spanned="2" table:style-name="ce9">
            <text:p>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31" table:number-columns-spanned="1" table:number-rows-spanned="2" table:style-name="ce8">
            <text:p>1,4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5774" table:number-columns-spanned="1" table:number-rows-spanned="2" table:style-name="ce8">
            <text:p>5,774</text:p>
          </table:table-cell>
          <table:table-cell office:value-type="float" office:value="3495" table:number-columns-spanned="1" table:number-rows-spanned="2" table:style-name="ce8">
            <text:p>3,495</text:p>
          </table:table-cell>
          <table:table-cell office:value-type="float" office:value="9269" table:number-columns-spanned="1" table:number-rows-spanned="2" table:style-name="ce8">
            <text:p>9,269</text:p>
          </table:table-cell>
          <table:table-cell office:value-type="float" office:value="5620" table:number-columns-spanned="1" table:number-rows-spanned="2" table:style-name="ce8">
            <text:p>5,620</text:p>
          </table:table-cell>
          <table:table-cell office:value-type="float" office:value="1888" table:number-columns-spanned="1" table:number-rows-spanned="2" table:style-name="ce8">
            <text:p>1,888</text:p>
          </table:table-cell>
          <table:table-cell office:value-type="float" office:value="147" table:number-columns-spanned="1" table:number-rows-spanned="2" table:style-name="ce9">
            <text:p>147</text:p>
          </table:table-cell>
          <table:table-cell office:value-type="float" office:value="69" table:number-columns-spanned="1" table:number-rows-spanned="2" table:style-name="ce9">
            <text:p>69</text:p>
          </table:table-cell>
          <table:table-cell office:value-type="float" office:value="1105" table:number-columns-spanned="1" table:number-rows-spanned="2" table:style-name="ce8">
            <text:p>1,105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300" table:number-columns-spanned="1" table:number-rows-spanned="2" table:style-name="ce9">
            <text:p>300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78" table:number-columns-spanned="1" table:number-rows-spanned="2" table:style-name="ce9">
            <text:p>7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269" table:number-columns-spanned="1" table:number-rows-spanned="2" table:style-name="ce8">
            <text:p>9,2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68202" table:number-columns-spanned="1" table:number-rows-spanned="2" table:style-name="ce8">
            <text:p>68,202</text:p>
          </table:table-cell>
          <table:table-cell office:value-type="float" office:value="35660" table:number-columns-spanned="1" table:number-rows-spanned="2" table:style-name="ce8">
            <text:p>35,660</text:p>
          </table:table-cell>
          <table:table-cell office:value-type="float" office:value="103862" table:number-columns-spanned="1" table:number-rows-spanned="2" table:style-name="ce8">
            <text:p>103,862</text:p>
          </table:table-cell>
          <table:table-cell office:value-type="float" office:value="53469" table:number-columns-spanned="1" table:number-rows-spanned="2" table:style-name="ce8">
            <text:p>53,469</text:p>
          </table:table-cell>
          <table:table-cell office:value-type="float" office:value="21394" table:number-columns-spanned="1" table:number-rows-spanned="2" table:style-name="ce8">
            <text:p>21,394</text:p>
          </table:table-cell>
          <table:table-cell office:value-type="float" office:value="11789" table:number-columns-spanned="1" table:number-rows-spanned="2" table:style-name="ce8">
            <text:p>11,789</text:p>
          </table:table-cell>
          <table:table-cell office:value-type="float" office:value="2046" table:number-columns-spanned="1" table:number-rows-spanned="2" table:style-name="ce8">
            <text:p>2,046</text:p>
          </table:table-cell>
          <table:table-cell office:value-type="float" office:value="4342" table:number-columns-spanned="1" table:number-rows-spanned="2" table:style-name="ce8">
            <text:p>4,342</text:p>
          </table:table-cell>
          <table:table-cell office:value-type="float" office:value="544" table:number-columns-spanned="1" table:number-rows-spanned="2" table:style-name="ce9">
            <text:p>544</text:p>
          </table:table-cell>
          <table:table-cell office:value-type="float" office:value="613" table:number-columns-spanned="1" table:number-rows-spanned="2" table:style-name="ce9">
            <text:p>613</text:p>
          </table:table-cell>
          <table:table-cell office:value-type="float" office:value="2226" table:number-columns-spanned="1" table:number-rows-spanned="2" table:style-name="ce8">
            <text:p>2,226</text:p>
          </table:table-cell>
          <table:table-cell office:value-type="float" office:value="2448" table:number-columns-spanned="1" table:number-rows-spanned="2" table:style-name="ce8">
            <text:p>2,448</text:p>
          </table:table-cell>
          <table:table-cell office:value-type="float" office:value="2197" table:number-columns-spanned="1" table:number-rows-spanned="2" table:style-name="ce8">
            <text:p>2,197</text:p>
          </table:table-cell>
          <table:table-cell office:value-type="float" office:value="478" table:number-columns-spanned="1" table:number-rows-spanned="2" table:style-name="ce9">
            <text:p>478</text:p>
          </table:table-cell>
          <table:table-cell office:value-type="float" office:value="1837" table:number-columns-spanned="1" table:number-rows-spanned="2" table:style-name="ce8">
            <text:p>1,837</text:p>
          </table:table-cell>
          <table:table-cell office:value-type="float" office:value="479" table:number-columns-spanned="1" table:number-rows-spanned="2" table:style-name="ce9">
            <text:p>479</text:p>
          </table:table-cell>
          <table:table-cell office:value-type="float" office:value="103862" table:number-columns-spanned="1" table:number-rows-spanned="2" table:style-name="ce8">
            <text:p>103,862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8月至2018年8月(Data for 2018/8～2018/8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0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3431" table:number-columns-spanned="1" table:number-rows-spanned="2" table:style-name="ce8">
            <text:p>3,431</text:p>
          </table:table-cell>
          <table:table-cell office:value-type="float" office:value="589" table:number-columns-spanned="1" table:number-rows-spanned="2" table:style-name="ce9">
            <text:p>589</text:p>
          </table:table-cell>
          <table:table-cell office:value-type="float" office:value="4020" table:number-columns-spanned="1" table:number-rows-spanned="2" table:style-name="ce8">
            <text:p>4,020</text:p>
          </table:table-cell>
          <table:table-cell office:value-type="float" office:value="2601" table:number-columns-spanned="1" table:number-rows-spanned="2" table:style-name="ce8">
            <text:p>2,601</text:p>
          </table:table-cell>
          <table:table-cell office:value-type="float" office:value="333" table:number-columns-spanned="1" table:number-rows-spanned="2" table:style-name="ce9">
            <text:p>333</text:p>
          </table:table-cell>
          <table:table-cell office:value-type="float" office:value="482" table:number-columns-spanned="1" table:number-rows-spanned="2" table:style-name="ce9">
            <text:p>482</text:p>
          </table:table-cell>
          <table:table-cell office:value-type="float" office:value="127" table:number-columns-spanned="1" table:number-rows-spanned="2" table:style-name="ce9">
            <text:p>127</text:p>
          </table:table-cell>
          <table:table-cell office:value-type="float" office:value="63" table:number-columns-spanned="1" table:number-rows-spanned="2" table:style-name="ce9">
            <text:p>63</text:p>
          </table:table-cell>
          <table:table-cell office:value-type="float" office:value="1" table:number-columns-spanned="1" table:number-rows-spanned="2" table:style-name="ce9">
            <text:p>1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64" table:number-columns-spanned="1" table:number-rows-spanned="2" table:style-name="ce9">
            <text:p>64</text:p>
          </table:table-cell>
          <table:table-cell office:value-type="float" office:value="155" table:number-columns-spanned="1" table:number-rows-spanned="2" table:style-name="ce9">
            <text:p>155</text:p>
          </table:table-cell>
          <table:table-cell office:value-type="float" office:value="154" table:number-columns-spanned="1" table:number-rows-spanned="2" table:style-name="ce9">
            <text:p>154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020" table:number-columns-spanned="1" table:number-rows-spanned="2" table:style-name="ce8">
            <text:p>4,0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893" table:number-columns-spanned="1" table:number-rows-spanned="2" table:style-name="ce9">
            <text:p>893</text:p>
          </table:table-cell>
          <table:table-cell office:value-type="float" office:value="1083" table:number-columns-spanned="1" table:number-rows-spanned="2" table:style-name="ce8">
            <text:p>1,083</text:p>
          </table:table-cell>
          <table:table-cell office:value-type="float" office:value="1976" table:number-columns-spanned="1" table:number-rows-spanned="2" table:style-name="ce8">
            <text:p>1,976</text:p>
          </table:table-cell>
          <table:table-cell office:value-type="float" office:value="1641" table:number-columns-spanned="1" table:number-rows-spanned="2" table:style-name="ce8">
            <text:p>1,641</text:p>
          </table:table-cell>
          <table:table-cell office:value-type="float" office:value="25" table:number-columns-spanned="1" table:number-rows-spanned="2" table:style-name="ce9">
            <text:p>25</text:p>
          </table:table-cell>
          <table:table-cell office:value-type="float" office:value="186" table:number-columns-spanned="1" table:number-rows-spanned="2" table:style-name="ce9">
            <text:p>18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06" table:number-columns-spanned="1" table:number-rows-spanned="2" table:style-name="ce9">
            <text:p>10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976" table:number-columns-spanned="1" table:number-rows-spanned="2" table:style-name="ce8">
            <text:p>1,97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5440" table:number-columns-spanned="1" table:number-rows-spanned="2" table:style-name="ce8">
            <text:p>5,440</text:p>
          </table:table-cell>
          <table:table-cell office:value-type="float" office:value="1992" table:number-columns-spanned="1" table:number-rows-spanned="2" table:style-name="ce8">
            <text:p>1,992</text:p>
          </table:table-cell>
          <table:table-cell office:value-type="float" office:value="7432" table:number-columns-spanned="1" table:number-rows-spanned="2" table:style-name="ce8">
            <text:p>7,432</text:p>
          </table:table-cell>
          <table:table-cell office:value-type="float" office:value="4146" table:number-columns-spanned="1" table:number-rows-spanned="2" table:style-name="ce8">
            <text:p>4,146</text:p>
          </table:table-cell>
          <table:table-cell office:value-type="float" office:value="980" table:number-columns-spanned="1" table:number-rows-spanned="2" table:style-name="ce9">
            <text:p>980</text:p>
          </table:table-cell>
          <table:table-cell office:value-type="float" office:value="1047" table:number-columns-spanned="1" table:number-rows-spanned="2" table:style-name="ce8">
            <text:p>1,047</text:p>
          </table:table-cell>
          <table:table-cell office:value-type="float" office:value="91" table:number-columns-spanned="1" table:number-rows-spanned="2" table:style-name="ce9">
            <text:p>91</text:p>
          </table:table-cell>
          <table:table-cell office:value-type="float" office:value="78" table:number-columns-spanned="1" table:number-rows-spanned="2" table:style-name="ce9">
            <text:p>78</text:p>
          </table:table-cell>
          <table:table-cell office:value-type="float" office:value="71" table:number-columns-spanned="1" table:number-rows-spanned="2" table:style-name="ce9">
            <text:p>71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184" table:number-columns-spanned="1" table:number-rows-spanned="2" table:style-name="ce9">
            <text:p>184</text:p>
          </table:table-cell>
          <table:table-cell office:value-type="float" office:value="316" table:number-columns-spanned="1" table:number-rows-spanned="2" table:style-name="ce9">
            <text:p>316</text:p>
          </table:table-cell>
          <table:table-cell office:value-type="float" office:value="365" table:number-columns-spanned="1" table:number-rows-spanned="2" table:style-name="ce9">
            <text:p>365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98" table:number-columns-spanned="1" table:number-rows-spanned="2" table:style-name="ce9">
            <text:p>9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432" table:number-columns-spanned="1" table:number-rows-spanned="2" table:style-name="ce8">
            <text:p>7,43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3734" table:number-columns-spanned="1" table:number-rows-spanned="2" table:style-name="ce8">
            <text:p>3,734</text:p>
          </table:table-cell>
          <table:table-cell office:value-type="float" office:value="312" table:number-columns-spanned="1" table:number-rows-spanned="2" table:style-name="ce9">
            <text:p>312</text:p>
          </table:table-cell>
          <table:table-cell office:value-type="float" office:value="4046" table:number-columns-spanned="1" table:number-rows-spanned="2" table:style-name="ce8">
            <text:p>4,046</text:p>
          </table:table-cell>
          <table:table-cell office:value-type="float" office:value="2786" table:number-columns-spanned="1" table:number-rows-spanned="2" table:style-name="ce8">
            <text:p>2,786</text:p>
          </table:table-cell>
          <table:table-cell office:value-type="float" office:value="317" table:number-columns-spanned="1" table:number-rows-spanned="2" table:style-name="ce9">
            <text:p>317</text:p>
          </table:table-cell>
          <table:table-cell office:value-type="float" office:value="436" table:number-columns-spanned="1" table:number-rows-spanned="2" table:style-name="ce9">
            <text:p>436</text:p>
          </table:table-cell>
          <table:table-cell office:value-type="float" office:value="198" table:number-columns-spanned="1" table:number-rows-spanned="2" table:style-name="ce9">
            <text:p>198</text:p>
          </table:table-cell>
          <table:table-cell office:value-type="float" office:value="51" table:number-columns-spanned="1" table:number-rows-spanned="2" table:style-name="ce9">
            <text:p>51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27" table:number-columns-spanned="1" table:number-rows-spanned="2" table:style-name="ce9">
            <text:p>27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99" table:number-columns-spanned="1" table:number-rows-spanned="2" table:style-name="ce9">
            <text:p>19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046" table:number-columns-spanned="1" table:number-rows-spanned="2" table:style-name="ce8">
            <text:p>4,04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7760" table:number-columns-spanned="1" table:number-rows-spanned="2" table:style-name="ce8">
            <text:p>7,760</text:p>
          </table:table-cell>
          <table:table-cell office:value-type="float" office:value="3466" table:number-columns-spanned="1" table:number-rows-spanned="2" table:style-name="ce8">
            <text:p>3,466</text:p>
          </table:table-cell>
          <table:table-cell office:value-type="float" office:value="11226" table:number-columns-spanned="1" table:number-rows-spanned="2" table:style-name="ce8">
            <text:p>11,226</text:p>
          </table:table-cell>
          <table:table-cell office:value-type="float" office:value="7195" table:number-columns-spanned="1" table:number-rows-spanned="2" table:style-name="ce8">
            <text:p>7,195</text:p>
          </table:table-cell>
          <table:table-cell office:value-type="float" office:value="1165" table:number-columns-spanned="1" table:number-rows-spanned="2" table:style-name="ce8">
            <text:p>1,165</text:p>
          </table:table-cell>
          <table:table-cell office:value-type="float" office:value="762" table:number-columns-spanned="1" table:number-rows-spanned="2" table:style-name="ce9">
            <text:p>762</text:p>
          </table:table-cell>
          <table:table-cell office:value-type="float" office:value="297" table:number-columns-spanned="1" table:number-rows-spanned="2" table:style-name="ce9">
            <text:p>297</text:p>
          </table:table-cell>
          <table:table-cell office:value-type="float" office:value="480" table:number-columns-spanned="1" table:number-rows-spanned="2" table:style-name="ce9">
            <text:p>480</text:p>
          </table:table-cell>
          <table:table-cell office:value-type="float" office:value="104" table:number-columns-spanned="1" table:number-rows-spanned="2" table:style-name="ce9">
            <text:p>104</text:p>
          </table:table-cell>
          <table:table-cell office:value-type="float" office:value="46" table:number-columns-spanned="1" table:number-rows-spanned="2" table:style-name="ce9">
            <text:p>46</text:p>
          </table:table-cell>
          <table:table-cell office:value-type="float" office:value="352" table:number-columns-spanned="1" table:number-rows-spanned="2" table:style-name="ce9">
            <text:p>352</text:p>
          </table:table-cell>
          <table:table-cell office:value-type="float" office:value="260" table:number-columns-spanned="1" table:number-rows-spanned="2" table:style-name="ce9">
            <text:p>260</text:p>
          </table:table-cell>
          <table:table-cell office:value-type="float" office:value="347" table:number-columns-spanned="1" table:number-rows-spanned="2" table:style-name="ce9">
            <text:p>347</text:p>
          </table:table-cell>
          <table:table-cell office:value-type="float" office:value="27" table:number-columns-spanned="1" table:number-rows-spanned="2" table:style-name="ce9">
            <text:p>27</text:p>
          </table:table-cell>
          <table:table-cell office:value-type="float" office:value="191" table:number-columns-spanned="1" table:number-rows-spanned="2" table:style-name="ce9">
            <text:p>19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226" table:number-columns-spanned="1" table:number-rows-spanned="2" table:style-name="ce8">
            <text:p>11,2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5138" table:number-columns-spanned="1" table:number-rows-spanned="2" table:style-name="ce8">
            <text:p>5,138</text:p>
          </table:table-cell>
          <table:table-cell office:value-type="float" office:value="573" table:number-columns-spanned="1" table:number-rows-spanned="2" table:style-name="ce9">
            <text:p>573</text:p>
          </table:table-cell>
          <table:table-cell office:value-type="float" office:value="5711" table:number-columns-spanned="1" table:number-rows-spanned="2" table:style-name="ce8">
            <text:p>5,711</text:p>
          </table:table-cell>
          <table:table-cell office:value-type="float" office:value="3796" table:number-columns-spanned="1" table:number-rows-spanned="2" table:style-name="ce8">
            <text:p>3,796</text:p>
          </table:table-cell>
          <table:table-cell office:value-type="float" office:value="528" table:number-columns-spanned="1" table:number-rows-spanned="2" table:style-name="ce9">
            <text:p>528</text:p>
          </table:table-cell>
          <table:table-cell office:value-type="float" office:value="122" table:number-columns-spanned="1" table:number-rows-spanned="2" table:style-name="ce9">
            <text:p>122</text:p>
          </table:table-cell>
          <table:table-cell office:value-type="float" office:value="125" table:number-columns-spanned="1" table:number-rows-spanned="2" table:style-name="ce9">
            <text:p>125</text:p>
          </table:table-cell>
          <table:table-cell office:value-type="float" office:value="110" table:number-columns-spanned="1" table:number-rows-spanned="2" table:style-name="ce9">
            <text:p>110</text:p>
          </table:table-cell>
          <table:table-cell office:value-type="float" office:value="88" table:number-columns-spanned="1" table:number-rows-spanned="2" table:style-name="ce9">
            <text:p>88</text:p>
          </table:table-cell>
          <table:table-cell office:value-type="float" office:value="98" table:number-columns-spanned="1" table:number-rows-spanned="2" table:style-name="ce9">
            <text:p>98</text:p>
          </table:table-cell>
          <table:table-cell office:value-type="float" office:value="123" table:number-columns-spanned="1" table:number-rows-spanned="2" table:style-name="ce9">
            <text:p>123</text:p>
          </table:table-cell>
          <table:table-cell office:value-type="float" office:value="358" table:number-columns-spanned="1" table:number-rows-spanned="2" table:style-name="ce9">
            <text:p>358</text:p>
          </table:table-cell>
          <table:table-cell office:value-type="float" office:value="308" table:number-columns-spanned="1" table:number-rows-spanned="2" table:style-name="ce9">
            <text:p>308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711" table:number-columns-spanned="1" table:number-rows-spanned="2" table:style-name="ce8">
            <text:p>5,7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4602" table:number-columns-spanned="1" table:number-rows-spanned="2" table:style-name="ce8">
            <text:p>4,602</text:p>
          </table:table-cell>
          <table:table-cell office:value-type="float" office:value="467" table:number-columns-spanned="1" table:number-rows-spanned="2" table:style-name="ce9">
            <text:p>467</text:p>
          </table:table-cell>
          <table:table-cell office:value-type="float" office:value="5069" table:number-columns-spanned="1" table:number-rows-spanned="2" table:style-name="ce8">
            <text:p>5,069</text:p>
          </table:table-cell>
          <table:table-cell office:value-type="float" office:value="3094" table:number-columns-spanned="1" table:number-rows-spanned="2" table:style-name="ce8">
            <text:p>3,094</text:p>
          </table:table-cell>
          <table:table-cell office:value-type="float" office:value="237" table:number-columns-spanned="1" table:number-rows-spanned="2" table:style-name="ce9">
            <text:p>237</text:p>
          </table:table-cell>
          <table:table-cell office:value-type="float" office:value="605" table:number-columns-spanned="1" table:number-rows-spanned="2" table:style-name="ce9">
            <text:p>605</text:p>
          </table:table-cell>
          <table:table-cell office:value-type="float" office:value="46" table:number-columns-spanned="1" table:number-rows-spanned="2" table:style-name="ce9">
            <text:p>46</text:p>
          </table:table-cell>
          <table:table-cell office:value-type="float" office:value="111" table:number-columns-spanned="1" table:number-rows-spanned="2" table:style-name="ce9">
            <text:p>111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61" table:number-columns-spanned="1" table:number-rows-spanned="2" table:style-name="ce9">
            <text:p>61</text:p>
          </table:table-cell>
          <table:table-cell office:value-type="float" office:value="251" table:number-columns-spanned="1" table:number-rows-spanned="2" table:style-name="ce9">
            <text:p>251</text:p>
          </table:table-cell>
          <table:table-cell office:value-type="float" office:value="133" table:number-columns-spanned="1" table:number-rows-spanned="2" table:style-name="ce9">
            <text:p>133</text:p>
          </table:table-cell>
          <table:table-cell office:value-type="float" office:value="500" table:number-columns-spanned="1" table:number-rows-spanned="2" table:style-name="ce9">
            <text:p>500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069" table:number-columns-spanned="1" table:number-rows-spanned="2" table:style-name="ce8">
            <text:p>5,0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0998" table:number-columns-spanned="1" table:number-rows-spanned="2" table:style-name="ce8">
            <text:p>30,998</text:p>
          </table:table-cell>
          <table:table-cell office:value-type="float" office:value="8482" table:number-columns-spanned="1" table:number-rows-spanned="2" table:style-name="ce8">
            <text:p>8,482</text:p>
          </table:table-cell>
          <table:table-cell office:value-type="float" office:value="39480" table:number-columns-spanned="1" table:number-rows-spanned="2" table:style-name="ce8">
            <text:p>39,480</text:p>
          </table:table-cell>
          <table:table-cell office:value-type="float" office:value="25259" table:number-columns-spanned="1" table:number-rows-spanned="2" table:style-name="ce8">
            <text:p>25,259</text:p>
          </table:table-cell>
          <table:table-cell office:value-type="float" office:value="3585" table:number-columns-spanned="1" table:number-rows-spanned="2" table:style-name="ce8">
            <text:p>3,585</text:p>
          </table:table-cell>
          <table:table-cell office:value-type="float" office:value="3640" table:number-columns-spanned="1" table:number-rows-spanned="2" table:style-name="ce8">
            <text:p>3,640</text:p>
          </table:table-cell>
          <table:table-cell office:value-type="float" office:value="884" table:number-columns-spanned="1" table:number-rows-spanned="2" table:style-name="ce9">
            <text:p>884</text:p>
          </table:table-cell>
          <table:table-cell office:value-type="float" office:value="999" table:number-columns-spanned="1" table:number-rows-spanned="2" table:style-name="ce9">
            <text:p>999</text:p>
          </table:table-cell>
          <table:table-cell office:value-type="float" office:value="294" table:number-columns-spanned="1" table:number-rows-spanned="2" table:style-name="ce9">
            <text:p>294</text:p>
          </table:table-cell>
          <table:table-cell office:value-type="float" office:value="285" table:number-columns-spanned="1" table:number-rows-spanned="2" table:style-name="ce9">
            <text:p>285</text:p>
          </table:table-cell>
          <table:table-cell office:value-type="float" office:value="982" table:number-columns-spanned="1" table:number-rows-spanned="2" table:style-name="ce9">
            <text:p>982</text:p>
          </table:table-cell>
          <table:table-cell office:value-type="float" office:value="1240" table:number-columns-spanned="1" table:number-rows-spanned="2" table:style-name="ce8">
            <text:p>1,240</text:p>
          </table:table-cell>
          <table:table-cell office:value-type="float" office:value="1873" table:number-columns-spanned="1" table:number-rows-spanned="2" table:style-name="ce8">
            <text:p>1,873</text:p>
          </table:table-cell>
          <table:table-cell office:value-type="float" office:value="118" table:number-columns-spanned="1" table:number-rows-spanned="2" table:style-name="ce9">
            <text:p>118</text:p>
          </table:table-cell>
          <table:table-cell office:value-type="float" office:value="321" table:number-columns-spanned="1" table:number-rows-spanned="2" table:style-name="ce9">
            <text:p>32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9480" table:number-columns-spanned="1" table:number-rows-spanned="2" table:style-name="ce8">
            <text:p>39,480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8月至2018年8月(Data for 2018/8～2018/8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0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4748" table:number-columns-spanned="1" table:number-rows-spanned="2" table:style-name="ce8">
            <text:p>4,748</text:p>
          </table:table-cell>
          <table:table-cell office:value-type="float" office:value="1482" table:number-columns-spanned="1" table:number-rows-spanned="2" table:style-name="ce8">
            <text:p>1,482</text:p>
          </table:table-cell>
          <table:table-cell office:value-type="float" office:value="6230" table:number-columns-spanned="1" table:number-rows-spanned="2" table:style-name="ce8">
            <text:p>6,230</text:p>
          </table:table-cell>
          <table:table-cell office:value-type="float" office:value="5337" table:number-columns-spanned="1" table:number-rows-spanned="2" table:style-name="ce8">
            <text:p>5,337</text:p>
          </table:table-cell>
          <table:table-cell office:value-type="float" office:value="504" table:number-columns-spanned="1" table:number-rows-spanned="2" table:style-name="ce9">
            <text:p>504</text:p>
          </table:table-cell>
          <table:table-cell office:value-type="float" office:value="271" table:number-columns-spanned="1" table:number-rows-spanned="2" table:style-name="ce9">
            <text:p>27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9" table:number-columns-spanned="1" table:number-rows-spanned="2" table:style-name="ce9">
            <text:p>7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9" table:number-columns-spanned="1" table:number-rows-spanned="2" table:style-name="ce9">
            <text:p>39</text:p>
          </table:table-cell>
          <table:table-cell office:value-type="float" office:value="6230" table:number-columns-spanned="1" table:number-rows-spanned="2" table:style-name="ce8">
            <text:p>6,2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10403" table:number-columns-spanned="1" table:number-rows-spanned="2" table:style-name="ce8">
            <text:p>10,403</text:p>
          </table:table-cell>
          <table:table-cell office:value-type="float" office:value="4614" table:number-columns-spanned="1" table:number-rows-spanned="2" table:style-name="ce8">
            <text:p>4,614</text:p>
          </table:table-cell>
          <table:table-cell office:value-type="float" office:value="15017" table:number-columns-spanned="1" table:number-rows-spanned="2" table:style-name="ce8">
            <text:p>15,017</text:p>
          </table:table-cell>
          <table:table-cell office:value-type="float" office:value="13429" table:number-columns-spanned="1" table:number-rows-spanned="2" table:style-name="ce8">
            <text:p>13,429</text:p>
          </table:table-cell>
          <table:table-cell office:value-type="float" office:value="959" table:number-columns-spanned="1" table:number-rows-spanned="2" table:style-name="ce9">
            <text:p>959</text:p>
          </table:table-cell>
          <table:table-cell office:value-type="float" office:value="184" table:number-columns-spanned="1" table:number-rows-spanned="2" table:style-name="ce9">
            <text:p>184</text:p>
          </table:table-cell>
          <table:table-cell office:value-type="float" office:value="31" table:number-columns-spanned="1" table:number-rows-spanned="2" table:style-name="ce9">
            <text:p>31</text:p>
          </table:table-cell>
          <table:table-cell office:value-type="float" office:value="183" table:number-columns-spanned="1" table:number-rows-spanned="2" table:style-name="ce9">
            <text:p>183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120" table:number-columns-spanned="1" table:number-rows-spanned="2" table:style-name="ce9">
            <text:p>120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70" table:number-columns-spanned="1" table:number-rows-spanned="2" table:style-name="ce9">
            <text:p>70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5017" table:number-columns-spanned="1" table:number-rows-spanned="2" table:style-name="ce8">
            <text:p>15,01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13162" table:number-columns-spanned="1" table:number-rows-spanned="2" table:style-name="ce8">
            <text:p>13,162</text:p>
          </table:table-cell>
          <table:table-cell office:value-type="float" office:value="9336" table:number-columns-spanned="1" table:number-rows-spanned="2" table:style-name="ce8">
            <text:p>9,336</text:p>
          </table:table-cell>
          <table:table-cell office:value-type="float" office:value="22498" table:number-columns-spanned="1" table:number-rows-spanned="2" table:style-name="ce8">
            <text:p>22,498</text:p>
          </table:table-cell>
          <table:table-cell office:value-type="float" office:value="17270" table:number-columns-spanned="1" table:number-rows-spanned="2" table:style-name="ce8">
            <text:p>17,270</text:p>
          </table:table-cell>
          <table:table-cell office:value-type="float" office:value="4615" table:number-columns-spanned="1" table:number-rows-spanned="2" table:style-name="ce8">
            <text:p>4,615</text:p>
          </table:table-cell>
          <table:table-cell office:value-type="float" office:value="407" table:number-columns-spanned="1" table:number-rows-spanned="2" table:style-name="ce9">
            <text:p>40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55" table:number-columns-spanned="1" table:number-rows-spanned="2" table:style-name="ce9">
            <text:p>155</text:p>
          </table:table-cell>
          <table:table-cell office:value-type="float" office:value="24" table:number-columns-spanned="1" table:number-rows-spanned="2" table:style-name="ce9">
            <text:p>24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22498" table:number-columns-spanned="1" table:number-rows-spanned="2" table:style-name="ce8">
            <text:p>22,49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17224" table:number-columns-spanned="1" table:number-rows-spanned="2" table:style-name="ce8">
            <text:p>17,224</text:p>
          </table:table-cell>
          <table:table-cell office:value-type="float" office:value="3371" table:number-columns-spanned="1" table:number-rows-spanned="2" table:style-name="ce8">
            <text:p>3,371</text:p>
          </table:table-cell>
          <table:table-cell office:value-type="float" office:value="20595" table:number-columns-spanned="1" table:number-rows-spanned="2" table:style-name="ce8">
            <text:p>20,595</text:p>
          </table:table-cell>
          <table:table-cell office:value-type="float" office:value="19677" table:number-columns-spanned="1" table:number-rows-spanned="2" table:style-name="ce8">
            <text:p>19,677</text:p>
          </table:table-cell>
          <table:table-cell office:value-type="float" office:value="819" table:number-columns-spanned="1" table:number-rows-spanned="2" table:style-name="ce9">
            <text:p>819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0595" table:number-columns-spanned="1" table:number-rows-spanned="2" table:style-name="ce8">
            <text:p>20,59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5537" table:number-columns-spanned="1" table:number-rows-spanned="2" table:style-name="ce8">
            <text:p>45,537</text:p>
          </table:table-cell>
          <table:table-cell office:value-type="float" office:value="18803" table:number-columns-spanned="1" table:number-rows-spanned="2" table:style-name="ce8">
            <text:p>18,803</text:p>
          </table:table-cell>
          <table:table-cell office:value-type="float" office:value="64340" table:number-columns-spanned="1" table:number-rows-spanned="2" table:style-name="ce8">
            <text:p>64,340</text:p>
          </table:table-cell>
          <table:table-cell office:value-type="float" office:value="55713" table:number-columns-spanned="1" table:number-rows-spanned="2" table:style-name="ce8">
            <text:p>55,713</text:p>
          </table:table-cell>
          <table:table-cell office:value-type="float" office:value="6897" table:number-columns-spanned="1" table:number-rows-spanned="2" table:style-name="ce8">
            <text:p>6,897</text:p>
          </table:table-cell>
          <table:table-cell office:value-type="float" office:value="881" table:number-columns-spanned="1" table:number-rows-spanned="2" table:style-name="ce9">
            <text:p>881</text:p>
          </table:table-cell>
          <table:table-cell office:value-type="float" office:value="45" table:number-columns-spanned="1" table:number-rows-spanned="2" table:style-name="ce9">
            <text:p>45</text:p>
          </table:table-cell>
          <table:table-cell office:value-type="float" office:value="201" table:number-columns-spanned="1" table:number-rows-spanned="2" table:style-name="ce9">
            <text:p>201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289" table:number-columns-spanned="1" table:number-rows-spanned="2" table:style-name="ce9">
            <text:p>289</text:p>
          </table:table-cell>
          <table:table-cell office:value-type="float" office:value="68" table:number-columns-spanned="1" table:number-rows-spanned="2" table:style-name="ce9">
            <text:p>68</text:p>
          </table:table-cell>
          <table:table-cell office:value-type="float" office:value="166" table:number-columns-spanned="1" table:number-rows-spanned="2" table:style-name="ce9">
            <text:p>166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62" table:number-columns-spanned="1" table:number-rows-spanned="2" table:style-name="ce9">
            <text:p>62</text:p>
          </table:table-cell>
          <table:table-cell office:value-type="float" office:value="64340" table:number-columns-spanned="1" table:number-rows-spanned="2" table:style-name="ce8">
            <text:p>64,340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8月至2018年8月(Data for 2018/8～2018/8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0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1003" table:number-columns-spanned="1" table:number-rows-spanned="2" table:style-name="ce8">
            <text:p>1,003</text:p>
          </table:table-cell>
          <table:table-cell office:value-type="float" office:value="69" table:number-columns-spanned="1" table:number-rows-spanned="2" table:style-name="ce9">
            <text:p>69</text:p>
          </table:table-cell>
          <table:table-cell office:value-type="float" office:value="1072" table:number-columns-spanned="1" table:number-rows-spanned="2" table:style-name="ce8">
            <text:p>1,072</text:p>
          </table:table-cell>
          <table:table-cell office:value-type="float" office:value="554" table:number-columns-spanned="1" table:number-rows-spanned="2" table:style-name="ce9">
            <text:p>554</text:p>
          </table:table-cell>
          <table:table-cell office:value-type="float" office:value="25" table:number-columns-spanned="1" table:number-rows-spanned="2" table:style-name="ce9">
            <text:p>25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1" table:number-columns-spanned="1" table:number-rows-spanned="2" table:style-name="ce9">
            <text:p>81</text:p>
          </table:table-cell>
          <table:table-cell office:value-type="float" office:value="39" table:number-columns-spanned="1" table:number-rows-spanned="2" table:style-name="ce9">
            <text:p>39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299" table:number-columns-spanned="1" table:number-rows-spanned="2" table:style-name="ce9">
            <text:p>299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1072" table:number-columns-spanned="1" table:number-rows-spanned="2" table:style-name="ce8">
            <text:p>1,0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趣淘漫旅</text:p>
          </table:table-cell>
          <table:table-cell office:value-type="float" office:value="6195" table:number-columns-spanned="1" table:number-rows-spanned="2" table:style-name="ce8">
            <text:p>6,195</text:p>
          </table:table-cell>
          <table:table-cell office:value-type="float" office:value="2033" table:number-columns-spanned="1" table:number-rows-spanned="2" table:style-name="ce8">
            <text:p>2,033</text:p>
          </table:table-cell>
          <table:table-cell office:value-type="float" office:value="8228" table:number-columns-spanned="1" table:number-rows-spanned="2" table:style-name="ce8">
            <text:p>8,228</text:p>
          </table:table-cell>
          <table:table-cell office:value-type="float" office:value="8221" table:number-columns-spanned="1" table:number-rows-spanned="2" table:style-name="ce8">
            <text:p>8,22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228" table:number-columns-spanned="1" table:number-rows-spanned="2" table:style-name="ce8">
            <text:p>8,22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734" table:number-columns-spanned="1" table:number-rows-spanned="2" table:style-name="ce8">
            <text:p>1,734</text:p>
          </table:table-cell>
          <table:table-cell office:value-type="float" office:value="1948" table:number-columns-spanned="1" table:number-rows-spanned="2" table:style-name="ce8">
            <text:p>1,948</text:p>
          </table:table-cell>
          <table:table-cell office:value-type="float" office:value="3682" table:number-columns-spanned="1" table:number-rows-spanned="2" table:style-name="ce8">
            <text:p>3,682</text:p>
          </table:table-cell>
          <table:table-cell office:value-type="float" office:value="2832" table:number-columns-spanned="1" table:number-rows-spanned="2" table:style-name="ce8">
            <text:p>2,832</text:p>
          </table:table-cell>
          <table:table-cell office:value-type="float" office:value="319" table:number-columns-spanned="1" table:number-rows-spanned="2" table:style-name="ce9">
            <text:p>319</text:p>
          </table:table-cell>
          <table:table-cell office:value-type="float" office:value="366" table:number-columns-spanned="1" table:number-rows-spanned="2" table:style-name="ce9">
            <text:p>366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59" table:number-columns-spanned="1" table:number-rows-spanned="2" table:style-name="ce9">
            <text:p>59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682" table:number-columns-spanned="1" table:number-rows-spanned="2" table:style-name="ce8">
            <text:p>3,6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13152" table:number-columns-spanned="1" table:number-rows-spanned="2" table:style-name="ce8">
            <text:p>13,152</text:p>
          </table:table-cell>
          <table:table-cell office:value-type="float" office:value="2299" table:number-columns-spanned="1" table:number-rows-spanned="2" table:style-name="ce8">
            <text:p>2,299</text:p>
          </table:table-cell>
          <table:table-cell office:value-type="float" office:value="15451" table:number-columns-spanned="1" table:number-rows-spanned="2" table:style-name="ce8">
            <text:p>15,451</text:p>
          </table:table-cell>
          <table:table-cell office:value-type="float" office:value="14630" table:number-columns-spanned="1" table:number-rows-spanned="2" table:style-name="ce8">
            <text:p>14,630</text:p>
          </table:table-cell>
          <table:table-cell office:value-type="float" office:value="182" table:number-columns-spanned="1" table:number-rows-spanned="2" table:style-name="ce9">
            <text:p>182</text:p>
          </table:table-cell>
          <table:table-cell office:value-type="float" office:value="104" table:number-columns-spanned="1" table:number-rows-spanned="2" table:style-name="ce9">
            <text:p>104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335" table:number-columns-spanned="1" table:number-rows-spanned="2" table:style-name="ce9">
            <text:p>335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110" table:number-columns-spanned="1" table:number-rows-spanned="2" table:style-name="ce9">
            <text:p>110</text:p>
          </table:table-cell>
          <table:table-cell office:value-type="float" office:value="43" table:number-columns-spanned="1" table:number-rows-spanned="2" table:style-name="ce9">
            <text:p>43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5451" table:number-columns-spanned="1" table:number-rows-spanned="2" table:style-name="ce8">
            <text:p>15,45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4438" table:number-columns-spanned="1" table:number-rows-spanned="2" table:style-name="ce8">
            <text:p>4,438</text:p>
          </table:table-cell>
          <table:table-cell office:value-type="float" office:value="737" table:number-columns-spanned="1" table:number-rows-spanned="2" table:style-name="ce9">
            <text:p>737</text:p>
          </table:table-cell>
          <table:table-cell office:value-type="float" office:value="5175" table:number-columns-spanned="1" table:number-rows-spanned="2" table:style-name="ce8">
            <text:p>5,175</text:p>
          </table:table-cell>
          <table:table-cell office:value-type="float" office:value="3568" table:number-columns-spanned="1" table:number-rows-spanned="2" table:style-name="ce8">
            <text:p>3,568</text:p>
          </table:table-cell>
          <table:table-cell office:value-type="float" office:value="231" table:number-columns-spanned="1" table:number-rows-spanned="2" table:style-name="ce9">
            <text:p>231</text:p>
          </table:table-cell>
          <table:table-cell office:value-type="float" office:value="515" table:number-columns-spanned="1" table:number-rows-spanned="2" table:style-name="ce9">
            <text:p>515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75" table:number-columns-spanned="1" table:number-rows-spanned="2" table:style-name="ce9">
            <text:p>75</text:p>
          </table:table-cell>
          <table:table-cell office:value-type="float" office:value="24" table:number-columns-spanned="1" table:number-rows-spanned="2" table:style-name="ce9">
            <text:p>24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83" table:number-columns-spanned="1" table:number-rows-spanned="2" table:style-name="ce9">
            <text:p>83</text:p>
          </table:table-cell>
          <table:table-cell office:value-type="float" office:value="394" table:number-columns-spanned="1" table:number-rows-spanned="2" table:style-name="ce9">
            <text:p>394</text:p>
          </table:table-cell>
          <table:table-cell office:value-type="float" office:value="173" table:number-columns-spanned="1" table:number-rows-spanned="2" table:style-name="ce9">
            <text:p>173</text:p>
          </table:table-cell>
          <table:table-cell office:value-type="float" office:value="48" table:number-columns-spanned="1" table:number-rows-spanned="2" table:style-name="ce9">
            <text:p>48</text:p>
          </table:table-cell>
          <table:table-cell office:value-type="float" office:value="24" table:number-columns-spanned="1" table:number-rows-spanned="2" table:style-name="ce9">
            <text:p>2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175" table:number-columns-spanned="1" table:number-rows-spanned="2" table:style-name="ce8">
            <text:p>5,17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7303" table:number-columns-spanned="1" table:number-rows-spanned="2" table:style-name="ce8">
            <text:p>7,303</text:p>
          </table:table-cell>
          <table:table-cell office:value-type="float" office:value="7612" table:number-columns-spanned="1" table:number-rows-spanned="2" table:style-name="ce8">
            <text:p>7,612</text:p>
          </table:table-cell>
          <table:table-cell office:value-type="float" office:value="14915" table:number-columns-spanned="1" table:number-rows-spanned="2" table:style-name="ce8">
            <text:p>14,915</text:p>
          </table:table-cell>
          <table:table-cell office:value-type="float" office:value="13219" table:number-columns-spanned="1" table:number-rows-spanned="2" table:style-name="ce8">
            <text:p>13,219</text:p>
          </table:table-cell>
          <table:table-cell office:value-type="float" office:value="370" table:number-columns-spanned="1" table:number-rows-spanned="2" table:style-name="ce9">
            <text:p>370</text:p>
          </table:table-cell>
          <table:table-cell office:value-type="float" office:value="254" table:number-columns-spanned="1" table:number-rows-spanned="2" table:style-name="ce9">
            <text:p>254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625" table:number-columns-spanned="1" table:number-rows-spanned="2" table:style-name="ce9">
            <text:p>625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54" table:number-columns-spanned="1" table:number-rows-spanned="2" table:style-name="ce9">
            <text:p>54</text:p>
          </table:table-cell>
          <table:table-cell office:value-type="float" office:value="296" table:number-columns-spanned="1" table:number-rows-spanned="2" table:style-name="ce9">
            <text:p>296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915" table:number-columns-spanned="1" table:number-rows-spanned="2" table:style-name="ce8">
            <text:p>14,9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2228" table:number-columns-spanned="1" table:number-rows-spanned="2" table:style-name="ce8">
            <text:p>2,228</text:p>
          </table:table-cell>
          <table:table-cell office:value-type="float" office:value="310" table:number-columns-spanned="1" table:number-rows-spanned="2" table:style-name="ce9">
            <text:p>310</text:p>
          </table:table-cell>
          <table:table-cell office:value-type="float" office:value="2538" table:number-columns-spanned="1" table:number-rows-spanned="2" table:style-name="ce8">
            <text:p>2,538</text:p>
          </table:table-cell>
          <table:table-cell office:value-type="float" office:value="2358" table:number-columns-spanned="1" table:number-rows-spanned="2" table:style-name="ce8">
            <text:p>2,358</text:p>
          </table:table-cell>
          <table:table-cell office:value-type="float" office:value="64" table:number-columns-spanned="1" table:number-rows-spanned="2" table:style-name="ce9">
            <text:p>64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6" table:number-columns-spanned="1" table:number-rows-spanned="2" table:style-name="ce9">
            <text:p>66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28" table:number-columns-spanned="1" table:number-rows-spanned="2" table:style-name="ce9">
            <text:p>28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538" table:number-columns-spanned="1" table:number-rows-spanned="2" table:style-name="ce8">
            <text:p>2,53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21118" table:number-columns-spanned="1" table:number-rows-spanned="2" table:style-name="ce8">
            <text:p>21,118</text:p>
          </table:table-cell>
          <table:table-cell office:value-type="float" office:value="1687" table:number-columns-spanned="1" table:number-rows-spanned="2" table:style-name="ce8">
            <text:p>1,687</text:p>
          </table:table-cell>
          <table:table-cell office:value-type="float" office:value="22805" table:number-columns-spanned="1" table:number-rows-spanned="2" table:style-name="ce8">
            <text:p>22,805</text:p>
          </table:table-cell>
          <table:table-cell office:value-type="float" office:value="15689" table:number-columns-spanned="1" table:number-rows-spanned="2" table:style-name="ce8">
            <text:p>15,689</text:p>
          </table:table-cell>
          <table:table-cell office:value-type="float" office:value="4139" table:number-columns-spanned="1" table:number-rows-spanned="2" table:style-name="ce8">
            <text:p>4,139</text:p>
          </table:table-cell>
          <table:table-cell office:value-type="float" office:value="776" table:number-columns-spanned="1" table:number-rows-spanned="2" table:style-name="ce9">
            <text:p>776</text:p>
          </table:table-cell>
          <table:table-cell office:value-type="float" office:value="469" table:number-columns-spanned="1" table:number-rows-spanned="2" table:style-name="ce9">
            <text:p>469</text:p>
          </table:table-cell>
          <table:table-cell office:value-type="float" office:value="1203" table:number-columns-spanned="1" table:number-rows-spanned="2" table:style-name="ce8">
            <text:p>1,203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151" table:number-columns-spanned="1" table:number-rows-spanned="2" table:style-name="ce9">
            <text:p>151</text:p>
          </table:table-cell>
          <table:table-cell office:value-type="float" office:value="269" table:number-columns-spanned="1" table:number-rows-spanned="2" table:style-name="ce9">
            <text:p>269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55" table:number-columns-spanned="1" table:number-rows-spanned="2" table:style-name="ce9">
            <text:p>5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2805" table:number-columns-spanned="1" table:number-rows-spanned="2" table:style-name="ce8">
            <text:p>22,80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23210" table:number-columns-spanned="1" table:number-rows-spanned="2" table:style-name="ce8">
            <text:p>23,210</text:p>
          </table:table-cell>
          <table:table-cell office:value-type="float" office:value="5476" table:number-columns-spanned="1" table:number-rows-spanned="2" table:style-name="ce8">
            <text:p>5,476</text:p>
          </table:table-cell>
          <table:table-cell office:value-type="float" office:value="28686" table:number-columns-spanned="1" table:number-rows-spanned="2" table:style-name="ce8">
            <text:p>28,686</text:p>
          </table:table-cell>
          <table:table-cell office:value-type="float" office:value="19913" table:number-columns-spanned="1" table:number-rows-spanned="2" table:style-name="ce8">
            <text:p>19,913</text:p>
          </table:table-cell>
          <table:table-cell office:value-type="float" office:value="4686" table:number-columns-spanned="1" table:number-rows-spanned="2" table:style-name="ce8">
            <text:p>4,686</text:p>
          </table:table-cell>
          <table:table-cell office:value-type="float" office:value="601" table:number-columns-spanned="1" table:number-rows-spanned="2" table:style-name="ce9">
            <text:p>601</text:p>
          </table:table-cell>
          <table:table-cell office:value-type="float" office:value="452" table:number-columns-spanned="1" table:number-rows-spanned="2" table:style-name="ce9">
            <text:p>452</text:p>
          </table:table-cell>
          <table:table-cell office:value-type="float" office:value="2043" table:number-columns-spanned="1" table:number-rows-spanned="2" table:style-name="ce8">
            <text:p>2,043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office:value-type="float" office:value="48" table:number-columns-spanned="1" table:number-rows-spanned="2" table:style-name="ce9">
            <text:p>48</text:p>
          </table:table-cell>
          <table:table-cell office:value-type="float" office:value="33" table:number-columns-spanned="1" table:number-rows-spanned="2" table:style-name="ce9">
            <text:p>33</text:p>
          </table:table-cell>
          <table:table-cell office:value-type="float" office:value="303" table:number-columns-spanned="1" table:number-rows-spanned="2" table:style-name="ce9">
            <text:p>303</text:p>
          </table:table-cell>
          <table:table-cell office:value-type="float" office:value="511" table:number-columns-spanned="1" table:number-rows-spanned="2" table:style-name="ce9">
            <text:p>511</text:p>
          </table:table-cell>
          <table:table-cell office:value-type="float" office:value="27" table:number-columns-spanned="1" table:number-rows-spanned="2" table:style-name="ce9">
            <text:p>27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8686" table:number-columns-spanned="1" table:number-rows-spanned="2" table:style-name="ce8">
            <text:p>28,6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446" table:number-columns-spanned="1" table:number-rows-spanned="2" table:style-name="ce8">
            <text:p>1,446</text:p>
          </table:table-cell>
          <table:table-cell office:value-type="float" office:value="372" table:number-columns-spanned="1" table:number-rows-spanned="2" table:style-name="ce9">
            <text:p>372</text:p>
          </table:table-cell>
          <table:table-cell office:value-type="float" office:value="1818" table:number-columns-spanned="1" table:number-rows-spanned="2" table:style-name="ce8">
            <text:p>1,818</text:p>
          </table:table-cell>
          <table:table-cell office:value-type="float" office:value="1808" table:number-columns-spanned="1" table:number-rows-spanned="2" table:style-name="ce8">
            <text:p>1,80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818" table:number-columns-spanned="1" table:number-rows-spanned="2" table:style-name="ce8">
            <text:p>1,81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9672" table:number-columns-spanned="1" table:number-rows-spanned="2" table:style-name="ce8">
            <text:p>9,672</text:p>
          </table:table-cell>
          <table:table-cell office:value-type="float" office:value="1800" table:number-columns-spanned="1" table:number-rows-spanned="2" table:style-name="ce8">
            <text:p>1,800</text:p>
          </table:table-cell>
          <table:table-cell office:value-type="float" office:value="11472" table:number-columns-spanned="1" table:number-rows-spanned="2" table:style-name="ce8">
            <text:p>11,472</text:p>
          </table:table-cell>
          <table:table-cell office:value-type="float" office:value="10800" table:number-columns-spanned="1" table:number-rows-spanned="2" table:style-name="ce8">
            <text:p>10,800</text:p>
          </table:table-cell>
          <table:table-cell office:value-type="float" office:value="128" table:number-columns-spanned="1" table:number-rows-spanned="2" table:style-name="ce9">
            <text:p>128</text:p>
          </table:table-cell>
          <table:table-cell office:value-type="float" office:value="69" table:number-columns-spanned="1" table:number-rows-spanned="2" table:style-name="ce9">
            <text:p>69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253" table:number-columns-spanned="1" table:number-rows-spanned="2" table:style-name="ce9">
            <text:p>253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157" table:number-columns-spanned="1" table:number-rows-spanned="2" table:style-name="ce9">
            <text:p>15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472" table:number-columns-spanned="1" table:number-rows-spanned="2" table:style-name="ce8">
            <text:p>11,4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9626" table:number-columns-spanned="1" table:number-rows-spanned="2" table:style-name="ce8">
            <text:p>9,626</text:p>
          </table:table-cell>
          <table:table-cell office:value-type="float" office:value="1677" table:number-columns-spanned="1" table:number-rows-spanned="2" table:style-name="ce8">
            <text:p>1,677</text:p>
          </table:table-cell>
          <table:table-cell office:value-type="float" office:value="11303" table:number-columns-spanned="1" table:number-rows-spanned="2" table:style-name="ce8">
            <text:p>11,303</text:p>
          </table:table-cell>
          <table:table-cell office:value-type="float" office:value="10343" table:number-columns-spanned="1" table:number-rows-spanned="2" table:style-name="ce8">
            <text:p>10,343</text:p>
          </table:table-cell>
          <table:table-cell office:value-type="float" office:value="98" table:number-columns-spanned="1" table:number-rows-spanned="2" table:style-name="ce9">
            <text:p>98</text:p>
          </table:table-cell>
          <table:table-cell office:value-type="float" office:value="46" table:number-columns-spanned="1" table:number-rows-spanned="2" table:style-name="ce9">
            <text:p>4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9" table:number-columns-spanned="1" table:number-rows-spanned="2" table:style-name="ce9">
            <text:p>149</text:p>
          </table:table-cell>
          <table:table-cell office:value-type="float" office:value="210" table:number-columns-spanned="1" table:number-rows-spanned="2" table:style-name="ce9">
            <text:p>210</text:p>
          </table:table-cell>
          <table:table-cell office:value-type="float" office:value="433" table:number-columns-spanned="1" table:number-rows-spanned="2" table:style-name="ce9">
            <text:p>433</text:p>
          </table:table-cell>
          <table:table-cell office:value-type="float" office:value="24" table:number-columns-spanned="1" table:number-rows-spanned="2" table:style-name="ce9">
            <text:p>2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303" table:number-columns-spanned="1" table:number-rows-spanned="2" table:style-name="ce8">
            <text:p>11,30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5743" table:number-columns-spanned="1" table:number-rows-spanned="2" table:style-name="ce8">
            <text:p>5,743</text:p>
          </table:table-cell>
          <table:table-cell office:value-type="float" office:value="1084" table:number-columns-spanned="1" table:number-rows-spanned="2" table:style-name="ce8">
            <text:p>1,084</text:p>
          </table:table-cell>
          <table:table-cell office:value-type="float" office:value="6827" table:number-columns-spanned="1" table:number-rows-spanned="2" table:style-name="ce8">
            <text:p>6,827</text:p>
          </table:table-cell>
          <table:table-cell office:value-type="float" office:value="6609" table:number-columns-spanned="1" table:number-rows-spanned="2" table:style-name="ce8">
            <text:p>6,609</text:p>
          </table:table-cell>
          <table:table-cell office:value-type="float" office:value="37" table:number-columns-spanned="1" table:number-rows-spanned="2" table:style-name="ce9">
            <text:p>37</text:p>
          </table:table-cell>
          <table:table-cell office:value-type="float" office:value="39" table:number-columns-spanned="1" table:number-rows-spanned="2" table:style-name="ce9">
            <text:p>39</text:p>
          </table:table-cell>
          <table:table-cell office:value-type="float" office:value="51" table:number-columns-spanned="1" table:number-rows-spanned="2" table:style-name="ce9">
            <text:p>51</text:p>
          </table:table-cell>
          <table:table-cell office:value-type="float" office:value="39" table:number-columns-spanned="1" table:number-rows-spanned="2" table:style-name="ce9">
            <text:p>3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827" table:number-columns-spanned="1" table:number-rows-spanned="2" table:style-name="ce8">
            <text:p>6,8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603" table:number-columns-spanned="1" table:number-rows-spanned="2" table:style-name="ce9">
            <text:p>603</text:p>
          </table:table-cell>
          <table:table-cell office:value-type="float" office:value="1229" table:number-columns-spanned="1" table:number-rows-spanned="2" table:style-name="ce8">
            <text:p>1,229</text:p>
          </table:table-cell>
          <table:table-cell office:value-type="float" office:value="1832" table:number-columns-spanned="1" table:number-rows-spanned="2" table:style-name="ce8">
            <text:p>1,832</text:p>
          </table:table-cell>
          <table:table-cell office:value-type="float" office:value="1832" table:number-columns-spanned="1" table:number-rows-spanned="2" table:style-name="ce8">
            <text:p>1,83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832" table:number-columns-spanned="1" table:number-rows-spanned="2" table:style-name="ce8">
            <text:p>1,83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641" table:number-columns-spanned="1" table:number-rows-spanned="2" table:style-name="ce9">
            <text:p>641</text:p>
          </table:table-cell>
          <table:table-cell office:value-type="float" office:value="275" table:number-columns-spanned="1" table:number-rows-spanned="2" table:style-name="ce9">
            <text:p>275</text:p>
          </table:table-cell>
          <table:table-cell office:value-type="float" office:value="916" table:number-columns-spanned="1" table:number-rows-spanned="2" table:style-name="ce9">
            <text:p>916</text:p>
          </table:table-cell>
          <table:table-cell office:value-type="float" office:value="745" table:number-columns-spanned="1" table:number-rows-spanned="2" table:style-name="ce9">
            <text:p>745</text:p>
          </table:table-cell>
          <table:table-cell office:value-type="float" office:value="70" table:number-columns-spanned="1" table:number-rows-spanned="2" table:style-name="ce9">
            <text:p>70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16" table:number-columns-spanned="1" table:number-rows-spanned="2" table:style-name="ce9">
            <text:p>91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308" table:number-columns-spanned="1" table:number-rows-spanned="2" table:style-name="ce9">
            <text:p>308</text:p>
          </table:table-cell>
          <table:table-cell office:value-type="float" office:value="454" table:number-columns-spanned="1" table:number-rows-spanned="2" table:style-name="ce9">
            <text:p>454</text:p>
          </table:table-cell>
          <table:table-cell office:value-type="float" office:value="762" table:number-columns-spanned="1" table:number-rows-spanned="2" table:style-name="ce9">
            <text:p>762</text:p>
          </table:table-cell>
          <table:table-cell office:value-type="float" office:value="562" table:number-columns-spanned="1" table:number-rows-spanned="2" table:style-name="ce9">
            <text:p>562</text:p>
          </table:table-cell>
          <table:table-cell office:value-type="float" office:value="200" table:number-columns-spanned="1" table:number-rows-spanned="2" table:style-name="ce9">
            <text:p>20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62" table:number-columns-spanned="1" table:number-rows-spanned="2" table:style-name="ce9">
            <text:p>76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3131" table:number-columns-spanned="1" table:number-rows-spanned="2" table:style-name="ce8">
            <text:p>3,131</text:p>
          </table:table-cell>
          <table:table-cell office:value-type="float" office:value="1342" table:number-columns-spanned="1" table:number-rows-spanned="2" table:style-name="ce8">
            <text:p>1,342</text:p>
          </table:table-cell>
          <table:table-cell office:value-type="float" office:value="4473" table:number-columns-spanned="1" table:number-rows-spanned="2" table:style-name="ce8">
            <text:p>4,473</text:p>
          </table:table-cell>
          <table:table-cell office:value-type="float" office:value="3637" table:number-columns-spanned="1" table:number-rows-spanned="2" table:style-name="ce8">
            <text:p>3,637</text:p>
          </table:table-cell>
          <table:table-cell office:value-type="float" office:value="343" table:number-columns-spanned="1" table:number-rows-spanned="2" table:style-name="ce9">
            <text:p>343</text:p>
          </table:table-cell>
          <table:table-cell office:value-type="float" office:value="129" table:number-columns-spanned="1" table:number-rows-spanned="2" table:style-name="ce9">
            <text:p>129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100" table:number-columns-spanned="1" table:number-rows-spanned="2" table:style-name="ce9">
            <text:p>100</text:p>
          </table:table-cell>
          <table:table-cell office:value-type="float" office:value="27" table:number-columns-spanned="1" table:number-rows-spanned="2" table:style-name="ce9">
            <text:p>27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65" table:number-columns-spanned="1" table:number-rows-spanned="2" table:style-name="ce9">
            <text:p>65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04" table:number-columns-spanned="1" table:number-rows-spanned="2" table:style-name="ce9">
            <text:p>10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473" table:number-columns-spanned="1" table:number-rows-spanned="2" table:style-name="ce8">
            <text:p>4,47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3025" table:number-columns-spanned="1" table:number-rows-spanned="2" table:style-name="ce8">
            <text:p>3,025</text:p>
          </table:table-cell>
          <table:table-cell office:value-type="float" office:value="1993" table:number-columns-spanned="1" table:number-rows-spanned="2" table:style-name="ce8">
            <text:p>1,993</text:p>
          </table:table-cell>
          <table:table-cell office:value-type="float" office:value="5018" table:number-columns-spanned="1" table:number-rows-spanned="2" table:style-name="ce8">
            <text:p>5,018</text:p>
          </table:table-cell>
          <table:table-cell office:value-type="float" office:value="2152" table:number-columns-spanned="1" table:number-rows-spanned="2" table:style-name="ce8">
            <text:p>2,152</text:p>
          </table:table-cell>
          <table:table-cell office:value-type="float" office:value="32" table:number-columns-spanned="1" table:number-rows-spanned="2" table:style-name="ce9">
            <text:p>3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786" table:number-columns-spanned="1" table:number-rows-spanned="2" table:style-name="ce8">
            <text:p>2,786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42" table:number-columns-spanned="1" table:number-rows-spanned="2" table:style-name="ce9">
            <text:p>4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018" table:number-columns-spanned="1" table:number-rows-spanned="2" table:style-name="ce8">
            <text:p>5,01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14576" table:number-columns-spanned="1" table:number-rows-spanned="2" table:style-name="ce8">
            <text:p>114,576</text:p>
          </table:table-cell>
          <table:table-cell office:value-type="float" office:value="32397" table:number-columns-spanned="1" table:number-rows-spanned="2" table:style-name="ce8">
            <text:p>32,397</text:p>
          </table:table-cell>
          <table:table-cell office:value-type="float" office:value="146973" table:number-columns-spanned="1" table:number-rows-spanned="2" table:style-name="ce8">
            <text:p>146,973</text:p>
          </table:table-cell>
          <table:table-cell office:value-type="float" office:value="119472" table:number-columns-spanned="1" table:number-rows-spanned="2" table:style-name="ce8">
            <text:p>119,472</text:p>
          </table:table-cell>
          <table:table-cell office:value-type="float" office:value="10924" table:number-columns-spanned="1" table:number-rows-spanned="2" table:style-name="ce8">
            <text:p>10,924</text:p>
          </table:table-cell>
          <table:table-cell office:value-type="float" office:value="2949" table:number-columns-spanned="1" table:number-rows-spanned="2" table:style-name="ce8">
            <text:p>2,949</text:p>
          </table:table-cell>
          <table:table-cell office:value-type="float" office:value="1073" table:number-columns-spanned="1" table:number-rows-spanned="2" table:style-name="ce8">
            <text:p>1,073</text:p>
          </table:table-cell>
          <table:table-cell office:value-type="float" office:value="4819" table:number-columns-spanned="1" table:number-rows-spanned="2" table:style-name="ce8">
            <text:p>4,819</text:p>
          </table:table-cell>
          <table:table-cell office:value-type="float" office:value="187" table:number-columns-spanned="1" table:number-rows-spanned="2" table:style-name="ce9">
            <text:p>187</text:p>
          </table:table-cell>
          <table:table-cell office:value-type="float" office:value="103" table:number-columns-spanned="1" table:number-rows-spanned="2" table:style-name="ce9">
            <text:p>103</text:p>
          </table:table-cell>
          <table:table-cell office:value-type="float" office:value="3267" table:number-columns-spanned="1" table:number-rows-spanned="2" table:style-name="ce8">
            <text:p>3,267</text:p>
          </table:table-cell>
          <table:table-cell office:value-type="float" office:value="1711" table:number-columns-spanned="1" table:number-rows-spanned="2" table:style-name="ce8">
            <text:p>1,711</text:p>
          </table:table-cell>
          <table:table-cell office:value-type="float" office:value="1693" table:number-columns-spanned="1" table:number-rows-spanned="2" table:style-name="ce8">
            <text:p>1,693</text:p>
          </table:table-cell>
          <table:table-cell office:value-type="float" office:value="171" table:number-columns-spanned="1" table:number-rows-spanned="2" table:style-name="ce9">
            <text:p>171</text:p>
          </table:table-cell>
          <table:table-cell office:value-type="float" office:value="568" table:number-columns-spanned="1" table:number-rows-spanned="2" table:style-name="ce9">
            <text:p>568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146973" table:number-columns-spanned="1" table:number-rows-spanned="2" table:style-name="ce8">
            <text:p>146,973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8月至2018年8月(Data for 2018/8～2018/8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0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2106" table:number-columns-spanned="1" table:number-rows-spanned="2" table:style-name="ce8">
            <text:p>2,106</text:p>
          </table:table-cell>
          <table:table-cell office:value-type="float" office:value="8311" table:number-columns-spanned="1" table:number-rows-spanned="2" table:style-name="ce8">
            <text:p>8,311</text:p>
          </table:table-cell>
          <table:table-cell office:value-type="float" office:value="10417" table:number-columns-spanned="1" table:number-rows-spanned="2" table:style-name="ce8">
            <text:p>10,417</text:p>
          </table:table-cell>
          <table:table-cell office:value-type="float" office:value="676" table:number-columns-spanned="1" table:number-rows-spanned="2" table:style-name="ce9">
            <text:p>676</text:p>
          </table:table-cell>
          <table:table-cell office:value-type="float" office:value="252" table:number-columns-spanned="1" table:number-rows-spanned="2" table:style-name="ce9">
            <text:p>252</text:p>
          </table:table-cell>
          <table:table-cell office:value-type="float" office:value="171" table:number-columns-spanned="1" table:number-rows-spanned="2" table:style-name="ce9">
            <text:p>171</text:p>
          </table:table-cell>
          <table:table-cell office:value-type="float" office:value="1161" table:number-columns-spanned="1" table:number-rows-spanned="2" table:style-name="ce8">
            <text:p>1,161</text:p>
          </table:table-cell>
          <table:table-cell office:value-type="float" office:value="38" table:number-columns-spanned="1" table:number-rows-spanned="2" table:style-name="ce9">
            <text:p>3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84" table:number-columns-spanned="1" table:number-rows-spanned="2" table:style-name="ce9">
            <text:p>184</text:p>
          </table:table-cell>
          <table:table-cell office:value-type="float" office:value="7900" table:number-columns-spanned="1" table:number-rows-spanned="2" table:style-name="ce8">
            <text:p>7,900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0417" table:number-columns-spanned="1" table:number-rows-spanned="2" table:style-name="ce8">
            <text:p>10,41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4937" table:number-columns-spanned="1" table:number-rows-spanned="2" table:style-name="ce8">
            <text:p>4,937</text:p>
          </table:table-cell>
          <table:table-cell office:value-type="float" office:value="2918" table:number-columns-spanned="1" table:number-rows-spanned="2" table:style-name="ce8">
            <text:p>2,918</text:p>
          </table:table-cell>
          <table:table-cell office:value-type="float" office:value="7855" table:number-columns-spanned="1" table:number-rows-spanned="2" table:style-name="ce8">
            <text:p>7,855</text:p>
          </table:table-cell>
          <table:table-cell office:value-type="float" office:value="242" table:number-columns-spanned="1" table:number-rows-spanned="2" table:style-name="ce9">
            <text:p>242</text:p>
          </table:table-cell>
          <table:table-cell office:value-type="float" office:value="475" table:number-columns-spanned="1" table:number-rows-spanned="2" table:style-name="ce9">
            <text:p>475</text:p>
          </table:table-cell>
          <table:table-cell office:value-type="float" office:value="140" table:number-columns-spanned="1" table:number-rows-spanned="2" table:style-name="ce9">
            <text:p>140</text:p>
          </table:table-cell>
          <table:table-cell office:value-type="float" office:value="2209" table:number-columns-spanned="1" table:number-rows-spanned="2" table:style-name="ce8">
            <text:p>2,20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849" table:number-columns-spanned="1" table:number-rows-spanned="2" table:style-name="ce8">
            <text:p>1,849</text:p>
          </table:table-cell>
          <table:table-cell office:value-type="float" office:value="186" table:number-columns-spanned="1" table:number-rows-spanned="2" table:style-name="ce9">
            <text:p>186</text:p>
          </table:table-cell>
          <table:table-cell office:value-type="float" office:value="114" table:number-columns-spanned="1" table:number-rows-spanned="2" table:style-name="ce9">
            <text:p>114</text:p>
          </table:table-cell>
          <table:table-cell office:value-type="float" office:value="107" table:number-columns-spanned="1" table:number-rows-spanned="2" table:style-name="ce9">
            <text:p>107</text:p>
          </table:table-cell>
          <table:table-cell office:value-type="float" office:value="839" table:number-columns-spanned="1" table:number-rows-spanned="2" table:style-name="ce9">
            <text:p>839</text:p>
          </table:table-cell>
          <table:table-cell office:value-type="float" office:value="1694" table:number-columns-spanned="1" table:number-rows-spanned="2" table:style-name="ce8">
            <text:p>1,694</text:p>
          </table:table-cell>
          <table:table-cell office:value-type="float" office:value="7855" table:number-columns-spanned="1" table:number-rows-spanned="2" table:style-name="ce8">
            <text:p>7,8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桃禧航空城酒店</text:p>
          </table:table-cell>
          <table:table-cell office:value-type="float" office:value="3600" table:number-columns-spanned="1" table:number-rows-spanned="2" table:style-name="ce8">
            <text:p>3,600</text:p>
          </table:table-cell>
          <table:table-cell office:value-type="float" office:value="2230" table:number-columns-spanned="1" table:number-rows-spanned="2" table:style-name="ce8">
            <text:p>2,230</text:p>
          </table:table-cell>
          <table:table-cell office:value-type="float" office:value="5830" table:number-columns-spanned="1" table:number-rows-spanned="2" table:style-name="ce8">
            <text:p>5,830</text:p>
          </table:table-cell>
          <table:table-cell office:value-type="float" office:value="2843" table:number-columns-spanned="1" table:number-rows-spanned="2" table:style-name="ce8">
            <text:p>2,843</text:p>
          </table:table-cell>
          <table:table-cell office:value-type="float" office:value="2031" table:number-columns-spanned="1" table:number-rows-spanned="2" table:style-name="ce8">
            <text:p>2,031</text:p>
          </table:table-cell>
          <table:table-cell office:value-type="float" office:value="223" table:number-columns-spanned="1" table:number-rows-spanned="2" table:style-name="ce9">
            <text:p>223</text:p>
          </table:table-cell>
          <table:table-cell office:value-type="float" office:value="150" table:number-columns-spanned="1" table:number-rows-spanned="2" table:style-name="ce9">
            <text:p>150</text:p>
          </table:table-cell>
          <table:table-cell office:value-type="float" office:value="60" table:number-columns-spanned="1" table:number-rows-spanned="2" table:style-name="ce9">
            <text:p>60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107" table:number-columns-spanned="1" table:number-rows-spanned="2" table:style-name="ce9">
            <text:p>107</text:p>
          </table:table-cell>
          <table:table-cell office:value-type="float" office:value="134" table:number-columns-spanned="1" table:number-rows-spanned="2" table:style-name="ce9">
            <text:p>134</text:p>
          </table:table-cell>
          <table:table-cell office:value-type="float" office:value="218" table:number-columns-spanned="1" table:number-rows-spanned="2" table:style-name="ce9">
            <text:p>218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34" table:number-columns-spanned="1" table:number-rows-spanned="2" table:style-name="ce9">
            <text:p>3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830" table:number-columns-spanned="1" table:number-rows-spanned="2" table:style-name="ce8">
            <text:p>5,8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ORCHARD PAR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南方莊園渡假飯店</text:p>
          </table:table-cell>
          <table:table-cell office:value-type="float" office:value="4117" table:number-columns-spanned="1" table:number-rows-spanned="2" table:style-name="ce8">
            <text:p>4,117</text:p>
          </table:table-cell>
          <table:table-cell office:value-type="float" office:value="2271" table:number-columns-spanned="1" table:number-rows-spanned="2" table:style-name="ce8">
            <text:p>2,271</text:p>
          </table:table-cell>
          <table:table-cell office:value-type="float" office:value="6388" table:number-columns-spanned="1" table:number-rows-spanned="2" table:style-name="ce8">
            <text:p>6,388</text:p>
          </table:table-cell>
          <table:table-cell office:value-type="float" office:value="5378" table:number-columns-spanned="1" table:number-rows-spanned="2" table:style-name="ce8">
            <text:p>5,378</text:p>
          </table:table-cell>
          <table:table-cell office:value-type="float" office:value="32" table:number-columns-spanned="1" table:number-rows-spanned="2" table:style-name="ce9">
            <text:p>32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65" table:number-columns-spanned="1" table:number-rows-spanned="2" table:style-name="ce9">
            <text:p>265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486" table:number-columns-spanned="1" table:number-rows-spanned="2" table:style-name="ce9">
            <text:p>486</text:p>
          </table:table-cell>
          <table:table-cell office:value-type="float" office:value="200" table:number-columns-spanned="1" table:number-rows-spanned="2" table:style-name="ce9">
            <text:p>200</text:p>
          </table:table-cell>
          <table:table-cell office:value-type="float" office:value="6388" table:number-columns-spanned="1" table:number-rows-spanned="2" table:style-name="ce8">
            <text:p>6,38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14276" table:number-columns-spanned="1" table:number-rows-spanned="2" table:style-name="ce8">
            <text:p>14,276</text:p>
          </table:table-cell>
          <table:table-cell office:value-type="float" office:value="623" table:number-columns-spanned="1" table:number-rows-spanned="2" table:style-name="ce9">
            <text:p>623</text:p>
          </table:table-cell>
          <table:table-cell office:value-type="float" office:value="14899" table:number-columns-spanned="1" table:number-rows-spanned="2" table:style-name="ce8">
            <text:p>14,899</text:p>
          </table:table-cell>
          <table:table-cell office:value-type="float" office:value="4442" table:number-columns-spanned="1" table:number-rows-spanned="2" table:style-name="ce8">
            <text:p>4,442</text:p>
          </table:table-cell>
          <table:table-cell office:value-type="float" office:value="532" table:number-columns-spanned="1" table:number-rows-spanned="2" table:style-name="ce9">
            <text:p>532</text:p>
          </table:table-cell>
          <table:table-cell office:value-type="float" office:value="2991" table:number-columns-spanned="1" table:number-rows-spanned="2" table:style-name="ce8">
            <text:p>2,991</text:p>
          </table:table-cell>
          <table:table-cell office:value-type="float" office:value="382" table:number-columns-spanned="1" table:number-rows-spanned="2" table:style-name="ce9">
            <text:p>382</text:p>
          </table:table-cell>
          <table:table-cell office:value-type="float" office:value="602" table:number-columns-spanned="1" table:number-rows-spanned="2" table:style-name="ce9">
            <text:p>602</text:p>
          </table:table-cell>
          <table:table-cell office:value-type="float" office:value="163" table:number-columns-spanned="1" table:number-rows-spanned="2" table:style-name="ce9">
            <text:p>163</text:p>
          </table:table-cell>
          <table:table-cell office:value-type="float" office:value="198" table:number-columns-spanned="1" table:number-rows-spanned="2" table:style-name="ce9">
            <text:p>198</text:p>
          </table:table-cell>
          <table:table-cell office:value-type="float" office:value="2456" table:number-columns-spanned="1" table:number-rows-spanned="2" table:style-name="ce8">
            <text:p>2,456</text:p>
          </table:table-cell>
          <table:table-cell office:value-type="float" office:value="2084" table:number-columns-spanned="1" table:number-rows-spanned="2" table:style-name="ce8">
            <text:p>2,084</text:p>
          </table:table-cell>
          <table:table-cell office:value-type="float" office:value="797" table:number-columns-spanned="1" table:number-rows-spanned="2" table:style-name="ce9">
            <text:p>797</text:p>
          </table:table-cell>
          <table:table-cell office:value-type="float" office:value="186" table:number-columns-spanned="1" table:number-rows-spanned="2" table:style-name="ce9">
            <text:p>186</text:p>
          </table:table-cell>
          <table:table-cell office:value-type="float" office:value="66" table:number-columns-spanned="1" table:number-rows-spanned="2" table:style-name="ce9">
            <text:p>6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899" table:number-columns-spanned="1" table:number-rows-spanned="2" table:style-name="ce8">
            <text:p>14,89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10479" table:number-columns-spanned="1" table:number-rows-spanned="2" table:style-name="ce8">
            <text:p>10,479</text:p>
          </table:table-cell>
          <table:table-cell office:value-type="float" office:value="1479" table:number-columns-spanned="1" table:number-rows-spanned="2" table:style-name="ce8">
            <text:p>1,479</text:p>
          </table:table-cell>
          <table:table-cell office:value-type="float" office:value="11958" table:number-columns-spanned="1" table:number-rows-spanned="2" table:style-name="ce8">
            <text:p>11,958</text:p>
          </table:table-cell>
          <table:table-cell office:value-type="float" office:value="4174" table:number-columns-spanned="1" table:number-rows-spanned="2" table:style-name="ce8">
            <text:p>4,174</text:p>
          </table:table-cell>
          <table:table-cell office:value-type="float" office:value="726" table:number-columns-spanned="1" table:number-rows-spanned="2" table:style-name="ce9">
            <text:p>726</text:p>
          </table:table-cell>
          <table:table-cell office:value-type="float" office:value="397" table:number-columns-spanned="1" table:number-rows-spanned="2" table:style-name="ce9">
            <text:p>397</text:p>
          </table:table-cell>
          <table:table-cell office:value-type="float" office:value="602" table:number-columns-spanned="1" table:number-rows-spanned="2" table:style-name="ce9">
            <text:p>602</text:p>
          </table:table-cell>
          <table:table-cell office:value-type="float" office:value="57" table:number-columns-spanned="1" table:number-rows-spanned="2" table:style-name="ce9">
            <text:p>57</text:p>
          </table:table-cell>
          <table:table-cell office:value-type="float" office:value="495" table:number-columns-spanned="1" table:number-rows-spanned="2" table:style-name="ce9">
            <text:p>495</text:p>
          </table:table-cell>
          <table:table-cell office:value-type="float" office:value="173" table:number-columns-spanned="1" table:number-rows-spanned="2" table:style-name="ce9">
            <text:p>173</text:p>
          </table:table-cell>
          <table:table-cell office:value-type="float" office:value="630" table:number-columns-spanned="1" table:number-rows-spanned="2" table:style-name="ce9">
            <text:p>630</text:p>
          </table:table-cell>
          <table:table-cell office:value-type="float" office:value="3774" table:number-columns-spanned="1" table:number-rows-spanned="2" table:style-name="ce8">
            <text:p>3,774</text:p>
          </table:table-cell>
          <table:table-cell office:value-type="float" office:value="752" table:number-columns-spanned="1" table:number-rows-spanned="2" table:style-name="ce9">
            <text:p>752</text:p>
          </table:table-cell>
          <table:table-cell office:value-type="float" office:value="34" table:number-columns-spanned="1" table:number-rows-spanned="2" table:style-name="ce9">
            <text:p>34</text:p>
          </table:table-cell>
          <table:table-cell office:value-type="float" office:value="144" table:number-columns-spanned="1" table:number-rows-spanned="2" table:style-name="ce9">
            <text:p>14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958" table:number-columns-spanned="1" table:number-rows-spanned="2" table:style-name="ce8">
            <text:p>11,95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5517" table:number-columns-spanned="1" table:number-rows-spanned="2" table:style-name="ce8">
            <text:p>5,517</text:p>
          </table:table-cell>
          <table:table-cell office:value-type="float" office:value="997" table:number-columns-spanned="1" table:number-rows-spanned="2" table:style-name="ce9">
            <text:p>997</text:p>
          </table:table-cell>
          <table:table-cell office:value-type="float" office:value="6514" table:number-columns-spanned="1" table:number-rows-spanned="2" table:style-name="ce8">
            <text:p>6,514</text:p>
          </table:table-cell>
          <table:table-cell office:value-type="float" office:value="3465" table:number-columns-spanned="1" table:number-rows-spanned="2" table:style-name="ce8">
            <text:p>3,465</text:p>
          </table:table-cell>
          <table:table-cell office:value-type="float" office:value="612" table:number-columns-spanned="1" table:number-rows-spanned="2" table:style-name="ce9">
            <text:p>612</text:p>
          </table:table-cell>
          <table:table-cell office:value-type="float" office:value="719" table:number-columns-spanned="1" table:number-rows-spanned="2" table:style-name="ce9">
            <text:p>719</text:p>
          </table:table-cell>
          <table:table-cell office:value-type="float" office:value="207" table:number-columns-spanned="1" table:number-rows-spanned="2" table:style-name="ce9">
            <text:p>207</text:p>
          </table:table-cell>
          <table:table-cell office:value-type="float" office:value="53" table:number-columns-spanned="1" table:number-rows-spanned="2" table:style-name="ce9">
            <text:p>53</text:p>
          </table:table-cell>
          <table:table-cell office:value-type="float" office:value="64" table:number-columns-spanned="1" table:number-rows-spanned="2" table:style-name="ce9">
            <text:p>64</text:p>
          </table:table-cell>
          <table:table-cell office:value-type="float" office:value="61" table:number-columns-spanned="1" table:number-rows-spanned="2" table:style-name="ce9">
            <text:p>61</text:p>
          </table:table-cell>
          <table:table-cell office:value-type="float" office:value="152" table:number-columns-spanned="1" table:number-rows-spanned="2" table:style-name="ce9">
            <text:p>152</text:p>
          </table:table-cell>
          <table:table-cell office:value-type="float" office:value="553" table:number-columns-spanned="1" table:number-rows-spanned="2" table:style-name="ce9">
            <text:p>553</text:p>
          </table:table-cell>
          <table:table-cell office:value-type="float" office:value="546" table:number-columns-spanned="1" table:number-rows-spanned="2" table:style-name="ce9">
            <text:p>546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75" table:number-columns-spanned="1" table:number-rows-spanned="2" table:style-name="ce9">
            <text:p>7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514" table:number-columns-spanned="1" table:number-rows-spanned="2" table:style-name="ce8">
            <text:p>6,51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7346" table:number-columns-spanned="1" table:number-rows-spanned="2" table:style-name="ce8">
            <text:p>7,346</text:p>
          </table:table-cell>
          <table:table-cell office:value-type="float" office:value="876" table:number-columns-spanned="1" table:number-rows-spanned="2" table:style-name="ce9">
            <text:p>876</text:p>
          </table:table-cell>
          <table:table-cell office:value-type="float" office:value="8222" table:number-columns-spanned="1" table:number-rows-spanned="2" table:style-name="ce8">
            <text:p>8,222</text:p>
          </table:table-cell>
          <table:table-cell office:value-type="float" office:value="3485" table:number-columns-spanned="1" table:number-rows-spanned="2" table:style-name="ce8">
            <text:p>3,485</text:p>
          </table:table-cell>
          <table:table-cell office:value-type="float" office:value="771" table:number-columns-spanned="1" table:number-rows-spanned="2" table:style-name="ce9">
            <text:p>771</text:p>
          </table:table-cell>
          <table:table-cell office:value-type="float" office:value="475" table:number-columns-spanned="1" table:number-rows-spanned="2" table:style-name="ce9">
            <text:p>475</text:p>
          </table:table-cell>
          <table:table-cell office:value-type="float" office:value="386" table:number-columns-spanned="1" table:number-rows-spanned="2" table:style-name="ce9">
            <text:p>386</text:p>
          </table:table-cell>
          <table:table-cell office:value-type="float" office:value="136" table:number-columns-spanned="1" table:number-rows-spanned="2" table:style-name="ce9">
            <text:p>136</text:p>
          </table:table-cell>
          <table:table-cell office:value-type="float" office:value="113" table:number-columns-spanned="1" table:number-rows-spanned="2" table:style-name="ce9">
            <text:p>113</text:p>
          </table:table-cell>
          <table:table-cell office:value-type="float" office:value="65" table:number-columns-spanned="1" table:number-rows-spanned="2" table:style-name="ce9">
            <text:p>65</text:p>
          </table:table-cell>
          <table:table-cell office:value-type="float" office:value="301" table:number-columns-spanned="1" table:number-rows-spanned="2" table:style-name="ce9">
            <text:p>301</text:p>
          </table:table-cell>
          <table:table-cell office:value-type="float" office:value="863" table:number-columns-spanned="1" table:number-rows-spanned="2" table:style-name="ce9">
            <text:p>863</text:p>
          </table:table-cell>
          <table:table-cell office:value-type="float" office:value="1533" table:number-columns-spanned="1" table:number-rows-spanned="2" table:style-name="ce8">
            <text:p>1,533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82" table:number-columns-spanned="1" table:number-rows-spanned="2" table:style-name="ce9">
            <text:p>8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222" table:number-columns-spanned="1" table:number-rows-spanned="2" table:style-name="ce8">
            <text:p>8,22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2322" table:number-columns-spanned="1" table:number-rows-spanned="2" table:style-name="ce8">
            <text:p>2,322</text:p>
          </table:table-cell>
          <table:table-cell office:value-type="float" office:value="4102" table:number-columns-spanned="1" table:number-rows-spanned="2" table:style-name="ce8">
            <text:p>4,102</text:p>
          </table:table-cell>
          <table:table-cell office:value-type="float" office:value="6424" table:number-columns-spanned="1" table:number-rows-spanned="2" table:style-name="ce8">
            <text:p>6,424</text:p>
          </table:table-cell>
          <table:table-cell office:value-type="float" office:value="525" table:number-columns-spanned="1" table:number-rows-spanned="2" table:style-name="ce9">
            <text:p>525</text:p>
          </table:table-cell>
          <table:table-cell office:value-type="float" office:value="790" table:number-columns-spanned="1" table:number-rows-spanned="2" table:style-name="ce9">
            <text:p>790</text:p>
          </table:table-cell>
          <table:table-cell office:value-type="float" office:value="1211" table:number-columns-spanned="1" table:number-rows-spanned="2" table:style-name="ce8">
            <text:p>1,211</text:p>
          </table:table-cell>
          <table:table-cell office:value-type="float" office:value="1512" table:number-columns-spanned="1" table:number-rows-spanned="2" table:style-name="ce8">
            <text:p>1,512</text:p>
          </table:table-cell>
          <table:table-cell office:value-type="float" office:value="127" table:number-columns-spanned="1" table:number-rows-spanned="2" table:style-name="ce9">
            <text:p>127</text:p>
          </table:table-cell>
          <table:table-cell office:value-type="float" office:value="59" table:number-columns-spanned="1" table:number-rows-spanned="2" table:style-name="ce9">
            <text:p>59</text:p>
          </table:table-cell>
          <table:table-cell office:value-type="float" office:value="110" table:number-columns-spanned="1" table:number-rows-spanned="2" table:style-name="ce9">
            <text:p>110</text:p>
          </table:table-cell>
          <table:table-cell office:value-type="float" office:value="1112" table:number-columns-spanned="1" table:number-rows-spanned="2" table:style-name="ce8">
            <text:p>1,112</text:p>
          </table:table-cell>
          <table:table-cell office:value-type="float" office:value="438" table:number-columns-spanned="1" table:number-rows-spanned="2" table:style-name="ce9">
            <text:p>438</text:p>
          </table:table-cell>
          <table:table-cell office:value-type="float" office:value="67" table:number-columns-spanned="1" table:number-rows-spanned="2" table:style-name="ce9">
            <text:p>67</text:p>
          </table:table-cell>
          <table:table-cell office:value-type="float" office:value="49" table:number-columns-spanned="1" table:number-rows-spanned="2" table:style-name="ce9">
            <text:p>49</text:p>
          </table:table-cell>
          <table:table-cell office:value-type="float" office:value="424" table:number-columns-spanned="1" table:number-rows-spanned="2" table:style-name="ce9">
            <text:p>42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424" table:number-columns-spanned="1" table:number-rows-spanned="2" table:style-name="ce8">
            <text:p>6,42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9499" table:number-columns-spanned="1" table:number-rows-spanned="2" table:style-name="ce8">
            <text:p>9,499</text:p>
          </table:table-cell>
          <table:table-cell office:value-type="float" office:value="1158" table:number-columns-spanned="1" table:number-rows-spanned="2" table:style-name="ce8">
            <text:p>1,158</text:p>
          </table:table-cell>
          <table:table-cell office:value-type="float" office:value="10657" table:number-columns-spanned="1" table:number-rows-spanned="2" table:style-name="ce8">
            <text:p>10,657</text:p>
          </table:table-cell>
          <table:table-cell office:value-type="float" office:value="4607" table:number-columns-spanned="1" table:number-rows-spanned="2" table:style-name="ce8">
            <text:p>4,607</text:p>
          </table:table-cell>
          <table:table-cell office:value-type="float" office:value="1466" table:number-columns-spanned="1" table:number-rows-spanned="2" table:style-name="ce8">
            <text:p>1,466</text:p>
          </table:table-cell>
          <table:table-cell office:value-type="float" office:value="879" table:number-columns-spanned="1" table:number-rows-spanned="2" table:style-name="ce9">
            <text:p>879</text:p>
          </table:table-cell>
          <table:table-cell office:value-type="float" office:value="369" table:number-columns-spanned="1" table:number-rows-spanned="2" table:style-name="ce9">
            <text:p>369</text:p>
          </table:table-cell>
          <table:table-cell office:value-type="float" office:value="537" table:number-columns-spanned="1" table:number-rows-spanned="2" table:style-name="ce9">
            <text:p>537</text:p>
          </table:table-cell>
          <table:table-cell office:value-type="float" office:value="138" table:number-columns-spanned="1" table:number-rows-spanned="2" table:style-name="ce9">
            <text:p>138</text:p>
          </table:table-cell>
          <table:table-cell office:value-type="float" office:value="152" table:number-columns-spanned="1" table:number-rows-spanned="2" table:style-name="ce9">
            <text:p>152</text:p>
          </table:table-cell>
          <table:table-cell office:value-type="float" office:value="262" table:number-columns-spanned="1" table:number-rows-spanned="2" table:style-name="ce9">
            <text:p>262</text:p>
          </table:table-cell>
          <table:table-cell office:value-type="float" office:value="595" table:number-columns-spanned="1" table:number-rows-spanned="2" table:style-name="ce9">
            <text:p>595</text:p>
          </table:table-cell>
          <table:table-cell office:value-type="float" office:value="211" table:number-columns-spanned="1" table:number-rows-spanned="2" table:style-name="ce9">
            <text:p>211</text:p>
          </table:table-cell>
          <table:table-cell office:value-type="float" office:value="96" table:number-columns-spanned="1" table:number-rows-spanned="2" table:style-name="ce9">
            <text:p>96</text:p>
          </table:table-cell>
          <table:table-cell office:value-type="float" office:value="1345" table:number-columns-spanned="1" table:number-rows-spanned="2" table:style-name="ce8">
            <text:p>1,34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0657" table:number-columns-spanned="1" table:number-rows-spanned="2" table:style-name="ce8">
            <text:p>10,6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3965" table:number-columns-spanned="1" table:number-rows-spanned="2" table:style-name="ce8">
            <text:p>3,965</text:p>
          </table:table-cell>
          <table:table-cell office:value-type="float" office:value="1525" table:number-columns-spanned="1" table:number-rows-spanned="2" table:style-name="ce8">
            <text:p>1,525</text:p>
          </table:table-cell>
          <table:table-cell office:value-type="float" office:value="5490" table:number-columns-spanned="1" table:number-rows-spanned="2" table:style-name="ce8">
            <text:p>5,490</text:p>
          </table:table-cell>
          <table:table-cell office:value-type="float" office:value="1725" table:number-columns-spanned="1" table:number-rows-spanned="2" table:style-name="ce8">
            <text:p>1,725</text:p>
          </table:table-cell>
          <table:table-cell office:value-type="float" office:value="1002" table:number-columns-spanned="1" table:number-rows-spanned="2" table:style-name="ce8">
            <text:p>1,002</text:p>
          </table:table-cell>
          <table:table-cell office:value-type="float" office:value="215" table:number-columns-spanned="1" table:number-rows-spanned="2" table:style-name="ce9">
            <text:p>215</text:p>
          </table:table-cell>
          <table:table-cell office:value-type="float" office:value="716" table:number-columns-spanned="1" table:number-rows-spanned="2" table:style-name="ce9">
            <text:p>716</text:p>
          </table:table-cell>
          <table:table-cell office:value-type="float" office:value="987" table:number-columns-spanned="1" table:number-rows-spanned="2" table:style-name="ce9">
            <text:p>987</text:p>
          </table:table-cell>
          <table:table-cell office:value-type="float" office:value="44" table:number-columns-spanned="1" table:number-rows-spanned="2" table:style-name="ce9">
            <text:p>44</text:p>
          </table:table-cell>
          <table:table-cell office:value-type="float" office:value="87" table:number-columns-spanned="1" table:number-rows-spanned="2" table:style-name="ce9">
            <text:p>87</text:p>
          </table:table-cell>
          <table:table-cell office:value-type="float" office:value="86" table:number-columns-spanned="1" table:number-rows-spanned="2" table:style-name="ce9">
            <text:p>86</text:p>
          </table:table-cell>
          <table:table-cell office:value-type="float" office:value="88" table:number-columns-spanned="1" table:number-rows-spanned="2" table:style-name="ce9">
            <text:p>88</text:p>
          </table:table-cell>
          <table:table-cell office:value-type="float" office:value="131" table:number-columns-spanned="1" table:number-rows-spanned="2" table:style-name="ce9">
            <text:p>131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388" table:number-columns-spanned="1" table:number-rows-spanned="2" table:style-name="ce9">
            <text:p>38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490" table:number-columns-spanned="1" table:number-rows-spanned="2" table:style-name="ce8">
            <text:p>5,49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4102" table:number-columns-spanned="1" table:number-rows-spanned="2" table:style-name="ce8">
            <text:p>4,102</text:p>
          </table:table-cell>
          <table:table-cell office:value-type="float" office:value="1029" table:number-columns-spanned="1" table:number-rows-spanned="2" table:style-name="ce8">
            <text:p>1,029</text:p>
          </table:table-cell>
          <table:table-cell office:value-type="float" office:value="5131" table:number-columns-spanned="1" table:number-rows-spanned="2" table:style-name="ce8">
            <text:p>5,131</text:p>
          </table:table-cell>
          <table:table-cell office:value-type="float" office:value="1453" table:number-columns-spanned="1" table:number-rows-spanned="2" table:style-name="ce8">
            <text:p>1,453</text:p>
          </table:table-cell>
          <table:table-cell office:value-type="float" office:value="1079" table:number-columns-spanned="1" table:number-rows-spanned="2" table:style-name="ce8">
            <text:p>1,079</text:p>
          </table:table-cell>
          <table:table-cell office:value-type="float" office:value="796" table:number-columns-spanned="1" table:number-rows-spanned="2" table:style-name="ce9">
            <text:p>796</text:p>
          </table:table-cell>
          <table:table-cell office:value-type="float" office:value="217" table:number-columns-spanned="1" table:number-rows-spanned="2" table:style-name="ce9">
            <text:p>217</text:p>
          </table:table-cell>
          <table:table-cell office:value-type="float" office:value="162" table:number-columns-spanned="1" table:number-rows-spanned="2" table:style-name="ce9">
            <text:p>162</text:p>
          </table:table-cell>
          <table:table-cell office:value-type="float" office:value="73" table:number-columns-spanned="1" table:number-rows-spanned="2" table:style-name="ce9">
            <text:p>73</text:p>
          </table:table-cell>
          <table:table-cell office:value-type="float" office:value="153" table:number-columns-spanned="1" table:number-rows-spanned="2" table:style-name="ce9">
            <text:p>153</text:p>
          </table:table-cell>
          <table:table-cell office:value-type="float" office:value="341" table:number-columns-spanned="1" table:number-rows-spanned="2" table:style-name="ce9">
            <text:p>341</text:p>
          </table:table-cell>
          <table:table-cell office:value-type="float" office:value="240" table:number-columns-spanned="1" table:number-rows-spanned="2" table:style-name="ce9">
            <text:p>240</text:p>
          </table:table-cell>
          <table:table-cell office:value-type="float" office:value="249" table:number-columns-spanned="1" table:number-rows-spanned="2" table:style-name="ce9">
            <text:p>249</text:p>
          </table:table-cell>
          <table:table-cell office:value-type="float" office:value="31" table:number-columns-spanned="1" table:number-rows-spanned="2" table:style-name="ce9">
            <text:p>31</text:p>
          </table:table-cell>
          <table:table-cell office:value-type="float" office:value="337" table:number-columns-spanned="1" table:number-rows-spanned="2" table:style-name="ce9">
            <text:p>33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131" table:number-columns-spanned="1" table:number-rows-spanned="2" table:style-name="ce8">
            <text:p>5,1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2618" table:number-columns-spanned="1" table:number-rows-spanned="2" table:style-name="ce8">
            <text:p>2,618</text:p>
          </table:table-cell>
          <table:table-cell office:value-type="float" office:value="369" table:number-columns-spanned="1" table:number-rows-spanned="2" table:style-name="ce9">
            <text:p>369</text:p>
          </table:table-cell>
          <table:table-cell office:value-type="float" office:value="2987" table:number-columns-spanned="1" table:number-rows-spanned="2" table:style-name="ce8">
            <text:p>2,987</text:p>
          </table:table-cell>
          <table:table-cell office:value-type="float" office:value="1044" table:number-columns-spanned="1" table:number-rows-spanned="2" table:style-name="ce8">
            <text:p>1,044</text:p>
          </table:table-cell>
          <table:table-cell office:value-type="float" office:value="181" table:number-columns-spanned="1" table:number-rows-spanned="2" table:style-name="ce9">
            <text:p>181</text:p>
          </table:table-cell>
          <table:table-cell office:value-type="float" office:value="99" table:number-columns-spanned="1" table:number-rows-spanned="2" table:style-name="ce9">
            <text:p>99</text:p>
          </table:table-cell>
          <table:table-cell office:value-type="float" office:value="150" table:number-columns-spanned="1" table:number-rows-spanned="2" table:style-name="ce9">
            <text:p>150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124" table:number-columns-spanned="1" table:number-rows-spanned="2" table:style-name="ce9">
            <text:p>124</text:p>
          </table:table-cell>
          <table:table-cell office:value-type="float" office:value="43" table:number-columns-spanned="1" table:number-rows-spanned="2" table:style-name="ce9">
            <text:p>43</text:p>
          </table:table-cell>
          <table:table-cell office:value-type="float" office:value="157" table:number-columns-spanned="1" table:number-rows-spanned="2" table:style-name="ce9">
            <text:p>157</text:p>
          </table:table-cell>
          <table:table-cell office:value-type="float" office:value="944" table:number-columns-spanned="1" table:number-rows-spanned="2" table:style-name="ce9">
            <text:p>944</text:p>
          </table:table-cell>
          <table:table-cell office:value-type="float" office:value="188" table:number-columns-spanned="1" table:number-rows-spanned="2" table:style-name="ce9">
            <text:p>188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987" table:number-columns-spanned="1" table:number-rows-spanned="2" table:style-name="ce8">
            <text:p>2,98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4944" table:number-columns-spanned="1" table:number-rows-spanned="2" table:style-name="ce8">
            <text:p>4,944</text:p>
          </table:table-cell>
          <table:table-cell office:value-type="float" office:value="3021" table:number-columns-spanned="1" table:number-rows-spanned="2" table:style-name="ce8">
            <text:p>3,021</text:p>
          </table:table-cell>
          <table:table-cell office:value-type="float" office:value="7965" table:number-columns-spanned="1" table:number-rows-spanned="2" table:style-name="ce8">
            <text:p>7,965</text:p>
          </table:table-cell>
          <table:table-cell office:value-type="float" office:value="7472" table:number-columns-spanned="1" table:number-rows-spanned="2" table:style-name="ce8">
            <text:p>7,472</text:p>
          </table:table-cell>
          <table:table-cell office:value-type="float" office:value="144" table:number-columns-spanned="1" table:number-rows-spanned="2" table:style-name="ce9">
            <text:p>144</text:p>
          </table:table-cell>
          <table:table-cell office:value-type="float" office:value="141" table:number-columns-spanned="1" table:number-rows-spanned="2" table:style-name="ce9">
            <text:p>141</text:p>
          </table:table-cell>
          <table:table-cell office:value-type="float" office:value="45" table:number-columns-spanned="1" table:number-rows-spanned="2" table:style-name="ce9">
            <text:p>45</text:p>
          </table:table-cell>
          <table:table-cell office:value-type="float" office:value="41" table:number-columns-spanned="1" table:number-rows-spanned="2" table:style-name="ce9">
            <text:p>41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7" table:number-columns-spanned="1" table:number-rows-spanned="2" table:style-name="ce9">
            <text:p>27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59" table:number-columns-spanned="1" table:number-rows-spanned="2" table:style-name="ce9">
            <text:p>59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965" table:number-columns-spanned="1" table:number-rows-spanned="2" table:style-name="ce8">
            <text:p>7,96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79828" table:number-columns-spanned="1" table:number-rows-spanned="2" table:style-name="ce8">
            <text:p>79,828</text:p>
          </table:table-cell>
          <table:table-cell office:value-type="float" office:value="30909" table:number-columns-spanned="1" table:number-rows-spanned="2" table:style-name="ce8">
            <text:p>30,909</text:p>
          </table:table-cell>
          <table:table-cell office:value-type="float" office:value="110737" table:number-columns-spanned="1" table:number-rows-spanned="2" table:style-name="ce8">
            <text:p>110,737</text:p>
          </table:table-cell>
          <table:table-cell office:value-type="float" office:value="41531" table:number-columns-spanned="1" table:number-rows-spanned="2" table:style-name="ce8">
            <text:p>41,531</text:p>
          </table:table-cell>
          <table:table-cell office:value-type="float" office:value="10093" table:number-columns-spanned="1" table:number-rows-spanned="2" table:style-name="ce8">
            <text:p>10,093</text:p>
          </table:table-cell>
          <table:table-cell office:value-type="float" office:value="8472" table:number-columns-spanned="1" table:number-rows-spanned="2" table:style-name="ce8">
            <text:p>8,472</text:p>
          </table:table-cell>
          <table:table-cell office:value-type="float" office:value="8108" table:number-columns-spanned="1" table:number-rows-spanned="2" table:style-name="ce8">
            <text:p>8,108</text:p>
          </table:table-cell>
          <table:table-cell office:value-type="float" office:value="2816" table:number-columns-spanned="1" table:number-rows-spanned="2" table:style-name="ce8">
            <text:p>2,816</text:p>
          </table:table-cell>
          <table:table-cell office:value-type="float" office:value="1299" table:number-columns-spanned="1" table:number-rows-spanned="2" table:style-name="ce8">
            <text:p>1,299</text:p>
          </table:table-cell>
          <table:table-cell office:value-type="float" office:value="1233" table:number-columns-spanned="1" table:number-rows-spanned="2" table:style-name="ce8">
            <text:p>1,233</text:p>
          </table:table-cell>
          <table:table-cell office:value-type="float" office:value="15645" table:number-columns-spanned="1" table:number-rows-spanned="2" table:style-name="ce8">
            <text:p>15,645</text:p>
          </table:table-cell>
          <table:table-cell office:value-type="float" office:value="9958" table:number-columns-spanned="1" table:number-rows-spanned="2" table:style-name="ce8">
            <text:p>9,958</text:p>
          </table:table-cell>
          <table:table-cell office:value-type="float" office:value="4867" table:number-columns-spanned="1" table:number-rows-spanned="2" table:style-name="ce8">
            <text:p>4,867</text:p>
          </table:table-cell>
          <table:table-cell office:value-type="float" office:value="558" table:number-columns-spanned="1" table:number-rows-spanned="2" table:style-name="ce9">
            <text:p>558</text:p>
          </table:table-cell>
          <table:table-cell office:value-type="float" office:value="4263" table:number-columns-spanned="1" table:number-rows-spanned="2" table:style-name="ce8">
            <text:p>4,263</text:p>
          </table:table-cell>
          <table:table-cell office:value-type="float" office:value="1894" table:number-columns-spanned="1" table:number-rows-spanned="2" table:style-name="ce8">
            <text:p>1,894</text:p>
          </table:table-cell>
          <table:table-cell office:value-type="float" office:value="110737" table:number-columns-spanned="1" table:number-rows-spanned="2" table:style-name="ce8">
            <text:p>110,737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8月至2018年8月(Data for 2018/8～2018/8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0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5803" table:number-columns-spanned="1" table:number-rows-spanned="2" table:style-name="ce8">
            <text:p>5,803</text:p>
          </table:table-cell>
          <table:table-cell office:value-type="float" office:value="1852" table:number-columns-spanned="1" table:number-rows-spanned="2" table:style-name="ce8">
            <text:p>1,852</text:p>
          </table:table-cell>
          <table:table-cell office:value-type="float" office:value="7655" table:number-columns-spanned="1" table:number-rows-spanned="2" table:style-name="ce8">
            <text:p>7,655</text:p>
          </table:table-cell>
          <table:table-cell office:value-type="float" office:value="6323" table:number-columns-spanned="1" table:number-rows-spanned="2" table:style-name="ce8">
            <text:p>6,323</text:p>
          </table:table-cell>
          <table:table-cell office:value-type="float" office:value="144" table:number-columns-spanned="1" table:number-rows-spanned="2" table:style-name="ce9">
            <text:p>144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68" table:number-columns-spanned="1" table:number-rows-spanned="2" table:style-name="ce9">
            <text:p>6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054" table:number-columns-spanned="1" table:number-rows-spanned="2" table:style-name="ce8">
            <text:p>1,05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655" table:number-columns-spanned="1" table:number-rows-spanned="2" table:style-name="ce8">
            <text:p>7,6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3555" table:number-columns-spanned="1" table:number-rows-spanned="2" table:style-name="ce8">
            <text:p>3,555</text:p>
          </table:table-cell>
          <table:table-cell office:value-type="float" office:value="3774" table:number-columns-spanned="1" table:number-rows-spanned="2" table:style-name="ce8">
            <text:p>3,774</text:p>
          </table:table-cell>
          <table:table-cell office:value-type="float" office:value="7329" table:number-columns-spanned="1" table:number-rows-spanned="2" table:style-name="ce8">
            <text:p>7,329</text:p>
          </table:table-cell>
          <table:table-cell office:value-type="float" office:value="7276" table:number-columns-spanned="1" table:number-rows-spanned="2" table:style-name="ce8">
            <text:p>7,276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2" table:number-columns-spanned="1" table:number-rows-spanned="2" table:style-name="ce9">
            <text:p>3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329" table:number-columns-spanned="1" table:number-rows-spanned="2" table:style-name="ce8">
            <text:p>7,32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板橋凱撒大飯店</text:p>
          </table:table-cell>
          <table:table-cell office:value-type="float" office:value="13189" table:number-columns-spanned="1" table:number-rows-spanned="2" table:style-name="ce8">
            <text:p>13,189</text:p>
          </table:table-cell>
          <table:table-cell office:value-type="float" office:value="1800" table:number-columns-spanned="1" table:number-rows-spanned="2" table:style-name="ce8">
            <text:p>1,800</text:p>
          </table:table-cell>
          <table:table-cell office:value-type="float" office:value="14989" table:number-columns-spanned="1" table:number-rows-spanned="2" table:style-name="ce8">
            <text:p>14,989</text:p>
          </table:table-cell>
          <table:table-cell office:value-type="float" office:value="4847" table:number-columns-spanned="1" table:number-rows-spanned="2" table:style-name="ce8">
            <text:p>4,847</text:p>
          </table:table-cell>
          <table:table-cell office:value-type="float" office:value="1866" table:number-columns-spanned="1" table:number-rows-spanned="2" table:style-name="ce8">
            <text:p>1,866</text:p>
          </table:table-cell>
          <table:table-cell office:value-type="float" office:value="1263" table:number-columns-spanned="1" table:number-rows-spanned="2" table:style-name="ce8">
            <text:p>1,26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0" table:number-columns-spanned="1" table:number-rows-spanned="2" table:style-name="ce9">
            <text:p>8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056" table:number-columns-spanned="1" table:number-rows-spanned="2" table:style-name="ce8">
            <text:p>6,056</text:p>
          </table:table-cell>
          <table:table-cell office:value-type="float" office:value="464" table:number-columns-spanned="1" table:number-rows-spanned="2" table:style-name="ce9">
            <text:p>464</text:p>
          </table:table-cell>
          <table:table-cell office:value-type="float" office:value="401" table:number-columns-spanned="1" table:number-rows-spanned="2" table:style-name="ce9">
            <text:p>40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989" table:number-columns-spanned="1" table:number-rows-spanned="2" table:style-name="ce8">
            <text:p>14,98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Banqi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3297" table:number-columns-spanned="1" table:number-rows-spanned="2" table:style-name="ce8">
            <text:p>3,297</text:p>
          </table:table-cell>
          <table:table-cell office:value-type="float" office:value="248" table:number-columns-spanned="1" table:number-rows-spanned="2" table:style-name="ce9">
            <text:p>248</text:p>
          </table:table-cell>
          <table:table-cell office:value-type="float" office:value="3545" table:number-columns-spanned="1" table:number-rows-spanned="2" table:style-name="ce8">
            <text:p>3,545</text:p>
          </table:table-cell>
          <table:table-cell office:value-type="float" office:value="1967" table:number-columns-spanned="1" table:number-rows-spanned="2" table:style-name="ce8">
            <text:p>1,967</text:p>
          </table:table-cell>
          <table:table-cell office:value-type="float" office:value="294" table:number-columns-spanned="1" table:number-rows-spanned="2" table:style-name="ce9">
            <text:p>294</text:p>
          </table:table-cell>
          <table:table-cell office:value-type="float" office:value="1028" table:number-columns-spanned="1" table:number-rows-spanned="2" table:style-name="ce8">
            <text:p>1,02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5" table:number-columns-spanned="1" table:number-rows-spanned="2" table:style-name="ce9">
            <text:p>145</text:p>
          </table:table-cell>
          <table:table-cell office:value-type="float" office:value="32" table:number-columns-spanned="1" table:number-rows-spanned="2" table:style-name="ce9">
            <text:p>32</text:p>
          </table:table-cell>
          <table:table-cell office:value-type="float" office:value="61" table:number-columns-spanned="1" table:number-rows-spanned="2" table:style-name="ce9">
            <text:p>61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545" table:number-columns-spanned="1" table:number-rows-spanned="2" table:style-name="ce8">
            <text:p>3,54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8097" table:number-columns-spanned="1" table:number-rows-spanned="2" table:style-name="ce8">
            <text:p>8,097</text:p>
          </table:table-cell>
          <table:table-cell office:value-type="float" office:value="3963" table:number-columns-spanned="1" table:number-rows-spanned="2" table:style-name="ce8">
            <text:p>3,963</text:p>
          </table:table-cell>
          <table:table-cell office:value-type="float" office:value="12060" table:number-columns-spanned="1" table:number-rows-spanned="2" table:style-name="ce8">
            <text:p>12,060</text:p>
          </table:table-cell>
          <table:table-cell office:value-type="float" office:value="9089" table:number-columns-spanned="1" table:number-rows-spanned="2" table:style-name="ce8">
            <text:p>9,089</text:p>
          </table:table-cell>
          <table:table-cell office:value-type="float" office:value="580" table:number-columns-spanned="1" table:number-rows-spanned="2" table:style-name="ce9">
            <text:p>580</text:p>
          </table:table-cell>
          <table:table-cell office:value-type="float" office:value="938" table:number-columns-spanned="1" table:number-rows-spanned="2" table:style-name="ce9">
            <text:p>938</text:p>
          </table:table-cell>
          <table:table-cell office:value-type="float" office:value="275" table:number-columns-spanned="1" table:number-rows-spanned="2" table:style-name="ce9">
            <text:p>275</text:p>
          </table:table-cell>
          <table:table-cell office:value-type="float" office:value="126" table:number-columns-spanned="1" table:number-rows-spanned="2" table:style-name="ce9">
            <text:p>126</text:p>
          </table:table-cell>
          <table:table-cell office:value-type="float" office:value="61" table:number-columns-spanned="1" table:number-rows-spanned="2" table:style-name="ce9">
            <text:p>61</text:p>
          </table:table-cell>
          <table:table-cell office:value-type="float" office:value="39" table:number-columns-spanned="1" table:number-rows-spanned="2" table:style-name="ce9">
            <text:p>39</text:p>
          </table:table-cell>
          <table:table-cell office:value-type="float" office:value="161" table:number-columns-spanned="1" table:number-rows-spanned="2" table:style-name="ce9">
            <text:p>161</text:p>
          </table:table-cell>
          <table:table-cell office:value-type="float" office:value="320" table:number-columns-spanned="1" table:number-rows-spanned="2" table:style-name="ce9">
            <text:p>320</text:p>
          </table:table-cell>
          <table:table-cell office:value-type="float" office:value="273" table:number-columns-spanned="1" table:number-rows-spanned="2" table:style-name="ce9">
            <text:p>273</text:p>
          </table:table-cell>
          <table:table-cell office:value-type="float" office:value="59" table:number-columns-spanned="1" table:number-rows-spanned="2" table:style-name="ce9">
            <text:p>59</text:p>
          </table:table-cell>
          <table:table-cell office:value-type="float" office:value="139" table:number-columns-spanned="1" table:number-rows-spanned="2" table:style-name="ce9">
            <text:p>13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2060" table:number-columns-spanned="1" table:number-rows-spanned="2" table:style-name="ce8">
            <text:p>12,06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9471" table:number-columns-spanned="1" table:number-rows-spanned="2" table:style-name="ce8">
            <text:p>9,471</text:p>
          </table:table-cell>
          <table:table-cell office:value-type="float" office:value="1025" table:number-columns-spanned="1" table:number-rows-spanned="2" table:style-name="ce8">
            <text:p>1,025</text:p>
          </table:table-cell>
          <table:table-cell office:value-type="float" office:value="10496" table:number-columns-spanned="1" table:number-rows-spanned="2" table:style-name="ce8">
            <text:p>10,496</text:p>
          </table:table-cell>
          <table:table-cell office:value-type="float" office:value="9128" table:number-columns-spanned="1" table:number-rows-spanned="2" table:style-name="ce8">
            <text:p>9,128</text:p>
          </table:table-cell>
          <table:table-cell office:value-type="float" office:value="498" table:number-columns-spanned="1" table:number-rows-spanned="2" table:style-name="ce9">
            <text:p>498</text:p>
          </table:table-cell>
          <table:table-cell office:value-type="float" office:value="447" table:number-columns-spanned="1" table:number-rows-spanned="2" table:style-name="ce9">
            <text:p>44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24" table:number-columns-spanned="1" table:number-rows-spanned="2" table:style-name="ce9">
            <text:p>224</text:p>
          </table:table-cell>
          <table:table-cell office:value-type="float" office:value="108" table:number-columns-spanned="1" table:number-rows-spanned="2" table:style-name="ce9">
            <text:p>108</text:p>
          </table:table-cell>
          <table:table-cell office:value-type="float" office:value="79" table:number-columns-spanned="1" table:number-rows-spanned="2" table:style-name="ce9">
            <text:p>79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0496" table:number-columns-spanned="1" table:number-rows-spanned="2" table:style-name="ce8">
            <text:p>10,49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12982" table:number-columns-spanned="1" table:number-rows-spanned="2" table:style-name="ce8">
            <text:p>12,982</text:p>
          </table:table-cell>
          <table:table-cell office:value-type="float" office:value="1174" table:number-columns-spanned="1" table:number-rows-spanned="2" table:style-name="ce8">
            <text:p>1,174</text:p>
          </table:table-cell>
          <table:table-cell office:value-type="float" office:value="14156" table:number-columns-spanned="1" table:number-rows-spanned="2" table:style-name="ce8">
            <text:p>14,156</text:p>
          </table:table-cell>
          <table:table-cell office:value-type="float" office:value="8767" table:number-columns-spanned="1" table:number-rows-spanned="2" table:style-name="ce8">
            <text:p>8,767</text:p>
          </table:table-cell>
          <table:table-cell office:value-type="float" office:value="1538" table:number-columns-spanned="1" table:number-rows-spanned="2" table:style-name="ce8">
            <text:p>1,538</text:p>
          </table:table-cell>
          <table:table-cell office:value-type="float" office:value="1494" table:number-columns-spanned="1" table:number-rows-spanned="2" table:style-name="ce8">
            <text:p>1,494</text:p>
          </table:table-cell>
          <table:table-cell office:value-type="float" office:value="250" table:number-columns-spanned="1" table:number-rows-spanned="2" table:style-name="ce9">
            <text:p>250</text:p>
          </table:table-cell>
          <table:table-cell office:value-type="float" office:value="47" table:number-columns-spanned="1" table:number-rows-spanned="2" table:style-name="ce9">
            <text:p>47</text:p>
          </table:table-cell>
          <table:table-cell office:value-type="float" office:value="173" table:number-columns-spanned="1" table:number-rows-spanned="2" table:style-name="ce9">
            <text:p>173</text:p>
          </table:table-cell>
          <table:table-cell office:value-type="float" office:value="97" table:number-columns-spanned="1" table:number-rows-spanned="2" table:style-name="ce9">
            <text:p>97</text:p>
          </table:table-cell>
          <table:table-cell office:value-type="float" office:value="284" table:number-columns-spanned="1" table:number-rows-spanned="2" table:style-name="ce9">
            <text:p>284</text:p>
          </table:table-cell>
          <table:table-cell office:value-type="float" office:value="886" table:number-columns-spanned="1" table:number-rows-spanned="2" table:style-name="ce9">
            <text:p>886</text:p>
          </table:table-cell>
          <table:table-cell office:value-type="float" office:value="511" table:number-columns-spanned="1" table:number-rows-spanned="2" table:style-name="ce9">
            <text:p>511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90" table:number-columns-spanned="1" table:number-rows-spanned="2" table:style-name="ce9">
            <text:p>9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156" table:number-columns-spanned="1" table:number-rows-spanned="2" table:style-name="ce8">
            <text:p>14,1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員皇冠假日酒店</text:p>
          </table:table-cell>
          <table:table-cell office:value-type="float" office:value="3946" table:number-columns-spanned="1" table:number-rows-spanned="2" table:style-name="ce8">
            <text:p>3,946</text:p>
          </table:table-cell>
          <table:table-cell office:value-type="float" office:value="2468" table:number-columns-spanned="1" table:number-rows-spanned="2" table:style-name="ce8">
            <text:p>2,468</text:p>
          </table:table-cell>
          <table:table-cell office:value-type="float" office:value="6414" table:number-columns-spanned="1" table:number-rows-spanned="2" table:style-name="ce8">
            <text:p>6,414</text:p>
          </table:table-cell>
          <table:table-cell office:value-type="float" office:value="5877" table:number-columns-spanned="1" table:number-rows-spanned="2" table:style-name="ce8">
            <text:p>5,877</text:p>
          </table:table-cell>
          <table:table-cell office:value-type="float" office:value="162" table:number-columns-spanned="1" table:number-rows-spanned="2" table:style-name="ce9">
            <text:p>162</text:p>
          </table:table-cell>
          <table:table-cell office:value-type="float" office:value="49" table:number-columns-spanned="1" table:number-rows-spanned="2" table:style-name="ce9">
            <text:p>49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64" table:number-columns-spanned="1" table:number-rows-spanned="2" table:style-name="ce9">
            <text:p>64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1" table:number-columns-spanned="1" table:number-rows-spanned="2" table:style-name="ce9">
            <text:p>81</text:p>
          </table:table-cell>
          <table:table-cell office:value-type="float" office:value="110" table:number-columns-spanned="1" table:number-rows-spanned="2" table:style-name="ce9">
            <text:p>11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414" table:number-columns-spanned="1" table:number-rows-spanned="2" table:style-name="ce8">
            <text:p>6,41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ROWNE PLAZA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25084" table:number-columns-spanned="1" table:number-rows-spanned="2" table:style-name="ce8">
            <text:p>25,084</text:p>
          </table:table-cell>
          <table:table-cell office:value-type="float" office:value="4834" table:number-columns-spanned="1" table:number-rows-spanned="2" table:style-name="ce8">
            <text:p>4,834</text:p>
          </table:table-cell>
          <table:table-cell office:value-type="float" office:value="29918" table:number-columns-spanned="1" table:number-rows-spanned="2" table:style-name="ce8">
            <text:p>29,918</text:p>
          </table:table-cell>
          <table:table-cell office:value-type="float" office:value="27698" table:number-columns-spanned="1" table:number-rows-spanned="2" table:style-name="ce8">
            <text:p>27,698</text:p>
          </table:table-cell>
          <table:table-cell office:value-type="float" office:value="357" table:number-columns-spanned="1" table:number-rows-spanned="2" table:style-name="ce9">
            <text:p>357</text:p>
          </table:table-cell>
          <table:table-cell office:value-type="float" office:value="83" table:number-columns-spanned="1" table:number-rows-spanned="2" table:style-name="ce9">
            <text:p>83</text:p>
          </table:table-cell>
          <table:table-cell office:value-type="float" office:value="37" table:number-columns-spanned="1" table:number-rows-spanned="2" table:style-name="ce9">
            <text:p>37</text:p>
          </table:table-cell>
          <table:table-cell office:value-type="float" office:value="1529" table:number-columns-spanned="1" table:number-rows-spanned="2" table:style-name="ce8">
            <text:p>1,529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101" table:number-columns-spanned="1" table:number-rows-spanned="2" table:style-name="ce9">
            <text:p>101</text:p>
          </table:table-cell>
          <table:table-cell office:value-type="float" office:value="37" table:number-columns-spanned="1" table:number-rows-spanned="2" table:style-name="ce9">
            <text:p>37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31" table:number-columns-spanned="1" table:number-rows-spanned="2" table:style-name="ce9">
            <text:p>31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9918" table:number-columns-spanned="1" table:number-rows-spanned="2" table:style-name="ce8">
            <text:p>29,91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20115" table:number-columns-spanned="1" table:number-rows-spanned="2" table:style-name="ce8">
            <text:p>20,115</text:p>
          </table:table-cell>
          <table:table-cell office:value-type="float" office:value="646" table:number-columns-spanned="1" table:number-rows-spanned="2" table:style-name="ce9">
            <text:p>646</text:p>
          </table:table-cell>
          <table:table-cell office:value-type="float" office:value="20761" table:number-columns-spanned="1" table:number-rows-spanned="2" table:style-name="ce8">
            <text:p>20,761</text:p>
          </table:table-cell>
          <table:table-cell office:value-type="float" office:value="17631" table:number-columns-spanned="1" table:number-rows-spanned="2" table:style-name="ce8">
            <text:p>17,631</text:p>
          </table:table-cell>
          <table:table-cell office:value-type="float" office:value="109" table:number-columns-spanned="1" table:number-rows-spanned="2" table:style-name="ce9">
            <text:p>109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695" table:number-columns-spanned="1" table:number-rows-spanned="2" table:style-name="ce8">
            <text:p>2,695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189" table:number-columns-spanned="1" table:number-rows-spanned="2" table:style-name="ce9">
            <text:p>189</text:p>
          </table:table-cell>
          <table:table-cell office:value-type="float" office:value="98" table:number-columns-spanned="1" table:number-rows-spanned="2" table:style-name="ce9">
            <text:p>98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0761" table:number-columns-spanned="1" table:number-rows-spanned="2" table:style-name="ce8">
            <text:p>20,7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11162" table:number-columns-spanned="1" table:number-rows-spanned="2" table:style-name="ce8">
            <text:p>11,162</text:p>
          </table:table-cell>
          <table:table-cell office:value-type="float" office:value="2293" table:number-columns-spanned="1" table:number-rows-spanned="2" table:style-name="ce8">
            <text:p>2,293</text:p>
          </table:table-cell>
          <table:table-cell office:value-type="float" office:value="13455" table:number-columns-spanned="1" table:number-rows-spanned="2" table:style-name="ce8">
            <text:p>13,455</text:p>
          </table:table-cell>
          <table:table-cell office:value-type="float" office:value="12642" table:number-columns-spanned="1" table:number-rows-spanned="2" table:style-name="ce8">
            <text:p>12,642</text:p>
          </table:table-cell>
          <table:table-cell office:value-type="float" office:value="277" table:number-columns-spanned="1" table:number-rows-spanned="2" table:style-name="ce9">
            <text:p>277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36" table:number-columns-spanned="1" table:number-rows-spanned="2" table:style-name="ce9">
            <text:p>336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24" table:number-columns-spanned="1" table:number-rows-spanned="2" table:style-name="ce9">
            <text:p>24</text:p>
          </table:table-cell>
          <table:table-cell office:value-type="float" office:value="76" table:number-columns-spanned="1" table:number-rows-spanned="2" table:style-name="ce9">
            <text:p>76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3455" table:number-columns-spanned="1" table:number-rows-spanned="2" table:style-name="ce8">
            <text:p>13,4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1665" table:number-columns-spanned="1" table:number-rows-spanned="2" table:style-name="ce8">
            <text:p>1,665</text:p>
          </table:table-cell>
          <table:table-cell office:value-type="float" office:value="858" table:number-columns-spanned="1" table:number-rows-spanned="2" table:style-name="ce9">
            <text:p>858</text:p>
          </table:table-cell>
          <table:table-cell office:value-type="float" office:value="2523" table:number-columns-spanned="1" table:number-rows-spanned="2" table:style-name="ce8">
            <text:p>2,523</text:p>
          </table:table-cell>
          <table:table-cell office:value-type="float" office:value="2523" table:number-columns-spanned="1" table:number-rows-spanned="2" table:style-name="ce8">
            <text:p>2,52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523" table:number-columns-spanned="1" table:number-rows-spanned="2" table:style-name="ce8">
            <text:p>2,5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3387" table:number-columns-spanned="1" table:number-rows-spanned="2" table:style-name="ce8">
            <text:p>3,387</text:p>
          </table:table-cell>
          <table:table-cell office:value-type="float" office:value="1594" table:number-columns-spanned="1" table:number-rows-spanned="2" table:style-name="ce8">
            <text:p>1,594</text:p>
          </table:table-cell>
          <table:table-cell office:value-type="float" office:value="4981" table:number-columns-spanned="1" table:number-rows-spanned="2" table:style-name="ce8">
            <text:p>4,981</text:p>
          </table:table-cell>
          <table:table-cell office:value-type="float" office:value="4786" table:number-columns-spanned="1" table:number-rows-spanned="2" table:style-name="ce8">
            <text:p>4,786</text:p>
          </table:table-cell>
          <table:table-cell office:value-type="float" office:value="77" table:number-columns-spanned="1" table:number-rows-spanned="2" table:style-name="ce9">
            <text:p>77</text:p>
          </table:table-cell>
          <table:table-cell office:value-type="float" office:value="33" table:number-columns-spanned="1" table:number-rows-spanned="2" table:style-name="ce9">
            <text:p>33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34" table:number-columns-spanned="1" table:number-rows-spanned="2" table:style-name="ce9">
            <text:p>3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2" table:number-columns-spanned="1" table:number-rows-spanned="2" table:style-name="ce9">
            <text:p>32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981" table:number-columns-spanned="1" table:number-rows-spanned="2" table:style-name="ce8">
            <text:p>4,9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17398" table:number-columns-spanned="1" table:number-rows-spanned="2" table:style-name="ce8">
            <text:p>17,398</text:p>
          </table:table-cell>
          <table:table-cell office:value-type="float" office:value="7008" table:number-columns-spanned="1" table:number-rows-spanned="2" table:style-name="ce8">
            <text:p>7,008</text:p>
          </table:table-cell>
          <table:table-cell office:value-type="float" office:value="24406" table:number-columns-spanned="1" table:number-rows-spanned="2" table:style-name="ce8">
            <text:p>24,406</text:p>
          </table:table-cell>
          <table:table-cell office:value-type="float" office:value="20745" table:number-columns-spanned="1" table:number-rows-spanned="2" table:style-name="ce8">
            <text:p>20,745</text:p>
          </table:table-cell>
          <table:table-cell office:value-type="float" office:value="2419" table:number-columns-spanned="1" table:number-rows-spanned="2" table:style-name="ce8">
            <text:p>2,419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56" table:number-columns-spanned="1" table:number-rows-spanned="2" table:style-name="ce9">
            <text:p>56</text:p>
          </table:table-cell>
          <table:table-cell office:value-type="float" office:value="198" table:number-columns-spanned="1" table:number-rows-spanned="2" table:style-name="ce9">
            <text:p>19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1" table:number-columns-spanned="1" table:number-rows-spanned="2" table:style-name="ce9">
            <text:p>41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87" table:number-columns-spanned="1" table:number-rows-spanned="2" table:style-name="ce9">
            <text:p>88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4406" table:number-columns-spanned="1" table:number-rows-spanned="2" table:style-name="ce8">
            <text:p>24,40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8909" table:number-columns-spanned="1" table:number-rows-spanned="2" table:style-name="ce8">
            <text:p>8,909</text:p>
          </table:table-cell>
          <table:table-cell office:value-type="float" office:value="2452" table:number-columns-spanned="1" table:number-rows-spanned="2" table:style-name="ce8">
            <text:p>2,452</text:p>
          </table:table-cell>
          <table:table-cell office:value-type="float" office:value="11361" table:number-columns-spanned="1" table:number-rows-spanned="2" table:style-name="ce8">
            <text:p>11,361</text:p>
          </table:table-cell>
          <table:table-cell office:value-type="float" office:value="10819" table:number-columns-spanned="1" table:number-rows-spanned="2" table:style-name="ce8">
            <text:p>10,819</text:p>
          </table:table-cell>
          <table:table-cell office:value-type="float" office:value="124" table:number-columns-spanned="1" table:number-rows-spanned="2" table:style-name="ce9">
            <text:p>124</text:p>
          </table:table-cell>
          <table:table-cell office:value-type="float" office:value="105" table:number-columns-spanned="1" table:number-rows-spanned="2" table:style-name="ce9">
            <text:p>105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24" table:number-columns-spanned="1" table:number-rows-spanned="2" table:style-name="ce9">
            <text:p>124</text:p>
          </table:table-cell>
          <table:table-cell office:value-type="float" office:value="83" table:number-columns-spanned="1" table:number-rows-spanned="2" table:style-name="ce9">
            <text:p>83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1" table:number-columns-spanned="1" table:number-rows-spanned="2" table:style-name="ce9">
            <text:p>3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361" table:number-columns-spanned="1" table:number-rows-spanned="2" table:style-name="ce8">
            <text:p>11,3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4947" table:number-columns-spanned="1" table:number-rows-spanned="2" table:style-name="ce8">
            <text:p>4,947</text:p>
          </table:table-cell>
          <table:table-cell office:value-type="float" office:value="3840" table:number-columns-spanned="1" table:number-rows-spanned="2" table:style-name="ce8">
            <text:p>3,840</text:p>
          </table:table-cell>
          <table:table-cell office:value-type="float" office:value="8787" table:number-columns-spanned="1" table:number-rows-spanned="2" table:style-name="ce8">
            <text:p>8,787</text:p>
          </table:table-cell>
          <table:table-cell office:value-type="float" office:value="5414" table:number-columns-spanned="1" table:number-rows-spanned="2" table:style-name="ce8">
            <text:p>5,414</text:p>
          </table:table-cell>
          <table:table-cell office:value-type="float" office:value="2610" table:number-columns-spanned="1" table:number-rows-spanned="2" table:style-name="ce8">
            <text:p>2,610</text:p>
          </table:table-cell>
          <table:table-cell office:value-type="float" office:value="137" table:number-columns-spanned="1" table:number-rows-spanned="2" table:style-name="ce9">
            <text:p>137</text:p>
          </table:table-cell>
          <table:table-cell office:value-type="float" office:value="68" table:number-columns-spanned="1" table:number-rows-spanned="2" table:style-name="ce9">
            <text:p>68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131" table:number-columns-spanned="1" table:number-rows-spanned="2" table:style-name="ce9">
            <text:p>131</text:p>
          </table:table-cell>
          <table:table-cell office:value-type="float" office:value="225" table:number-columns-spanned="1" table:number-rows-spanned="2" table:style-name="ce9">
            <text:p>225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28" table:number-columns-spanned="1" table:number-rows-spanned="2" table:style-name="ce9">
            <text:p>28</text:p>
          </table:table-cell>
          <table:table-cell office:value-type="float" office:value="80" table:number-columns-spanned="1" table:number-rows-spanned="2" table:style-name="ce9">
            <text:p>8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787" table:number-columns-spanned="1" table:number-rows-spanned="2" table:style-name="ce8">
            <text:p>8,78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816" table:number-columns-spanned="1" table:number-rows-spanned="2" table:style-name="ce9">
            <text:p>81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16" table:number-columns-spanned="1" table:number-rows-spanned="2" table:style-name="ce9">
            <text:p>816</text:p>
          </table:table-cell>
          <table:table-cell office:value-type="float" office:value="674" table:number-columns-spanned="1" table:number-rows-spanned="2" table:style-name="ce9">
            <text:p>674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45" table:number-columns-spanned="1" table:number-rows-spanned="2" table:style-name="ce9">
            <text:p>45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16" table:number-columns-spanned="1" table:number-rows-spanned="2" table:style-name="ce9">
            <text:p>81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瓏山林台北中和飯店</text:p>
          </table:table-cell>
          <table:table-cell office:value-type="float" office:value="2593" table:number-columns-spanned="1" table:number-rows-spanned="2" table:style-name="ce8">
            <text:p>2,593</text:p>
          </table:table-cell>
          <table:table-cell office:value-type="float" office:value="144" table:number-columns-spanned="1" table:number-rows-spanned="2" table:style-name="ce9">
            <text:p>144</text:p>
          </table:table-cell>
          <table:table-cell office:value-type="float" office:value="2737" table:number-columns-spanned="1" table:number-rows-spanned="2" table:style-name="ce8">
            <text:p>2,737</text:p>
          </table:table-cell>
          <table:table-cell office:value-type="float" office:value="1104" table:number-columns-spanned="1" table:number-rows-spanned="2" table:style-name="ce8">
            <text:p>1,104</text:p>
          </table:table-cell>
          <table:table-cell office:value-type="float" office:value="454" table:number-columns-spanned="1" table:number-rows-spanned="2" table:style-name="ce9">
            <text:p>454</text:p>
          </table:table-cell>
          <table:table-cell office:value-type="float" office:value="176" table:number-columns-spanned="1" table:number-rows-spanned="2" table:style-name="ce9">
            <text:p>176</text:p>
          </table:table-cell>
          <table:table-cell office:value-type="float" office:value="113" table:number-columns-spanned="1" table:number-rows-spanned="2" table:style-name="ce9">
            <text:p>113</text:p>
          </table:table-cell>
          <table:table-cell office:value-type="float" office:value="132" table:number-columns-spanned="1" table:number-rows-spanned="2" table:style-name="ce9">
            <text:p>132</text:p>
          </table:table-cell>
          <table:table-cell office:value-type="float" office:value="119" table:number-columns-spanned="1" table:number-rows-spanned="2" table:style-name="ce9">
            <text:p>119</text:p>
          </table:table-cell>
          <table:table-cell office:value-type="float" office:value="42" table:number-columns-spanned="1" table:number-rows-spanned="2" table:style-name="ce9">
            <text:p>42</text:p>
          </table:table-cell>
          <table:table-cell office:value-type="float" office:value="91" table:number-columns-spanned="1" table:number-rows-spanned="2" table:style-name="ce9">
            <text:p>91</text:p>
          </table:table-cell>
          <table:table-cell office:value-type="float" office:value="337" table:number-columns-spanned="1" table:number-rows-spanned="2" table:style-name="ce9">
            <text:p>337</text:p>
          </table:table-cell>
          <table:table-cell office:value-type="float" office:value="126" table:number-columns-spanned="1" table:number-rows-spanned="2" table:style-name="ce9">
            <text:p>126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31" table:number-columns-spanned="1" table:number-rows-spanned="2" table:style-name="ce9">
            <text:p>3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737" table:number-columns-spanned="1" table:number-rows-spanned="2" table:style-name="ce8">
            <text:p>2,73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SL Hotel Taipei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358" table:number-columns-spanned="1" table:number-rows-spanned="2" table:style-name="ce9">
            <text:p>358</text:p>
          </table:table-cell>
          <table:table-cell office:value-type="float" office:value="62" table:number-columns-spanned="1" table:number-rows-spanned="2" table:style-name="ce9">
            <text:p>62</text:p>
          </table:table-cell>
          <table:table-cell office:value-type="float" office:value="420" table:number-columns-spanned="1" table:number-rows-spanned="2" table:style-name="ce9">
            <text:p>420</text:p>
          </table:table-cell>
          <table:table-cell office:value-type="float" office:value="328" table:number-columns-spanned="1" table:number-rows-spanned="2" table:style-name="ce9">
            <text:p>328</text:p>
          </table:table-cell>
          <table:table-cell office:value-type="float" office:value="66" table:number-columns-spanned="1" table:number-rows-spanned="2" table:style-name="ce9">
            <text:p>6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" table:number-columns-spanned="1" table:number-rows-spanned="2" table:style-name="ce9">
            <text:p>1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1" table:number-columns-spanned="1" table:number-rows-spanned="2" table:style-name="ce9">
            <text:p>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20" table:number-columns-spanned="1" table:number-rows-spanned="2" table:style-name="ce9">
            <text:p>4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226" table:number-columns-spanned="1" table:number-rows-spanned="2" table:style-name="ce9">
            <text:p>226</text:p>
          </table:table-cell>
          <table:table-cell office:value-type="float" office:value="80" table:number-columns-spanned="1" table:number-rows-spanned="2" table:style-name="ce9">
            <text:p>80</text:p>
          </table:table-cell>
          <table:table-cell office:value-type="float" office:value="306" table:number-columns-spanned="1" table:number-rows-spanned="2" table:style-name="ce9">
            <text:p>306</text:p>
          </table:table-cell>
          <table:table-cell office:value-type="float" office:value="190" table:number-columns-spanned="1" table:number-rows-spanned="2" table:style-name="ce9">
            <text:p>190</text:p>
          </table:table-cell>
          <table:table-cell office:value-type="float" office:value="100" table:number-columns-spanned="1" table:number-rows-spanned="2" table:style-name="ce9">
            <text:p>10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" table:number-columns-spanned="1" table:number-rows-spanned="2" table:style-name="ce9">
            <text:p>1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06" table:number-columns-spanned="1" table:number-rows-spanned="2" table:style-name="ce9">
            <text:p>30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81" table:number-columns-spanned="1" table:number-rows-spanned="2" table:style-name="ce9">
            <text:p>8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1" table:number-columns-spanned="1" table:number-rows-spanned="2" table:style-name="ce9">
            <text:p>81</text:p>
          </table:table-cell>
          <table:table-cell office:value-type="float" office:value="81" table:number-columns-spanned="1" table:number-rows-spanned="2" table:style-name="ce9">
            <text:p>8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1" table:number-columns-spanned="1" table:number-rows-spanned="2" table:style-name="ce9">
            <text:p>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86" table:number-columns-spanned="1" table:number-rows-spanned="2" table:style-name="ce9">
            <text:p>86</text:p>
          </table:table-cell>
          <table:table-cell office:value-type="float" office:value="126" table:number-columns-spanned="1" table:number-rows-spanned="2" table:style-name="ce9">
            <text:p>126</text:p>
          </table:table-cell>
          <table:table-cell office:value-type="float" office:value="212" table:number-columns-spanned="1" table:number-rows-spanned="2" table:style-name="ce9">
            <text:p>212</text:p>
          </table:table-cell>
          <table:table-cell office:value-type="float" office:value="212" table:number-columns-spanned="1" table:number-rows-spanned="2" table:style-name="ce9">
            <text:p>21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12" table:number-columns-spanned="1" table:number-rows-spanned="2" table:style-name="ce9">
            <text:p>21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668" table:number-columns-spanned="1" table:number-rows-spanned="2" table:style-name="ce9">
            <text:p>668</text:p>
          </table:table-cell>
          <table:table-cell office:value-type="float" office:value="4004" table:number-columns-spanned="1" table:number-rows-spanned="2" table:style-name="ce8">
            <text:p>4,004</text:p>
          </table:table-cell>
          <table:table-cell office:value-type="float" office:value="4672" table:number-columns-spanned="1" table:number-rows-spanned="2" table:style-name="ce8">
            <text:p>4,672</text:p>
          </table:table-cell>
          <table:table-cell office:value-type="float" office:value="3342" table:number-columns-spanned="1" table:number-rows-spanned="2" table:style-name="ce8">
            <text:p>3,342</text:p>
          </table:table-cell>
          <table:table-cell office:value-type="float" office:value="1032" table:number-columns-spanned="1" table:number-rows-spanned="2" table:style-name="ce8">
            <text:p>1,03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98" table:number-columns-spanned="1" table:number-rows-spanned="2" table:style-name="ce9">
            <text:p>29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672" table:number-columns-spanned="1" table:number-rows-spanned="2" table:style-name="ce8">
            <text:p>4,6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5982" table:number-columns-spanned="1" table:number-rows-spanned="2" table:style-name="ce8">
            <text:p>5,982</text:p>
          </table:table-cell>
          <table:table-cell office:value-type="float" office:value="2213" table:number-columns-spanned="1" table:number-rows-spanned="2" table:style-name="ce8">
            <text:p>2,213</text:p>
          </table:table-cell>
          <table:table-cell office:value-type="float" office:value="8195" table:number-columns-spanned="1" table:number-rows-spanned="2" table:style-name="ce8">
            <text:p>8,195</text:p>
          </table:table-cell>
          <table:table-cell office:value-type="float" office:value="7886" table:number-columns-spanned="1" table:number-rows-spanned="2" table:style-name="ce8">
            <text:p>7,886</text:p>
          </table:table-cell>
          <table:table-cell office:value-type="float" office:value="37" table:number-columns-spanned="1" table:number-rows-spanned="2" table:style-name="ce9">
            <text:p>37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39" table:number-columns-spanned="1" table:number-rows-spanned="2" table:style-name="ce9">
            <text:p>23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195" table:number-columns-spanned="1" table:number-rows-spanned="2" table:style-name="ce8">
            <text:p>8,19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東桂田喜來登酒店</text:p>
          </table:table-cell>
          <table:table-cell office:value-type="float" office:value="8096" table:number-columns-spanned="1" table:number-rows-spanned="2" table:style-name="ce8">
            <text:p>8,096</text:p>
          </table:table-cell>
          <table:table-cell office:value-type="float" office:value="4035" table:number-columns-spanned="1" table:number-rows-spanned="2" table:style-name="ce8">
            <text:p>4,035</text:p>
          </table:table-cell>
          <table:table-cell office:value-type="float" office:value="12131" table:number-columns-spanned="1" table:number-rows-spanned="2" table:style-name="ce8">
            <text:p>12,131</text:p>
          </table:table-cell>
          <table:table-cell office:value-type="float" office:value="11063" table:number-columns-spanned="1" table:number-rows-spanned="2" table:style-name="ce8">
            <text:p>11,063</text:p>
          </table:table-cell>
          <table:table-cell office:value-type="float" office:value="472" table:number-columns-spanned="1" table:number-rows-spanned="2" table:style-name="ce9">
            <text:p>472</text:p>
          </table:table-cell>
          <table:table-cell office:value-type="float" office:value="44" table:number-columns-spanned="1" table:number-rows-spanned="2" table:style-name="ce9">
            <text:p>44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395" table:number-columns-spanned="1" table:number-rows-spanned="2" table:style-name="ce9">
            <text:p>39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70" table:number-columns-spanned="1" table:number-rows-spanned="2" table:style-name="ce9">
            <text:p>70</text:p>
          </table:table-cell>
          <table:table-cell office:value-type="float" office:value="49" table:number-columns-spanned="1" table:number-rows-spanned="2" table:style-name="ce9">
            <text:p>49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2131" table:number-columns-spanned="1" table:number-rows-spanned="2" table:style-name="ce8">
            <text:p>12,1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683" table:number-columns-spanned="1" table:number-rows-spanned="2" table:style-name="ce9">
            <text:p>683</text:p>
          </table:table-cell>
          <table:table-cell office:value-type="float" office:value="832" table:number-columns-spanned="1" table:number-rows-spanned="2" table:style-name="ce9">
            <text:p>832</text:p>
          </table:table-cell>
          <table:table-cell office:value-type="float" office:value="1515" table:number-columns-spanned="1" table:number-rows-spanned="2" table:style-name="ce8">
            <text:p>1,515</text:p>
          </table:table-cell>
          <table:table-cell office:value-type="float" office:value="1483" table:number-columns-spanned="1" table:number-rows-spanned="2" table:style-name="ce8">
            <text:p>1,483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515" table:number-columns-spanned="1" table:number-rows-spanned="2" table:style-name="ce8">
            <text:p>1,5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5939" table:number-columns-spanned="1" table:number-rows-spanned="2" table:style-name="ce8">
            <text:p>5,939</text:p>
          </table:table-cell>
          <table:table-cell office:value-type="float" office:value="1692" table:number-columns-spanned="1" table:number-rows-spanned="2" table:style-name="ce8">
            <text:p>1,692</text:p>
          </table:table-cell>
          <table:table-cell office:value-type="float" office:value="7631" table:number-columns-spanned="1" table:number-rows-spanned="2" table:style-name="ce8">
            <text:p>7,631</text:p>
          </table:table-cell>
          <table:table-cell office:value-type="float" office:value="7125" table:number-columns-spanned="1" table:number-rows-spanned="2" table:style-name="ce8">
            <text:p>7,125</text:p>
          </table:table-cell>
          <table:table-cell office:value-type="float" office:value="229" table:number-columns-spanned="1" table:number-rows-spanned="2" table:style-name="ce9">
            <text:p>229</text:p>
          </table:table-cell>
          <table:table-cell office:value-type="float" office:value="44" table:number-columns-spanned="1" table:number-rows-spanned="2" table:style-name="ce9">
            <text:p>4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9" table:number-columns-spanned="1" table:number-rows-spanned="2" table:style-name="ce9">
            <text:p>39</text:p>
          </table:table-cell>
          <table:table-cell office:value-type="float" office:value="98" table:number-columns-spanned="1" table:number-rows-spanned="2" table:style-name="ce9">
            <text:p>98</text:p>
          </table:table-cell>
          <table:table-cell office:value-type="float" office:value="56" table:number-columns-spanned="1" table:number-rows-spanned="2" table:style-name="ce9">
            <text:p>56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7631" table:number-columns-spanned="1" table:number-rows-spanned="2" table:style-name="ce8">
            <text:p>7,6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772" table:number-columns-spanned="1" table:number-rows-spanned="2" table:style-name="ce9">
            <text:p>772</text:p>
          </table:table-cell>
          <table:table-cell office:value-type="float" office:value="346" table:number-columns-spanned="1" table:number-rows-spanned="2" table:style-name="ce9">
            <text:p>346</text:p>
          </table:table-cell>
          <table:table-cell office:value-type="float" office:value="1118" table:number-columns-spanned="1" table:number-rows-spanned="2" table:style-name="ce8">
            <text:p>1,118</text:p>
          </table:table-cell>
          <table:table-cell office:value-type="float" office:value="585" table:number-columns-spanned="1" table:number-rows-spanned="2" table:style-name="ce9">
            <text:p>585</text:p>
          </table:table-cell>
          <table:table-cell office:value-type="float" office:value="121" table:number-columns-spanned="1" table:number-rows-spanned="2" table:style-name="ce9">
            <text:p>121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89" table:number-columns-spanned="1" table:number-rows-spanned="2" table:style-name="ce9">
            <text:p>389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18" table:number-columns-spanned="1" table:number-rows-spanned="2" table:style-name="ce8">
            <text:p>1,11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188" table:number-columns-spanned="1" table:number-rows-spanned="2" table:style-name="ce9">
            <text:p>188</text:p>
          </table:table-cell>
          <table:table-cell office:value-type="float" office:value="1850" table:number-columns-spanned="1" table:number-rows-spanned="2" table:style-name="ce8">
            <text:p>1,850</text:p>
          </table:table-cell>
          <table:table-cell office:value-type="float" office:value="2038" table:number-columns-spanned="1" table:number-rows-spanned="2" table:style-name="ce8">
            <text:p>2,038</text:p>
          </table:table-cell>
          <table:table-cell office:value-type="float" office:value="922" table:number-columns-spanned="1" table:number-rows-spanned="2" table:style-name="ce9">
            <text:p>922</text:p>
          </table:table-cell>
          <table:table-cell office:value-type="float" office:value="1097" table:number-columns-spanned="1" table:number-rows-spanned="2" table:style-name="ce8">
            <text:p>1,09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038" table:number-columns-spanned="1" table:number-rows-spanned="2" table:style-name="ce8">
            <text:p>2,03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79495" table:number-columns-spanned="1" table:number-rows-spanned="2" table:style-name="ce8">
            <text:p>179,495</text:p>
          </table:table-cell>
          <table:table-cell office:value-type="float" office:value="55213" table:number-columns-spanned="1" table:number-rows-spanned="2" table:style-name="ce8">
            <text:p>55,213</text:p>
          </table:table-cell>
          <table:table-cell office:value-type="float" office:value="234708" table:number-columns-spanned="1" table:number-rows-spanned="2" table:style-name="ce8">
            <text:p>234,708</text:p>
          </table:table-cell>
          <table:table-cell office:value-type="float" office:value="190527" table:number-columns-spanned="1" table:number-rows-spanned="2" table:style-name="ce8">
            <text:p>190,527</text:p>
          </table:table-cell>
          <table:table-cell office:value-type="float" office:value="14699" table:number-columns-spanned="1" table:number-rows-spanned="2" table:style-name="ce8">
            <text:p>14,699</text:p>
          </table:table-cell>
          <table:table-cell office:value-type="float" office:value="5971" table:number-columns-spanned="1" table:number-rows-spanned="2" table:style-name="ce8">
            <text:p>5,971</text:p>
          </table:table-cell>
          <table:table-cell office:value-type="float" office:value="871" table:number-columns-spanned="1" table:number-rows-spanned="2" table:style-name="ce9">
            <text:p>871</text:p>
          </table:table-cell>
          <table:table-cell office:value-type="float" office:value="6051" table:number-columns-spanned="1" table:number-rows-spanned="2" table:style-name="ce8">
            <text:p>6,051</text:p>
          </table:table-cell>
          <table:table-cell office:value-type="float" office:value="487" table:number-columns-spanned="1" table:number-rows-spanned="2" table:style-name="ce9">
            <text:p>487</text:p>
          </table:table-cell>
          <table:table-cell office:value-type="float" office:value="291" table:number-columns-spanned="1" table:number-rows-spanned="2" table:style-name="ce9">
            <text:p>291</text:p>
          </table:table-cell>
          <table:table-cell office:value-type="float" office:value="8227" table:number-columns-spanned="1" table:number-rows-spanned="2" table:style-name="ce8">
            <text:p>8,227</text:p>
          </table:table-cell>
          <table:table-cell office:value-type="float" office:value="3132" table:number-columns-spanned="1" table:number-rows-spanned="2" table:style-name="ce8">
            <text:p>3,132</text:p>
          </table:table-cell>
          <table:table-cell office:value-type="float" office:value="1796" table:number-columns-spanned="1" table:number-rows-spanned="2" table:style-name="ce8">
            <text:p>1,796</text:p>
          </table:table-cell>
          <table:table-cell office:value-type="float" office:value="206" table:number-columns-spanned="1" table:number-rows-spanned="2" table:style-name="ce9">
            <text:p>206</text:p>
          </table:table-cell>
          <table:table-cell office:value-type="float" office:value="2436" table:number-columns-spanned="1" table:number-rows-spanned="2" table:style-name="ce8">
            <text:p>2,436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234708" table:number-columns-spanned="1" table:number-rows-spanned="2" table:style-name="ce8">
            <text:p>234,708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number-rows-repeated="104787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4</meta:generator>
    <meta:initial-creator>Microsoft Office User</meta:initial-creator>
    <dc:creator>Microsoft Office User</dc:creator>
    <meta:creation-date>2020-08-28T05:43:10Z</meta:creation-date>
    <dc:date>2020-08-28T05:45:06Z</dc:date>
  </office:meta>
</office:document-meta>
</file>